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6220.00018" calcext:value-type="float">
            <text:p>1443146220.00018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6220.19892" calcext:value-type="float">
            <text:p>1443146220.19892</text:p>
          </table:table-cell>
          <table:table-cell table:formula="of:=[.G2]-[.$B$2]" office:value-type="float" office:value="0.19874095916748" calcext:value-type="float">
            <text:p>0.1987409592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874095916748" calcext:value-type="float">
            <text:p>0.1987409592</text:p>
          </table:table-cell>
          <table:table-cell table:formula="of:=MAX([.J2:.J2001])" office:value-type="float" office:value="4.15274596214294" calcext:value-type="float">
            <text:p>4.1527459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6220.05438" calcext:value-type="float">
            <text:p>1443146220.05438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977882385254" calcext:value-type="float">
            <text:p>0.0541977882</text:p>
          </table:table-cell>
          <table:table-cell table:formula="of:=[.C3]/([.D3]-[.D2])" office:value-type="float" office:value="79708.0497268192" calcext:value-type="float">
            <text:p>79708.0497268192</text:p>
          </table:table-cell>
          <table:table-cell/>
          <table:table-cell office:value-type="float" office:value="1443146220.30372" calcext:value-type="float">
            <text:p>1443146220.30372</text:p>
          </table:table-cell>
          <table:table-cell table:formula="of:=[.G3]-[.$B$2]" office:value-type="float" office:value="0.303537845611572" calcext:value-type="float">
            <text:p>0.3035378456</text:p>
          </table:table-cell>
          <table:table-cell table:formula="of:=[.C3]/([.H3]-[.H2])" office:value-type="float" office:value="41222.5987487203" calcext:value-type="float">
            <text:p>41222.5987487203</text:p>
          </table:table-cell>
          <table:table-cell table:formula="of:=[.G3]-[.$B3]" office:value-type="float" office:value="0.249340057373047" calcext:value-type="float">
            <text:p>0.24934005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6220.10853" calcext:value-type="float">
            <text:p>1443146220.10853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354091644287" calcext:value-type="float">
            <text:p>0.1083540916</text:p>
          </table:table-cell>
          <table:table-cell table:formula="of:=[.C4]/([.D4]-[.D3])" office:value-type="float" office:value="79769.1077183158" calcext:value-type="float">
            <text:p>79769.1077183158</text:p>
          </table:table-cell>
          <table:table-cell/>
          <table:table-cell office:value-type="float" office:value="1443146220.32186" calcext:value-type="float">
            <text:p>1443146220.32186</text:p>
          </table:table-cell>
          <table:table-cell table:formula="of:=[.G4]-[.$B$2]" office:value-type="float" office:value="0.321678876876831" calcext:value-type="float">
            <text:p>0.3216788769</text:p>
          </table:table-cell>
          <table:table-cell table:formula="of:=[.C4]/([.H4]-[.H3])" office:value-type="float" office:value="238134.201790009" calcext:value-type="float">
            <text:p>238134.201790009</text:p>
          </table:table-cell>
          <table:table-cell table:formula="of:=[.G4]-[.$B4]" office:value-type="float" office:value="0.213324785232544" calcext:value-type="float">
            <text:p>0.21332478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6220.1627" calcext:value-type="float">
            <text:p>1443146220.1627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516832351685" calcext:value-type="float">
            <text:p>0.1625168324</text:p>
          </table:table-cell>
          <table:table-cell table:formula="of:=[.C5]/([.D5]-[.D4])" office:value-type="float" office:value="79759.6270716408" calcext:value-type="float">
            <text:p>79759.6270716408</text:p>
          </table:table-cell>
          <table:table-cell/>
          <table:table-cell office:value-type="float" office:value="1443146220.412" calcext:value-type="float">
            <text:p>1443146220.412</text:p>
          </table:table-cell>
          <table:table-cell table:formula="of:=[.G5]-[.$B$2]" office:value-type="float" office:value="0.411819219589233" calcext:value-type="float">
            <text:p>0.4118192196</text:p>
          </table:table-cell>
          <table:table-cell table:formula="of:=[.C5]/([.H5]-[.H4])" office:value-type="float" office:value="47925.2670891567" calcext:value-type="float">
            <text:p>47925.2670891567</text:p>
          </table:table-cell>
          <table:table-cell table:formula="of:=[.G5]-[.$B5]" office:value-type="float" office:value="0.249302387237549" calcext:value-type="float">
            <text:p>0.24930238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6220.21686" calcext:value-type="float">
            <text:p>1443146220.21686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679573059082" calcext:value-type="float">
            <text:p>0.2166795731</text:p>
          </table:table-cell>
          <table:table-cell table:formula="of:=[.C6]/([.D6]-[.D5])" office:value-type="float" office:value="79759.6270716408" calcext:value-type="float">
            <text:p>79759.6270716408</text:p>
          </table:table-cell>
          <table:table-cell/>
          <table:table-cell office:value-type="float" office:value="1443146220.46612" calcext:value-type="float">
            <text:p>1443146220.46612</text:p>
          </table:table-cell>
          <table:table-cell table:formula="of:=[.G6]-[.$B$2]" office:value-type="float" office:value="0.465944290161133" calcext:value-type="float">
            <text:p>0.4659442902</text:p>
          </table:table-cell>
          <table:table-cell table:formula="of:=[.C6]/([.H6]-[.H5])" office:value-type="float" office:value="79815.1384257567" calcext:value-type="float">
            <text:p>79815.1384257567</text:p>
          </table:table-cell>
          <table:table-cell table:formula="of:=[.G6]-[.$B6]" office:value-type="float" office:value="0.249264717102051" calcext:value-type="float">
            <text:p>0.249264717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6220.27101" calcext:value-type="float">
            <text:p>1443146220.27101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825862884521" calcext:value-type="float">
            <text:p>0.2708258629</text:p>
          </table:table-cell>
          <table:table-cell table:formula="of:=[.C7]/([.D7]-[.D6])" office:value-type="float" office:value="79783.8598716018" calcext:value-type="float">
            <text:p>79783.8598716018</text:p>
          </table:table-cell>
          <table:table-cell/>
          <table:table-cell office:value-type="float" office:value="1443146220.52025" calcext:value-type="float">
            <text:p>1443146220.52025</text:p>
          </table:table-cell>
          <table:table-cell table:formula="of:=[.G7]-[.$B$2]" office:value-type="float" office:value="0.520071983337402" calcext:value-type="float">
            <text:p>0.5200719833</text:p>
          </table:table-cell>
          <table:table-cell table:formula="of:=[.C7]/([.H7]-[.H6])" office:value-type="float" office:value="79811.2712088377" calcext:value-type="float">
            <text:p>79811.2712088377</text:p>
          </table:table-cell>
          <table:table-cell table:formula="of:=[.G7]-[.$B7]" office:value-type="float" office:value="0.249246120452881" calcext:value-type="float">
            <text:p>0.24924612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6220.32516" calcext:value-type="float">
            <text:p>1443146220.32516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975728988647" calcext:value-type="float">
            <text:p>0.324975729</text:p>
          </table:table-cell>
          <table:table-cell table:formula="of:=[.C8]/([.D8]-[.D7])" office:value-type="float" office:value="79778.5906190973" calcext:value-type="float">
            <text:p>79778.5906190973</text:p>
          </table:table-cell>
          <table:table-cell/>
          <table:table-cell office:value-type="float" office:value="1443146220.57447" calcext:value-type="float">
            <text:p>1443146220.57447</text:p>
          </table:table-cell>
          <table:table-cell table:formula="of:=[.G8]-[.$B$2]" office:value-type="float" office:value="0.574285507202148" calcext:value-type="float">
            <text:p>0.5742855072</text:p>
          </table:table-cell>
          <table:table-cell table:formula="of:=[.C8]/([.H8]-[.H7])" office:value-type="float" office:value="79684.9142434957" calcext:value-type="float">
            <text:p>79684.9142434957</text:p>
          </table:table-cell>
          <table:table-cell table:formula="of:=[.G8]-[.$B8]" office:value-type="float" office:value="0.249309778213501" calcext:value-type="float">
            <text:p>0.249309778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6220.37931" calcext:value-type="float">
            <text:p>1443146220.37931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9133462905884" calcext:value-type="float">
            <text:p>0.3791334629</text:p>
          </table:table-cell>
          <table:table-cell table:formula="of:=[.C9]/([.D9]-[.D8])" office:value-type="float" office:value="79767.0007131726" calcext:value-type="float">
            <text:p>79767.0007131726</text:p>
          </table:table-cell>
          <table:table-cell/>
          <table:table-cell office:value-type="float" office:value="1443146220.62869" calcext:value-type="float">
            <text:p>1443146220.62869</text:p>
          </table:table-cell>
          <table:table-cell table:formula="of:=[.G9]-[.$B$2]" office:value-type="float" office:value="0.628513336181641" calcext:value-type="float">
            <text:p>0.6285133362</text:p>
          </table:table-cell>
          <table:table-cell table:formula="of:=[.C9]/([.H9]-[.H8])" office:value-type="float" office:value="79663.893637227" calcext:value-type="float">
            <text:p>79663.893637227</text:p>
          </table:table-cell>
          <table:table-cell table:formula="of:=[.G9]-[.$B9]" office:value-type="float" office:value="0.249379873275757" calcext:value-type="float">
            <text:p>0.24937987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6220.43347" calcext:value-type="float">
            <text:p>1443146220.43347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288335800171" calcext:value-type="float">
            <text:p>0.4332883358</text:p>
          </table:table-cell>
          <table:table-cell table:formula="of:=[.C10]/([.D10]-[.D9])" office:value-type="float" office:value="79771.214834773" calcext:value-type="float">
            <text:p>79771.214834773</text:p>
          </table:table-cell>
          <table:table-cell/>
          <table:table-cell office:value-type="float" office:value="1443146220.68281" calcext:value-type="float">
            <text:p>1443146220.68281</text:p>
          </table:table-cell>
          <table:table-cell table:formula="of:=[.G10]-[.$B$2]" office:value-type="float" office:value="0.682632923126221" calcext:value-type="float">
            <text:p>0.6826329231</text:p>
          </table:table-cell>
          <table:table-cell table:formula="of:=[.C10]/([.H10]-[.H9])" office:value-type="float" office:value="79823.2256359199" calcext:value-type="float">
            <text:p>79823.2256359199</text:p>
          </table:table-cell>
          <table:table-cell table:formula="of:=[.G10]-[.$B10]" office:value-type="float" office:value="0.24934458732605" calcext:value-type="float">
            <text:p>0.249344587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6220.48762" calcext:value-type="float">
            <text:p>1443146220.48762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435579299927" calcext:value-type="float">
            <text:p>0.4874355793</text:p>
          </table:table-cell>
          <table:table-cell table:formula="of:=[.C11]/([.D11]-[.D10])" office:value-type="float" office:value="79782.4546695434" calcext:value-type="float">
            <text:p>79782.4546695434</text:p>
          </table:table-cell>
          <table:table-cell/>
          <table:table-cell office:value-type="float" office:value="1443146220.73687" calcext:value-type="float">
            <text:p>1443146220.73687</text:p>
          </table:table-cell>
          <table:table-cell table:formula="of:=[.G11]-[.$B$2]" office:value-type="float" office:value="0.736694812774658" calcext:value-type="float">
            <text:p>0.7366948128</text:p>
          </table:table-cell>
          <table:table-cell table:formula="of:=[.C11]/([.H11]-[.H10])" office:value-type="float" office:value="79908.416596105" calcext:value-type="float">
            <text:p>79908.416596105</text:p>
          </table:table-cell>
          <table:table-cell table:formula="of:=[.G11]-[.$B11]" office:value-type="float" office:value="0.249259233474731" calcext:value-type="float">
            <text:p>0.24925923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6220.54179" calcext:value-type="float">
            <text:p>1443146220.54179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612148284912" calcext:value-type="float">
            <text:p>0.5416121483</text:p>
          </table:table-cell>
          <table:table-cell table:formula="of:=[.C12]/([.D12]-[.D11])" office:value-type="float" office:value="79739.2688561961" calcext:value-type="float">
            <text:p>79739.2688561961</text:p>
          </table:table-cell>
          <table:table-cell/>
          <table:table-cell office:value-type="float" office:value="1443146220.7911" calcext:value-type="float">
            <text:p>1443146220.7911</text:p>
          </table:table-cell>
          <table:table-cell table:formula="of:=[.G12]-[.$B$2]" office:value-type="float" office:value="0.790921211242676" calcext:value-type="float">
            <text:p>0.7909212112</text:p>
          </table:table-cell>
          <table:table-cell table:formula="of:=[.C12]/([.H12]-[.H11])" office:value-type="float" office:value="79665.995198776" calcext:value-type="float">
            <text:p>79665.995198776</text:p>
          </table:table-cell>
          <table:table-cell table:formula="of:=[.G12]-[.$B12]" office:value-type="float" office:value="0.249309062957764" calcext:value-type="float">
            <text:p>0.24930906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6220.59595" calcext:value-type="float">
            <text:p>1443146220.59595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766067504883" calcext:value-type="float">
            <text:p>0.5957660675</text:p>
          </table:table-cell>
          <table:table-cell table:formula="of:=[.C13]/([.D13]-[.D12])" office:value-type="float" office:value="79772.6196409231" calcext:value-type="float">
            <text:p>79772.6196409231</text:p>
          </table:table-cell>
          <table:table-cell/>
          <table:table-cell office:value-type="float" office:value="1443146220.84527" calcext:value-type="float">
            <text:p>1443146220.84527</text:p>
          </table:table-cell>
          <table:table-cell table:formula="of:=[.G13]-[.$B$2]" office:value-type="float" office:value="0.845094203948975" calcext:value-type="float">
            <text:p>0.8450942039</text:p>
          </table:table-cell>
          <table:table-cell table:formula="of:=[.C13]/([.H13]-[.H12])" office:value-type="float" office:value="79744.5329155261" calcext:value-type="float">
            <text:p>79744.5329155261</text:p>
          </table:table-cell>
          <table:table-cell table:formula="of:=[.G13]-[.$B13]" office:value-type="float" office:value="0.249328136444092" calcext:value-type="float">
            <text:p>0.249328136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6220.65009" calcext:value-type="float">
            <text:p>1443146220.65009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909734725952" calcext:value-type="float">
            <text:p>0.6499097347</text:p>
          </table:table-cell>
          <table:table-cell table:formula="of:=[.C14]/([.D14]-[.D13])" office:value-type="float" office:value="79787.7244325062" calcext:value-type="float">
            <text:p>79787.7244325062</text:p>
          </table:table-cell>
          <table:table-cell/>
          <table:table-cell office:value-type="float" office:value="1443146220.89944" calcext:value-type="float">
            <text:p>1443146220.89944</text:p>
          </table:table-cell>
          <table:table-cell table:formula="of:=[.G14]-[.$B$2]" office:value-type="float" office:value="0.899260520935059" calcext:value-type="float">
            <text:p>0.8992605209</text:p>
          </table:table-cell>
          <table:table-cell table:formula="of:=[.C14]/([.H14]-[.H13])" office:value-type="float" office:value="79754.3610194111" calcext:value-type="float">
            <text:p>79754.3610194111</text:p>
          </table:table-cell>
          <table:table-cell table:formula="of:=[.G14]-[.$B14]" office:value-type="float" office:value="0.249350786209106" calcext:value-type="float">
            <text:p>0.249350786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6220.70423" calcext:value-type="float">
            <text:p>1443146220.70423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4046726226807" calcext:value-type="float">
            <text:p>0.7040467262</text:p>
          </table:table-cell>
          <table:table-cell table:formula="of:=[.C15]/([.D15]-[.D14])" office:value-type="float" office:value="79797.5631861961" calcext:value-type="float">
            <text:p>79797.5631861961</text:p>
          </table:table-cell>
          <table:table-cell/>
          <table:table-cell office:value-type="float" office:value="1443146220.95355" calcext:value-type="float">
            <text:p>1443146220.95355</text:p>
          </table:table-cell>
          <table:table-cell table:formula="of:=[.G15]-[.$B$2]" office:value-type="float" office:value="0.953366279602051" calcext:value-type="float">
            <text:p>0.9533662796</text:p>
          </table:table-cell>
          <table:table-cell table:formula="of:=[.C15]/([.H15]-[.H14])" office:value-type="float" office:value="79843.6267493919" calcext:value-type="float">
            <text:p>79843.6267493919</text:p>
          </table:table-cell>
          <table:table-cell table:formula="of:=[.G15]-[.$B15]" office:value-type="float" office:value="0.249319553375244" calcext:value-type="float">
            <text:p>0.249319553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6220.75838" calcext:value-type="float">
            <text:p>1443146220.75838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8198022842407" calcext:value-type="float">
            <text:p>0.7581980228</text:p>
          </table:table-cell>
          <table:table-cell table:formula="of:=[.C16]/([.D16]-[.D15])" office:value-type="float" office:value="79776.483112972" calcext:value-type="float">
            <text:p>79776.483112972</text:p>
          </table:table-cell>
          <table:table-cell/>
          <table:table-cell office:value-type="float" office:value="1443146221.00772" calcext:value-type="float">
            <text:p>1443146221.00772</text:p>
          </table:table-cell>
          <table:table-cell table:formula="of:=[.G16]-[.$B$2]" office:value-type="float" office:value="1.00754404067993" calcext:value-type="float">
            <text:p>1.0075440407</text:p>
          </table:table-cell>
          <table:table-cell table:formula="of:=[.C16]/([.H16]-[.H15])" office:value-type="float" office:value="79737.5143241887" calcext:value-type="float">
            <text:p>79737.5143241887</text:p>
          </table:table-cell>
          <table:table-cell table:formula="of:=[.G16]-[.$B16]" office:value-type="float" office:value="0.249346017837524" calcext:value-type="float">
            <text:p>0.249346017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6220.81254" calcext:value-type="float">
            <text:p>1443146220.81254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358617782593" calcext:value-type="float">
            <text:p>0.8123586178</text:p>
          </table:table-cell>
          <table:table-cell table:formula="of:=[.C17]/([.D17]-[.D16])" office:value-type="float" office:value="79762.7870367925" calcext:value-type="float">
            <text:p>79762.7870367925</text:p>
          </table:table-cell>
          <table:table-cell/>
          <table:table-cell office:value-type="float" office:value="1443146221.06183" calcext:value-type="float">
            <text:p>1443146221.06183</text:p>
          </table:table-cell>
          <table:table-cell table:formula="of:=[.G17]-[.$B$2]" office:value-type="float" office:value="1.06165099143982" calcext:value-type="float">
            <text:p>1.0616509914</text:p>
          </table:table-cell>
          <table:table-cell table:formula="of:=[.C17]/([.H17]-[.H16])" office:value-type="float" office:value="79841.867621981" calcext:value-type="float">
            <text:p>79841.867621981</text:p>
          </table:table-cell>
          <table:table-cell table:formula="of:=[.G17]-[.$B17]" office:value-type="float" office:value="0.249292373657227" calcext:value-type="float">
            <text:p>0.249292373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6220.8667" calcext:value-type="float">
            <text:p>1443146220.8667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520643234253" calcext:value-type="float">
            <text:p>0.8665206432</text:p>
          </table:table-cell>
          <table:table-cell table:formula="of:=[.C18]/([.D18]-[.D17])" office:value-type="float" office:value="79760.680365538" calcext:value-type="float">
            <text:p>79760.680365538</text:p>
          </table:table-cell>
          <table:table-cell/>
          <table:table-cell office:value-type="float" office:value="1443146221.11605" calcext:value-type="float">
            <text:p>1443146221.11605</text:p>
          </table:table-cell>
          <table:table-cell table:formula="of:=[.G18]-[.$B$2]" office:value-type="float" office:value="1.11586499214172" calcext:value-type="float">
            <text:p>1.1158649921</text:p>
          </table:table-cell>
          <table:table-cell table:formula="of:=[.C18]/([.H18]-[.H17])" office:value-type="float" office:value="79684.213377897" calcext:value-type="float">
            <text:p>79684.213377897</text:p>
          </table:table-cell>
          <table:table-cell table:formula="of:=[.G18]-[.$B18]" office:value-type="float" office:value="0.249344348907471" calcext:value-type="float">
            <text:p>0.249344348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6220.92084" calcext:value-type="float">
            <text:p>1443146220.92084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661211013794" calcext:value-type="float">
            <text:p>0.920661211</text:p>
          </table:table-cell>
          <table:table-cell table:formula="of:=[.C19]/([.D19]-[.D18])" office:value-type="float" office:value="79792.2921235501" calcext:value-type="float">
            <text:p>79792.2921235501</text:p>
          </table:table-cell>
          <table:table-cell/>
          <table:table-cell office:value-type="float" office:value="1443146221.17006" calcext:value-type="float">
            <text:p>1443146221.17006</text:p>
          </table:table-cell>
          <table:table-cell table:formula="of:=[.G19]-[.$B$2]" office:value-type="float" office:value="1.16987562179565" calcext:value-type="float">
            <text:p>1.1698756218</text:p>
          </table:table-cell>
          <table:table-cell table:formula="of:=[.C19]/([.H19]-[.H18])" office:value-type="float" office:value="79984.2554637874" calcext:value-type="float">
            <text:p>79984.2554637874</text:p>
          </table:table-cell>
          <table:table-cell table:formula="of:=[.G19]-[.$B19]" office:value-type="float" office:value="0.24921441078186" calcext:value-type="float">
            <text:p>0.249214410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6220.97499" calcext:value-type="float">
            <text:p>1443146220.97499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80583190918" calcext:value-type="float">
            <text:p>0.9748058319</text:p>
          </table:table-cell>
          <table:table-cell table:formula="of:=[.C20]/([.D20]-[.D19])" office:value-type="float" office:value="79786.3190943157" calcext:value-type="float">
            <text:p>79786.3190943157</text:p>
          </table:table-cell>
          <table:table-cell/>
          <table:table-cell office:value-type="float" office:value="1443146221.22266" calcext:value-type="float">
            <text:p>1443146221.22266</text:p>
          </table:table-cell>
          <table:table-cell table:formula="of:=[.G20]-[.$B$2]" office:value-type="float" office:value="1.22247672080994" calcext:value-type="float">
            <text:p>1.2224767208</text:p>
          </table:table-cell>
          <table:table-cell table:formula="of:=[.C20]/([.H20]-[.H19])" office:value-type="float" office:value="82127.5616090652" calcext:value-type="float">
            <text:p>82127.5616090652</text:p>
          </table:table-cell>
          <table:table-cell table:formula="of:=[.G20]-[.$B20]" office:value-type="float" office:value="0.247670888900757" calcext:value-type="float">
            <text:p>0.247670888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6221.02745" calcext:value-type="float">
            <text:p>1443146221.02745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726984024048" calcext:value-type="float">
            <text:p>1.0272698402</text:p>
          </table:table-cell>
          <table:table-cell table:formula="of:=[.C21]/([.D21]-[.D20])" office:value-type="float" office:value="82342.1644171779" calcext:value-type="float">
            <text:p>82342.1644171779</text:p>
          </table:table-cell>
          <table:table-cell/>
          <table:table-cell office:value-type="float" office:value="1443146221.24022" calcext:value-type="float">
            <text:p>1443146221.24022</text:p>
          </table:table-cell>
          <table:table-cell table:formula="of:=[.G21]-[.$B$2]" office:value-type="float" office:value="1.24003982543945" calcext:value-type="float">
            <text:p>1.2400398254</text:p>
          </table:table-cell>
          <table:table-cell table:formula="of:=[.C21]/([.H21]-[.H20])" office:value-type="float" office:value="245970.179596823" calcext:value-type="float">
            <text:p>245970.179596823</text:p>
          </table:table-cell>
          <table:table-cell table:formula="of:=[.G21]-[.$B21]" office:value-type="float" office:value="0.212769985198975" calcext:value-type="float">
            <text:p>0.212769985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6221.07842" calcext:value-type="float">
            <text:p>1443146221.07842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823872566223" calcext:value-type="float">
            <text:p>1.0782387257</text:p>
          </table:table-cell>
          <table:table-cell table:formula="of:=[.C22]/([.D22]-[.D21])" office:value-type="float" office:value="84757.5920927687" calcext:value-type="float">
            <text:p>84757.5920927687</text:p>
          </table:table-cell>
          <table:table-cell/>
          <table:table-cell office:value-type="float" office:value="1443146221.27699" calcext:value-type="float">
            <text:p>1443146221.27699</text:p>
          </table:table-cell>
          <table:table-cell table:formula="of:=[.G22]-[.$B$2]" office:value-type="float" office:value="1.27681374549866" calcext:value-type="float">
            <text:p>1.2768137455</text:p>
          </table:table-cell>
          <table:table-cell table:formula="of:=[.C22]/([.H22]-[.H21])" office:value-type="float" office:value="117474.557867234" calcext:value-type="float">
            <text:p>117474.557867234</text:p>
          </table:table-cell>
          <table:table-cell table:formula="of:=[.G22]-[.$B22]" office:value-type="float" office:value="0.198575019836426" calcext:value-type="float">
            <text:p>0.198575019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6221.12938" calcext:value-type="float">
            <text:p>1443146221.12938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919640541077" calcext:value-type="float">
            <text:p>1.1291964054</text:p>
          </table:table-cell>
          <table:table-cell table:formula="of:=[.C23]/([.D23]-[.D22])" office:value-type="float" office:value="84776.2304194037" calcext:value-type="float">
            <text:p>84776.2304194037</text:p>
          </table:table-cell>
          <table:table-cell/>
          <table:table-cell office:value-type="float" office:value="1443146221.32797" calcext:value-type="float">
            <text:p>1443146221.32797</text:p>
          </table:table-cell>
          <table:table-cell table:formula="of:=[.G23]-[.$B$2]" office:value-type="float" office:value="1.3277907371521" calcext:value-type="float">
            <text:p>1.3277907372</text:p>
          </table:table-cell>
          <table:table-cell table:formula="of:=[.C23]/([.H23]-[.H22])" office:value-type="float" office:value="84744.1141558278" calcext:value-type="float">
            <text:p>84744.1141558278</text:p>
          </table:table-cell>
          <table:table-cell table:formula="of:=[.G23]-[.$B23]" office:value-type="float" office:value="0.198594331741333" calcext:value-type="float">
            <text:p>0.198594331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6221.18034" calcext:value-type="float">
            <text:p>1443146221.18034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8016266822815" calcext:value-type="float">
            <text:p>1.1801626682</text:p>
          </table:table-cell>
          <table:table-cell table:formula="of:=[.C24]/([.D24]-[.D23])" office:value-type="float" office:value="84761.9535197036" calcext:value-type="float">
            <text:p>84761.9535197036</text:p>
          </table:table-cell>
          <table:table-cell/>
          <table:table-cell office:value-type="float" office:value="1443146221.37892" calcext:value-type="float">
            <text:p>1443146221.37892</text:p>
          </table:table-cell>
          <table:table-cell table:formula="of:=[.G24]-[.$B$2]" office:value-type="float" office:value="1.37873983383179" calcext:value-type="float">
            <text:p>1.3787398338</text:p>
          </table:table-cell>
          <table:table-cell table:formula="of:=[.C24]/([.H24]-[.H23])" office:value-type="float" office:value="84790.5121293801" calcext:value-type="float">
            <text:p>84790.5121293801</text:p>
          </table:table-cell>
          <table:table-cell table:formula="of:=[.G24]-[.$B24]" office:value-type="float" office:value="0.198577165603638" calcext:value-type="float">
            <text:p>0.198577165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6221.2313" calcext:value-type="float">
            <text:p>1443146221.2313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112416267395" calcext:value-type="float">
            <text:p>1.2311241627</text:p>
          </table:table-cell>
          <table:table-cell table:formula="of:=[.C25]/([.D25]-[.D24])" office:value-type="float" office:value="84769.8845369313" calcext:value-type="float">
            <text:p>84769.8845369313</text:p>
          </table:table-cell>
          <table:table-cell/>
          <table:table-cell office:value-type="float" office:value="1443146221.47736" calcext:value-type="float">
            <text:p>1443146221.47736</text:p>
          </table:table-cell>
          <table:table-cell table:formula="of:=[.G25]-[.$B$2]" office:value-type="float" office:value="1.47718214988709" calcext:value-type="float">
            <text:p>1.4771821499</text:p>
          </table:table-cell>
          <table:table-cell table:formula="of:=[.C25]/([.H25]-[.H24])" office:value-type="float" office:value="43883.5672819129" calcext:value-type="float">
            <text:p>43883.5672819129</text:p>
          </table:table-cell>
          <table:table-cell table:formula="of:=[.G25]-[.$B25]" office:value-type="float" office:value="0.246057987213135" calcext:value-type="float">
            <text:p>0.246057987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6221.28226" calcext:value-type="float">
            <text:p>1443146221.28226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208017349243" calcext:value-type="float">
            <text:p>1.2820801735</text:p>
          </table:table-cell>
          <table:table-cell table:formula="of:=[.C26]/([.D26]-[.D25])" office:value-type="float" office:value="84779.0070417593" calcext:value-type="float">
            <text:p>84779.0070417593</text:p>
          </table:table-cell>
          <table:table-cell/>
          <table:table-cell office:value-type="float" office:value="1443146221.52835" calcext:value-type="float">
            <text:p>1443146221.52835</text:p>
          </table:table-cell>
          <table:table-cell table:formula="of:=[.G26]-[.$B$2]" office:value-type="float" office:value="1.52817130088806" calcext:value-type="float">
            <text:p>1.5281713009</text:p>
          </table:table-cell>
          <table:table-cell table:formula="of:=[.C26]/([.H26]-[.H25])" office:value-type="float" office:value="84723.9052856021" calcext:value-type="float">
            <text:p>84723.9052856021</text:p>
          </table:table-cell>
          <table:table-cell table:formula="of:=[.G26]-[.$B26]" office:value-type="float" office:value="0.24609112739563" calcext:value-type="float">
            <text:p>0.24609112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6221.33323" calcext:value-type="float">
            <text:p>1443146221.33323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304762840271" calcext:value-type="float">
            <text:p>1.3330476284</text:p>
          </table:table-cell>
          <table:table-cell table:formula="of:=[.C27]/([.D27]-[.D26])" office:value-type="float" office:value="84759.9709972728" calcext:value-type="float">
            <text:p>84759.9709972728</text:p>
          </table:table-cell>
          <table:table-cell/>
          <table:table-cell office:value-type="float" office:value="1443146221.57934" calcext:value-type="float">
            <text:p>1443146221.57934</text:p>
          </table:table-cell>
          <table:table-cell table:formula="of:=[.G27]-[.$B$2]" office:value-type="float" office:value="1.57915544509888" calcext:value-type="float">
            <text:p>1.5791554451</text:p>
          </table:table-cell>
          <table:table-cell table:formula="of:=[.C27]/([.H27]-[.H26])" office:value-type="float" office:value="84732.225417713" calcext:value-type="float">
            <text:p>84732.225417713</text:p>
          </table:table-cell>
          <table:table-cell table:formula="of:=[.G27]-[.$B27]" office:value-type="float" office:value="0.246107816696167" calcext:value-type="float">
            <text:p>0.246107816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6221.3842" calcext:value-type="float">
            <text:p>1443146221.3842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401579856873" calcext:value-type="float">
            <text:p>1.3840157986</text:p>
          </table:table-cell>
          <table:table-cell table:formula="of:=[.C28]/([.D28]-[.D27])" office:value-type="float" office:value="84758.7815283287" calcext:value-type="float">
            <text:p>84758.7815283287</text:p>
          </table:table-cell>
          <table:table-cell/>
          <table:table-cell office:value-type="float" office:value="1443146221.6303" calcext:value-type="float">
            <text:p>1443146221.6303</text:p>
          </table:table-cell>
          <table:table-cell table:formula="of:=[.G28]-[.$B$2]" office:value-type="float" office:value="1.63011693954468" calcext:value-type="float">
            <text:p>1.6301169395</text:p>
          </table:table-cell>
          <table:table-cell table:formula="of:=[.C28]/([.H28]-[.H27])" office:value-type="float" office:value="84769.8845369313" calcext:value-type="float">
            <text:p>84769.8845369313</text:p>
          </table:table-cell>
          <table:table-cell table:formula="of:=[.G28]-[.$B28]" office:value-type="float" office:value="0.246101140975952" calcext:value-type="float">
            <text:p>0.24610114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6221.43516" calcext:value-type="float">
            <text:p>1443146221.43516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497562408447" calcext:value-type="float">
            <text:p>1.4349756241</text:p>
          </table:table-cell>
          <table:table-cell table:formula="of:=[.C29]/([.D29]-[.D28])" office:value-type="float" office:value="84772.6607436103" calcext:value-type="float">
            <text:p>84772.6607436103</text:p>
          </table:table-cell>
          <table:table-cell/>
          <table:table-cell office:value-type="float" office:value="1443146221.6813" calcext:value-type="float">
            <text:p>1443146221.6813</text:p>
          </table:table-cell>
          <table:table-cell table:formula="of:=[.G29]-[.$B$2]" office:value-type="float" office:value="1.68111848831177" calcext:value-type="float">
            <text:p>1.6811184883</text:p>
          </table:table-cell>
          <table:table-cell table:formula="of:=[.C29]/([.H29]-[.H28])" office:value-type="float" office:value="84703.3100843322" calcext:value-type="float">
            <text:p>84703.3100843322</text:p>
          </table:table-cell>
          <table:table-cell table:formula="of:=[.G29]-[.$B29]" office:value-type="float" office:value="0.246142864227295" calcext:value-type="float">
            <text:p>0.246142864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6221.48611" calcext:value-type="float">
            <text:p>1443146221.48611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592686653137" calcext:value-type="float">
            <text:p>1.4859268665</text:p>
          </table:table-cell>
          <table:table-cell table:formula="of:=[.C30]/([.D30]-[.D29])" office:value-type="float" office:value="84786.9412507896" calcext:value-type="float">
            <text:p>84786.9412507896</text:p>
          </table:table-cell>
          <table:table-cell/>
          <table:table-cell office:value-type="float" office:value="1443146221.73228" calcext:value-type="float">
            <text:p>1443146221.73228</text:p>
          </table:table-cell>
          <table:table-cell table:formula="of:=[.G30]-[.$B$2]" office:value-type="float" office:value="1.73210000991821" calcext:value-type="float">
            <text:p>1.7321000099</text:p>
          </table:table-cell>
          <table:table-cell table:formula="of:=[.C30]/([.H30]-[.H29])" office:value-type="float" office:value="84736.5842343522" calcext:value-type="float">
            <text:p>84736.5842343522</text:p>
          </table:table-cell>
          <table:table-cell table:formula="of:=[.G30]-[.$B30]" office:value-type="float" office:value="0.246173143386841" calcext:value-type="float">
            <text:p>0.246173143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6221.53708" calcext:value-type="float">
            <text:p>1443146221.53708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8959903717" calcext:value-type="float">
            <text:p>1.5368959904</text:p>
          </table:table-cell>
          <table:table-cell table:formula="of:=[.C31]/([.D31]-[.D30])" office:value-type="float" office:value="84757.1956216672" calcext:value-type="float">
            <text:p>84757.1956216672</text:p>
          </table:table-cell>
          <table:table-cell/>
          <table:table-cell office:value-type="float" office:value="1443146221.78339" calcext:value-type="float">
            <text:p>1443146221.78339</text:p>
          </table:table-cell>
          <table:table-cell table:formula="of:=[.G31]-[.$B$2]" office:value-type="float" office:value="1.78320932388306" calcext:value-type="float">
            <text:p>1.7832093239</text:p>
          </table:table-cell>
          <table:table-cell table:formula="of:=[.C31]/([.H31]-[.H30])" office:value-type="float" office:value="84524.7111509181" calcext:value-type="float">
            <text:p>84524.7111509181</text:p>
          </table:table-cell>
          <table:table-cell table:formula="of:=[.G31]-[.$B31]" office:value-type="float" office:value="0.246313333511353" calcext:value-type="float">
            <text:p>0.246313333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6221.58804" calcext:value-type="float">
            <text:p>1443146221.58804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86177635193" calcext:value-type="float">
            <text:p>1.5878617764</text:p>
          </table:table-cell>
          <table:table-cell table:formula="of:=[.C32]/([.D32]-[.D31])" office:value-type="float" office:value="84762.7465546439" calcext:value-type="float">
            <text:p>84762.7465546439</text:p>
          </table:table-cell>
          <table:table-cell/>
          <table:table-cell office:value-type="float" office:value="1443146221.83419" calcext:value-type="float">
            <text:p>1443146221.83419</text:p>
          </table:table-cell>
          <table:table-cell table:formula="of:=[.G32]-[.$B$2]" office:value-type="float" office:value="1.83400869369507" calcext:value-type="float">
            <text:p>1.8340086937</text:p>
          </table:table-cell>
          <table:table-cell table:formula="of:=[.C32]/([.H32]-[.H31])" office:value-type="float" office:value="85040.4250286294" calcext:value-type="float">
            <text:p>85040.4250286294</text:p>
          </table:table-cell>
          <table:table-cell table:formula="of:=[.G32]-[.$B32]" office:value-type="float" office:value="0.24614691734314" calcext:value-type="float">
            <text:p>0.246146917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6221.63902" calcext:value-type="float">
            <text:p>1443146221.63902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8418674469" calcext:value-type="float">
            <text:p>1.6388418674</text:p>
          </table:table-cell>
          <table:table-cell table:formula="of:=[.C33]/([.D33]-[.D32])" office:value-type="float" office:value="84738.9619597243" calcext:value-type="float">
            <text:p>84738.9619597243</text:p>
          </table:table-cell>
          <table:table-cell/>
          <table:table-cell office:value-type="float" office:value="1443146221.88546" calcext:value-type="float">
            <text:p>1443146221.88546</text:p>
          </table:table-cell>
          <table:table-cell table:formula="of:=[.G33]-[.$B$2]" office:value-type="float" office:value="1.8852801322937" calcext:value-type="float">
            <text:p>1.8852801323</text:p>
          </table:table-cell>
          <table:table-cell table:formula="of:=[.C33]/([.H33]-[.H32])" office:value-type="float" office:value="84257.4368513076" calcext:value-type="float">
            <text:p>84257.4368513076</text:p>
          </table:table-cell>
          <table:table-cell table:formula="of:=[.G33]-[.$B33]" office:value-type="float" office:value="0.246438264846802" calcext:value-type="float">
            <text:p>0.246438264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6221.69" calcext:value-type="float">
            <text:p>1443146221.69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982172012329" calcext:value-type="float">
            <text:p>1.6898217201</text:p>
          </table:table-cell>
          <table:table-cell table:formula="of:=[.C34]/([.D34]-[.D33])" office:value-type="float" office:value="84739.3582602596" calcext:value-type="float">
            <text:p>84739.3582602596</text:p>
          </table:table-cell>
          <table:table-cell/>
          <table:table-cell office:value-type="float" office:value="1443146221.9364" calcext:value-type="float">
            <text:p>1443146221.9364</text:p>
          </table:table-cell>
          <table:table-cell table:formula="of:=[.G34]-[.$B$2]" office:value-type="float" office:value="1.93621587753296" calcext:value-type="float">
            <text:p>1.9362158775</text:p>
          </table:table-cell>
          <table:table-cell table:formula="of:=[.C34]/([.H34]-[.H33])" office:value-type="float" office:value="84812.7376895712" calcext:value-type="float">
            <text:p>84812.7376895712</text:p>
          </table:table-cell>
          <table:table-cell table:formula="of:=[.G34]-[.$B34]" office:value-type="float" office:value="0.246394157409668" calcext:value-type="float">
            <text:p>0.246394157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6221.741" calcext:value-type="float">
            <text:p>1443146221.741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081492424011" calcext:value-type="float">
            <text:p>1.7408149242</text:p>
          </table:table-cell>
          <table:table-cell table:formula="of:=[.C35]/([.D35]-[.D34])" office:value-type="float" office:value="84717.1711372212" calcext:value-type="float">
            <text:p>84717.1711372212</text:p>
          </table:table-cell>
          <table:table-cell/>
          <table:table-cell office:value-type="float" office:value="1443146221.98735" calcext:value-type="float">
            <text:p>1443146221.98735</text:p>
          </table:table-cell>
          <table:table-cell table:formula="of:=[.G35]-[.$B$2]" office:value-type="float" office:value="1.98717427253723" calcext:value-type="float">
            <text:p>1.9871742725</text:p>
          </table:table-cell>
          <table:table-cell table:formula="of:=[.C35]/([.H35]-[.H34])" office:value-type="float" office:value="84775.0404940698" calcext:value-type="float">
            <text:p>84775.0404940698</text:p>
          </table:table-cell>
          <table:table-cell table:formula="of:=[.G35]-[.$B35]" office:value-type="float" office:value="0.246359348297119" calcext:value-type="float">
            <text:p>0.246359348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6221.79197" calcext:value-type="float">
            <text:p>1443146221.79197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78643226624" calcext:value-type="float">
            <text:p>1.7917864323</text:p>
          </table:table-cell>
          <table:table-cell table:formula="of:=[.C36]/([.D36]-[.D35])" office:value-type="float" office:value="84753.2311146452" calcext:value-type="float">
            <text:p>84753.2311146452</text:p>
          </table:table-cell>
          <table:table-cell/>
          <table:table-cell office:value-type="float" office:value="1443146222.03841" calcext:value-type="float">
            <text:p>1443146222.03841</text:p>
          </table:table-cell>
          <table:table-cell table:formula="of:=[.G36]-[.$B$2]" office:value-type="float" office:value="2.03823184967041" calcext:value-type="float">
            <text:p>2.0382318497</text:p>
          </table:table-cell>
          <table:table-cell table:formula="of:=[.C36]/([.H36]-[.H35])" office:value-type="float" office:value="84610.3603532087" calcext:value-type="float">
            <text:p>84610.3603532087</text:p>
          </table:table-cell>
          <table:table-cell table:formula="of:=[.G36]-[.$B36]" office:value-type="float" office:value="0.246445417404175" calcext:value-type="float">
            <text:p>0.246445417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6221.84294" calcext:value-type="float">
            <text:p>1443146221.84294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76127815247" calcext:value-type="float">
            <text:p>1.8427612782</text:p>
          </table:table-cell>
          <table:table-cell table:formula="of:=[.C37]/([.D37]-[.D36])" office:value-type="float" office:value="84747.6814278498" calcext:value-type="float">
            <text:p>84747.6814278498</text:p>
          </table:table-cell>
          <table:table-cell/>
          <table:table-cell office:value-type="float" office:value="1443146222.08925" calcext:value-type="float">
            <text:p>1443146222.08925</text:p>
          </table:table-cell>
          <table:table-cell table:formula="of:=[.G37]-[.$B$2]" office:value-type="float" office:value="2.08907318115234" calcext:value-type="float">
            <text:p>2.0890731812</text:p>
          </table:table-cell>
          <table:table-cell table:formula="of:=[.C37]/([.H37]-[.H36])" office:value-type="float" office:value="84970.2372868639" calcext:value-type="float">
            <text:p>84970.2372868639</text:p>
          </table:table-cell>
          <table:table-cell table:formula="of:=[.G37]-[.$B37]" office:value-type="float" office:value="0.246311902999878" calcext:value-type="float">
            <text:p>0.24631190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6221.89391" calcext:value-type="float">
            <text:p>1443146221.89391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72777938843" calcext:value-type="float">
            <text:p>1.8937277794</text:p>
          </table:table-cell>
          <table:table-cell table:formula="of:=[.C38]/([.D38]-[.D37])" office:value-type="float" office:value="84761.5570077981" calcext:value-type="float">
            <text:p>84761.5570077981</text:p>
          </table:table-cell>
          <table:table-cell/>
          <table:table-cell office:value-type="float" office:value="1443146222.14018" calcext:value-type="float">
            <text:p>1443146222.14018</text:p>
          </table:table-cell>
          <table:table-cell table:formula="of:=[.G38]-[.$B$2]" office:value-type="float" office:value="2.14000129699707" calcext:value-type="float">
            <text:p>2.140001297</text:p>
          </table:table-cell>
          <table:table-cell table:formula="of:=[.C38]/([.H38]-[.H37])" office:value-type="float" office:value="84825.4432418261" calcext:value-type="float">
            <text:p>84825.4432418261</text:p>
          </table:table-cell>
          <table:table-cell table:formula="of:=[.G38]-[.$B38]" office:value-type="float" office:value="0.246273517608643" calcext:value-type="float">
            <text:p>0.246273517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6221.94488" calcext:value-type="float">
            <text:p>1443146221.94488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70453262329" calcext:value-type="float">
            <text:p>1.9447045326</text:p>
          </table:table-cell>
          <table:table-cell table:formula="of:=[.C39]/([.D39]-[.D38])" office:value-type="float" office:value="84744.5105045554" calcext:value-type="float">
            <text:p>84744.5105045554</text:p>
          </table:table-cell>
          <table:table-cell/>
          <table:table-cell office:value-type="float" office:value="1443146222.19118" calcext:value-type="float">
            <text:p>1443146222.19118</text:p>
          </table:table-cell>
          <table:table-cell table:formula="of:=[.G39]-[.$B$2]" office:value-type="float" office:value="2.19100308418274" calcext:value-type="float">
            <text:p>2.1910030842</text:p>
          </table:table-cell>
          <table:table-cell table:formula="of:=[.C39]/([.H39]-[.H38])" office:value-type="float" office:value="84702.9141208974" calcext:value-type="float">
            <text:p>84702.9141208974</text:p>
          </table:table-cell>
          <table:table-cell table:formula="of:=[.G39]-[.$B39]" office:value-type="float" office:value="0.246298551559448" calcext:value-type="float">
            <text:p>0.246298551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6221.99584" calcext:value-type="float">
            <text:p>1443146221.99584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66149711609" calcext:value-type="float">
            <text:p>1.9956614971</text:p>
          </table:table-cell>
          <table:table-cell table:formula="of:=[.C40]/([.D40]-[.D39])" office:value-type="float" office:value="84777.4203781424" calcext:value-type="float">
            <text:p>84777.4203781424</text:p>
          </table:table-cell>
          <table:table-cell/>
          <table:table-cell office:value-type="float" office:value="1443146222.20698" calcext:value-type="float">
            <text:p>1443146222.20698</text:p>
          </table:table-cell>
          <table:table-cell table:formula="of:=[.G40]-[.$B$2]" office:value-type="float" office:value="2.2068018913269" calcext:value-type="float">
            <text:p>2.2068018913</text:p>
          </table:table-cell>
          <table:table-cell table:formula="of:=[.C40]/([.H40]-[.H39])" office:value-type="float" office:value="273438.365351241" calcext:value-type="float">
            <text:p>273438.365351241</text:p>
          </table:table-cell>
          <table:table-cell table:formula="of:=[.G40]-[.$B40]" office:value-type="float" office:value="0.211140394210815" calcext:value-type="float">
            <text:p>0.211140394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6222.03888" calcext:value-type="float">
            <text:p>1443146222.03888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70058059692" calcext:value-type="float">
            <text:p>2.0387005806</text:p>
          </table:table-cell>
          <table:table-cell table:formula="of:=[.C41]/([.D41]-[.D40])" office:value-type="float" office:value="100373.884632643" calcext:value-type="float">
            <text:p>100373.884632643</text:p>
          </table:table-cell>
          <table:table-cell/>
          <table:table-cell office:value-type="float" office:value="1443146222.27648" calcext:value-type="float">
            <text:p>1443146222.27648</text:p>
          </table:table-cell>
          <table:table-cell table:formula="of:=[.G41]-[.$B$2]" office:value-type="float" office:value="2.27630209922791" calcext:value-type="float">
            <text:p>2.2763020992</text:p>
          </table:table-cell>
          <table:table-cell table:formula="of:=[.C41]/([.H41]-[.H40])" office:value-type="float" office:value="62158.087442754" calcext:value-type="float">
            <text:p>62158.087442754</text:p>
          </table:table-cell>
          <table:table-cell table:formula="of:=[.G41]-[.$B41]" office:value-type="float" office:value="0.237601518630981" calcext:value-type="float">
            <text:p>0.237601518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6222.08122" calcext:value-type="float">
            <text:p>1443146222.08122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104348182678" calcext:value-type="float">
            <text:p>2.0810434818</text:p>
          </table:table-cell>
          <table:table-cell table:formula="of:=[.C42]/([.D42]-[.D41])" office:value-type="float" office:value="102024.185271313" calcext:value-type="float">
            <text:p>102024.185271313</text:p>
          </table:table-cell>
          <table:table-cell/>
          <table:table-cell office:value-type="float" office:value="1443146222.31888" calcext:value-type="float">
            <text:p>1443146222.31888</text:p>
          </table:table-cell>
          <table:table-cell table:formula="of:=[.G42]-[.$B$2]" office:value-type="float" office:value="2.31869912147522" calcext:value-type="float">
            <text:p>2.3186991215</text:p>
          </table:table-cell>
          <table:table-cell table:formula="of:=[.C42]/([.H42]-[.H41])" office:value-type="float" office:value="101893.948466478" calcext:value-type="float">
            <text:p>101893.948466478</text:p>
          </table:table-cell>
          <table:table-cell table:formula="of:=[.G42]-[.$B42]" office:value-type="float" office:value="0.237655639648437" calcext:value-type="float">
            <text:p>0.237655639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6222.12355" calcext:value-type="float">
            <text:p>1443146222.12355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336492538452" calcext:value-type="float">
            <text:p>2.1233649254</text:p>
          </table:table-cell>
          <table:table-cell table:formula="of:=[.C43]/([.D43]-[.D42])" office:value-type="float" office:value="102075.913221301" calcext:value-type="float">
            <text:p>102075.913221301</text:p>
          </table:table-cell>
          <table:table-cell/>
          <table:table-cell office:value-type="float" office:value="1443146222.36114" calcext:value-type="float">
            <text:p>1443146222.36114</text:p>
          </table:table-cell>
          <table:table-cell table:formula="of:=[.G43]-[.$B$2]" office:value-type="float" office:value="2.36096119880676" calcext:value-type="float">
            <text:p>2.3609611988</text:p>
          </table:table-cell>
          <table:table-cell table:formula="of:=[.C43]/([.H43]-[.H42])" office:value-type="float" office:value="102219.300913912" calcext:value-type="float">
            <text:p>102219.300913912</text:p>
          </table:table-cell>
          <table:table-cell table:formula="of:=[.G43]-[.$B43]" office:value-type="float" office:value="0.237596273422241" calcext:value-type="float">
            <text:p>0.237596273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6222.16588" calcext:value-type="float">
            <text:p>1443146222.16588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70115089416" calcext:value-type="float">
            <text:p>2.1657011509</text:p>
          </table:table-cell>
          <table:table-cell table:formula="of:=[.C44]/([.D44]-[.D43])" office:value-type="float" office:value="102040.272792292" calcext:value-type="float">
            <text:p>102040.272792292</text:p>
          </table:table-cell>
          <table:table-cell/>
          <table:table-cell office:value-type="float" office:value="1443146222.40354" calcext:value-type="float">
            <text:p>1443146222.40354</text:p>
          </table:table-cell>
          <table:table-cell table:formula="of:=[.G44]-[.$B$2]" office:value-type="float" office:value="2.40335965156555" calcext:value-type="float">
            <text:p>2.4033596516</text:p>
          </table:table-cell>
          <table:table-cell table:formula="of:=[.C44]/([.H44]-[.H43])" office:value-type="float" office:value="101890.510594269" calcext:value-type="float">
            <text:p>101890.510594269</text:p>
          </table:table-cell>
          <table:table-cell table:formula="of:=[.G44]-[.$B44]" office:value-type="float" office:value="0.237658500671387" calcext:value-type="float">
            <text:p>0.237658500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6222.20822" calcext:value-type="float">
            <text:p>1443146222.20822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80442905426" calcext:value-type="float">
            <text:p>2.2080442905</text:p>
          </table:table-cell>
          <table:table-cell table:formula="of:=[.C45]/([.D45]-[.D44])" office:value-type="float" office:value="102023.610810811" calcext:value-type="float">
            <text:p>102023.610810811</text:p>
          </table:table-cell>
          <table:table-cell/>
          <table:table-cell office:value-type="float" office:value="1443146222.44588" calcext:value-type="float">
            <text:p>1443146222.44588</text:p>
          </table:table-cell>
          <table:table-cell table:formula="of:=[.G45]-[.$B$2]" office:value-type="float" office:value="2.44569849967957" calcext:value-type="float">
            <text:p>2.4456984997</text:p>
          </table:table-cell>
          <table:table-cell table:formula="of:=[.C45]/([.H45]-[.H44])" office:value-type="float" office:value="102033.952089739" calcext:value-type="float">
            <text:p>102033.952089739</text:p>
          </table:table-cell>
          <table:table-cell table:formula="of:=[.G45]-[.$B45]" office:value-type="float" office:value="0.237654209136963" calcext:value-type="float">
            <text:p>0.237654209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6222.25056" calcext:value-type="float">
            <text:p>1443146222.25056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503764629364" calcext:value-type="float">
            <text:p>2.2503764629</text:p>
          </table:table-cell>
          <table:table-cell table:formula="of:=[.C46]/([.D46]-[.D45])" office:value-type="float" office:value="102050.042691238" calcext:value-type="float">
            <text:p>102050.042691238</text:p>
          </table:table-cell>
          <table:table-cell/>
          <table:table-cell office:value-type="float" office:value="1443146222.48832" calcext:value-type="float">
            <text:p>1443146222.48832</text:p>
          </table:table-cell>
          <table:table-cell table:formula="of:=[.G46]-[.$B$2]" office:value-type="float" office:value="2.48813986778259" calcext:value-type="float">
            <text:p>2.4881398678</text:p>
          </table:table-cell>
          <table:table-cell table:formula="of:=[.C46]/([.H46]-[.H45])" office:value-type="float" office:value="101787.482192212" calcext:value-type="float">
            <text:p>101787.482192212</text:p>
          </table:table-cell>
          <table:table-cell table:formula="of:=[.G46]-[.$B46]" office:value-type="float" office:value="0.237763404846191" calcext:value-type="float">
            <text:p>0.237763404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6222.2929" calcext:value-type="float">
            <text:p>1443146222.2929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71578788757" calcext:value-type="float">
            <text:p>2.2927157879</text:p>
          </table:table-cell>
          <table:table-cell table:formula="of:=[.C47]/([.D47]-[.D46])" office:value-type="float" office:value="102032.802955221" calcext:value-type="float">
            <text:p>102032.802955221</text:p>
          </table:table-cell>
          <table:table-cell/>
          <table:table-cell office:value-type="float" office:value="1443146222.53053" calcext:value-type="float">
            <text:p>1443146222.53053</text:p>
          </table:table-cell>
          <table:table-cell table:formula="of:=[.G47]-[.$B$2]" office:value-type="float" office:value="2.530348777771" calcext:value-type="float">
            <text:p>2.5303487778</text:p>
          </table:table-cell>
          <table:table-cell table:formula="of:=[.C47]/([.H47]-[.H46])" office:value-type="float" office:value="102348.058767376" calcext:value-type="float">
            <text:p>102348.058767376</text:p>
          </table:table-cell>
          <table:table-cell table:formula="of:=[.G47]-[.$B47]" office:value-type="float" office:value="0.237632989883423" calcext:value-type="float">
            <text:p>0.237632989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6222.33524" calcext:value-type="float">
            <text:p>1443146222.33524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505988121033" calcext:value-type="float">
            <text:p>2.3350598812</text:p>
          </table:table-cell>
          <table:table-cell table:formula="of:=[.C48]/([.D48]-[.D47])" office:value-type="float" office:value="102021.31303349" calcext:value-type="float">
            <text:p>102021.31303349</text:p>
          </table:table-cell>
          <table:table-cell/>
          <table:table-cell office:value-type="float" office:value="1443146222.57292" calcext:value-type="float">
            <text:p>1443146222.57292</text:p>
          </table:table-cell>
          <table:table-cell table:formula="of:=[.G48]-[.$B$2]" office:value-type="float" office:value="2.57273745536804" calcext:value-type="float">
            <text:p>2.5727374554</text:p>
          </table:table-cell>
          <table:table-cell table:formula="of:=[.C48]/([.H48]-[.H47])" office:value-type="float" office:value="101914.007345704" calcext:value-type="float">
            <text:p>101914.007345704</text:p>
          </table:table-cell>
          <table:table-cell table:formula="of:=[.G48]-[.$B48]" office:value-type="float" office:value="0.237677574157715" calcext:value-type="float">
            <text:p>0.237677574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6222.37758" calcext:value-type="float">
            <text:p>1443146222.37758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740039825439" calcext:value-type="float">
            <text:p>2.3774003983</text:p>
          </table:table-cell>
          <table:table-cell table:formula="of:=[.C49]/([.D49]-[.D48])" office:value-type="float" office:value="102029.930232165" calcext:value-type="float">
            <text:p>102029.930232165</text:p>
          </table:table-cell>
          <table:table-cell/>
          <table:table-cell office:value-type="float" office:value="1443146222.61517" calcext:value-type="float">
            <text:p>1443146222.61517</text:p>
          </table:table-cell>
          <table:table-cell table:formula="of:=[.G49]-[.$B$2]" office:value-type="float" office:value="2.6149914264679" calcext:value-type="float">
            <text:p>2.6149914265</text:p>
          </table:table-cell>
          <table:table-cell table:formula="of:=[.C49]/([.H49]-[.H48])" office:value-type="float" office:value="102238.911220701" calcext:value-type="float">
            <text:p>102238.911220701</text:p>
          </table:table-cell>
          <table:table-cell table:formula="of:=[.G49]-[.$B49]" office:value-type="float" office:value="0.237591028213501" calcext:value-type="float">
            <text:p>0.237591028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6222.4199" calcext:value-type="float">
            <text:p>1443146222.4199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72422599792" calcext:value-type="float">
            <text:p>2.419724226</text:p>
          </table:table-cell>
          <table:table-cell table:formula="of:=[.C50]/([.D50]-[.D49])" office:value-type="float" office:value="102070.163081135" calcext:value-type="float">
            <text:p>102070.163081135</text:p>
          </table:table-cell>
          <table:table-cell/>
          <table:table-cell office:value-type="float" office:value="1443146222.66079" calcext:value-type="float">
            <text:p>1443146222.66079</text:p>
          </table:table-cell>
          <table:table-cell table:formula="of:=[.G50]-[.$B$2]" office:value-type="float" office:value="2.66061162948608" calcext:value-type="float">
            <text:p>2.6606116295</text:p>
          </table:table-cell>
          <table:table-cell table:formula="of:=[.C50]/([.H50]-[.H49])" office:value-type="float" office:value="94694.8876636442" calcext:value-type="float">
            <text:p>94694.8876636442</text:p>
          </table:table-cell>
          <table:table-cell table:formula="of:=[.G50]-[.$B50]" office:value-type="float" office:value="0.240887403488159" calcext:value-type="float">
            <text:p>0.240887403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6222.46224" calcext:value-type="float">
            <text:p>1443146222.46224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205878257751" calcext:value-type="float">
            <text:p>2.4620587826</text:p>
          </table:table-cell>
          <table:table-cell table:formula="of:=[.C51]/([.D51]-[.D50])" office:value-type="float" office:value="102044.295465297" calcext:value-type="float">
            <text:p>102044.295465297</text:p>
          </table:table-cell>
          <table:table-cell/>
          <table:table-cell office:value-type="float" office:value="1443146222.74219" calcext:value-type="float">
            <text:p>1443146222.74219</text:p>
          </table:table-cell>
          <table:table-cell table:formula="of:=[.G51]-[.$B$2]" office:value-type="float" office:value="2.74201321601868" calcext:value-type="float">
            <text:p>2.742013216</text:p>
          </table:table-cell>
          <table:table-cell table:formula="of:=[.C51]/([.H51]-[.H50])" office:value-type="float" office:value="53070.2187023136" calcext:value-type="float">
            <text:p>53070.2187023136</text:p>
          </table:table-cell>
          <table:table-cell table:formula="of:=[.G51]-[.$B51]" office:value-type="float" office:value="0.279954433441162" calcext:value-type="float">
            <text:p>0.279954433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6222.50456" calcext:value-type="float">
            <text:p>1443146222.50456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438451766968" calcext:value-type="float">
            <text:p>2.5043845177</text:p>
          </table:table-cell>
          <table:table-cell table:formula="of:=[.C52]/([.D52]-[.D51])" office:value-type="float" office:value="102065.563435421" calcext:value-type="float">
            <text:p>102065.563435421</text:p>
          </table:table-cell>
          <table:table-cell/>
          <table:table-cell office:value-type="float" office:value="1443146222.78462" calcext:value-type="float">
            <text:p>1443146222.78462</text:p>
          </table:table-cell>
          <table:table-cell table:formula="of:=[.G52]-[.$B$2]" office:value-type="float" office:value="2.78444480895996" calcext:value-type="float">
            <text:p>2.784444809</text:p>
          </table:table-cell>
          <table:table-cell table:formula="of:=[.C52]/([.H52]-[.H51])" office:value-type="float" office:value="101810.931443887" calcext:value-type="float">
            <text:p>101810.931443887</text:p>
          </table:table-cell>
          <table:table-cell table:formula="of:=[.G52]-[.$B52]" office:value-type="float" office:value="0.280060291290283" calcext:value-type="float">
            <text:p>0.280060291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6222.5469" calcext:value-type="float">
            <text:p>1443146222.5469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71573638916" calcext:value-type="float">
            <text:p>2.5467157364</text:p>
          </table:table-cell>
          <table:table-cell table:formula="of:=[.C53]/([.D53]-[.D52])" office:value-type="float" office:value="102052.341762884" calcext:value-type="float">
            <text:p>102052.341762884</text:p>
          </table:table-cell>
          <table:table-cell/>
          <table:table-cell office:value-type="float" office:value="1443146222.82695" calcext:value-type="float">
            <text:p>1443146222.82695</text:p>
          </table:table-cell>
          <table:table-cell table:formula="of:=[.G53]-[.$B$2]" office:value-type="float" office:value="2.82676959037781" calcext:value-type="float">
            <text:p>2.8267695904</text:p>
          </table:table-cell>
          <table:table-cell table:formula="of:=[.C53]/([.H53]-[.H52])" office:value-type="float" office:value="102067.863206458" calcext:value-type="float">
            <text:p>102067.863206458</text:p>
          </table:table-cell>
          <table:table-cell table:formula="of:=[.G53]-[.$B53]" office:value-type="float" office:value="0.280053853988647" calcext:value-type="float">
            <text:p>0.28005385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6222.58925" calcext:value-type="float">
            <text:p>1443146222.58925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906936645508" calcext:value-type="float">
            <text:p>2.5890693665</text:p>
          </table:table-cell>
          <table:table-cell table:formula="of:=[.C54]/([.D54]-[.D53])" office:value-type="float" office:value="101998.340951566" calcext:value-type="float">
            <text:p>101998.340951566</text:p>
          </table:table-cell>
          <table:table-cell/>
          <table:table-cell office:value-type="float" office:value="1443146222.86919" calcext:value-type="float">
            <text:p>1443146222.86919</text:p>
          </table:table-cell>
          <table:table-cell table:formula="of:=[.G54]-[.$B$2]" office:value-type="float" office:value="2.86901187896729" calcext:value-type="float">
            <text:p>2.869011879</text:p>
          </table:table-cell>
          <table:table-cell table:formula="of:=[.C54]/([.H54]-[.H53])" office:value-type="float" office:value="102267.186372949" calcext:value-type="float">
            <text:p>102267.186372949</text:p>
          </table:table-cell>
          <table:table-cell table:formula="of:=[.G54]-[.$B54]" office:value-type="float" office:value="0.279942512512207" calcext:value-type="float">
            <text:p>0.279942512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6222.63159" calcext:value-type="float">
            <text:p>1443146222.63159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14103603363" calcext:value-type="float">
            <text:p>2.6314103603</text:p>
          </table:table-cell>
          <table:table-cell table:formula="of:=[.C55]/([.D55]-[.D54])" office:value-type="float" office:value="102028.781188236" calcext:value-type="float">
            <text:p>102028.781188236</text:p>
          </table:table-cell>
          <table:table-cell/>
          <table:table-cell office:value-type="float" office:value="1443146222.91147" calcext:value-type="float">
            <text:p>1443146222.91147</text:p>
          </table:table-cell>
          <table:table-cell table:formula="of:=[.G55]-[.$B$2]" office:value-type="float" office:value="2.91129422187805" calcext:value-type="float">
            <text:p>2.9112942219</text:p>
          </table:table-cell>
          <table:table-cell table:formula="of:=[.C55]/([.H55]-[.H54])" office:value-type="float" office:value="102170.308043644" calcext:value-type="float">
            <text:p>102170.308043644</text:p>
          </table:table-cell>
          <table:table-cell table:formula="of:=[.G55]-[.$B55]" office:value-type="float" office:value="0.279883861541748" calcext:value-type="float">
            <text:p>0.279883861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6222.67395" calcext:value-type="float">
            <text:p>1443146222.67395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377066612244" calcext:value-type="float">
            <text:p>2.6737706661</text:p>
          </table:table-cell>
          <table:table-cell table:formula="of:=[.C56]/([.D56]-[.D55])" office:value-type="float" office:value="101982.266648656" calcext:value-type="float">
            <text:p>101982.266648656</text:p>
          </table:table-cell>
          <table:table-cell/>
          <table:table-cell office:value-type="float" office:value="1443146222.9539" calcext:value-type="float">
            <text:p>1443146222.9539</text:p>
          </table:table-cell>
          <table:table-cell table:formula="of:=[.G56]-[.$B$2]" office:value-type="float" office:value="2.95372414588928" calcext:value-type="float">
            <text:p>2.9537241459</text:p>
          </table:table-cell>
          <table:table-cell table:formula="of:=[.C56]/([.H56]-[.H55])" office:value-type="float" office:value="101814.936054483" calcext:value-type="float">
            <text:p>101814.936054483</text:p>
          </table:table-cell>
          <table:table-cell table:formula="of:=[.G56]-[.$B56]" office:value-type="float" office:value="0.279953479766846" calcext:value-type="float">
            <text:p>0.279953479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6222.71629" calcext:value-type="float">
            <text:p>1443146222.71629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610617637634" calcext:value-type="float">
            <text:p>2.7161061764</text:p>
          </table:table-cell>
          <table:table-cell table:formula="of:=[.C57]/([.D57]-[.D56])" office:value-type="float" office:value="102041.996756172" calcext:value-type="float">
            <text:p>102041.996756172</text:p>
          </table:table-cell>
          <table:table-cell/>
          <table:table-cell office:value-type="float" office:value="1443146223.03856" calcext:value-type="float">
            <text:p>1443146223.03856</text:p>
          </table:table-cell>
          <table:table-cell table:formula="of:=[.G57]-[.$B$2]" office:value-type="float" office:value="3.03838324546814" calcext:value-type="float">
            <text:p>3.0383832455</text:p>
          </table:table-cell>
          <table:table-cell table:formula="of:=[.C57]/([.H57]-[.H56])" office:value-type="float" office:value="51028.18269377" calcext:value-type="float">
            <text:p>51028.18269377</text:p>
          </table:table-cell>
          <table:table-cell table:formula="of:=[.G57]-[.$B57]" office:value-type="float" office:value="0.322277069091797" calcext:value-type="float">
            <text:p>0.322277069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6222.75862" calcext:value-type="float">
            <text:p>1443146222.75862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843548774719" calcext:value-type="float">
            <text:p>2.7584354877</text:p>
          </table:table-cell>
          <table:table-cell table:formula="of:=[.C58]/([.D58]-[.D57])" office:value-type="float" office:value="102056.940216963" calcext:value-type="float">
            <text:p>102056.940216963</text:p>
          </table:table-cell>
          <table:table-cell/>
          <table:table-cell office:value-type="float" office:value="1443146223.05299" calcext:value-type="float">
            <text:p>1443146223.05299</text:p>
          </table:table-cell>
          <table:table-cell table:formula="of:=[.G58]-[.$B$2]" office:value-type="float" office:value="3.05280494689941" calcext:value-type="float">
            <text:p>3.0528049469</text:p>
          </table:table-cell>
          <table:table-cell table:formula="of:=[.C58]/([.H58]-[.H57])" office:value-type="float" office:value="299548.567177503" calcext:value-type="float">
            <text:p>299548.567177503</text:p>
          </table:table-cell>
          <table:table-cell table:formula="of:=[.G58]-[.$B58]" office:value-type="float" office:value="0.294369459152222" calcext:value-type="float">
            <text:p>0.294369459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6222.80092" calcext:value-type="float">
            <text:p>1443146222.80092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80074262619019" calcext:value-type="float">
            <text:p>2.8007426262</text:p>
          </table:table-cell>
          <table:table-cell table:formula="of:=[.C59]/([.D59]-[.D58])" office:value-type="float" office:value="102110.427672176" calcext:value-type="float">
            <text:p>102110.427672176</text:p>
          </table:table-cell>
          <table:table-cell/>
          <table:table-cell office:value-type="float" office:value="1443146223.08098" calcext:value-type="float">
            <text:p>1443146223.08098</text:p>
          </table:table-cell>
          <table:table-cell table:formula="of:=[.G59]-[.$B$2]" office:value-type="float" office:value="3.08080101013184" calcext:value-type="float">
            <text:p>3.0808010101</text:p>
          </table:table-cell>
          <table:table-cell table:formula="of:=[.C59]/([.H59]-[.H58])" office:value-type="float" office:value="154307.409728846" calcext:value-type="float">
            <text:p>154307.409728846</text:p>
          </table:table-cell>
          <table:table-cell table:formula="of:=[.G59]-[.$B59]" office:value-type="float" office:value="0.28005838394165" calcext:value-type="float">
            <text:p>0.280058383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6222.84327" calcext:value-type="float">
            <text:p>1443146222.84327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308695793152" calcext:value-type="float">
            <text:p>2.8430869579</text:p>
          </table:table-cell>
          <table:table-cell table:formula="of:=[.C60]/([.D60]-[.D59])" office:value-type="float" office:value="102020.738605332" calcext:value-type="float">
            <text:p>102020.738605332</text:p>
          </table:table-cell>
          <table:table-cell/>
          <table:table-cell office:value-type="float" office:value="1443146223.12325" calcext:value-type="float">
            <text:p>1443146223.12325</text:p>
          </table:table-cell>
          <table:table-cell table:formula="of:=[.G60]-[.$B$2]" office:value-type="float" office:value="3.12306499481201" calcext:value-type="float">
            <text:p>3.1230649948</text:p>
          </table:table-cell>
          <table:table-cell table:formula="of:=[.C60]/([.H60]-[.H59])" office:value-type="float" office:value="102214.687817316" calcext:value-type="float">
            <text:p>102214.687817316</text:p>
          </table:table-cell>
          <table:table-cell table:formula="of:=[.G60]-[.$B60]" office:value-type="float" office:value="0.279978036880493" calcext:value-type="float">
            <text:p>0.279978036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6222.88559" calcext:value-type="float">
            <text:p>1443146222.88559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540625572205" calcext:value-type="float">
            <text:p>2.8854062557</text:p>
          </table:table-cell>
          <table:table-cell table:formula="of:=[.C61]/([.D61]-[.D60])" office:value-type="float" office:value="102081.088901408" calcext:value-type="float">
            <text:p>102081.088901408</text:p>
          </table:table-cell>
          <table:table-cell/>
          <table:table-cell office:value-type="float" office:value="1443146223.16561" calcext:value-type="float">
            <text:p>1443146223.16561</text:p>
          </table:table-cell>
          <table:table-cell table:formula="of:=[.G61]-[.$B$2]" office:value-type="float" office:value="3.16543126106262" calcext:value-type="float">
            <text:p>3.1654312611</text:p>
          </table:table-cell>
          <table:table-cell table:formula="of:=[.C61]/([.H61]-[.H60])" office:value-type="float" office:value="101967.918873138" calcext:value-type="float">
            <text:p>101967.918873138</text:p>
          </table:table-cell>
          <table:table-cell table:formula="of:=[.G61]-[.$B61]" office:value-type="float" office:value="0.280025005340576" calcext:value-type="float">
            <text:p>0.280025005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6222.92792" calcext:value-type="float">
            <text:p>1443146222.92792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774271965027" calcext:value-type="float">
            <text:p>2.9277427197</text:p>
          </table:table-cell>
          <table:table-cell table:formula="of:=[.C62]/([.D62]-[.D61])" office:value-type="float" office:value="102039.698150609" calcext:value-type="float">
            <text:p>102039.698150609</text:p>
          </table:table-cell>
          <table:table-cell/>
          <table:table-cell office:value-type="float" office:value="1443146223.20823" calcext:value-type="float">
            <text:p>1443146223.20823</text:p>
          </table:table-cell>
          <table:table-cell table:formula="of:=[.G62]-[.$B$2]" office:value-type="float" office:value="3.20805144309998" calcext:value-type="float">
            <text:p>3.2080514431</text:p>
          </table:table-cell>
          <table:table-cell table:formula="of:=[.C62]/([.H62]-[.H61])" office:value-type="float" office:value="101360.430516553" calcext:value-type="float">
            <text:p>101360.430516553</text:p>
          </table:table-cell>
          <table:table-cell table:formula="of:=[.G62]-[.$B62]" office:value-type="float" office:value="0.280308723449707" calcext:value-type="float">
            <text:p>0.280308723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6222.97026" calcext:value-type="float">
            <text:p>1443146222.97026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7007703781128" calcext:value-type="float">
            <text:p>2.9700770378</text:p>
          </table:table-cell>
          <table:table-cell table:formula="of:=[.C63]/([.D63]-[.D62])" office:value-type="float" office:value="102044.870158761" calcext:value-type="float">
            <text:p>102044.870158761</text:p>
          </table:table-cell>
          <table:table-cell/>
          <table:table-cell office:value-type="float" office:value="1443146223.25153" calcext:value-type="float">
            <text:p>1443146223.25153</text:p>
          </table:table-cell>
          <table:table-cell table:formula="of:=[.G63]-[.$B$2]" office:value-type="float" office:value="3.2513542175293" calcext:value-type="float">
            <text:p>3.2513542175</text:p>
          </table:table-cell>
          <table:table-cell table:formula="of:=[.C63]/([.H63]-[.H62])" office:value-type="float" office:value="99762.6608671714" calcext:value-type="float">
            <text:p>99762.6608671714</text:p>
          </table:table-cell>
          <table:table-cell table:formula="of:=[.G63]-[.$B63]" office:value-type="float" office:value="0.281277179718018" calcext:value-type="float">
            <text:p>0.281277179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6223.01289" calcext:value-type="float">
            <text:p>1443146223.01289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270604133606" calcext:value-type="float">
            <text:p>3.0127060413</text:p>
          </table:table-cell>
          <table:table-cell table:formula="of:=[.C64]/([.D64]-[.D63])" office:value-type="float" office:value="101339.455366081" calcext:value-type="float">
            <text:p>101339.455366081</text:p>
          </table:table-cell>
          <table:table-cell/>
          <table:table-cell office:value-type="float" office:value="1443146223.29489" calcext:value-type="float">
            <text:p>1443146223.29489</text:p>
          </table:table-cell>
          <table:table-cell table:formula="of:=[.G64]-[.$B$2]" office:value-type="float" office:value="3.29470562934875" calcext:value-type="float">
            <text:p>3.2947056293</text:p>
          </table:table-cell>
          <table:table-cell table:formula="of:=[.C64]/([.H64]-[.H63])" office:value-type="float" office:value="99650.7338213376" calcext:value-type="float">
            <text:p>99650.7338213376</text:p>
          </table:table-cell>
          <table:table-cell table:formula="of:=[.G64]-[.$B64]" office:value-type="float" office:value="0.281999588012695" calcext:value-type="float">
            <text:p>0.28199958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6223.05622" calcext:value-type="float">
            <text:p>1443146223.05622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604434013367" calcext:value-type="float">
            <text:p>3.0560443401</text:p>
          </table:table-cell>
          <table:table-cell table:formula="of:=[.C65]/([.D65]-[.D64])" office:value-type="float" office:value="99680.8854951753" calcext:value-type="float">
            <text:p>99680.8854951753</text:p>
          </table:table-cell>
          <table:table-cell/>
          <table:table-cell office:value-type="float" office:value="1443146223.33835" calcext:value-type="float">
            <text:p>1443146223.33835</text:p>
          </table:table-cell>
          <table:table-cell table:formula="of:=[.G65]-[.$B$2]" office:value-type="float" office:value="3.33816504478455" calcext:value-type="float">
            <text:p>3.3381650448</text:p>
          </table:table-cell>
          <table:table-cell table:formula="of:=[.C65]/([.H65]-[.H64])" office:value-type="float" office:value="99403.0857682053" calcext:value-type="float">
            <text:p>99403.0857682053</text:p>
          </table:table-cell>
          <table:table-cell table:formula="of:=[.G65]-[.$B65]" office:value-type="float" office:value="0.282120704650879" calcext:value-type="float">
            <text:p>0.282120704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6223.09959" calcext:value-type="float">
            <text:p>1443146223.09959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940528869629" calcext:value-type="float">
            <text:p>3.0994052887</text:p>
          </table:table-cell>
          <table:table-cell table:formula="of:=[.C66]/([.D66]-[.D65])" office:value-type="float" office:value="99628.8167857084" calcext:value-type="float">
            <text:p>99628.8167857084</text:p>
          </table:table-cell>
          <table:table-cell/>
          <table:table-cell office:value-type="float" office:value="1443146223.38163" calcext:value-type="float">
            <text:p>1443146223.38163</text:p>
          </table:table-cell>
          <table:table-cell table:formula="of:=[.G66]-[.$B$2]" office:value-type="float" office:value="3.38144993782043" calcext:value-type="float">
            <text:p>3.3814499378</text:p>
          </table:table-cell>
          <table:table-cell table:formula="of:=[.C66]/([.H66]-[.H65])" office:value-type="float" office:value="99803.8737537868" calcext:value-type="float">
            <text:p>99803.8737537868</text:p>
          </table:table-cell>
          <table:table-cell table:formula="of:=[.G66]-[.$B66]" office:value-type="float" office:value="0.282044649124146" calcext:value-type="float">
            <text:p>0.282044649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6223.14293" calcext:value-type="float">
            <text:p>1443146223.14293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275145530701" calcext:value-type="float">
            <text:p>3.1427514553</text:p>
          </table:table-cell>
          <table:table-cell table:formula="of:=[.C67]/([.D67]-[.D66])" office:value-type="float" office:value="99662.7923017266" calcext:value-type="float">
            <text:p>99662.7923017266</text:p>
          </table:table-cell>
          <table:table-cell/>
          <table:table-cell office:value-type="float" office:value="1443146223.42496" calcext:value-type="float">
            <text:p>1443146223.42496</text:p>
          </table:table-cell>
          <table:table-cell table:formula="of:=[.G67]-[.$B$2]" office:value-type="float" office:value="3.42478466033936" calcext:value-type="float">
            <text:p>3.4247846603</text:p>
          </table:table-cell>
          <table:table-cell table:formula="of:=[.C67]/([.H67]-[.H66])" office:value-type="float" office:value="99689.1118459059" calcext:value-type="float">
            <text:p>99689.1118459059</text:p>
          </table:table-cell>
          <table:table-cell table:formula="of:=[.G67]-[.$B67]" office:value-type="float" office:value="0.282033205032349" calcext:value-type="float">
            <text:p>0.28203320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6223.18627" calcext:value-type="float">
            <text:p>1443146223.18627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609142303467" calcext:value-type="float">
            <text:p>3.186091423</text:p>
          </table:table-cell>
          <table:table-cell table:formula="of:=[.C68]/([.D68]-[.D67])" office:value-type="float" office:value="99677.0469961107" calcext:value-type="float">
            <text:p>99677.0469961107</text:p>
          </table:table-cell>
          <table:table-cell/>
          <table:table-cell office:value-type="float" office:value="1443146223.46857" calcext:value-type="float">
            <text:p>1443146223.46857</text:p>
          </table:table-cell>
          <table:table-cell table:formula="of:=[.G68]-[.$B$2]" office:value-type="float" office:value="3.46839308738708" calcext:value-type="float">
            <text:p>3.4683930874</text:p>
          </table:table-cell>
          <table:table-cell table:formula="of:=[.C68]/([.H68]-[.H67])" office:value-type="float" office:value="99063.4217389165" calcext:value-type="float">
            <text:p>99063.4217389165</text:p>
          </table:table-cell>
          <table:table-cell table:formula="of:=[.G68]-[.$B68]" office:value-type="float" office:value="0.282301664352417" calcext:value-type="float">
            <text:p>0.282301664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6223.22961" calcext:value-type="float">
            <text:p>1443146223.22961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94328212738" calcext:value-type="float">
            <text:p>3.2294328213</text:p>
          </table:table-cell>
          <table:table-cell table:formula="of:=[.C69]/([.D69]-[.D68])" office:value-type="float" office:value="99673.7570893408" calcext:value-type="float">
            <text:p>99673.7570893408</text:p>
          </table:table-cell>
          <table:table-cell/>
          <table:table-cell office:value-type="float" office:value="1443146223.51165" calcext:value-type="float">
            <text:p>1443146223.51165</text:p>
          </table:table-cell>
          <table:table-cell table:formula="of:=[.G69]-[.$B$2]" office:value-type="float" office:value="3.51146912574768" calcext:value-type="float">
            <text:p>3.5114691257</text:p>
          </table:table-cell>
          <table:table-cell table:formula="of:=[.C69]/([.H69]-[.H68])" office:value-type="float" office:value="100287.774001793" calcext:value-type="float">
            <text:p>100287.774001793</text:p>
          </table:table-cell>
          <table:table-cell table:formula="of:=[.G69]-[.$B69]" office:value-type="float" office:value="0.282036304473877" calcext:value-type="float">
            <text:p>0.282036304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6223.27296" calcext:value-type="float">
            <text:p>1443146223.27296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278327941895" calcext:value-type="float">
            <text:p>3.2727832794</text:p>
          </table:table-cell>
          <table:table-cell table:formula="of:=[.C70]/([.D70]-[.D69])" office:value-type="float" office:value="99652.9260552729" calcext:value-type="float">
            <text:p>99652.9260552729</text:p>
          </table:table-cell>
          <table:table-cell/>
          <table:table-cell office:value-type="float" office:value="1443146223.55501" calcext:value-type="float">
            <text:p>1443146223.55501</text:p>
          </table:table-cell>
          <table:table-cell table:formula="of:=[.G70]-[.$B$2]" office:value-type="float" office:value="3.55482745170593" calcext:value-type="float">
            <text:p>3.5548274517</text:p>
          </table:table-cell>
          <table:table-cell table:formula="of:=[.C70]/([.H70]-[.H69])" office:value-type="float" office:value="99634.843009381" calcext:value-type="float">
            <text:p>99634.843009381</text:p>
          </table:table-cell>
          <table:table-cell table:formula="of:=[.G70]-[.$B70]" office:value-type="float" office:value="0.282044172286987" calcext:value-type="float">
            <text:p>0.282044172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6223.31631" calcext:value-type="float">
            <text:p>1443146223.31631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613421440125" calcext:value-type="float">
            <text:p>3.3161342144</text:p>
          </table:table-cell>
          <table:table-cell table:formula="of:=[.C71]/([.D71]-[.D70])" office:value-type="float" office:value="99651.8299262486" calcext:value-type="float">
            <text:p>99651.8299262486</text:p>
          </table:table-cell>
          <table:table-cell/>
          <table:table-cell office:value-type="float" office:value="1443146223.59833" calcext:value-type="float">
            <text:p>1443146223.59833</text:p>
          </table:table-cell>
          <table:table-cell table:formula="of:=[.G71]-[.$B$2]" office:value-type="float" office:value="3.5981547832489" calcext:value-type="float">
            <text:p>3.5981547832</text:p>
          </table:table-cell>
          <table:table-cell table:formula="of:=[.C71]/([.H71]-[.H70])" office:value-type="float" office:value="99706.117274168" calcext:value-type="float">
            <text:p>99706.117274168</text:p>
          </table:table-cell>
          <table:table-cell table:formula="of:=[.G71]-[.$B71]" office:value-type="float" office:value="0.282020568847656" calcext:value-type="float">
            <text:p>0.282020568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6223.35966" calcext:value-type="float">
            <text:p>1443146223.35966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948204994202" calcext:value-type="float">
            <text:p>3.3594820499</text:p>
          </table:table-cell>
          <table:table-cell table:formula="of:=[.C72]/([.D72]-[.D71])" office:value-type="float" office:value="99658.9551959695" calcext:value-type="float">
            <text:p>99658.9551959695</text:p>
          </table:table-cell>
          <table:table-cell/>
          <table:table-cell office:value-type="float" office:value="1443146223.64175" calcext:value-type="float">
            <text:p>1443146223.64175</text:p>
          </table:table-cell>
          <table:table-cell table:formula="of:=[.G72]-[.$B$2]" office:value-type="float" office:value="3.64157223701477" calcext:value-type="float">
            <text:p>3.641572237</text:p>
          </table:table-cell>
          <table:table-cell table:formula="of:=[.C72]/([.H72]-[.H71])" office:value-type="float" office:value="99499.1558762479" calcext:value-type="float">
            <text:p>99499.1558762479</text:p>
          </table:table-cell>
          <table:table-cell table:formula="of:=[.G72]-[.$B72]" office:value-type="float" office:value="0.282090187072754" calcext:value-type="float">
            <text:p>0.282090187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6223.403" calcext:value-type="float">
            <text:p>1443146223.403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282201766968" calcext:value-type="float">
            <text:p>3.4028220177</text:p>
          </table:table-cell>
          <table:table-cell table:formula="of:=[.C73]/([.D73]-[.D72])" office:value-type="float" office:value="99677.0469961107" calcext:value-type="float">
            <text:p>99677.0469961107</text:p>
          </table:table-cell>
          <table:table-cell/>
          <table:table-cell office:value-type="float" office:value="1443146223.68497" calcext:value-type="float">
            <text:p>1443146223.68497</text:p>
          </table:table-cell>
          <table:table-cell table:formula="of:=[.G73]-[.$B$2]" office:value-type="float" office:value="3.68478751182556" calcext:value-type="float">
            <text:p>3.6847875118</text:p>
          </table:table-cell>
          <table:table-cell table:formula="of:=[.C73]/([.H73]-[.H72])" office:value-type="float" office:value="99964.6541394035" calcext:value-type="float">
            <text:p>99964.6541394035</text:p>
          </table:table-cell>
          <table:table-cell table:formula="of:=[.G73]-[.$B73]" office:value-type="float" office:value="0.281965494155884" calcext:value-type="float">
            <text:p>0.281965494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6223.44636" calcext:value-type="float">
            <text:p>1443146223.44636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617509841919" calcext:value-type="float">
            <text:p>3.4461750984</text:p>
          </table:table-cell>
          <table:table-cell table:formula="of:=[.C74]/([.D74]-[.D73])" office:value-type="float" office:value="99646.8976440309" calcext:value-type="float">
            <text:p>99646.8976440309</text:p>
          </table:table-cell>
          <table:table-cell/>
          <table:table-cell office:value-type="float" office:value="1443146223.72843" calcext:value-type="float">
            <text:p>1443146223.72843</text:p>
          </table:table-cell>
          <table:table-cell table:formula="of:=[.G74]-[.$B$2]" office:value-type="float" office:value="3.72824692726135" calcext:value-type="float">
            <text:p>3.7282469273</text:p>
          </table:table-cell>
          <table:table-cell table:formula="of:=[.C74]/([.H74]-[.H73])" office:value-type="float" office:value="99403.0857682053" calcext:value-type="float">
            <text:p>99403.0857682053</text:p>
          </table:table-cell>
          <table:table-cell table:formula="of:=[.G74]-[.$B74]" office:value-type="float" office:value="0.282071828842163" calcext:value-type="float">
            <text:p>0.282071828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6223.48973" calcext:value-type="float">
            <text:p>1443146223.48973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955202102661" calcext:value-type="float">
            <text:p>3.489552021</text:p>
          </table:table-cell>
          <table:table-cell table:formula="of:=[.C75]/([.D75]-[.D74])" office:value-type="float" office:value="99592.1273414827" calcext:value-type="float">
            <text:p>99592.1273414827</text:p>
          </table:table-cell>
          <table:table-cell/>
          <table:table-cell office:value-type="float" office:value="1443146223.77183" calcext:value-type="float">
            <text:p>1443146223.77183</text:p>
          </table:table-cell>
          <table:table-cell table:formula="of:=[.G75]-[.$B$2]" office:value-type="float" office:value="3.77165079116821" calcext:value-type="float">
            <text:p>3.7716507912</text:p>
          </table:table-cell>
          <table:table-cell table:formula="of:=[.C75]/([.H75]-[.H74])" office:value-type="float" office:value="99530.309312328" calcext:value-type="float">
            <text:p>99530.309312328</text:p>
          </table:table-cell>
          <table:table-cell table:formula="of:=[.G75]-[.$B75]" office:value-type="float" office:value="0.282098770141602" calcext:value-type="float">
            <text:p>0.282098770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6223.53308" calcext:value-type="float">
            <text:p>1443146223.53308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290033340454" calcext:value-type="float">
            <text:p>3.5329003334</text:p>
          </table:table-cell>
          <table:table-cell table:formula="of:=[.C76]/([.D76]-[.D75])" office:value-type="float" office:value="99657.8589343072" calcext:value-type="float">
            <text:p>99657.8589343072</text:p>
          </table:table-cell>
          <table:table-cell/>
          <table:table-cell office:value-type="float" office:value="1443146223.81512" calcext:value-type="float">
            <text:p>1443146223.81512</text:p>
          </table:table-cell>
          <table:table-cell table:formula="of:=[.G76]-[.$B$2]" office:value-type="float" office:value="3.81493616104126" calcext:value-type="float">
            <text:p>3.814936161</text:p>
          </table:table-cell>
          <table:table-cell table:formula="of:=[.C76]/([.H76]-[.H75])" office:value-type="float" office:value="99802.7743015775" calcext:value-type="float">
            <text:p>99802.7743015775</text:p>
          </table:table-cell>
          <table:table-cell table:formula="of:=[.G76]-[.$B76]" office:value-type="float" office:value="0.282035827636719" calcext:value-type="float">
            <text:p>0.282035827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6223.57644" calcext:value-type="float">
            <text:p>1443146223.57644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625699043274" calcext:value-type="float">
            <text:p>3.5762569904</text:p>
          </table:table-cell>
          <table:table-cell table:formula="of:=[.C77]/([.D77]-[.D76])" office:value-type="float" office:value="99638.6782585743" calcext:value-type="float">
            <text:p>99638.6782585743</text:p>
          </table:table-cell>
          <table:table-cell/>
          <table:table-cell office:value-type="float" office:value="1443146223.85854" calcext:value-type="float">
            <text:p>1443146223.85854</text:p>
          </table:table-cell>
          <table:table-cell table:formula="of:=[.G77]-[.$B$2]" office:value-type="float" office:value="3.8583619594574" calcext:value-type="float">
            <text:p>3.8583619595</text:p>
          </table:table-cell>
          <table:table-cell table:formula="of:=[.C77]/([.H77]-[.H76])" office:value-type="float" office:value="99480.0362356636" calcext:value-type="float">
            <text:p>99480.0362356636</text:p>
          </table:table-cell>
          <table:table-cell table:formula="of:=[.G77]-[.$B77]" office:value-type="float" office:value="0.282104969024658" calcext:value-type="float">
            <text:p>0.28210496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6223.61982" calcext:value-type="float">
            <text:p>1443146223.61982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96403503418" calcext:value-type="float">
            <text:p>3.6196403503</text:p>
          </table:table-cell>
          <table:table-cell table:formula="of:=[.C78]/([.D78]-[.D77])" office:value-type="float" office:value="99577.3496809791" calcext:value-type="float">
            <text:p>99577.3496809791</text:p>
          </table:table-cell>
          <table:table-cell/>
          <table:table-cell office:value-type="float" office:value="1443146223.90165" calcext:value-type="float">
            <text:p>1443146223.90165</text:p>
          </table:table-cell>
          <table:table-cell table:formula="of:=[.G78]-[.$B$2]" office:value-type="float" office:value="3.90147423744202" calcext:value-type="float">
            <text:p>3.9014742374</text:p>
          </table:table-cell>
          <table:table-cell table:formula="of:=[.C78]/([.H78]-[.H77])" office:value-type="float" office:value="100203.473394313" calcext:value-type="float">
            <text:p>100203.473394313</text:p>
          </table:table-cell>
          <table:table-cell table:formula="of:=[.G78]-[.$B78]" office:value-type="float" office:value="0.28183388710022" calcext:value-type="float">
            <text:p>0.281833887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6223.66317" calcext:value-type="float">
            <text:p>1443146223.66317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299176216125" calcext:value-type="float">
            <text:p>3.6629917622</text:p>
          </table:table-cell>
          <table:table-cell table:formula="of:=[.C79]/([.D79]-[.D78])" office:value-type="float" office:value="99650.7338213376" calcext:value-type="float">
            <text:p>99650.7338213376</text:p>
          </table:table-cell>
          <table:table-cell/>
          <table:table-cell office:value-type="float" office:value="1443146223.94515" calcext:value-type="float">
            <text:p>1443146223.94515</text:p>
          </table:table-cell>
          <table:table-cell table:formula="of:=[.G79]-[.$B$2]" office:value-type="float" office:value="3.9449667930603" calcext:value-type="float">
            <text:p>3.9449667931</text:p>
          </table:table-cell>
          <table:table-cell table:formula="of:=[.C79]/([.H79]-[.H78])" office:value-type="float" office:value="99327.3432335093" calcext:value-type="float">
            <text:p>99327.3432335093</text:p>
          </table:table-cell>
          <table:table-cell table:formula="of:=[.G79]-[.$B79]" office:value-type="float" office:value="0.281975030899048" calcext:value-type="float">
            <text:p>0.281975030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6223.70652" calcext:value-type="float">
            <text:p>1443146223.70652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634388923645" calcext:value-type="float">
            <text:p>3.7063438892</text:p>
          </table:table-cell>
          <table:table-cell table:formula="of:=[.C80]/([.D80]-[.D79])" office:value-type="float" office:value="99649.0897091821" calcext:value-type="float">
            <text:p>99649.0897091821</text:p>
          </table:table-cell>
          <table:table-cell/>
          <table:table-cell office:value-type="float" office:value="1443146223.98846" calcext:value-type="float">
            <text:p>1443146223.98846</text:p>
          </table:table-cell>
          <table:table-cell table:formula="of:=[.G80]-[.$B$2]" office:value-type="float" office:value="3.98827886581421" calcext:value-type="float">
            <text:p>3.9882788658</text:p>
          </table:table-cell>
          <table:table-cell table:formula="of:=[.C80]/([.H80]-[.H79])" office:value-type="float" office:value="99741.2436145852" calcext:value-type="float">
            <text:p>99741.2436145852</text:p>
          </table:table-cell>
          <table:table-cell table:formula="of:=[.G80]-[.$B80]" office:value-type="float" office:value="0.281934976577759" calcext:value-type="float">
            <text:p>0.281934976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6223.74987" calcext:value-type="float">
            <text:p>1443146223.74987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969339370728" calcext:value-type="float">
            <text:p>3.7496933937</text:p>
          </table:table-cell>
          <table:table-cell table:formula="of:=[.C81]/([.D81]-[.D80])" office:value-type="float" office:value="99655.118385665" calcext:value-type="float">
            <text:p>99655.118385665</text:p>
          </table:table-cell>
          <table:table-cell/>
          <table:table-cell office:value-type="float" office:value="1443146224.03181" calcext:value-type="float">
            <text:p>1443146224.03181</text:p>
          </table:table-cell>
          <table:table-cell table:formula="of:=[.G81]-[.$B$2]" office:value-type="float" office:value="4.03162884712219" calcext:value-type="float">
            <text:p>4.0316288471</text:p>
          </table:table-cell>
          <table:table-cell table:formula="of:=[.C81]/([.H81]-[.H80])" office:value-type="float" office:value="99654.0222084115" calcext:value-type="float">
            <text:p>99654.0222084115</text:p>
          </table:table-cell>
          <table:table-cell table:formula="of:=[.G81]-[.$B81]" office:value-type="float" office:value="0.281935453414917" calcext:value-type="float">
            <text:p>0.281935453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6223.79322" calcext:value-type="float">
            <text:p>1443146223.79322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303765296936" calcext:value-type="float">
            <text:p>3.793037653</text:p>
          </table:table-cell>
          <table:table-cell table:formula="of:=[.C82]/([.D82]-[.D81])" office:value-type="float" office:value="99667.1779272713" calcext:value-type="float">
            <text:p>99667.1779272713</text:p>
          </table:table-cell>
          <table:table-cell/>
          <table:table-cell office:value-type="float" office:value="1443146224.04616" calcext:value-type="float">
            <text:p>1443146224.04616</text:p>
          </table:table-cell>
          <table:table-cell table:formula="of:=[.G82]-[.$B$2]" office:value-type="float" office:value="4.045982837677" calcext:value-type="float">
            <text:p>4.0459828377</text:p>
          </table:table-cell>
          <table:table-cell table:formula="of:=[.C82]/([.H82]-[.H81])" office:value-type="float" office:value="300961.602524707" calcext:value-type="float">
            <text:p>300961.602524707</text:p>
          </table:table-cell>
          <table:table-cell table:formula="of:=[.G82]-[.$B82]" office:value-type="float" office:value="0.252945184707642" calcext:value-type="float">
            <text:p>0.252945184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6223.83659" calcext:value-type="float">
            <text:p>1443146223.83659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641386032104" calcext:value-type="float">
            <text:p>3.8364138603</text:p>
          </table:table-cell>
          <table:table-cell table:formula="of:=[.C83]/([.D83]-[.D82])" office:value-type="float" office:value="99593.7695745137" calcext:value-type="float">
            <text:p>99593.7695745137</text:p>
          </table:table-cell>
          <table:table-cell/>
          <table:table-cell office:value-type="float" office:value="1443146224.07513" calcext:value-type="float">
            <text:p>1443146224.07513</text:p>
          </table:table-cell>
          <table:table-cell table:formula="of:=[.G83]-[.$B$2]" office:value-type="float" office:value="4.07495093345642" calcext:value-type="float">
            <text:p>4.0749509335</text:p>
          </table:table-cell>
          <table:table-cell table:formula="of:=[.C83]/([.H83]-[.H82])" office:value-type="float" office:value="149129.581484926" calcext:value-type="float">
            <text:p>149129.581484926</text:p>
          </table:table-cell>
          <table:table-cell table:formula="of:=[.G83]-[.$B83]" office:value-type="float" office:value="0.238537073135376" calcext:value-type="float">
            <text:p>0.238537073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6223.87995" calcext:value-type="float">
            <text:p>1443146223.87995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7977337837219" calcext:value-type="float">
            <text:p>3.8797733784</text:p>
          </table:table-cell>
          <table:table-cell table:formula="of:=[.C84]/([.D84]-[.D83])" office:value-type="float" office:value="99632.1037264314" calcext:value-type="float">
            <text:p>99632.1037264314</text:p>
          </table:table-cell>
          <table:table-cell/>
          <table:table-cell office:value-type="float" office:value="1443146224.11849" calcext:value-type="float">
            <text:p>1443146224.11849</text:p>
          </table:table-cell>
          <table:table-cell table:formula="of:=[.G84]-[.$B$2]" office:value-type="float" office:value="4.1183078289032" calcext:value-type="float">
            <text:p>4.1183078289</text:p>
          </table:table-cell>
          <table:table-cell table:formula="of:=[.C84]/([.H84]-[.H83])" office:value-type="float" office:value="99638.1303477553" calcext:value-type="float">
            <text:p>99638.1303477553</text:p>
          </table:table-cell>
          <table:table-cell table:formula="of:=[.G84]-[.$B84]" office:value-type="float" office:value="0.238534450531006" calcext:value-type="float">
            <text:p>0.238534450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6223.9233" calcext:value-type="float">
            <text:p>1443146223.9233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312431335449" calcext:value-type="float">
            <text:p>3.9231243134</text:p>
          </table:table-cell>
          <table:table-cell table:formula="of:=[.C85]/([.D85]-[.D84])" office:value-type="float" office:value="99651.8299262486" calcext:value-type="float">
            <text:p>99651.8299262486</text:p>
          </table:table-cell>
          <table:table-cell/>
          <table:table-cell office:value-type="float" office:value="1443146224.16187" calcext:value-type="float">
            <text:p>1443146224.16187</text:p>
          </table:table-cell>
          <table:table-cell table:formula="of:=[.G85]-[.$B$2]" office:value-type="float" office:value="4.16169118881226" calcext:value-type="float">
            <text:p>4.1616911888</text:p>
          </table:table-cell>
          <table:table-cell table:formula="of:=[.C85]/([.H85]-[.H84])" office:value-type="float" office:value="99577.3496809791" calcext:value-type="float">
            <text:p>99577.3496809791</text:p>
          </table:table-cell>
          <table:table-cell table:formula="of:=[.G85]-[.$B85]" office:value-type="float" office:value="0.238566875457764" calcext:value-type="float">
            <text:p>0.238566875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6223.96666" calcext:value-type="float">
            <text:p>1443146223.96666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647787094116" calcext:value-type="float">
            <text:p>3.9664778709</text:p>
          </table:table-cell>
          <table:table-cell table:formula="of:=[.C86]/([.D86]-[.D85])" office:value-type="float" office:value="99645.8016476204" calcext:value-type="float">
            <text:p>99645.8016476204</text:p>
          </table:table-cell>
          <table:table-cell/>
          <table:table-cell office:value-type="float" office:value="1443146224.2051" calcext:value-type="float">
            <text:p>1443146224.2051</text:p>
          </table:table-cell>
          <table:table-cell table:formula="of:=[.G86]-[.$B$2]" office:value-type="float" office:value="4.20492100715637" calcext:value-type="float">
            <text:p>4.2049210072</text:p>
          </table:table-cell>
          <table:table-cell table:formula="of:=[.C86]/([.H86]-[.H85])" office:value-type="float" office:value="99931.0236654736" calcext:value-type="float">
            <text:p>99931.0236654736</text:p>
          </table:table-cell>
          <table:table-cell table:formula="of:=[.G86]-[.$B86]" office:value-type="float" office:value="0.23844313621521" calcext:value-type="float">
            <text:p>0.238443136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6224.00999" calcext:value-type="float">
            <text:p>1443146224.00999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0981116294861" calcext:value-type="float">
            <text:p>4.0098111629</text:p>
          </table:table-cell>
          <table:table-cell table:formula="of:=[.C87]/([.D87]-[.D86])" office:value-type="float" office:value="99692.4027663918" calcext:value-type="float">
            <text:p>99692.4027663918</text:p>
          </table:table-cell>
          <table:table-cell/>
          <table:table-cell office:value-type="float" office:value="1443146224.24825" calcext:value-type="float">
            <text:p>1443146224.24825</text:p>
          </table:table-cell>
          <table:table-cell table:formula="of:=[.G87]-[.$B$2]" office:value-type="float" office:value="4.24806833267212" calcext:value-type="float">
            <text:p>4.2480683327</text:p>
          </table:table-cell>
          <table:table-cell table:formula="of:=[.C87]/([.H87]-[.H86])" office:value-type="float" office:value="100122.08053135" calcext:value-type="float">
            <text:p>100122.08053135</text:p>
          </table:table-cell>
          <table:table-cell table:formula="of:=[.G87]-[.$B87]" office:value-type="float" office:value="0.238257169723511" calcext:value-type="float">
            <text:p>0.238257169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6224.05339" calcext:value-type="float">
            <text:p>1443146224.05339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320525169373" calcext:value-type="float">
            <text:p>4.0532052517</text:p>
          </table:table-cell>
          <table:table-cell table:formula="of:=[.C88]/([.D88]-[.D87])" office:value-type="float" office:value="99552.7299898905" calcext:value-type="float">
            <text:p>99552.7299898905</text:p>
          </table:table-cell>
          <table:table-cell/>
          <table:table-cell office:value-type="float" office:value="1443146224.29136" calcext:value-type="float">
            <text:p>1443146224.29136</text:p>
          </table:table-cell>
          <table:table-cell table:formula="of:=[.G88]-[.$B$2]" office:value-type="float" office:value="4.2911810874939" calcext:value-type="float">
            <text:p>4.2911810875</text:p>
          </table:table-cell>
          <table:table-cell table:formula="of:=[.C88]/([.H88]-[.H87])" office:value-type="float" office:value="100202.365120446" calcext:value-type="float">
            <text:p>100202.365120446</text:p>
          </table:table-cell>
          <table:table-cell table:formula="of:=[.G88]-[.$B88]" office:value-type="float" office:value="0.237975835800171" calcext:value-type="float">
            <text:p>0.237975835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6224.09652" calcext:value-type="float">
            <text:p>1443146224.09652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633922576904" calcext:value-type="float">
            <text:p>4.0963392258</text:p>
          </table:table-cell>
          <table:table-cell table:formula="of:=[.C89]/([.D89]-[.D88])" office:value-type="float" office:value="100153.07174008" calcext:value-type="float">
            <text:p>100153.07174008</text:p>
          </table:table-cell>
          <table:table-cell/>
          <table:table-cell office:value-type="float" office:value="1443146224.37759" calcext:value-type="float">
            <text:p>1443146224.37759</text:p>
          </table:table-cell>
          <table:table-cell table:formula="of:=[.G89]-[.$B$2]" office:value-type="float" office:value="4.37740731239319" calcext:value-type="float">
            <text:p>4.3774073124</text:p>
          </table:table-cell>
          <table:table-cell table:formula="of:=[.C89]/([.H89]-[.H88])" office:value-type="float" office:value="50100.766965567" calcext:value-type="float">
            <text:p>50100.766965567</text:p>
          </table:table-cell>
          <table:table-cell table:formula="of:=[.G89]-[.$B89]" office:value-type="float" office:value="0.281068086624146" calcext:value-type="float">
            <text:p>0.281068086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6224.13966" calcext:value-type="float">
            <text:p>1443146224.13966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947486877441" calcext:value-type="float">
            <text:p>4.1394748688</text:p>
          </table:table-cell>
          <table:table-cell table:formula="of:=[.C90]/([.D90]-[.D89])" office:value-type="float" office:value="100149.196789812" calcext:value-type="float">
            <text:p>100149.196789812</text:p>
          </table:table-cell>
          <table:table-cell/>
          <table:table-cell office:value-type="float" office:value="1443146224.42058" calcext:value-type="float">
            <text:p>1443146224.42058</text:p>
          </table:table-cell>
          <table:table-cell table:formula="of:=[.G90]-[.$B$2]" office:value-type="float" office:value="4.42039775848389" calcext:value-type="float">
            <text:p>4.4203977585</text:p>
          </table:table-cell>
          <table:table-cell table:formula="of:=[.C90]/([.H90]-[.H89])" office:value-type="float" office:value="100487.442974794" calcext:value-type="float">
            <text:p>100487.442974794</text:p>
          </table:table-cell>
          <table:table-cell table:formula="of:=[.G90]-[.$B90]" office:value-type="float" office:value="0.280922889709473" calcext:value-type="float">
            <text:p>0.280922889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6224.18279" calcext:value-type="float">
            <text:p>1443146224.18279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261003494263" calcext:value-type="float">
            <text:p>4.1826100349</text:p>
          </table:table-cell>
          <table:table-cell table:formula="of:=[.C91]/([.D91]-[.D90])" office:value-type="float" office:value="100150.303887863" calcext:value-type="float">
            <text:p>100150.303887863</text:p>
          </table:table-cell>
          <table:table-cell/>
          <table:table-cell office:value-type="float" office:value="1443146224.46379" calcext:value-type="float">
            <text:p>1443146224.46379</text:p>
          </table:table-cell>
          <table:table-cell table:formula="of:=[.G91]-[.$B$2]" office:value-type="float" office:value="4.46360516548157" calcext:value-type="float">
            <text:p>4.4636051655</text:p>
          </table:table-cell>
          <table:table-cell table:formula="of:=[.C91]/([.H91]-[.H90])" office:value-type="float" office:value="99982.8571113257" calcext:value-type="float">
            <text:p>99982.8571113257</text:p>
          </table:table-cell>
          <table:table-cell table:formula="of:=[.G91]-[.$B91]" office:value-type="float" office:value="0.28099513053894" calcext:value-type="float">
            <text:p>0.280995130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6224.22592" calcext:value-type="float">
            <text:p>1443146224.22592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574305534363" calcext:value-type="float">
            <text:p>4.2257430553</text:p>
          </table:table-cell>
          <table:table-cell table:formula="of:=[.C92]/([.D92]-[.D91])" office:value-type="float" office:value="100155.286132008" calcext:value-type="float">
            <text:p>100155.286132008</text:p>
          </table:table-cell>
          <table:table-cell/>
          <table:table-cell office:value-type="float" office:value="1443146224.50694" calcext:value-type="float">
            <text:p>1443146224.50694</text:p>
          </table:table-cell>
          <table:table-cell table:formula="of:=[.G92]-[.$B$2]" office:value-type="float" office:value="4.50675511360168" calcext:value-type="float">
            <text:p>4.5067551136</text:p>
          </table:table-cell>
          <table:table-cell table:formula="of:=[.C92]/([.H92]-[.H91])" office:value-type="float" office:value="100115.995226097" calcext:value-type="float">
            <text:p>100115.995226097</text:p>
          </table:table-cell>
          <table:table-cell table:formula="of:=[.G92]-[.$B92]" office:value-type="float" office:value="0.281012058258057" calcext:value-type="float">
            <text:p>0.281012058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6224.26909" calcext:value-type="float">
            <text:p>1443146224.26909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891183853149" calcext:value-type="float">
            <text:p>4.2689118385</text:p>
          </table:table-cell>
          <table:table-cell table:formula="of:=[.C93]/([.D93]-[.D92])" office:value-type="float" office:value="100072.313393681" calcext:value-type="float">
            <text:p>100072.313393681</text:p>
          </table:table-cell>
          <table:table-cell/>
          <table:table-cell office:value-type="float" office:value="1443146224.55005" calcext:value-type="float">
            <text:p>1443146224.55005</text:p>
          </table:table-cell>
          <table:table-cell table:formula="of:=[.G93]-[.$B$2]" office:value-type="float" office:value="4.54987049102783" calcext:value-type="float">
            <text:p>4.549870491</text:p>
          </table:table-cell>
          <table:table-cell table:formula="of:=[.C93]/([.H93]-[.H92])" office:value-type="float" office:value="100196.270052367" calcext:value-type="float">
            <text:p>100196.270052367</text:p>
          </table:table-cell>
          <table:table-cell table:formula="of:=[.G93]-[.$B93]" office:value-type="float" office:value="0.280958652496338" calcext:value-type="float">
            <text:p>0.280958652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6224.31222" calcext:value-type="float">
            <text:p>1443146224.31222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20448589325" calcext:value-type="float">
            <text:p>4.3120448589</text:p>
          </table:table-cell>
          <table:table-cell table:formula="of:=[.C94]/([.D94]-[.D93])" office:value-type="float" office:value="100155.286132008" calcext:value-type="float">
            <text:p>100155.286132008</text:p>
          </table:table-cell>
          <table:table-cell/>
          <table:table-cell office:value-type="float" office:value="1443146224.59328" calcext:value-type="float">
            <text:p>1443146224.59328</text:p>
          </table:table-cell>
          <table:table-cell table:formula="of:=[.G94]-[.$B$2]" office:value-type="float" office:value="4.59309697151184" calcext:value-type="float">
            <text:p>4.5930969715</text:p>
          </table:table-cell>
          <table:table-cell table:formula="of:=[.C94]/([.H94]-[.H93])" office:value-type="float" office:value="99938.7401340283" calcext:value-type="float">
            <text:p>99938.7401340283</text:p>
          </table:table-cell>
          <table:table-cell table:formula="of:=[.G94]-[.$B94]" office:value-type="float" office:value="0.281052112579346" calcext:value-type="float">
            <text:p>0.281052112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6224.35536" calcext:value-type="float">
            <text:p>1443146224.35536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517549514771" calcext:value-type="float">
            <text:p>4.3551754951</text:p>
          </table:table-cell>
          <table:table-cell table:formula="of:=[.C95]/([.D95]-[.D94])" office:value-type="float" office:value="100160.822540256" calcext:value-type="float">
            <text:p>100160.822540256</text:p>
          </table:table-cell>
          <table:table-cell/>
          <table:table-cell office:value-type="float" office:value="1443146224.63644" calcext:value-type="float">
            <text:p>1443146224.63644</text:p>
          </table:table-cell>
          <table:table-cell table:formula="of:=[.G95]-[.$B$2]" office:value-type="float" office:value="4.63625860214233" calcext:value-type="float">
            <text:p>4.6362586021</text:p>
          </table:table-cell>
          <table:table-cell table:formula="of:=[.C95]/([.H95]-[.H94])" office:value-type="float" office:value="100088.896941442" calcext:value-type="float">
            <text:p>100088.896941442</text:p>
          </table:table-cell>
          <table:table-cell table:formula="of:=[.G95]-[.$B95]" office:value-type="float" office:value="0.281083106994629" calcext:value-type="float">
            <text:p>0.28108310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6224.39849" calcext:value-type="float">
            <text:p>1443146224.39849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830899238586" calcext:value-type="float">
            <text:p>4.3983089924</text:p>
          </table:table-cell>
          <table:table-cell table:formula="of:=[.C96]/([.D96]-[.D95])" office:value-type="float" office:value="100154.178923804" calcext:value-type="float">
            <text:p>100154.178923804</text:p>
          </table:table-cell>
          <table:table-cell/>
          <table:table-cell office:value-type="float" office:value="1443146224.68328" calcext:value-type="float">
            <text:p>1443146224.68328</text:p>
          </table:table-cell>
          <table:table-cell table:formula="of:=[.G96]-[.$B$2]" office:value-type="float" office:value="4.68310213088989" calcext:value-type="float">
            <text:p>4.6831021309</text:p>
          </table:table-cell>
          <table:table-cell table:formula="of:=[.C96]/([.H96]-[.H95])" office:value-type="float" office:value="92221.9165699628" calcext:value-type="float">
            <text:p>92221.9165699628</text:p>
          </table:table-cell>
          <table:table-cell table:formula="of:=[.G96]-[.$B96]" office:value-type="float" office:value="0.284793138504028" calcext:value-type="float">
            <text:p>0.284793138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6224.44162" calcext:value-type="float">
            <text:p>1443146224.44162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4144344329834" calcext:value-type="float">
            <text:p>4.4414434433</text:p>
          </table:table-cell>
          <table:table-cell table:formula="of:=[.C97]/([.D97]-[.D96])" office:value-type="float" office:value="100151.964580835" calcext:value-type="float">
            <text:p>100151.964580835</text:p>
          </table:table-cell>
          <table:table-cell/>
          <table:table-cell office:value-type="float" office:value="1443146224.809" calcext:value-type="float">
            <text:p>1443146224.809</text:p>
          </table:table-cell>
          <table:table-cell table:formula="of:=[.G97]-[.$B$2]" office:value-type="float" office:value="4.80881500244141" calcext:value-type="float">
            <text:p>4.8088150024</text:p>
          </table:table-cell>
          <table:table-cell table:formula="of:=[.C97]/([.H97]-[.H96])" office:value-type="float" office:value="34364.022925288" calcext:value-type="float">
            <text:p>34364.022925288</text:p>
          </table:table-cell>
          <table:table-cell table:formula="of:=[.G97]-[.$B97]" office:value-type="float" office:value="0.367371559143066" calcext:value-type="float">
            <text:p>0.367371559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6224.48475" calcext:value-type="float">
            <text:p>1443146224.48475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456764221191" calcext:value-type="float">
            <text:p>4.4845676422</text:p>
          </table:table-cell>
          <table:table-cell table:formula="of:=[.C98]/([.D98]-[.D97])" office:value-type="float" office:value="100175.773900352" calcext:value-type="float">
            <text:p>100175.773900352</text:p>
          </table:table-cell>
          <table:table-cell/>
          <table:table-cell office:value-type="float" office:value="1443146224.82335" calcext:value-type="float">
            <text:p>1443146224.82335</text:p>
          </table:table-cell>
          <table:table-cell table:formula="of:=[.G98]-[.$B$2]" office:value-type="float" office:value="4.82317495346069" calcext:value-type="float">
            <text:p>4.8231749535</text:p>
          </table:table-cell>
          <table:table-cell table:formula="of:=[.C98]/([.H98]-[.H97])" office:value-type="float" office:value="300836.680723892" calcext:value-type="float">
            <text:p>300836.680723892</text:p>
          </table:table-cell>
          <table:table-cell table:formula="of:=[.G98]-[.$B98]" office:value-type="float" office:value="0.338607311248779" calcext:value-type="float">
            <text:p>0.338607311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6224.52787" calcext:value-type="float">
            <text:p>1443146224.52787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769017219543" calcext:value-type="float">
            <text:p>4.5276901722</text:p>
          </table:table-cell>
          <table:table-cell table:formula="of:=[.C99]/([.D99]-[.D98])" office:value-type="float" office:value="100179.650907563" calcext:value-type="float">
            <text:p>100179.650907563</text:p>
          </table:table-cell>
          <table:table-cell/>
          <table:table-cell office:value-type="float" office:value="1443146224.85208" calcext:value-type="float">
            <text:p>1443146224.85208</text:p>
          </table:table-cell>
          <table:table-cell table:formula="of:=[.G99]-[.$B$2]" office:value-type="float" office:value="4.85190391540527" calcext:value-type="float">
            <text:p>4.8519039154</text:p>
          </table:table-cell>
          <table:table-cell table:formula="of:=[.C99]/([.H99]-[.H98])" office:value-type="float" office:value="150370.904745307" calcext:value-type="float">
            <text:p>150370.904745307</text:p>
          </table:table-cell>
          <table:table-cell table:formula="of:=[.G99]-[.$B99]" office:value-type="float" office:value="0.324213743209839" calcext:value-type="float">
            <text:p>0.324213743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6224.57099" calcext:value-type="float">
            <text:p>1443146224.57099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7081365585327" calcext:value-type="float">
            <text:p>4.5708136559</text:p>
          </table:table-cell>
          <table:table-cell table:formula="of:=[.C100]/([.D100]-[.D99])" office:value-type="float" office:value="100177.435438125" calcext:value-type="float">
            <text:p>100177.435438125</text:p>
          </table:table-cell>
          <table:table-cell/>
          <table:table-cell office:value-type="float" office:value="1443146224.89542" calcext:value-type="float">
            <text:p>1443146224.89542</text:p>
          </table:table-cell>
          <table:table-cell table:formula="of:=[.G100]-[.$B$2]" office:value-type="float" office:value="4.8952374458313" calcext:value-type="float">
            <text:p>4.8952374458</text:p>
          </table:table-cell>
          <table:table-cell table:formula="of:=[.C100]/([.H100]-[.H99])" office:value-type="float" office:value="99691.8542645554" calcext:value-type="float">
            <text:p>99691.8542645554</text:p>
          </table:table-cell>
          <table:table-cell table:formula="of:=[.G100]-[.$B100]" office:value-type="float" office:value="0.324423789978027" calcext:value-type="float">
            <text:p>0.3244237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6224.61413" calcext:value-type="float">
            <text:p>1443146224.61413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395001411438" calcext:value-type="float">
            <text:p>4.6139500141</text:p>
          </table:table-cell>
          <table:table-cell table:formula="of:=[.C101]/([.D101]-[.D100])" office:value-type="float" office:value="100147.536188629" calcext:value-type="float">
            <text:p>100147.536188629</text:p>
          </table:table-cell>
          <table:table-cell/>
          <table:table-cell office:value-type="float" office:value="1443146224.93841" calcext:value-type="float">
            <text:p>1443146224.93841</text:p>
          </table:table-cell>
          <table:table-cell table:formula="of:=[.G101]-[.$B$2]" office:value-type="float" office:value="4.93823099136353" calcext:value-type="float">
            <text:p>4.9382309914</text:p>
          </table:table-cell>
          <table:table-cell table:formula="of:=[.C101]/([.H101]-[.H100])" office:value-type="float" office:value="100480.198748946" calcext:value-type="float">
            <text:p>100480.198748946</text:p>
          </table:table-cell>
          <table:table-cell table:formula="of:=[.G101]-[.$B101]" office:value-type="float" office:value="0.324280977249145" calcext:value-type="float">
            <text:p>0.32428097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6224.65727" calcext:value-type="float">
            <text:p>1443146224.65727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708541870117" calcext:value-type="float">
            <text:p>4.6570854187</text:p>
          </table:table-cell>
          <table:table-cell table:formula="of:=[.C102]/([.D102]-[.D101])" office:value-type="float" office:value="100149.750335778" calcext:value-type="float">
            <text:p>100149.750335778</text:p>
          </table:table-cell>
          <table:table-cell/>
          <table:table-cell office:value-type="float" office:value="1443146224.98159" calcext:value-type="float">
            <text:p>1443146224.98159</text:p>
          </table:table-cell>
          <table:table-cell table:formula="of:=[.G102]-[.$B$2]" office:value-type="float" office:value="4.98140978813171" calcext:value-type="float">
            <text:p>4.9814097881</text:p>
          </table:table-cell>
          <table:table-cell table:formula="of:=[.C102]/([.H102]-[.H101])" office:value-type="float" office:value="100049.105656939" calcext:value-type="float">
            <text:p>100049.105656939</text:p>
          </table:table-cell>
          <table:table-cell table:formula="of:=[.G102]-[.$B102]" office:value-type="float" office:value="0.324324369430542" calcext:value-type="float">
            <text:p>0.324324369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6224.7004" calcext:value-type="float">
            <text:p>1443146224.7004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70021772384644" calcext:value-type="float">
            <text:p>4.7002177238</text:p>
          </table:table-cell>
          <table:table-cell table:formula="of:=[.C103]/([.D103]-[.D102])" office:value-type="float" office:value="100156.946990216" calcext:value-type="float">
            <text:p>100156.946990216</text:p>
          </table:table-cell>
          <table:table-cell/>
          <table:table-cell office:value-type="float" office:value="1443146225.02466" calcext:value-type="float">
            <text:p>1443146225.02466</text:p>
          </table:table-cell>
          <table:table-cell table:formula="of:=[.G103]-[.$B$2]" office:value-type="float" office:value="5.02447557449341" calcext:value-type="float">
            <text:p>5.0244755745</text:p>
          </table:table-cell>
          <table:table-cell table:formula="of:=[.C103]/([.H103]-[.H102])" office:value-type="float" office:value="100311.647945259" calcext:value-type="float">
            <text:p>100311.647945259</text:p>
          </table:table-cell>
          <table:table-cell table:formula="of:=[.G103]-[.$B103]" office:value-type="float" office:value="0.324257850646973" calcext:value-type="float">
            <text:p>0.324257850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6224.74354" calcext:value-type="float">
            <text:p>1443146224.74354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336314201355" calcext:value-type="float">
            <text:p>4.743363142</text:p>
          </table:table-cell>
          <table:table-cell table:formula="of:=[.C104]/([.D104]-[.D103])" office:value-type="float" office:value="100126.506672561" calcext:value-type="float">
            <text:p>100126.506672561</text:p>
          </table:table-cell>
          <table:table-cell/>
          <table:table-cell office:value-type="float" office:value="1443146225.03781" calcext:value-type="float">
            <text:p>1443146225.03781</text:p>
          </table:table-cell>
          <table:table-cell table:formula="of:=[.G104]-[.$B$2]" office:value-type="float" office:value="5.03762698173523" calcext:value-type="float">
            <text:p>5.0376269817</text:p>
          </table:table-cell>
          <table:table-cell table:formula="of:=[.C104]/([.H104]-[.H103])" office:value-type="float" office:value="328481.957905042" calcext:value-type="float">
            <text:p>328481.957905042</text:p>
          </table:table-cell>
          <table:table-cell table:formula="of:=[.G104]-[.$B104]" office:value-type="float" office:value="0.29426383972168" calcext:value-type="float">
            <text:p>0.294263839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6224.78667" calcext:value-type="float">
            <text:p>1443146224.78667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648996353149" calcext:value-type="float">
            <text:p>4.7864899635</text:p>
          </table:table-cell>
          <table:table-cell table:formula="of:=[.C105]/([.D105]-[.D104])" office:value-type="float" office:value="100169.682066705" calcext:value-type="float">
            <text:p>100169.682066705</text:p>
          </table:table-cell>
          <table:table-cell/>
          <table:table-cell office:value-type="float" office:value="1443146225.06765" calcext:value-type="float">
            <text:p>1443146225.06765</text:p>
          </table:table-cell>
          <table:table-cell table:formula="of:=[.G105]-[.$B$2]" office:value-type="float" office:value="5.06746959686279" calcext:value-type="float">
            <text:p>5.0674695969</text:p>
          </table:table-cell>
          <table:table-cell table:formula="of:=[.C105]/([.H105]-[.H104])" office:value-type="float" office:value="144759.431488627" calcext:value-type="float">
            <text:p>144759.431488627</text:p>
          </table:table-cell>
          <table:table-cell table:formula="of:=[.G105]-[.$B105]" office:value-type="float" office:value="0.280979633331299" calcext:value-type="float">
            <text:p>0.280979633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6224.8298" calcext:value-type="float">
            <text:p>1443146224.8298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96217918396" calcext:value-type="float">
            <text:p>4.8296217918</text:p>
          </table:table-cell>
          <table:table-cell table:formula="of:=[.C106]/([.D106]-[.D105])" office:value-type="float" office:value="100158.054259624" calcext:value-type="float">
            <text:p>100158.054259624</text:p>
          </table:table-cell>
          <table:table-cell/>
          <table:table-cell office:value-type="float" office:value="1443146225.11094" calcext:value-type="float">
            <text:p>1443146225.11094</text:p>
          </table:table-cell>
          <table:table-cell table:formula="of:=[.G106]-[.$B$2]" office:value-type="float" office:value="5.11075592041016" calcext:value-type="float">
            <text:p>5.1107559204</text:p>
          </table:table-cell>
          <table:table-cell table:formula="of:=[.C106]/([.H106]-[.H105])" office:value-type="float" office:value="99800.5754698275" calcext:value-type="float">
            <text:p>99800.5754698275</text:p>
          </table:table-cell>
          <table:table-cell table:formula="of:=[.G106]-[.$B106]" office:value-type="float" office:value="0.281134128570557" calcext:value-type="float">
            <text:p>0.281134128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6224.87294" calcext:value-type="float">
            <text:p>1443146224.87294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27560043335" calcext:value-type="float">
            <text:p>4.8727560043</text:p>
          </table:table-cell>
          <table:table-cell table:formula="of:=[.C107]/([.D107]-[.D106])" office:value-type="float" office:value="100152.518157397" calcext:value-type="float">
            <text:p>100152.518157397</text:p>
          </table:table-cell>
          <table:table-cell/>
          <table:table-cell office:value-type="float" office:value="1443146225.15402" calcext:value-type="float">
            <text:p>1443146225.15402</text:p>
          </table:table-cell>
          <table:table-cell table:formula="of:=[.G107]-[.$B$2]" office:value-type="float" office:value="5.15383768081665" calcext:value-type="float">
            <text:p>5.1538376808</text:p>
          </table:table-cell>
          <table:table-cell table:formula="of:=[.C107]/([.H107]-[.H106])" office:value-type="float" office:value="100274.453950791" calcext:value-type="float">
            <text:p>100274.453950791</text:p>
          </table:table-cell>
          <table:table-cell table:formula="of:=[.G107]-[.$B107]" office:value-type="float" office:value="0.281081676483154" calcext:value-type="float">
            <text:p>0.281081676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6224.91606" calcext:value-type="float">
            <text:p>1443146224.91606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58821105957" calcext:value-type="float">
            <text:p>4.9158821106</text:p>
          </table:table-cell>
          <table:table-cell table:formula="of:=[.C108]/([.D108]-[.D107])" office:value-type="float" office:value="100171.343402402" calcext:value-type="float">
            <text:p>100171.343402402</text:p>
          </table:table-cell>
          <table:table-cell/>
          <table:table-cell office:value-type="float" office:value="1443146225.16715" calcext:value-type="float">
            <text:p>1443146225.16715</text:p>
          </table:table-cell>
          <table:table-cell table:formula="of:=[.G108]-[.$B$2]" office:value-type="float" office:value="5.16697311401367" calcext:value-type="float">
            <text:p>5.166973114</text:p>
          </table:table-cell>
          <table:table-cell table:formula="of:=[.C108]/([.H108]-[.H107])" office:value-type="float" office:value="328881.425926598" calcext:value-type="float">
            <text:p>328881.425926598</text:p>
          </table:table-cell>
          <table:table-cell table:formula="of:=[.G108]-[.$B108]" office:value-type="float" office:value="0.251091003417969" calcext:value-type="float">
            <text:p>0.251091003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6224.9592" calcext:value-type="float">
            <text:p>1443146224.9592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901823043823" calcext:value-type="float">
            <text:p>4.9590182304</text:p>
          </table:table-cell>
          <table:table-cell table:formula="of:=[.C109]/([.D109]-[.D108])" office:value-type="float" office:value="100148.089716238" calcext:value-type="float">
            <text:p>100148.089716238</text:p>
          </table:table-cell>
          <table:table-cell/>
          <table:table-cell office:value-type="float" office:value="1443146225.19705" calcext:value-type="float">
            <text:p>1443146225.19705</text:p>
          </table:table-cell>
          <table:table-cell table:formula="of:=[.G109]-[.$B$2]" office:value-type="float" office:value="5.19687175750732" calcext:value-type="float">
            <text:p>5.1968717575</text:p>
          </table:table-cell>
          <table:table-cell table:formula="of:=[.C109]/([.H109]-[.H108])" office:value-type="float" office:value="144488.160505247" calcext:value-type="float">
            <text:p>144488.160505247</text:p>
          </table:table-cell>
          <table:table-cell table:formula="of:=[.G109]-[.$B109]" office:value-type="float" office:value="0.237853527069092" calcext:value-type="float">
            <text:p>0.237853527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6225.00219" calcext:value-type="float">
            <text:p>1443146225.00219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5.00200605392456" calcext:value-type="float">
            <text:p>5.0020060539</text:p>
          </table:table-cell>
          <table:table-cell table:formula="of:=[.C110]/([.D110]-[.D109])" office:value-type="float" office:value="100493.573520277" calcext:value-type="float">
            <text:p>100493.573520277</text:p>
          </table:table-cell>
          <table:table-cell/>
          <table:table-cell office:value-type="float" office:value="1443146225.23823" calcext:value-type="float">
            <text:p>1443146225.23823</text:p>
          </table:table-cell>
          <table:table-cell table:formula="of:=[.G110]-[.$B$2]" office:value-type="float" office:value="5.23805069923401" calcext:value-type="float">
            <text:p>5.2380506992</text:p>
          </table:table-cell>
          <table:table-cell table:formula="of:=[.C110]/([.H110]-[.H109])" office:value-type="float" office:value="104907.98983308" calcext:value-type="float">
            <text:p>104907.98983308</text:p>
          </table:table-cell>
          <table:table-cell table:formula="of:=[.G110]-[.$B110]" office:value-type="float" office:value="0.236044645309448" calcext:value-type="float">
            <text:p>0.236044645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6225.04349" calcext:value-type="float">
            <text:p>1443146225.04349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331207275391" calcext:value-type="float">
            <text:p>5.0433120728</text:p>
          </table:table-cell>
          <table:table-cell table:formula="of:=[.C111]/([.D111]-[.D110])" office:value-type="float" office:value="104585.242597403" calcext:value-type="float">
            <text:p>104585.242597403</text:p>
          </table:table-cell>
          <table:table-cell/>
          <table:table-cell office:value-type="float" office:value="1443146225.27963" calcext:value-type="float">
            <text:p>1443146225.27963</text:p>
          </table:table-cell>
          <table:table-cell table:formula="of:=[.G111]-[.$B$2]" office:value-type="float" office:value="5.27945303916931" calcext:value-type="float">
            <text:p>5.2794530392</text:p>
          </table:table-cell>
          <table:table-cell table:formula="of:=[.C111]/([.H111]-[.H110])" office:value-type="float" office:value="104341.928662743" calcext:value-type="float">
            <text:p>104341.928662743</text:p>
          </table:table-cell>
          <table:table-cell table:formula="of:=[.G111]-[.$B111]" office:value-type="float" office:value="0.236140966415405" calcext:value-type="float">
            <text:p>0.236140966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6225.08479" calcext:value-type="float">
            <text:p>1443146225.08479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461046218872" calcext:value-type="float">
            <text:p>5.0846104622</text:p>
          </table:table-cell>
          <table:table-cell table:formula="of:=[.C112]/([.D112]-[.D111])" office:value-type="float" office:value="104604.56349802" calcext:value-type="float">
            <text:p>104604.56349802</text:p>
          </table:table-cell>
          <table:table-cell/>
          <table:table-cell office:value-type="float" office:value="1443146225.32093" calcext:value-type="float">
            <text:p>1443146225.32093</text:p>
          </table:table-cell>
          <table:table-cell table:formula="of:=[.G112]-[.$B$2]" office:value-type="float" office:value="5.32075190544128" calcext:value-type="float">
            <text:p>5.3207519054</text:p>
          </table:table-cell>
          <table:table-cell table:formula="of:=[.C112]/([.H112]-[.H111])" office:value-type="float" office:value="104603.355732594" calcext:value-type="float">
            <text:p>104603.355732594</text:p>
          </table:table-cell>
          <table:table-cell table:formula="of:=[.G112]-[.$B112]" office:value-type="float" office:value="0.236141443252563" calcext:value-type="float">
            <text:p>0.236141443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6225.12609" calcext:value-type="float">
            <text:p>1443146225.12609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591028213501" calcext:value-type="float">
            <text:p>5.1259102821</text:p>
          </table:table-cell>
          <table:table-cell table:formula="of:=[.C113]/([.D113]-[.D112])" office:value-type="float" office:value="104600.940285411" calcext:value-type="float">
            <text:p>104600.940285411</text:p>
          </table:table-cell>
          <table:table-cell/>
          <table:table-cell office:value-type="float" office:value="1443146225.36224" calcext:value-type="float">
            <text:p>1443146225.36224</text:p>
          </table:table-cell>
          <table:table-cell table:formula="of:=[.G113]-[.$B$2]" office:value-type="float" office:value="5.36205577850342" calcext:value-type="float">
            <text:p>5.3620557785</text:p>
          </table:table-cell>
          <table:table-cell table:formula="of:=[.C113]/([.H113]-[.H112])" office:value-type="float" office:value="104590.675879266" calcext:value-type="float">
            <text:p>104590.675879266</text:p>
          </table:table-cell>
          <table:table-cell table:formula="of:=[.G113]-[.$B113]" office:value-type="float" office:value="0.236145496368408" calcext:value-type="float">
            <text:p>0.236145496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6225.16739" calcext:value-type="float">
            <text:p>1443146225.16739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720700263977" calcext:value-type="float">
            <text:p>5.1672070026</text:p>
          </table:table-cell>
          <table:table-cell table:formula="of:=[.C114]/([.D114]-[.D113])" office:value-type="float" office:value="104608.790896652" calcext:value-type="float">
            <text:p>104608.790896652</text:p>
          </table:table-cell>
          <table:table-cell/>
          <table:table-cell office:value-type="float" office:value="1443146225.4035" calcext:value-type="float">
            <text:p>1443146225.4035</text:p>
          </table:table-cell>
          <table:table-cell table:formula="of:=[.G114]-[.$B$2]" office:value-type="float" office:value="5.40331673622131" calcext:value-type="float">
            <text:p>5.4033167362</text:p>
          </table:table-cell>
          <table:table-cell table:formula="of:=[.C114]/([.H114]-[.H113])" office:value-type="float" office:value="104699.460190338" calcext:value-type="float">
            <text:p>104699.460190338</text:p>
          </table:table-cell>
          <table:table-cell table:formula="of:=[.G114]-[.$B114]" office:value-type="float" office:value="0.236109733581543" calcext:value-type="float">
            <text:p>0.236109733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6225.20867" calcext:value-type="float">
            <text:p>1443146225.20867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849275588989" calcext:value-type="float">
            <text:p>5.2084927559</text:p>
          </table:table-cell>
          <table:table-cell table:formula="of:=[.C115]/([.D115]-[.D114])" office:value-type="float" office:value="104636.579447348" calcext:value-type="float">
            <text:p>104636.579447348</text:p>
          </table:table-cell>
          <table:table-cell/>
          <table:table-cell office:value-type="float" office:value="1443146225.44485" calcext:value-type="float">
            <text:p>1443146225.44485</text:p>
          </table:table-cell>
          <table:table-cell table:formula="of:=[.G115]-[.$B$2]" office:value-type="float" office:value="5.44467401504517" calcext:value-type="float">
            <text:p>5.444674015</text:p>
          </table:table-cell>
          <table:table-cell table:formula="of:=[.C115]/([.H115]-[.H114])" office:value-type="float" office:value="104455.615138501" calcext:value-type="float">
            <text:p>104455.615138501</text:p>
          </table:table-cell>
          <table:table-cell table:formula="of:=[.G115]-[.$B115]" office:value-type="float" office:value="0.236181259155273" calcext:value-type="float">
            <text:p>0.236181259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6225.24997" calcext:value-type="float">
            <text:p>1443146225.24997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979209899902" calcext:value-type="float">
            <text:p>5.249792099</text:p>
          </table:table-cell>
          <table:table-cell table:formula="of:=[.C116]/([.D116]-[.D115])" office:value-type="float" office:value="104602.147995058" calcext:value-type="float">
            <text:p>104602.147995058</text:p>
          </table:table-cell>
          <table:table-cell/>
          <table:table-cell office:value-type="float" office:value="1443146225.48608" calcext:value-type="float">
            <text:p>1443146225.48608</text:p>
          </table:table-cell>
          <table:table-cell table:formula="of:=[.G116]-[.$B$2]" office:value-type="float" office:value="5.48589491844177" calcext:value-type="float">
            <text:p>5.4858949184</text:p>
          </table:table-cell>
          <table:table-cell table:formula="of:=[.C116]/([.H116]-[.H115])" office:value-type="float" office:value="104801.19657823" calcext:value-type="float">
            <text:p>104801.19657823</text:p>
          </table:table-cell>
          <table:table-cell table:formula="of:=[.G116]-[.$B116]" office:value-type="float" office:value="0.236102819442749" calcext:value-type="float">
            <text:p>0.236102819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6225.29126" calcext:value-type="float">
            <text:p>1443146225.29126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910795211792" calcext:value-type="float">
            <text:p>5.2910795212</text:p>
          </table:table-cell>
          <table:table-cell table:formula="of:=[.C117]/([.D117]-[.D116])" office:value-type="float" office:value="104632.349802508" calcext:value-type="float">
            <text:p>104632.349802508</text:p>
          </table:table-cell>
          <table:table-cell/>
          <table:table-cell office:value-type="float" office:value="1443146225.52738" calcext:value-type="float">
            <text:p>1443146225.52738</text:p>
          </table:table-cell>
          <table:table-cell table:formula="of:=[.G117]-[.$B$2]" office:value-type="float" office:value="5.52720093727112" calcext:value-type="float">
            <text:p>5.5272009373</text:p>
          </table:table-cell>
          <table:table-cell table:formula="of:=[.C117]/([.H117]-[.H116])" office:value-type="float" office:value="104585.242597403" calcext:value-type="float">
            <text:p>104585.242597403</text:p>
          </table:table-cell>
          <table:table-cell table:formula="of:=[.G117]-[.$B117]" office:value-type="float" office:value="0.236121416091919" calcext:value-type="float">
            <text:p>0.236121416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6225.33255" calcext:value-type="float">
            <text:p>1443146225.33255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236742019653" calcext:value-type="float">
            <text:p>5.3323674202</text:p>
          </table:table-cell>
          <table:table-cell table:formula="of:=[.C118]/([.D118]-[.D117])" office:value-type="float" office:value="104631.14139536" calcext:value-type="float">
            <text:p>104631.14139536</text:p>
          </table:table-cell>
          <table:table-cell/>
          <table:table-cell office:value-type="float" office:value="1443146225.56863" calcext:value-type="float">
            <text:p>1443146225.56863</text:p>
          </table:table-cell>
          <table:table-cell table:formula="of:=[.G118]-[.$B$2]" office:value-type="float" office:value="5.56845235824585" calcext:value-type="float">
            <text:p>5.5684523582</text:p>
          </table:table-cell>
          <table:table-cell table:formula="of:=[.C118]/([.H118]-[.H117])" office:value-type="float" office:value="104723.665219829" calcext:value-type="float">
            <text:p>104723.665219829</text:p>
          </table:table-cell>
          <table:table-cell table:formula="of:=[.G118]-[.$B118]" office:value-type="float" office:value="0.236084938049316" calcext:value-type="float">
            <text:p>0.23608493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6225.37383" calcext:value-type="float">
            <text:p>1443146225.37383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365436553955" calcext:value-type="float">
            <text:p>5.3736543655</text:p>
          </table:table-cell>
          <table:table-cell table:formula="of:=[.C119]/([.D119]-[.D118])" office:value-type="float" office:value="104633.55823757" calcext:value-type="float">
            <text:p>104633.55823757</text:p>
          </table:table-cell>
          <table:table-cell/>
          <table:table-cell office:value-type="float" office:value="1443146225.60994" calcext:value-type="float">
            <text:p>1443146225.60994</text:p>
          </table:table-cell>
          <table:table-cell table:formula="of:=[.G119]-[.$B$2]" office:value-type="float" office:value="5.60975933074951" calcext:value-type="float">
            <text:p>5.6097593307</text:p>
          </table:table-cell>
          <table:table-cell table:formula="of:=[.C119]/([.H119]-[.H118])" office:value-type="float" office:value="104582.827986655" calcext:value-type="float">
            <text:p>104582.827986655</text:p>
          </table:table-cell>
          <table:table-cell table:formula="of:=[.G119]-[.$B119]" office:value-type="float" office:value="0.236104965209961" calcext:value-type="float">
            <text:p>0.236104965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6225.41512" calcext:value-type="float">
            <text:p>1443146225.41512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494059562683" calcext:value-type="float">
            <text:p>5.4149405956</text:p>
          </table:table-cell>
          <table:table-cell table:formula="of:=[.C120]/([.D120]-[.D119])" office:value-type="float" office:value="104635.370942501" calcext:value-type="float">
            <text:p>104635.370942501</text:p>
          </table:table-cell>
          <table:table-cell/>
          <table:table-cell office:value-type="float" office:value="1443146225.65125" calcext:value-type="float">
            <text:p>1443146225.65125</text:p>
          </table:table-cell>
          <table:table-cell table:formula="of:=[.G120]-[.$B$2]" office:value-type="float" office:value="5.65106701850891" calcext:value-type="float">
            <text:p>5.6510670185</text:p>
          </table:table-cell>
          <table:table-cell table:formula="of:=[.C120]/([.H120]-[.H119])" office:value-type="float" office:value="104581.017101762" calcext:value-type="float">
            <text:p>104581.017101762</text:p>
          </table:table-cell>
          <table:table-cell table:formula="of:=[.G120]-[.$B120]" office:value-type="float" office:value="0.23612642288208" calcext:value-type="float">
            <text:p>0.236126422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6225.45641" calcext:value-type="float">
            <text:p>1443146225.45641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623207092285" calcext:value-type="float">
            <text:p>5.4562320709</text:p>
          </table:table-cell>
          <table:table-cell table:formula="of:=[.C121]/([.D121]-[.D120])" office:value-type="float" office:value="104622.07923136" calcext:value-type="float">
            <text:p>104622.07923136</text:p>
          </table:table-cell>
          <table:table-cell/>
          <table:table-cell office:value-type="float" office:value="1443146225.69254" calcext:value-type="float">
            <text:p>1443146225.69254</text:p>
          </table:table-cell>
          <table:table-cell table:formula="of:=[.G121]-[.$B$2]" office:value-type="float" office:value="5.69235682487488" calcext:value-type="float">
            <text:p>5.6923568249</text:p>
          </table:table-cell>
          <table:table-cell table:formula="of:=[.C121]/([.H121]-[.H120])" office:value-type="float" office:value="104626.308045871" calcext:value-type="float">
            <text:p>104626.308045871</text:p>
          </table:table-cell>
          <table:table-cell table:formula="of:=[.G121]-[.$B121]" office:value-type="float" office:value="0.236124753952026" calcext:value-type="float">
            <text:p>0.23612475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6225.49774" calcext:value-type="float">
            <text:p>1443146225.49774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756407737732" calcext:value-type="float">
            <text:p>5.4975640774</text:p>
          </table:table-cell>
          <table:table-cell table:formula="of:=[.C122]/([.D122]-[.D121])" office:value-type="float" office:value="104519.484307131" calcext:value-type="float">
            <text:p>104519.484307131</text:p>
          </table:table-cell>
          <table:table-cell/>
          <table:table-cell office:value-type="float" office:value="1443146225.73364" calcext:value-type="float">
            <text:p>1443146225.73364</text:p>
          </table:table-cell>
          <table:table-cell table:formula="of:=[.G122]-[.$B$2]" office:value-type="float" office:value="5.73346257209778" calcext:value-type="float">
            <text:p>5.7334625721</text:p>
          </table:table-cell>
          <table:table-cell table:formula="of:=[.C122]/([.H122]-[.H121])" office:value-type="float" office:value="105094.793109448" calcext:value-type="float">
            <text:p>105094.793109448</text:p>
          </table:table-cell>
          <table:table-cell table:formula="of:=[.G122]-[.$B122]" office:value-type="float" office:value="0.235898494720459" calcext:value-type="float">
            <text:p>0.235898494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6225.53903" calcext:value-type="float">
            <text:p>1443146225.53903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885126113892" calcext:value-type="float">
            <text:p>5.5388512611</text:p>
          </table:table-cell>
          <table:table-cell table:formula="of:=[.C123]/([.D123]-[.D122])" office:value-type="float" office:value="104632.95401655" calcext:value-type="float">
            <text:p>104632.95401655</text:p>
          </table:table-cell>
          <table:table-cell/>
          <table:table-cell office:value-type="float" office:value="1443146225.7751" calcext:value-type="float">
            <text:p>1443146225.7751</text:p>
          </table:table-cell>
          <table:table-cell table:formula="of:=[.G123]-[.$B$2]" office:value-type="float" office:value="5.77491688728333" calcext:value-type="float">
            <text:p>5.7749168873</text:p>
          </table:table-cell>
          <table:table-cell table:formula="of:=[.C123]/([.H123]-[.H122])" office:value-type="float" office:value="104211.105180823" calcext:value-type="float">
            <text:p>104211.105180823</text:p>
          </table:table-cell>
          <table:table-cell table:formula="of:=[.G123]-[.$B123]" office:value-type="float" office:value="0.236065626144409" calcext:value-type="float">
            <text:p>0.236065626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6225.58032" calcext:value-type="float">
            <text:p>1443146225.58032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801374912262" calcext:value-type="float">
            <text:p>5.5801374912</text:p>
          </table:table-cell>
          <table:table-cell table:formula="of:=[.C124]/([.D124]-[.D123])" office:value-type="float" office:value="104635.370942501" calcext:value-type="float">
            <text:p>104635.370942501</text:p>
          </table:table-cell>
          <table:table-cell/>
          <table:table-cell office:value-type="float" office:value="1443146225.81631" calcext:value-type="float">
            <text:p>1443146225.81631</text:p>
          </table:table-cell>
          <table:table-cell table:formula="of:=[.G124]-[.$B$2]" office:value-type="float" office:value="5.81612634658814" calcext:value-type="float">
            <text:p>5.8161263466</text:p>
          </table:table-cell>
          <table:table-cell table:formula="of:=[.C124]/([.H124]-[.H123])" office:value-type="float" office:value="104830.300442593" calcext:value-type="float">
            <text:p>104830.300442593</text:p>
          </table:table-cell>
          <table:table-cell table:formula="of:=[.G124]-[.$B124]" office:value-type="float" office:value="0.235988855361938" calcext:value-type="float">
            <text:p>0.235988855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6225.6216" calcext:value-type="float">
            <text:p>1443146225.6216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2142372131348" calcext:value-type="float">
            <text:p>5.6214237213</text:p>
          </table:table-cell>
          <table:table-cell table:formula="of:=[.C125]/([.D125]-[.D124])" office:value-type="float" office:value="104635.370942501" calcext:value-type="float">
            <text:p>104635.370942501</text:p>
          </table:table-cell>
          <table:table-cell/>
          <table:table-cell office:value-type="float" office:value="1443146225.85761" calcext:value-type="float">
            <text:p>1443146225.85761</text:p>
          </table:table-cell>
          <table:table-cell table:formula="of:=[.G125]-[.$B$2]" office:value-type="float" office:value="5.85743451118469" calcext:value-type="float">
            <text:p>5.8574345112</text:p>
          </table:table-cell>
          <table:table-cell table:formula="of:=[.C125]/([.H125]-[.H124])" office:value-type="float" office:value="104579.809880006" calcext:value-type="float">
            <text:p>104579.809880006</text:p>
          </table:table-cell>
          <table:table-cell table:formula="of:=[.G125]-[.$B125]" office:value-type="float" office:value="0.236010789871216" calcext:value-type="float">
            <text:p>0.236010789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6225.66289" calcext:value-type="float">
            <text:p>1443146225.66289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270565986633" calcext:value-type="float">
            <text:p>5.6627056599</text:p>
          </table:table-cell>
          <table:table-cell table:formula="of:=[.C126]/([.D126]-[.D125])" office:value-type="float" office:value="104646.248491184" calcext:value-type="float">
            <text:p>104646.248491184</text:p>
          </table:table-cell>
          <table:table-cell/>
          <table:table-cell office:value-type="float" office:value="1443146225.89892" calcext:value-type="float">
            <text:p>1443146225.89892</text:p>
          </table:table-cell>
          <table:table-cell table:formula="of:=[.G126]-[.$B$2]" office:value-type="float" office:value="5.89873766899109" calcext:value-type="float">
            <text:p>5.898737669</text:p>
          </table:table-cell>
          <table:table-cell table:formula="of:=[.C126]/([.H126]-[.H125])" office:value-type="float" office:value="104592.487098674" calcext:value-type="float">
            <text:p>104592.487098674</text:p>
          </table:table-cell>
          <table:table-cell table:formula="of:=[.G126]-[.$B126]" office:value-type="float" office:value="0.236032009124756" calcext:value-type="float">
            <text:p>0.236032009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6225.70417" calcext:value-type="float">
            <text:p>1443146225.70417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39909362793" calcext:value-type="float">
            <text:p>5.7039909363</text:p>
          </table:table-cell>
          <table:table-cell table:formula="of:=[.C127]/([.D127]-[.D126])" office:value-type="float" office:value="104637.787980111" calcext:value-type="float">
            <text:p>104637.787980111</text:p>
          </table:table-cell>
          <table:table-cell/>
          <table:table-cell office:value-type="float" office:value="1443146225.9402" calcext:value-type="float">
            <text:p>1443146225.9402</text:p>
          </table:table-cell>
          <table:table-cell table:formula="of:=[.G127]-[.$B$2]" office:value-type="float" office:value="5.94001531600952" calcext:value-type="float">
            <text:p>5.940015316</text:p>
          </table:table-cell>
          <table:table-cell table:formula="of:=[.C127]/([.H127]-[.H126])" office:value-type="float" office:value="104657.128301691" calcext:value-type="float">
            <text:p>104657.128301691</text:p>
          </table:table-cell>
          <table:table-cell table:formula="of:=[.G127]-[.$B127]" office:value-type="float" office:value="0.236024379730225" calcext:value-type="float">
            <text:p>0.236024379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6225.74546" calcext:value-type="float">
            <text:p>1443146225.74546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527597427368" calcext:value-type="float">
            <text:p>5.7452759743</text:p>
          </table:table-cell>
          <table:table-cell table:formula="of:=[.C128]/([.D128]-[.D127])" office:value-type="float" office:value="104638.392256962" calcext:value-type="float">
            <text:p>104638.392256962</text:p>
          </table:table-cell>
          <table:table-cell/>
          <table:table-cell office:value-type="float" office:value="1443146225.98149" calcext:value-type="float">
            <text:p>1443146225.98149</text:p>
          </table:table-cell>
          <table:table-cell table:formula="of:=[.G128]-[.$B$2]" office:value-type="float" office:value="5.98131418228149" calcext:value-type="float">
            <text:p>5.9813141823</text:p>
          </table:table-cell>
          <table:table-cell table:formula="of:=[.C128]/([.H128]-[.H127])" office:value-type="float" office:value="104603.355732594" calcext:value-type="float">
            <text:p>104603.355732594</text:p>
          </table:table-cell>
          <table:table-cell table:formula="of:=[.G128]-[.$B128]" office:value-type="float" office:value="0.236038208007812" calcext:value-type="float">
            <text:p>0.23603820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6225.78677" calcext:value-type="float">
            <text:p>1443146225.78677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659105300903" calcext:value-type="float">
            <text:p>5.786591053</text:p>
          </table:table-cell>
          <table:table-cell table:formula="of:=[.C129]/([.D129]-[.D128])" office:value-type="float" office:value="104562.308296016" calcext:value-type="float">
            <text:p>104562.308296016</text:p>
          </table:table-cell>
          <table:table-cell/>
          <table:table-cell office:value-type="float" office:value="1443146226.0229" calcext:value-type="float">
            <text:p>1443146226.0229</text:p>
          </table:table-cell>
          <table:table-cell table:formula="of:=[.G129]-[.$B$2]" office:value-type="float" office:value="6.02272248268127" calcext:value-type="float">
            <text:p>6.0227224827</text:p>
          </table:table-cell>
          <table:table-cell table:formula="of:=[.C129]/([.H129]-[.H128])" office:value-type="float" office:value="104326.909298188" calcext:value-type="float">
            <text:p>104326.909298188</text:p>
          </table:table-cell>
          <table:table-cell table:formula="of:=[.G129]-[.$B129]" office:value-type="float" office:value="0.236131429672241" calcext:value-type="float">
            <text:p>0.236131429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6225.82807" calcext:value-type="float">
            <text:p>1443146225.82807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7885389328" calcext:value-type="float">
            <text:p>5.8278853893</text:p>
          </table:table-cell>
          <table:table-cell table:formula="of:=[.C130]/([.D130]-[.D129])" office:value-type="float" office:value="104614.830630308" calcext:value-type="float">
            <text:p>104614.830630308</text:p>
          </table:table-cell>
          <table:table-cell/>
          <table:table-cell office:value-type="float" office:value="1443146226.0641" calcext:value-type="float">
            <text:p>1443146226.0641</text:p>
          </table:table-cell>
          <table:table-cell table:formula="of:=[.G130]-[.$B$2]" office:value-type="float" office:value="6.06392192840576" calcext:value-type="float">
            <text:p>6.0639219284</text:p>
          </table:table-cell>
          <table:table-cell table:formula="of:=[.C130]/([.H130]-[.H129])" office:value-type="float" office:value="104855.77958716" calcext:value-type="float">
            <text:p>104855.77958716</text:p>
          </table:table-cell>
          <table:table-cell table:formula="of:=[.G130]-[.$B130]" office:value-type="float" office:value="0.236036539077759" calcext:value-type="float">
            <text:p>0.236036539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6225.86935" calcext:value-type="float">
            <text:p>1443146225.86935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917090415955" calcext:value-type="float">
            <text:p>5.8691709042</text:p>
          </table:table-cell>
          <table:table-cell table:formula="of:=[.C131]/([.D131]-[.D130])" office:value-type="float" office:value="104637.18371024" calcext:value-type="float">
            <text:p>104637.18371024</text:p>
          </table:table-cell>
          <table:table-cell/>
          <table:table-cell office:value-type="float" office:value="1443146226.10533" calcext:value-type="float">
            <text:p>1443146226.10533</text:p>
          </table:table-cell>
          <table:table-cell table:formula="of:=[.G131]-[.$B$2]" office:value-type="float" office:value="6.10515379905701" calcext:value-type="float">
            <text:p>6.1051537991</text:p>
          </table:table-cell>
          <table:table-cell table:formula="of:=[.C131]/([.H131]-[.H130])" office:value-type="float" office:value="104773.320534986" calcext:value-type="float">
            <text:p>104773.320534986</text:p>
          </table:table-cell>
          <table:table-cell table:formula="of:=[.G131]-[.$B131]" office:value-type="float" office:value="0.235982894897461" calcext:value-type="float">
            <text:p>0.23598289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6225.91064" calcext:value-type="float">
            <text:p>1443146225.91064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1046118736267" calcext:value-type="float">
            <text:p>5.9104611874</text:p>
          </table:table-cell>
          <table:table-cell table:formula="of:=[.C132]/([.D132]-[.D131])" office:value-type="float" office:value="104625.099778271" calcext:value-type="float">
            <text:p>104625.099778271</text:p>
          </table:table-cell>
          <table:table-cell/>
          <table:table-cell office:value-type="float" office:value="1443146226.1175" calcext:value-type="float">
            <text:p>1443146226.1175</text:p>
          </table:table-cell>
          <table:table-cell table:formula="of:=[.G132]-[.$B$2]" office:value-type="float" office:value="6.11732268333435" calcext:value-type="float">
            <text:p>6.1173226833</text:p>
          </table:table-cell>
          <table:table-cell table:formula="of:=[.C132]/([.H132]-[.H131])" office:value-type="float" office:value="355003.786833856" calcext:value-type="float">
            <text:p>355003.786833856</text:p>
          </table:table-cell>
          <table:table-cell table:formula="of:=[.G132]-[.$B132]" office:value-type="float" office:value="0.20686149597168" calcext:value-type="float">
            <text:p>0.20686149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6225.95192" calcext:value-type="float">
            <text:p>1443146225.95192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5174431800842" calcext:value-type="float">
            <text:p>5.951744318</text:p>
          </table:table-cell>
          <table:table-cell table:formula="of:=[.C133]/([.D133]-[.D132])" office:value-type="float" office:value="104643.226723033" calcext:value-type="float">
            <text:p>104643.226723033</text:p>
          </table:table-cell>
          <table:table-cell/>
          <table:table-cell office:value-type="float" office:value="1443146226.18793" calcext:value-type="float">
            <text:p>1443146226.18793</text:p>
          </table:table-cell>
          <table:table-cell table:formula="of:=[.G133]-[.$B$2]" office:value-type="float" office:value="6.18774890899658" calcext:value-type="float">
            <text:p>6.187748909</text:p>
          </table:table-cell>
          <table:table-cell table:formula="of:=[.C133]/([.H133]-[.H132])" office:value-type="float" office:value="61340.7854727156" calcext:value-type="float">
            <text:p>61340.7854727156</text:p>
          </table:table-cell>
          <table:table-cell table:formula="of:=[.G133]-[.$B133]" office:value-type="float" office:value="0.236004590988159" calcext:value-type="float">
            <text:p>0.23600459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6225.99323" calcext:value-type="float">
            <text:p>1443146225.99323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304986000061" calcext:value-type="float">
            <text:p>5.99304986</text:p>
          </table:table-cell>
          <table:table-cell table:formula="of:=[.C134]/([.D134]-[.D133])" office:value-type="float" office:value="104586.449944588" calcext:value-type="float">
            <text:p>104586.449944588</text:p>
          </table:table-cell>
          <table:table-cell/>
          <table:table-cell office:value-type="float" office:value="1443146226.22777" calcext:value-type="float">
            <text:p>1443146226.22777</text:p>
          </table:table-cell>
          <table:table-cell table:formula="of:=[.G134]-[.$B$2]" office:value-type="float" office:value="6.22758984565735" calcext:value-type="float">
            <text:p>6.2275898457</text:p>
          </table:table-cell>
          <table:table-cell table:formula="of:=[.C134]/([.H134]-[.H133])" office:value-type="float" office:value="108431.18566171" calcext:value-type="float">
            <text:p>108431.18566171</text:p>
          </table:table-cell>
          <table:table-cell table:formula="of:=[.G134]-[.$B134]" office:value-type="float" office:value="0.234539985656738" calcext:value-type="float">
            <text:p>0.234539985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6226.03296" calcext:value-type="float">
            <text:p>1443146226.03296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27832698822" calcext:value-type="float">
            <text:p>6.0327832699</text:p>
          </table:table-cell>
          <table:table-cell table:formula="of:=[.C135]/([.D135]-[.D134])" office:value-type="float" office:value="108724.622751329" calcext:value-type="float">
            <text:p>108724.622751329</text:p>
          </table:table-cell>
          <table:table-cell/>
          <table:table-cell office:value-type="float" office:value="1443146226.26713" calcext:value-type="float">
            <text:p>1443146226.26713</text:p>
          </table:table-cell>
          <table:table-cell table:formula="of:=[.G135]-[.$B$2]" office:value-type="float" office:value="6.26695489883423" calcext:value-type="float">
            <text:p>6.2669548988</text:p>
          </table:table-cell>
          <table:table-cell table:formula="of:=[.C135]/([.H135]-[.H134])" office:value-type="float" office:value="109742.00849136" calcext:value-type="float">
            <text:p>109742.00849136</text:p>
          </table:table-cell>
          <table:table-cell table:formula="of:=[.G135]-[.$B135]" office:value-type="float" office:value="0.234171628952026" calcext:value-type="float">
            <text:p>0.23417162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6226.07238" calcext:value-type="float">
            <text:p>1443146226.07238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7220315933228" calcext:value-type="float">
            <text:p>6.0722031593</text:p>
          </table:table-cell>
          <table:table-cell table:formula="of:=[.C136]/([.D136]-[.D135])" office:value-type="float" office:value="109589.34842959" calcext:value-type="float">
            <text:p>109589.34842959</text:p>
          </table:table-cell>
          <table:table-cell/>
          <table:table-cell office:value-type="float" office:value="1443146226.30657" calcext:value-type="float">
            <text:p>1443146226.30657</text:p>
          </table:table-cell>
          <table:table-cell table:formula="of:=[.G136]-[.$B$2]" office:value-type="float" office:value="6.30638551712036" calcext:value-type="float">
            <text:p>6.3063855171</text:p>
          </table:table-cell>
          <table:table-cell table:formula="of:=[.C136]/([.H136]-[.H135])" office:value-type="float" office:value="109559.529821506" calcext:value-type="float">
            <text:p>109559.529821506</text:p>
          </table:table-cell>
          <table:table-cell table:formula="of:=[.G136]-[.$B136]" office:value-type="float" office:value="0.234182357788086" calcext:value-type="float">
            <text:p>0.234182357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6226.11179" calcext:value-type="float">
            <text:p>1443146226.11179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1161375045776" calcext:value-type="float">
            <text:p>6.1116137505</text:p>
          </table:table-cell>
          <table:table-cell table:formula="of:=[.C137]/([.D137]-[.D136])" office:value-type="float" office:value="109615.204355717" calcext:value-type="float">
            <text:p>109615.204355717</text:p>
          </table:table-cell>
          <table:table-cell/>
          <table:table-cell office:value-type="float" office:value="1443146226.34595" calcext:value-type="float">
            <text:p>1443146226.34595</text:p>
          </table:table-cell>
          <table:table-cell table:formula="of:=[.G137]-[.$B$2]" office:value-type="float" office:value="6.34576654434204" calcext:value-type="float">
            <text:p>6.3457665443</text:p>
          </table:table-cell>
          <table:table-cell table:formula="of:=[.C137]/([.H137]-[.H136])" office:value-type="float" office:value="109697.494066935" calcext:value-type="float">
            <text:p>109697.494066935</text:p>
          </table:table-cell>
          <table:table-cell table:formula="of:=[.G137]-[.$B137]" office:value-type="float" office:value="0.234152793884277" calcext:value-type="float">
            <text:p>0.234152793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6226.15121" calcext:value-type="float">
            <text:p>1443146226.15121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510317325592" calcext:value-type="float">
            <text:p>6.1510317326</text:p>
          </table:table-cell>
          <table:table-cell table:formula="of:=[.C138]/([.D138]-[.D137])" office:value-type="float" office:value="109594.651214836" calcext:value-type="float">
            <text:p>109594.651214836</text:p>
          </table:table-cell>
          <table:table-cell/>
          <table:table-cell office:value-type="float" office:value="1443146226.38548" calcext:value-type="float">
            <text:p>1443146226.38548</text:p>
          </table:table-cell>
          <table:table-cell table:formula="of:=[.G138]-[.$B$2]" office:value-type="float" office:value="6.38530445098877" calcext:value-type="float">
            <text:p>6.385304451</text:p>
          </table:table-cell>
          <table:table-cell table:formula="of:=[.C138]/([.H138]-[.H137])" office:value-type="float" office:value="109262.233800065" calcext:value-type="float">
            <text:p>109262.233800065</text:p>
          </table:table-cell>
          <table:table-cell table:formula="of:=[.G138]-[.$B138]" office:value-type="float" office:value="0.234272718429565" calcext:value-type="float">
            <text:p>0.234272718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6226.19063" calcext:value-type="float">
            <text:p>1443146226.19063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9045448303223" calcext:value-type="float">
            <text:p>6.190454483</text:p>
          </table:table-cell>
          <table:table-cell table:formula="of:=[.C139]/([.D139]-[.D138])" office:value-type="float" office:value="109581.395213818" calcext:value-type="float">
            <text:p>109581.395213818</text:p>
          </table:table-cell>
          <table:table-cell/>
          <table:table-cell office:value-type="float" office:value="1443146226.42489" calcext:value-type="float">
            <text:p>1443146226.42489</text:p>
          </table:table-cell>
          <table:table-cell table:formula="of:=[.G139]-[.$B$2]" office:value-type="float" office:value="6.42471170425415" calcext:value-type="float">
            <text:p>6.4247117043</text:p>
          </table:table-cell>
          <table:table-cell table:formula="of:=[.C139]/([.H139]-[.H138])" office:value-type="float" office:value="109624.488946432" calcext:value-type="float">
            <text:p>109624.488946432</text:p>
          </table:table-cell>
          <table:table-cell table:formula="of:=[.G139]-[.$B139]" office:value-type="float" office:value="0.234257221221924" calcext:value-type="float">
            <text:p>0.234257221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6226.23006" calcext:value-type="float">
            <text:p>1443146226.23006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987532615662" calcext:value-type="float">
            <text:p>6.2298753262</text:p>
          </table:table-cell>
          <table:table-cell table:formula="of:=[.C140]/([.D140]-[.D139])" office:value-type="float" office:value="109586.697229396" calcext:value-type="float">
            <text:p>109586.697229396</text:p>
          </table:table-cell>
          <table:table-cell/>
          <table:table-cell office:value-type="float" office:value="1443146226.46433" calcext:value-type="float">
            <text:p>1443146226.46433</text:p>
          </table:table-cell>
          <table:table-cell table:formula="of:=[.G140]-[.$B$2]" office:value-type="float" office:value="6.46414542198181" calcext:value-type="float">
            <text:p>6.464145422</text:p>
          </table:table-cell>
          <table:table-cell table:formula="of:=[.C140]/([.H140]-[.H139])" office:value-type="float" office:value="109550.918577725" calcext:value-type="float">
            <text:p>109550.918577725</text:p>
          </table:table-cell>
          <table:table-cell table:formula="of:=[.G140]-[.$B140]" office:value-type="float" office:value="0.234270095825195" calcext:value-type="float">
            <text:p>0.234270095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6226.26946" calcext:value-type="float">
            <text:p>1443146226.26946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927971839905" calcext:value-type="float">
            <text:p>6.2692797184</text:p>
          </table:table-cell>
          <table:table-cell table:formula="of:=[.C141]/([.D141]-[.D140])" office:value-type="float" office:value="109632.448418989" calcext:value-type="float">
            <text:p>109632.448418989</text:p>
          </table:table-cell>
          <table:table-cell/>
          <table:table-cell office:value-type="float" office:value="1443146226.50374" calcext:value-type="float">
            <text:p>1443146226.50374</text:p>
          </table:table-cell>
          <table:table-cell table:formula="of:=[.G141]-[.$B$2]" office:value-type="float" office:value="6.50355625152588" calcext:value-type="float">
            <text:p>6.5035562515</text:p>
          </table:table-cell>
          <table:table-cell table:formula="of:=[.C141]/([.H141]-[.H140])" office:value-type="float" office:value="109614.541230846" calcext:value-type="float">
            <text:p>109614.541230846</text:p>
          </table:table-cell>
          <table:table-cell table:formula="of:=[.G141]-[.$B141]" office:value-type="float" office:value="0.234276533126831" calcext:value-type="float">
            <text:p>0.23427653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6226.30889" calcext:value-type="float">
            <text:p>1443146226.30889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870819091797" calcext:value-type="float">
            <text:p>6.3087081909</text:p>
          </table:table-cell>
          <table:table-cell table:formula="of:=[.C142]/([.D142]-[.D141])" office:value-type="float" office:value="109565.492244898" calcext:value-type="float">
            <text:p>109565.492244898</text:p>
          </table:table-cell>
          <table:table-cell/>
          <table:table-cell office:value-type="float" office:value="1443146226.54329" calcext:value-type="float">
            <text:p>1443146226.54329</text:p>
          </table:table-cell>
          <table:table-cell table:formula="of:=[.G142]-[.$B$2]" office:value-type="float" office:value="6.54311370849609" calcext:value-type="float">
            <text:p>6.5431137085</text:p>
          </table:table-cell>
          <table:table-cell table:formula="of:=[.C142]/([.H142]-[.H141])" office:value-type="float" office:value="109208.233563972" calcext:value-type="float">
            <text:p>109208.233563972</text:p>
          </table:table-cell>
          <table:table-cell table:formula="of:=[.G142]-[.$B142]" office:value-type="float" office:value="0.234405517578125" calcext:value-type="float">
            <text:p>0.234405517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6226.34832" calcext:value-type="float">
            <text:p>1443146226.34832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814357757568" calcext:value-type="float">
            <text:p>6.3481435776</text:p>
          </table:table-cell>
          <table:table-cell table:formula="of:=[.C143]/([.D143]-[.D142])" office:value-type="float" office:value="109546.282314817" calcext:value-type="float">
            <text:p>109546.282314817</text:p>
          </table:table-cell>
          <table:table-cell/>
          <table:table-cell office:value-type="float" office:value="1443146226.55543" calcext:value-type="float">
            <text:p>1443146226.55543</text:p>
          </table:table-cell>
          <table:table-cell table:formula="of:=[.G143]-[.$B$2]" office:value-type="float" office:value="6.55525088310242" calcext:value-type="float">
            <text:p>6.5552508831</text:p>
          </table:table-cell>
          <table:table-cell table:formula="of:=[.C143]/([.H143]-[.H142])" office:value-type="float" office:value="355931.272320113" calcext:value-type="float">
            <text:p>355931.272320113</text:p>
          </table:table-cell>
          <table:table-cell table:formula="of:=[.G143]-[.$B143]" office:value-type="float" office:value="0.207107305526733" calcext:value-type="float">
            <text:p>0.207107305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6226.38774" calcext:value-type="float">
            <text:p>1443146226.38774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756227493286" calcext:value-type="float">
            <text:p>6.3875622749</text:p>
          </table:table-cell>
          <table:table-cell table:formula="of:=[.C144]/([.D144]-[.D143])" office:value-type="float" office:value="109592.662610231" calcext:value-type="float">
            <text:p>109592.662610231</text:p>
          </table:table-cell>
          <table:table-cell/>
          <table:table-cell office:value-type="float" office:value="1443146226.62193" calcext:value-type="float">
            <text:p>1443146226.62193</text:p>
          </table:table-cell>
          <table:table-cell table:formula="of:=[.G144]-[.$B$2]" office:value-type="float" office:value="6.62174916267395" calcext:value-type="float">
            <text:p>6.6217491627</text:p>
          </table:table-cell>
          <table:table-cell table:formula="of:=[.C144]/([.H144]-[.H143])" office:value-type="float" office:value="64964.0867077307" calcext:value-type="float">
            <text:p>64964.0867077307</text:p>
          </table:table-cell>
          <table:table-cell table:formula="of:=[.G144]-[.$B144]" office:value-type="float" office:value="0.234186887741089" calcext:value-type="float">
            <text:p>0.234186887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6226.42716" calcext:value-type="float">
            <text:p>1443146226.42716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698335647583" calcext:value-type="float">
            <text:p>6.4269833565</text:p>
          </table:table-cell>
          <table:table-cell table:formula="of:=[.C145]/([.D145]-[.D144])" office:value-type="float" office:value="109586.03444939" calcext:value-type="float">
            <text:p>109586.03444939</text:p>
          </table:table-cell>
          <table:table-cell/>
          <table:table-cell office:value-type="float" office:value="1443146226.66137" calcext:value-type="float">
            <text:p>1443146226.66137</text:p>
          </table:table-cell>
          <table:table-cell table:formula="of:=[.G145]-[.$B$2]" office:value-type="float" office:value="6.66119170188904" calcext:value-type="float">
            <text:p>6.6611917019</text:p>
          </table:table-cell>
          <table:table-cell table:formula="of:=[.C145]/([.H145]-[.H144])" office:value-type="float" office:value="109526.41706058" calcext:value-type="float">
            <text:p>109526.41706058</text:p>
          </table:table-cell>
          <table:table-cell table:formula="of:=[.G145]-[.$B145]" office:value-type="float" office:value="0.234208345413208" calcext:value-type="float">
            <text:p>0.234208345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6226.46658" calcext:value-type="float">
            <text:p>1443146226.46658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640348434448" calcext:value-type="float">
            <text:p>6.4664034843</text:p>
          </table:table-cell>
          <table:table-cell table:formula="of:=[.C146]/([.D146]-[.D145])" office:value-type="float" office:value="109588.685617515" calcext:value-type="float">
            <text:p>109588.685617515</text:p>
          </table:table-cell>
          <table:table-cell/>
          <table:table-cell office:value-type="float" office:value="1443146226.70072" calcext:value-type="float">
            <text:p>1443146226.70072</text:p>
          </table:table-cell>
          <table:table-cell table:formula="of:=[.G146]-[.$B$2]" office:value-type="float" office:value="6.70053648948669" calcext:value-type="float">
            <text:p>6.7005364895</text:p>
          </table:table-cell>
          <table:table-cell table:formula="of:=[.C146]/([.H146]-[.H145])" office:value-type="float" office:value="109798.534031414" calcext:value-type="float">
            <text:p>109798.534031414</text:p>
          </table:table-cell>
          <table:table-cell table:formula="of:=[.G146]-[.$B146]" office:value-type="float" office:value="0.234133005142212" calcext:value-type="float">
            <text:p>0.234133005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6226.506" calcext:value-type="float">
            <text:p>1443146226.506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582242012024" calcext:value-type="float">
            <text:p>6.5058224201</text:p>
          </table:table-cell>
          <table:table-cell table:formula="of:=[.C147]/([.D147]-[.D146])" office:value-type="float" office:value="109591.999758067" calcext:value-type="float">
            <text:p>109591.999758067</text:p>
          </table:table-cell>
          <table:table-cell/>
          <table:table-cell office:value-type="float" office:value="1443146226.74023" calcext:value-type="float">
            <text:p>1443146226.74023</text:p>
          </table:table-cell>
          <table:table-cell table:formula="of:=[.G147]-[.$B$2]" office:value-type="float" office:value="6.74004530906677" calcext:value-type="float">
            <text:p>6.7400453091</text:p>
          </table:table-cell>
          <table:table-cell table:formula="of:=[.C147]/([.H147]-[.H146])" office:value-type="float" office:value="109342.674519649" calcext:value-type="float">
            <text:p>109342.674519649</text:p>
          </table:table-cell>
          <table:table-cell table:formula="of:=[.G147]-[.$B147]" office:value-type="float" office:value="0.234222888946533" calcext:value-type="float">
            <text:p>0.234222888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6226.54542" calcext:value-type="float">
            <text:p>1443146226.54542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523873329163" calcext:value-type="float">
            <text:p>6.5452387333</text:p>
          </table:table-cell>
          <table:table-cell table:formula="of:=[.C148]/([.D148]-[.D147])" office:value-type="float" office:value="109599.291572911" calcext:value-type="float">
            <text:p>109599.291572911</text:p>
          </table:table-cell>
          <table:table-cell/>
          <table:table-cell office:value-type="float" office:value="1443146226.77965" calcext:value-type="float">
            <text:p>1443146226.77965</text:p>
          </table:table-cell>
          <table:table-cell table:formula="of:=[.G148]-[.$B$2]" office:value-type="float" office:value="6.77946519851685" calcext:value-type="float">
            <text:p>6.7794651985</text:p>
          </table:table-cell>
          <table:table-cell table:formula="of:=[.C148]/([.H148]-[.H147])" office:value-type="float" office:value="109589.34842959" calcext:value-type="float">
            <text:p>109589.34842959</text:p>
          </table:table-cell>
          <table:table-cell table:formula="of:=[.G148]-[.$B148]" office:value-type="float" office:value="0.23422646522522" calcext:value-type="float">
            <text:p>0.234226465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6226.58488" calcext:value-type="float">
            <text:p>1443146226.58488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470320701599" calcext:value-type="float">
            <text:p>6.584703207</text:p>
          </table:table-cell>
          <table:table-cell table:formula="of:=[.C149]/([.D149]-[.D148])" office:value-type="float" office:value="109465.541848411" calcext:value-type="float">
            <text:p>109465.541848411</text:p>
          </table:table-cell>
          <table:table-cell/>
          <table:table-cell office:value-type="float" office:value="1443146226.81913" calcext:value-type="float">
            <text:p>1443146226.81913</text:p>
          </table:table-cell>
          <table:table-cell table:formula="of:=[.G149]-[.$B$2]" office:value-type="float" office:value="6.81895303726196" calcext:value-type="float">
            <text:p>6.8189530373</text:p>
          </table:table-cell>
          <table:table-cell table:formula="of:=[.C149]/([.H149]-[.H148])" office:value-type="float" office:value="109400.770902768" calcext:value-type="float">
            <text:p>109400.770902768</text:p>
          </table:table-cell>
          <table:table-cell table:formula="of:=[.G149]-[.$B149]" office:value-type="float" office:value="0.234249830245972" calcext:value-type="float">
            <text:p>0.234249830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6226.62429" calcext:value-type="float">
            <text:p>1443146226.62429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411046028137" calcext:value-type="float">
            <text:p>6.6241104603</text:p>
          </table:table-cell>
          <table:table-cell table:formula="of:=[.C150]/([.D150]-[.D149])" office:value-type="float" office:value="109624.488946432" calcext:value-type="float">
            <text:p>109624.488946432</text:p>
          </table:table-cell>
          <table:table-cell/>
          <table:table-cell office:value-type="float" office:value="1443146226.85859" calcext:value-type="float">
            <text:p>1443146226.85859</text:p>
          </table:table-cell>
          <table:table-cell table:formula="of:=[.G150]-[.$B$2]" office:value-type="float" office:value="6.85840606689453" calcext:value-type="float">
            <text:p>6.8584060669</text:p>
          </table:table-cell>
          <table:table-cell table:formula="of:=[.C150]/([.H150]-[.H149])" office:value-type="float" office:value="109497.294383543" calcext:value-type="float">
            <text:p>109497.294383543</text:p>
          </table:table-cell>
          <table:table-cell table:formula="of:=[.G150]-[.$B150]" office:value-type="float" office:value="0.234295606613159" calcext:value-type="float">
            <text:p>0.234295606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6226.66371" calcext:value-type="float">
            <text:p>1443146226.66371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352581977844" calcext:value-type="float">
            <text:p>6.6635258198</text:p>
          </table:table-cell>
          <table:table-cell table:formula="of:=[.C151]/([.D151]-[.D150])" office:value-type="float" office:value="109601.943382531" calcext:value-type="float">
            <text:p>109601.943382531</text:p>
          </table:table-cell>
          <table:table-cell/>
          <table:table-cell office:value-type="float" office:value="1443146226.89794" calcext:value-type="float">
            <text:p>1443146226.89794</text:p>
          </table:table-cell>
          <table:table-cell table:formula="of:=[.G151]-[.$B$2]" office:value-type="float" office:value="6.89776206016541" calcext:value-type="float">
            <text:p>6.8977620602</text:p>
          </table:table-cell>
          <table:table-cell table:formula="of:=[.C151]/([.H151]-[.H150])" office:value-type="float" office:value="109767.271537702" calcext:value-type="float">
            <text:p>109767.271537702</text:p>
          </table:table-cell>
          <table:table-cell table:formula="of:=[.G151]-[.$B151]" office:value-type="float" office:value="0.234236240386963" calcext:value-type="float">
            <text:p>0.234236240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6226.70313" calcext:value-type="float">
            <text:p>1443146226.70313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295119285584" calcext:value-type="float">
            <text:p>6.7029511929</text:p>
          </table:table-cell>
          <table:table-cell table:formula="of:=[.C152]/([.D152]-[.D151])" office:value-type="float" office:value="109574.105780046" calcext:value-type="float">
            <text:p>109574.105780046</text:p>
          </table:table-cell>
          <table:table-cell/>
          <table:table-cell office:value-type="float" office:value="1443146226.93739" calcext:value-type="float">
            <text:p>1443146226.93739</text:p>
          </table:table-cell>
          <table:table-cell table:formula="of:=[.G152]-[.$B$2]" office:value-type="float" office:value="6.93721389770508" calcext:value-type="float">
            <text:p>6.9372138977</text:p>
          </table:table-cell>
          <table:table-cell table:formula="of:=[.C152]/([.H152]-[.H151])" office:value-type="float" office:value="109500.602998677" calcext:value-type="float">
            <text:p>109500.602998677</text:p>
          </table:table-cell>
          <table:table-cell table:formula="of:=[.G152]-[.$B152]" office:value-type="float" office:value="0.234262704849243" calcext:value-type="float">
            <text:p>0.234262704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6226.74255" calcext:value-type="float">
            <text:p>1443146226.74255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4236559867859" calcext:value-type="float">
            <text:p>6.7423655987</text:p>
          </table:table-cell>
          <table:table-cell table:formula="of:=[.C153]/([.D153]-[.D152])" office:value-type="float" office:value="109604.595320477" calcext:value-type="float">
            <text:p>109604.595320477</text:p>
          </table:table-cell>
          <table:table-cell/>
          <table:table-cell office:value-type="float" office:value="1443146226.97676" calcext:value-type="float">
            <text:p>1443146226.97676</text:p>
          </table:table-cell>
          <table:table-cell table:formula="of:=[.G153]-[.$B$2]" office:value-type="float" office:value="6.97658348083496" calcext:value-type="float">
            <text:p>6.9765834808</text:p>
          </table:table-cell>
          <table:table-cell table:formula="of:=[.C153]/([.H153]-[.H152])" office:value-type="float" office:value="109729.381328424" calcext:value-type="float">
            <text:p>109729.381328424</text:p>
          </table:table-cell>
          <table:table-cell table:formula="of:=[.G153]-[.$B153]" office:value-type="float" office:value="0.234217882156372" calcext:value-type="float">
            <text:p>0.234217882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6226.78196" calcext:value-type="float">
            <text:p>1443146226.78196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8177547454834" calcext:value-type="float">
            <text:p>6.7817754745</text:p>
          </table:table-cell>
          <table:table-cell table:formula="of:=[.C154]/([.D154]-[.D153])" office:value-type="float" office:value="109617.193778471" calcext:value-type="float">
            <text:p>109617.193778471</text:p>
          </table:table-cell>
          <table:table-cell/>
          <table:table-cell office:value-type="float" office:value="1443146227.01625" calcext:value-type="float">
            <text:p>1443146227.01625</text:p>
          </table:table-cell>
          <table:table-cell table:formula="of:=[.G154]-[.$B$2]" office:value-type="float" office:value="7.0160698890686" calcext:value-type="float">
            <text:p>7.0160698891</text:p>
          </table:table-cell>
          <table:table-cell table:formula="of:=[.C154]/([.H154]-[.H153])" office:value-type="float" office:value="109404.734268014" calcext:value-type="float">
            <text:p>109404.734268014</text:p>
          </table:table-cell>
          <table:table-cell table:formula="of:=[.G154]-[.$B154]" office:value-type="float" office:value="0.234294414520264" calcext:value-type="float">
            <text:p>0.234294414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6226.82137" calcext:value-type="float">
            <text:p>1443146226.82137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2119369506836" calcext:value-type="float">
            <text:p>6.8211936951</text:p>
          </table:table-cell>
          <table:table-cell table:formula="of:=[.C155]/([.D155]-[.D154])" office:value-type="float" office:value="109593.988338616" calcext:value-type="float">
            <text:p>109593.988338616</text:p>
          </table:table-cell>
          <table:table-cell/>
          <table:table-cell office:value-type="float" office:value="1443146230.01816" calcext:value-type="float">
            <text:p>1443146230.01816</text:p>
          </table:table-cell>
          <table:table-cell table:formula="of:=[.G155]-[.$B$2]" office:value-type="float" office:value="10.0179824829102" calcext:value-type="float">
            <text:p>10.0179824829</text:p>
          </table:table-cell>
          <table:table-cell table:formula="of:=[.C155]/([.H155]-[.H154])" office:value-type="float" office:value="1439.08253986559" calcext:value-type="float">
            <text:p>1439.0825398656</text:p>
          </table:table-cell>
          <table:table-cell table:formula="of:=[.G155]-[.$B155]" office:value-type="float" office:value="3.1967887878418" calcext:value-type="float">
            <text:p>3.196788787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6226.86081" calcext:value-type="float">
            <text:p>1443146226.86081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6063122749329" calcext:value-type="float">
            <text:p>6.8606312275</text:p>
          </table:table-cell>
          <table:table-cell table:formula="of:=[.C156]/([.D156]-[.D155])" office:value-type="float" office:value="109540.321981948" calcext:value-type="float">
            <text:p>109540.321981948</text:p>
          </table:table-cell>
          <table:table-cell/>
          <table:table-cell office:value-type="float" office:value="1443146230.99063" calcext:value-type="float">
            <text:p>1443146230.99063</text:p>
          </table:table-cell>
          <table:table-cell table:formula="of:=[.G156]-[.$B$2]" office:value-type="float" office:value="10.9904482364655" calcext:value-type="float">
            <text:p>10.9904482365</text:p>
          </table:table-cell>
          <table:table-cell table:formula="of:=[.C156]/([.H156]-[.H155])" office:value-type="float" office:value="4442.31581853268" calcext:value-type="float">
            <text:p>4442.3158185327</text:p>
          </table:table-cell>
          <table:table-cell table:formula="of:=[.G156]-[.$B156]" office:value-type="float" office:value="4.12981700897217" calcext:value-type="float">
            <text:p>4.12981700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6226.90024" calcext:value-type="float">
            <text:p>1443146226.90024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90005993843079" calcext:value-type="float">
            <text:p>6.9000599384</text:p>
          </table:table-cell>
          <table:table-cell table:formula="of:=[.C157]/([.D157]-[.D156])" office:value-type="float" office:value="109564.829721362" calcext:value-type="float">
            <text:p>109564.829721362</text:p>
          </table:table-cell>
          <table:table-cell/>
          <table:table-cell office:value-type="float" office:value="1443146231.0085" calcext:value-type="float">
            <text:p>1443146231.0085</text:p>
          </table:table-cell>
          <table:table-cell table:formula="of:=[.G157]-[.$B$2]" office:value-type="float" office:value="11.0083248615265" calcext:value-type="float">
            <text:p>11.0083248615</text:p>
          </table:table-cell>
          <table:table-cell table:formula="of:=[.C157]/([.H157]-[.H156])" office:value-type="float" office:value="241656.352093892" calcext:value-type="float">
            <text:p>241656.352093892</text:p>
          </table:table-cell>
          <table:table-cell table:formula="of:=[.G157]-[.$B157]" office:value-type="float" office:value="4.1082649230957" calcext:value-type="float">
            <text:p>4.108264923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6226.93966" calcext:value-type="float">
            <text:p>1443146226.93966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947553634644" calcext:value-type="float">
            <text:p>6.9394755363</text:p>
          </table:table-cell>
          <table:table-cell table:formula="of:=[.C158]/([.D158]-[.D157])" office:value-type="float" office:value="109601.280418096" calcext:value-type="float">
            <text:p>109601.280418096</text:p>
          </table:table-cell>
          <table:table-cell/>
          <table:table-cell office:value-type="float" office:value="1443146231.02607" calcext:value-type="float">
            <text:p>1443146231.02607</text:p>
          </table:table-cell>
          <table:table-cell table:formula="of:=[.G158]-[.$B$2]" office:value-type="float" office:value="11.0258891582489" calcext:value-type="float">
            <text:p>11.0258891582</text:p>
          </table:table-cell>
          <table:table-cell table:formula="of:=[.C158]/([.H158]-[.H157])" office:value-type="float" office:value="245953.485543641" calcext:value-type="float">
            <text:p>245953.485543641</text:p>
          </table:table-cell>
          <table:table-cell table:formula="of:=[.G158]-[.$B158]" office:value-type="float" office:value="4.08641362190247" calcext:value-type="float">
            <text:p>4.086413621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6226.97905" calcext:value-type="float">
            <text:p>1443146226.97905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887325286865" calcext:value-type="float">
            <text:p>6.9788732529</text:p>
          </table:table-cell>
          <table:table-cell table:formula="of:=[.C159]/([.D159]-[.D158])" office:value-type="float" office:value="109651.025017247" calcext:value-type="float">
            <text:p>109651.025017247</text:p>
          </table:table-cell>
          <table:table-cell/>
          <table:table-cell office:value-type="float" office:value="1443146231.04363" calcext:value-type="float">
            <text:p>1443146231.04363</text:p>
          </table:table-cell>
          <table:table-cell table:formula="of:=[.G159]-[.$B$2]" office:value-type="float" office:value="11.0434529781342" calcext:value-type="float">
            <text:p>11.0434529781</text:p>
          </table:table-cell>
          <table:table-cell table:formula="of:=[.C159]/([.H159]-[.H158])" office:value-type="float" office:value="245960.162892979" calcext:value-type="float">
            <text:p>245960.162892979</text:p>
          </table:table-cell>
          <table:table-cell table:formula="of:=[.G159]-[.$B159]" office:value-type="float" office:value="4.0645797252655" calcext:value-type="float">
            <text:p>4.064579725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6240.02535" calcext:value-type="float">
            <text:p>1443146240.02535</text:p>
          </table:table-cell>
          <table:table-cell office:value-type="float" office:value="4320" calcext:value-type="float">
            <text:p>4320</text:p>
          </table:table-cell>
          <table:table-cell table:formula="of:=[.B160]-[.$B$2]" office:value-type="float" office:value="20.0251739025116" calcext:value-type="float">
            <text:p>20.0251739025</text:p>
          </table:table-cell>
          <table:table-cell table:formula="of:=[.C160]/([.D160]-[.D159])" office:value-type="float" office:value="331.128349408246" calcext:value-type="float">
            <text:p>331.1283494082</text:p>
          </table:table-cell>
          <table:table-cell/>
          <table:table-cell office:value-type="float" office:value="1443146240.22388" calcext:value-type="float">
            <text:p>1443146240.22388</text:p>
          </table:table-cell>
          <table:table-cell table:formula="of:=[.G160]-[.$B$2]" office:value-type="float" office:value="20.2236967086792" calcext:value-type="float">
            <text:p>20.2236967087</text:p>
          </table:table-cell>
          <table:table-cell table:formula="of:=[.C160]/([.H160]-[.H159])" office:value-type="float" office:value="470.575741428982" calcext:value-type="float">
            <text:p>470.575741429</text:p>
          </table:table-cell>
          <table:table-cell table:formula="of:=[.G160]-[.$B160]" office:value-type="float" office:value="0.198522806167603" calcext:value-type="float">
            <text:p>0.198522806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6240.07951" calcext:value-type="float">
            <text:p>1443146240.07951</text:p>
          </table:table-cell>
          <table:table-cell office:value-type="float" office:value="4320" calcext:value-type="float">
            <text:p>4320</text:p>
          </table:table-cell>
          <table:table-cell table:formula="of:=[.B161]-[.$B$2]" office:value-type="float" office:value="20.0793294906616" calcext:value-type="float">
            <text:p>20.0793294907</text:p>
          </table:table-cell>
          <table:table-cell table:formula="of:=[.C161]/([.D161]-[.D160])" office:value-type="float" office:value="79770.1612626296" calcext:value-type="float">
            <text:p>79770.1612626296</text:p>
          </table:table-cell>
          <table:table-cell/>
          <table:table-cell office:value-type="float" office:value="1443146240.32833" calcext:value-type="float">
            <text:p>1443146240.32833</text:p>
          </table:table-cell>
          <table:table-cell table:formula="of:=[.G161]-[.$B$2]" office:value-type="float" office:value="20.3281540870667" calcext:value-type="float">
            <text:p>20.3281540871</text:p>
          </table:table-cell>
          <table:table-cell table:formula="of:=[.C161]/([.H161]-[.H160])" office:value-type="float" office:value="41356.5807096589" calcext:value-type="float">
            <text:p>41356.5807096589</text:p>
          </table:table-cell>
          <table:table-cell table:formula="of:=[.G161]-[.$B161]" office:value-type="float" office:value="0.248824596405029" calcext:value-type="float">
            <text:p>0.248824596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6240.13366" calcext:value-type="float">
            <text:p>1443146240.13366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13347697258" calcext:value-type="float">
            <text:p>20.1334769726</text:p>
          </table:table-cell>
          <table:table-cell table:formula="of:=[.C162]/([.D162]-[.D161])" office:value-type="float" office:value="79782.1033767629" calcext:value-type="float">
            <text:p>79782.1033767629</text:p>
          </table:table-cell>
          <table:table-cell/>
          <table:table-cell office:value-type="float" office:value="1443146240.34649" calcext:value-type="float">
            <text:p>1443146240.34649</text:p>
          </table:table-cell>
          <table:table-cell table:formula="of:=[.G162]-[.$B$2]" office:value-type="float" office:value="20.3463113307953" calcext:value-type="float">
            <text:p>20.3463113308</text:p>
          </table:table-cell>
          <table:table-cell table:formula="of:=[.C162]/([.H162]-[.H161])" office:value-type="float" office:value="237921.573591397" calcext:value-type="float">
            <text:p>237921.573591397</text:p>
          </table:table-cell>
          <table:table-cell table:formula="of:=[.G162]-[.$B162]" office:value-type="float" office:value="0.212834358215332" calcext:value-type="float">
            <text:p>0.212834358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6240.1878" calcext:value-type="float">
            <text:p>1443146240.1878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1876230239868" calcext:value-type="float">
            <text:p>20.187623024</text:p>
          </table:table-cell>
          <table:table-cell table:formula="of:=[.C163]/([.D163]-[.D162])" office:value-type="float" office:value="79784.2111798507" calcext:value-type="float">
            <text:p>79784.2111798507</text:p>
          </table:table-cell>
          <table:table-cell/>
          <table:table-cell office:value-type="float" office:value="1443146240.43663" calcext:value-type="float">
            <text:p>1443146240.43663</text:p>
          </table:table-cell>
          <table:table-cell table:formula="of:=[.G163]-[.$B$2]" office:value-type="float" office:value="20.4364502429962" calcext:value-type="float">
            <text:p>20.436450243</text:p>
          </table:table-cell>
          <table:table-cell table:formula="of:=[.C163]/([.H163]-[.H162])" office:value-type="float" office:value="47926.0276668342" calcext:value-type="float">
            <text:p>47926.0276668342</text:p>
          </table:table-cell>
          <table:table-cell table:formula="of:=[.G163]-[.$B163]" office:value-type="float" office:value="0.248827219009399" calcext:value-type="float">
            <text:p>0.24882721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6240.24195" calcext:value-type="float">
            <text:p>1443146240.24195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2417714595795" calcext:value-type="float">
            <text:p>20.2417714596</text:p>
          </table:table-cell>
          <table:table-cell table:formula="of:=[.C164]/([.D164]-[.D163])" office:value-type="float" office:value="79780.6982365762" calcext:value-type="float">
            <text:p>79780.6982365762</text:p>
          </table:table-cell>
          <table:table-cell/>
          <table:table-cell office:value-type="float" office:value="1443146240.49088" calcext:value-type="float">
            <text:p>1443146240.49088</text:p>
          </table:table-cell>
          <table:table-cell table:formula="of:=[.G164]-[.$B$2]" office:value-type="float" office:value="20.4907004833221" calcext:value-type="float">
            <text:p>20.4907004833</text:p>
          </table:table-cell>
          <table:table-cell table:formula="of:=[.C164]/([.H164]-[.H163])" office:value-type="float" office:value="79630.9836425803" calcext:value-type="float">
            <text:p>79630.9836425803</text:p>
          </table:table-cell>
          <table:table-cell table:formula="of:=[.G164]-[.$B164]" office:value-type="float" office:value="0.248929023742676" calcext:value-type="float">
            <text:p>0.248929023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6240.29609" calcext:value-type="float">
            <text:p>1443146240.29609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2959065437317" calcext:value-type="float">
            <text:p>20.2959065437</text:p>
          </table:table-cell>
          <table:table-cell table:formula="of:=[.C165]/([.D165]-[.D164])" office:value-type="float" office:value="79800.374704372" calcext:value-type="float">
            <text:p>79800.374704372</text:p>
          </table:table-cell>
          <table:table-cell/>
          <table:table-cell office:value-type="float" office:value="1443146240.54497" calcext:value-type="float">
            <text:p>1443146240.54497</text:p>
          </table:table-cell>
          <table:table-cell table:formula="of:=[.G165]-[.$B$2]" office:value-type="float" office:value="20.5447909832001" calcext:value-type="float">
            <text:p>20.5447909832</text:p>
          </table:table-cell>
          <table:table-cell table:formula="of:=[.C165]/([.H165]-[.H164])" office:value-type="float" office:value="79866.1504284354" calcext:value-type="float">
            <text:p>79866.1504284354</text:p>
          </table:table-cell>
          <table:table-cell table:formula="of:=[.G165]-[.$B165]" office:value-type="float" office:value="0.248884439468384" calcext:value-type="float">
            <text:p>0.248884439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6240.35023" calcext:value-type="float">
            <text:p>1443146240.35023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3500542640686" calcext:value-type="float">
            <text:p>20.3500542641</text:p>
          </table:table-cell>
          <table:table-cell table:formula="of:=[.C166]/([.D166]-[.D165])" office:value-type="float" office:value="79781.752087076" calcext:value-type="float">
            <text:p>79781.752087076</text:p>
          </table:table-cell>
          <table:table-cell/>
          <table:table-cell office:value-type="float" office:value="1443146240.59901" calcext:value-type="float">
            <text:p>1443146240.59901</text:p>
          </table:table-cell>
          <table:table-cell table:formula="of:=[.G166]-[.$B$2]" office:value-type="float" office:value="20.5988345146179" calcext:value-type="float">
            <text:p>20.5988345146</text:p>
          </table:table-cell>
          <table:table-cell table:formula="of:=[.C166]/([.H166]-[.H165])" office:value-type="float" office:value="79935.5609573178" calcext:value-type="float">
            <text:p>79935.5609573178</text:p>
          </table:table-cell>
          <table:table-cell table:formula="of:=[.G166]-[.$B166]" office:value-type="float" office:value="0.248780250549316" calcext:value-type="float">
            <text:p>0.248780250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6240.40438" calcext:value-type="float">
            <text:p>1443146240.40438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4042007923126" calcext:value-type="float">
            <text:p>20.4042007923</text:p>
          </table:table-cell>
          <table:table-cell table:formula="of:=[.C167]/([.D167]-[.D166])" office:value-type="float" office:value="79783.5085664466" calcext:value-type="float">
            <text:p>79783.5085664466</text:p>
          </table:table-cell>
          <table:table-cell/>
          <table:table-cell office:value-type="float" office:value="1443146240.65326" calcext:value-type="float">
            <text:p>1443146240.65326</text:p>
          </table:table-cell>
          <table:table-cell table:formula="of:=[.G167]-[.$B$2]" office:value-type="float" office:value="20.6530821323395" calcext:value-type="float">
            <text:p>20.6530821323</text:p>
          </table:table-cell>
          <table:table-cell table:formula="of:=[.C167]/([.H167]-[.H166])" office:value-type="float" office:value="79634.8334073159" calcext:value-type="float">
            <text:p>79634.8334073159</text:p>
          </table:table-cell>
          <table:table-cell table:formula="of:=[.G167]-[.$B167]" office:value-type="float" office:value="0.248881340026855" calcext:value-type="float">
            <text:p>0.2488813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6240.45852" calcext:value-type="float">
            <text:p>1443146240.45852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4583382606506" calcext:value-type="float">
            <text:p>20.4583382607</text:p>
          </table:table-cell>
          <table:table-cell table:formula="of:=[.C168]/([.D168]-[.D167])" office:value-type="float" office:value="79796.8603376066" calcext:value-type="float">
            <text:p>79796.8603376066</text:p>
          </table:table-cell>
          <table:table-cell/>
          <table:table-cell office:value-type="float" office:value="1443146240.70735" calcext:value-type="float">
            <text:p>1443146240.70735</text:p>
          </table:table-cell>
          <table:table-cell table:formula="of:=[.G168]-[.$B$2]" office:value-type="float" office:value="20.7071735858917" calcext:value-type="float">
            <text:p>20.7071735859</text:p>
          </table:table-cell>
          <table:table-cell table:formula="of:=[.C168]/([.H168]-[.H167])" office:value-type="float" office:value="79864.7423262046" calcext:value-type="float">
            <text:p>79864.7423262046</text:p>
          </table:table-cell>
          <table:table-cell table:formula="of:=[.G168]-[.$B168]" office:value-type="float" office:value="0.248835325241089" calcext:value-type="float">
            <text:p>0.248835325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6240.51267" calcext:value-type="float">
            <text:p>1443146240.51267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5124869346619" calcext:value-type="float">
            <text:p>20.5124869347</text:p>
          </table:table-cell>
          <table:table-cell table:formula="of:=[.C169]/([.D169]-[.D168])" office:value-type="float" office:value="79780.3469592631" calcext:value-type="float">
            <text:p>79780.3469592631</text:p>
          </table:table-cell>
          <table:table-cell/>
          <table:table-cell office:value-type="float" office:value="1443146240.76161" calcext:value-type="float">
            <text:p>1443146240.76161</text:p>
          </table:table-cell>
          <table:table-cell table:formula="of:=[.G169]-[.$B$2]" office:value-type="float" office:value="20.7614276409149" calcext:value-type="float">
            <text:p>20.7614276409</text:p>
          </table:table-cell>
          <table:table-cell table:formula="of:=[.C169]/([.H169]-[.H168])" office:value-type="float" office:value="79625.3846491883" calcext:value-type="float">
            <text:p>79625.3846491883</text:p>
          </table:table-cell>
          <table:table-cell table:formula="of:=[.G169]-[.$B169]" office:value-type="float" office:value="0.248940706253052" calcext:value-type="float">
            <text:p>0.248940706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6240.56682" calcext:value-type="float">
            <text:p>1443146240.56682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5666370391846" calcext:value-type="float">
            <text:p>20.5666370392</text:p>
          </table:table-cell>
          <table:table-cell table:formula="of:=[.C170]/([.D170]-[.D169])" office:value-type="float" office:value="79778.2393603438" calcext:value-type="float">
            <text:p>79778.2393603438</text:p>
          </table:table-cell>
          <table:table-cell/>
          <table:table-cell office:value-type="float" office:value="1443146240.81567" calcext:value-type="float">
            <text:p>1443146240.81567</text:p>
          </table:table-cell>
          <table:table-cell table:formula="of:=[.G170]-[.$B$2]" office:value-type="float" office:value="20.8154911994934" calcext:value-type="float">
            <text:p>20.8154911995</text:p>
          </table:table-cell>
          <table:table-cell table:formula="of:=[.C170]/([.H170]-[.H169])" office:value-type="float" office:value="79905.9498410206" calcext:value-type="float">
            <text:p>79905.9498410206</text:p>
          </table:table-cell>
          <table:table-cell table:formula="of:=[.G170]-[.$B170]" office:value-type="float" office:value="0.248854160308838" calcext:value-type="float">
            <text:p>0.248854160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6240.62096" calcext:value-type="float">
            <text:p>1443146240.62096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6207845211029" calcext:value-type="float">
            <text:p>20.6207845211</text:p>
          </table:table-cell>
          <table:table-cell table:formula="of:=[.C171]/([.D171]-[.D170])" office:value-type="float" office:value="79782.1033767629" calcext:value-type="float">
            <text:p>79782.1033767629</text:p>
          </table:table-cell>
          <table:table-cell/>
          <table:table-cell office:value-type="float" office:value="1443146240.86982" calcext:value-type="float">
            <text:p>1443146240.86982</text:p>
          </table:table-cell>
          <table:table-cell table:formula="of:=[.G171]-[.$B$2]" office:value-type="float" office:value="20.8696355819702" calcext:value-type="float">
            <text:p>20.869635582</text:p>
          </table:table-cell>
          <table:table-cell table:formula="of:=[.C171]/([.H171]-[.H170])" office:value-type="float" office:value="79786.6704242222" calcext:value-type="float">
            <text:p>79786.6704242222</text:p>
          </table:table-cell>
          <table:table-cell table:formula="of:=[.G171]-[.$B171]" office:value-type="float" office:value="0.24885106086731" calcext:value-type="float">
            <text:p>0.248851060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6240.67511" calcext:value-type="float">
            <text:p>1443146240.67511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6749339103699" calcext:value-type="float">
            <text:p>20.6749339104</text:p>
          </table:table-cell>
          <table:table-cell table:formula="of:=[.C172]/([.D172]-[.D171])" office:value-type="float" office:value="79779.2931458839" calcext:value-type="float">
            <text:p>79779.2931458839</text:p>
          </table:table-cell>
          <table:table-cell/>
          <table:table-cell office:value-type="float" office:value="1443146240.9239" calcext:value-type="float">
            <text:p>1443146240.9239</text:p>
          </table:table-cell>
          <table:table-cell table:formula="of:=[.G172]-[.$B$2]" office:value-type="float" office:value="20.9237172603607" calcext:value-type="float">
            <text:p>20.9237172604</text:p>
          </table:table-cell>
          <table:table-cell table:formula="of:=[.C172]/([.H172]-[.H171])" office:value-type="float" office:value="79879.1777283047" calcext:value-type="float">
            <text:p>79879.1777283047</text:p>
          </table:table-cell>
          <table:table-cell table:formula="of:=[.G172]-[.$B172]" office:value-type="float" office:value="0.248783349990845" calcext:value-type="float">
            <text:p>0.2487833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6240.72927" calcext:value-type="float">
            <text:p>1443146240.72927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729088306427" calcext:value-type="float">
            <text:p>20.7290883064</text:p>
          </table:table-cell>
          <table:table-cell table:formula="of:=[.C173]/([.D173]-[.D172])" office:value-type="float" office:value="79771.9172316633" calcext:value-type="float">
            <text:p>79771.9172316633</text:p>
          </table:table-cell>
          <table:table-cell/>
          <table:table-cell office:value-type="float" office:value="1443146240.97806" calcext:value-type="float">
            <text:p>1443146240.97806</text:p>
          </table:table-cell>
          <table:table-cell table:formula="of:=[.G173]-[.$B$2]" office:value-type="float" office:value="20.9778816699982" calcext:value-type="float">
            <text:p>20.97788167</text:p>
          </table:table-cell>
          <table:table-cell table:formula="of:=[.C173]/([.H173]-[.H172])" office:value-type="float" office:value="79757.169494062" calcext:value-type="float">
            <text:p>79757.169494062</text:p>
          </table:table-cell>
          <table:table-cell table:formula="of:=[.G173]-[.$B173]" office:value-type="float" office:value="0.248793363571167" calcext:value-type="float">
            <text:p>0.248793363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6240.78341" calcext:value-type="float">
            <text:p>1443146240.78341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7832291126251" calcext:value-type="float">
            <text:p>20.7832291126</text:p>
          </table:table-cell>
          <table:table-cell table:formula="of:=[.C174]/([.D174]-[.D173])" office:value-type="float" office:value="79791.9407441332" calcext:value-type="float">
            <text:p>79791.9407441332</text:p>
          </table:table-cell>
          <table:table-cell/>
          <table:table-cell office:value-type="float" office:value="1443146241.03227" calcext:value-type="float">
            <text:p>1443146241.03227</text:p>
          </table:table-cell>
          <table:table-cell table:formula="of:=[.G174]-[.$B$2]" office:value-type="float" office:value="21.0320882797241" calcext:value-type="float">
            <text:p>21.0320882797</text:p>
          </table:table-cell>
          <table:table-cell table:formula="of:=[.C174]/([.H174]-[.H173])" office:value-type="float" office:value="79695.0781803227" calcext:value-type="float">
            <text:p>79695.0781803227</text:p>
          </table:table-cell>
          <table:table-cell table:formula="of:=[.G174]-[.$B174]" office:value-type="float" office:value="0.248859167098999" calcext:value-type="float">
            <text:p>0.248859167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6240.8376" calcext:value-type="float">
            <text:p>1443146240.8376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8374218940735" calcext:value-type="float">
            <text:p>20.8374218941</text:p>
          </table:table-cell>
          <table:table-cell table:formula="of:=[.C175]/([.D175]-[.D174])" office:value-type="float" office:value="79715.413834519" calcext:value-type="float">
            <text:p>79715.413834519</text:p>
          </table:table-cell>
          <table:table-cell/>
          <table:table-cell office:value-type="float" office:value="1443146241.08633" calcext:value-type="float">
            <text:p>1443146241.08633</text:p>
          </table:table-cell>
          <table:table-cell table:formula="of:=[.G175]-[.$B$2]" office:value-type="float" office:value="21.0861480236053" calcext:value-type="float">
            <text:p>21.0861480236</text:p>
          </table:table-cell>
          <table:table-cell table:formula="of:=[.C175]/([.H175]-[.H174])" office:value-type="float" office:value="79911.5883621545" calcext:value-type="float">
            <text:p>79911.5883621545</text:p>
          </table:table-cell>
          <table:table-cell table:formula="of:=[.G175]-[.$B175]" office:value-type="float" office:value="0.24872612953186" calcext:value-type="float">
            <text:p>0.248726129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6240.89175" calcext:value-type="float">
            <text:p>1443146240.89175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8915736675262" calcext:value-type="float">
            <text:p>20.8915736675</text:p>
          </table:table-cell>
          <table:table-cell table:formula="of:=[.C176]/([.D176]-[.D175])" office:value-type="float" office:value="79775.780635674" calcext:value-type="float">
            <text:p>79775.780635674</text:p>
          </table:table-cell>
          <table:table-cell/>
          <table:table-cell office:value-type="float" office:value="1443146241.14053" calcext:value-type="float">
            <text:p>1443146241.14053</text:p>
          </table:table-cell>
          <table:table-cell table:formula="of:=[.G176]-[.$B$2]" office:value-type="float" office:value="21.1403496265411" calcext:value-type="float">
            <text:p>21.1403496265</text:p>
          </table:table-cell>
          <table:table-cell table:formula="of:=[.C176]/([.H176]-[.H175])" office:value-type="float" office:value="79702.4398912632" calcext:value-type="float">
            <text:p>79702.4398912632</text:p>
          </table:table-cell>
          <table:table-cell table:formula="of:=[.G176]-[.$B176]" office:value-type="float" office:value="0.248775959014893" calcext:value-type="float">
            <text:p>0.24877595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6240.9459" calcext:value-type="float">
            <text:p>1443146240.9459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9457197189331" calcext:value-type="float">
            <text:p>20.9457197189</text:p>
          </table:table-cell>
          <table:table-cell table:formula="of:=[.C177]/([.D177]-[.D176])" office:value-type="float" office:value="79784.2111798507" calcext:value-type="float">
            <text:p>79784.2111798507</text:p>
          </table:table-cell>
          <table:table-cell/>
          <table:table-cell office:value-type="float" office:value="1443146241.19478" calcext:value-type="float">
            <text:p>1443146241.19478</text:p>
          </table:table-cell>
          <table:table-cell table:formula="of:=[.G177]-[.$B$2]" office:value-type="float" office:value="21.1945970058441" calcext:value-type="float">
            <text:p>21.1945970058</text:p>
          </table:table-cell>
          <table:table-cell table:formula="of:=[.C177]/([.H177]-[.H176])" office:value-type="float" office:value="79635.1834043862" calcext:value-type="float">
            <text:p>79635.1834043862</text:p>
          </table:table-cell>
          <table:table-cell table:formula="of:=[.G177]-[.$B177]" office:value-type="float" office:value="0.248877286911011" calcext:value-type="float">
            <text:p>0.248877286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6241.00007" calcext:value-type="float">
            <text:p>1443146241.00007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9998939037323" calcext:value-type="float">
            <text:p>20.9998939037</text:p>
          </table:table-cell>
          <table:table-cell table:formula="of:=[.C178]/([.D178]-[.D177])" office:value-type="float" office:value="79742.7781518596" calcext:value-type="float">
            <text:p>79742.7781518596</text:p>
          </table:table-cell>
          <table:table-cell/>
          <table:table-cell office:value-type="float" office:value="1443146241.21233" calcext:value-type="float">
            <text:p>1443146241.21233</text:p>
          </table:table-cell>
          <table:table-cell table:formula="of:=[.G178]-[.$B$2]" office:value-type="float" office:value="21.2121546268463" calcext:value-type="float">
            <text:p>21.2121546268</text:p>
          </table:table-cell>
          <table:table-cell table:formula="of:=[.C178]/([.H178]-[.H177])" office:value-type="float" office:value="246047.001439396" calcext:value-type="float">
            <text:p>246047.001439396</text:p>
          </table:table-cell>
          <table:table-cell table:formula="of:=[.G178]-[.$B178]" office:value-type="float" office:value="0.212260723114014" calcext:value-type="float">
            <text:p>0.212260723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6241.05105" calcext:value-type="float">
            <text:p>1443146241.05105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1.0508716106415" calcext:value-type="float">
            <text:p>21.0508716106</text:p>
          </table:table-cell>
          <table:table-cell table:formula="of:=[.C179]/([.D179]-[.D178])" office:value-type="float" office:value="84742.9251318891" calcext:value-type="float">
            <text:p>84742.9251318891</text:p>
          </table:table-cell>
          <table:table-cell/>
          <table:table-cell office:value-type="float" office:value="1443146241.2495" calcext:value-type="float">
            <text:p>1443146241.2495</text:p>
          </table:table-cell>
          <table:table-cell table:formula="of:=[.G179]-[.$B$2]" office:value-type="float" office:value="21.2493162155151" calcext:value-type="float">
            <text:p>21.2493162155</text:p>
          </table:table-cell>
          <table:table-cell table:formula="of:=[.C179]/([.H179]-[.H178])" office:value-type="float" office:value="116249.066704306" calcext:value-type="float">
            <text:p>116249.066704306</text:p>
          </table:table-cell>
          <table:table-cell table:formula="of:=[.G179]-[.$B179]" office:value-type="float" office:value="0.198444604873657" calcext:value-type="float">
            <text:p>0.198444604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6241.10201" calcext:value-type="float">
            <text:p>1443146241.10201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1.1018347740173" calcext:value-type="float">
            <text:p>21.101834774</text:p>
          </table:table-cell>
          <table:table-cell table:formula="of:=[.C180]/([.D180]-[.D179])" office:value-type="float" office:value="84767.1085120816" calcext:value-type="float">
            <text:p>84767.1085120816</text:p>
          </table:table-cell>
          <table:table-cell/>
          <table:table-cell office:value-type="float" office:value="1443146241.30044" calcext:value-type="float">
            <text:p>1443146241.30044</text:p>
          </table:table-cell>
          <table:table-cell table:formula="of:=[.G180]-[.$B$2]" office:value-type="float" office:value="21.3002569675446" calcext:value-type="float">
            <text:p>21.3002569675</text:p>
          </table:table-cell>
          <table:table-cell table:formula="of:=[.C180]/([.H180]-[.H179])" office:value-type="float" office:value="84804.4017392037" calcext:value-type="float">
            <text:p>84804.4017392037</text:p>
          </table:table-cell>
          <table:table-cell table:formula="of:=[.G180]-[.$B180]" office:value-type="float" office:value="0.198422193527222" calcext:value-type="float">
            <text:p>0.198422193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6241.15298" calcext:value-type="float">
            <text:p>1443146241.15298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1527969837189" calcext:value-type="float">
            <text:p>21.1527969837</text:p>
          </table:table-cell>
          <table:table-cell table:formula="of:=[.C181]/([.D181]-[.D180])" office:value-type="float" office:value="84768.694789732" calcext:value-type="float">
            <text:p>84768.694789732</text:p>
          </table:table-cell>
          <table:table-cell/>
          <table:table-cell office:value-type="float" office:value="1443146241.35171" calcext:value-type="float">
            <text:p>1443146241.35171</text:p>
          </table:table-cell>
          <table:table-cell table:formula="of:=[.G181]-[.$B$2]" office:value-type="float" office:value="21.3515267372131" calcext:value-type="float">
            <text:p>21.3515267372</text:p>
          </table:table-cell>
          <table:table-cell table:formula="of:=[.C181]/([.H181]-[.H180])" office:value-type="float" office:value="84260.1795936589" calcext:value-type="float">
            <text:p>84260.1795936589</text:p>
          </table:table-cell>
          <table:table-cell table:formula="of:=[.G181]-[.$B181]" office:value-type="float" office:value="0.198729753494263" calcext:value-type="float">
            <text:p>0.198729753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6241.204" calcext:value-type="float">
            <text:p>1443146241.204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2038164138794" calcext:value-type="float">
            <text:p>21.2038164139</text:p>
          </table:table-cell>
          <table:table-cell table:formula="of:=[.C182]/([.D182]-[.D181])" office:value-type="float" office:value="84673.6230962985" calcext:value-type="float">
            <text:p>84673.6230962985</text:p>
          </table:table-cell>
          <table:table-cell/>
          <table:table-cell office:value-type="float" office:value="1443146241.40251" calcext:value-type="float">
            <text:p>1443146241.40251</text:p>
          </table:table-cell>
          <table:table-cell table:formula="of:=[.G182]-[.$B$2]" office:value-type="float" office:value="21.4023289680481" calcext:value-type="float">
            <text:p>21.402328968</text:p>
          </table:table-cell>
          <table:table-cell table:formula="of:=[.C182]/([.H182]-[.H181])" office:value-type="float" office:value="85035.6358175333" calcext:value-type="float">
            <text:p>85035.6358175333</text:p>
          </table:table-cell>
          <table:table-cell table:formula="of:=[.G182]-[.$B182]" office:value-type="float" office:value="0.198512554168701" calcext:value-type="float">
            <text:p>0.198512554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6241.25496" calcext:value-type="float">
            <text:p>1443146241.25496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2547826766968" calcext:value-type="float">
            <text:p>21.2547826767</text:p>
          </table:table-cell>
          <table:table-cell table:formula="of:=[.C183]/([.D183]-[.D182])" office:value-type="float" office:value="84761.9535197036" calcext:value-type="float">
            <text:p>84761.9535197036</text:p>
          </table:table-cell>
          <table:table-cell/>
          <table:table-cell office:value-type="float" office:value="1443146241.45356" calcext:value-type="float">
            <text:p>1443146241.45356</text:p>
          </table:table-cell>
          <table:table-cell table:formula="of:=[.G183]-[.$B$2]" office:value-type="float" office:value="21.4533846378326" calcext:value-type="float">
            <text:p>21.4533846378</text:p>
          </table:table-cell>
          <table:table-cell table:formula="of:=[.C183]/([.H183]-[.H182])" office:value-type="float" office:value="84613.5212451493" calcext:value-type="float">
            <text:p>84613.5212451493</text:p>
          </table:table-cell>
          <table:table-cell table:formula="of:=[.G183]-[.$B183]" office:value-type="float" office:value="0.198601961135864" calcext:value-type="float">
            <text:p>0.198601961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6241.30593" calcext:value-type="float">
            <text:p>1443146241.30593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3057496547699" calcext:value-type="float">
            <text:p>21.3057496548</text:p>
          </table:table-cell>
          <table:table-cell table:formula="of:=[.C184]/([.D184]-[.D183])" office:value-type="float" office:value="84760.7639951163" calcext:value-type="float">
            <text:p>84760.7639951163</text:p>
          </table:table-cell>
          <table:table-cell/>
          <table:table-cell office:value-type="float" office:value="1443146241.50457" calcext:value-type="float">
            <text:p>1443146241.50457</text:p>
          </table:table-cell>
          <table:table-cell table:formula="of:=[.G184]-[.$B$2]" office:value-type="float" office:value="21.5043888092041" calcext:value-type="float">
            <text:p>21.5043888092</text:p>
          </table:table-cell>
          <table:table-cell table:formula="of:=[.C184]/([.H184]-[.H183])" office:value-type="float" office:value="84698.9546901513" calcext:value-type="float">
            <text:p>84698.9546901513</text:p>
          </table:table-cell>
          <table:table-cell table:formula="of:=[.G184]-[.$B184]" office:value-type="float" office:value="0.198639154434204" calcext:value-type="float">
            <text:p>0.198639154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6241.3569" calcext:value-type="float">
            <text:p>1443146241.3569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3567175865173" calcext:value-type="float">
            <text:p>21.3567175865</text:p>
          </table:table-cell>
          <table:table-cell table:formula="of:=[.C185]/([.D185]-[.D184])" office:value-type="float" office:value="84759.1780142673" calcext:value-type="float">
            <text:p>84759.1780142673</text:p>
          </table:table-cell>
          <table:table-cell/>
          <table:table-cell office:value-type="float" office:value="1443146241.60248" calcext:value-type="float">
            <text:p>1443146241.60248</text:p>
          </table:table-cell>
          <table:table-cell table:formula="of:=[.G185]-[.$B$2]" office:value-type="float" office:value="21.6022987365723" calcext:value-type="float">
            <text:p>21.6022987366</text:p>
          </table:table-cell>
          <table:table-cell table:formula="of:=[.C185]/([.H185]-[.H184])" office:value-type="float" office:value="44122.1857284788" calcext:value-type="float">
            <text:p>44122.1857284788</text:p>
          </table:table-cell>
          <table:table-cell table:formula="of:=[.G185]-[.$B185]" office:value-type="float" office:value="0.245581150054932" calcext:value-type="float">
            <text:p>0.245581150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6241.40786" calcext:value-type="float">
            <text:p>1443146241.40786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4076840877533" calcext:value-type="float">
            <text:p>21.4076840878</text:p>
          </table:table-cell>
          <table:table-cell table:formula="of:=[.C186]/([.D186]-[.D185])" office:value-type="float" office:value="84761.5570077981" calcext:value-type="float">
            <text:p>84761.5570077981</text:p>
          </table:table-cell>
          <table:table-cell/>
          <table:table-cell office:value-type="float" office:value="1443146241.65335" calcext:value-type="float">
            <text:p>1443146241.65335</text:p>
          </table:table-cell>
          <table:table-cell table:formula="of:=[.G186]-[.$B$2]" office:value-type="float" office:value="21.6531682014465" calcext:value-type="float">
            <text:p>21.6531682014</text:p>
          </table:table-cell>
          <table:table-cell table:formula="of:=[.C186]/([.H186]-[.H185])" office:value-type="float" office:value="84923.2444390285" calcext:value-type="float">
            <text:p>84923.2444390285</text:p>
          </table:table-cell>
          <table:table-cell table:formula="of:=[.G186]-[.$B186]" office:value-type="float" office:value="0.245484113693237" calcext:value-type="float">
            <text:p>0.245484113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6241.45883" calcext:value-type="float">
            <text:p>1443146241.45883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4586517810822" calcext:value-type="float">
            <text:p>21.4586517811</text:p>
          </table:table-cell>
          <table:table-cell table:formula="of:=[.C187]/([.D187]-[.D186])" office:value-type="float" office:value="84759.5745039154" calcext:value-type="float">
            <text:p>84759.5745039154</text:p>
          </table:table-cell>
          <table:table-cell/>
          <table:table-cell office:value-type="float" office:value="1443146241.70427" calcext:value-type="float">
            <text:p>1443146241.70427</text:p>
          </table:table-cell>
          <table:table-cell table:formula="of:=[.G187]-[.$B$2]" office:value-type="float" office:value="21.7040939331055" calcext:value-type="float">
            <text:p>21.7040939331</text:p>
          </table:table-cell>
          <table:table-cell table:formula="of:=[.C187]/([.H187]-[.H186])" office:value-type="float" office:value="84829.4145076265" calcext:value-type="float">
            <text:p>84829.4145076265</text:p>
          </table:table-cell>
          <table:table-cell table:formula="of:=[.G187]-[.$B187]" office:value-type="float" office:value="0.245442152023315" calcext:value-type="float">
            <text:p>0.24544215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6241.50982" calcext:value-type="float">
            <text:p>1443146241.50982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5096378326416" calcext:value-type="float">
            <text:p>21.5096378326</text:p>
          </table:table-cell>
          <table:table-cell table:formula="of:=[.C188]/([.D188]-[.D187])" office:value-type="float" office:value="84729.0556508971" calcext:value-type="float">
            <text:p>84729.0556508971</text:p>
          </table:table-cell>
          <table:table-cell/>
          <table:table-cell office:value-type="float" office:value="1443146241.75537" calcext:value-type="float">
            <text:p>1443146241.75537</text:p>
          </table:table-cell>
          <table:table-cell table:formula="of:=[.G188]-[.$B$2]" office:value-type="float" office:value="21.7551906108856" calcext:value-type="float">
            <text:p>21.7551906109</text:p>
          </table:table-cell>
          <table:table-cell table:formula="of:=[.C188]/([.H188]-[.H187])" office:value-type="float" office:value="84545.6140727434" calcext:value-type="float">
            <text:p>84545.6140727434</text:p>
          </table:table-cell>
          <table:table-cell table:formula="of:=[.G188]-[.$B188]" office:value-type="float" office:value="0.245552778244019" calcext:value-type="float">
            <text:p>0.245552778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6241.56078" calcext:value-type="float">
            <text:p>1443146241.56078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5606026649475" calcext:value-type="float">
            <text:p>21.5606026649</text:p>
          </table:table-cell>
          <table:table-cell table:formula="of:=[.C189]/([.D189]-[.D188])" office:value-type="float" office:value="84764.3326690431" calcext:value-type="float">
            <text:p>84764.3326690431</text:p>
          </table:table-cell>
          <table:table-cell/>
          <table:table-cell office:value-type="float" office:value="1443146241.80633" calcext:value-type="float">
            <text:p>1443146241.80633</text:p>
          </table:table-cell>
          <table:table-cell table:formula="of:=[.G189]-[.$B$2]" office:value-type="float" office:value="21.8061513900757" calcext:value-type="float">
            <text:p>21.8061513901</text:p>
          </table:table-cell>
          <table:table-cell table:formula="of:=[.C189]/([.H189]-[.H188])" office:value-type="float" office:value="84771.0743175279" calcext:value-type="float">
            <text:p>84771.0743175279</text:p>
          </table:table-cell>
          <table:table-cell table:formula="of:=[.G189]-[.$B189]" office:value-type="float" office:value="0.245548725128174" calcext:value-type="float">
            <text:p>0.245548725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6241.61175" calcext:value-type="float">
            <text:p>1443146241.61175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6115713119507" calcext:value-type="float">
            <text:p>21.611571312</text:p>
          </table:table-cell>
          <table:table-cell table:formula="of:=[.C190]/([.D190]-[.D189])" office:value-type="float" office:value="84757.9885675795" calcext:value-type="float">
            <text:p>84757.9885675795</text:p>
          </table:table-cell>
          <table:table-cell/>
          <table:table-cell office:value-type="float" office:value="1443146241.8573" calcext:value-type="float">
            <text:p>1443146241.8573</text:p>
          </table:table-cell>
          <table:table-cell table:formula="of:=[.G190]-[.$B$2]" office:value-type="float" office:value="21.8571178913116" calcext:value-type="float">
            <text:p>21.8571178913</text:p>
          </table:table-cell>
          <table:table-cell table:formula="of:=[.C190]/([.H190]-[.H189])" office:value-type="float" office:value="84761.5570077981" calcext:value-type="float">
            <text:p>84761.5570077981</text:p>
          </table:table-cell>
          <table:table-cell table:formula="of:=[.G190]-[.$B190]" office:value-type="float" office:value="0.245546579360962" calcext:value-type="float">
            <text:p>0.245546579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6241.66272" calcext:value-type="float">
            <text:p>1443146241.66272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6625382900238" calcext:value-type="float">
            <text:p>21.66253829</text:p>
          </table:table-cell>
          <table:table-cell table:formula="of:=[.C191]/([.D191]-[.D190])" office:value-type="float" office:value="84760.7639951163" calcext:value-type="float">
            <text:p>84760.7639951163</text:p>
          </table:table-cell>
          <table:table-cell/>
          <table:table-cell office:value-type="float" office:value="1443146241.90822" calcext:value-type="float">
            <text:p>1443146241.90822</text:p>
          </table:table-cell>
          <table:table-cell table:formula="of:=[.G191]-[.$B$2]" office:value-type="float" office:value="21.908040523529" calcext:value-type="float">
            <text:p>21.9080405235</text:p>
          </table:table-cell>
          <table:table-cell table:formula="of:=[.C191]/([.H191]-[.H190])" office:value-type="float" office:value="84834.5777091088" calcext:value-type="float">
            <text:p>84834.5777091088</text:p>
          </table:table-cell>
          <table:table-cell table:formula="of:=[.G191]-[.$B191]" office:value-type="float" office:value="0.245502233505249" calcext:value-type="float">
            <text:p>0.245502233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6241.71372" calcext:value-type="float">
            <text:p>1443146241.71372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7135384082794" calcext:value-type="float">
            <text:p>21.7135384083</text:p>
          </table:table-cell>
          <table:table-cell table:formula="of:=[.C192]/([.D192]-[.D191])" office:value-type="float" office:value="84705.6859426862" calcext:value-type="float">
            <text:p>84705.6859426862</text:p>
          </table:table-cell>
          <table:table-cell/>
          <table:table-cell office:value-type="float" office:value="1443146241.95919" calcext:value-type="float">
            <text:p>1443146241.95919</text:p>
          </table:table-cell>
          <table:table-cell table:formula="of:=[.G192]-[.$B$2]" office:value-type="float" office:value="21.959011554718" calcext:value-type="float">
            <text:p>21.9590115547</text:p>
          </table:table-cell>
          <table:table-cell table:formula="of:=[.C192]/([.H192]-[.H191])" office:value-type="float" office:value="84754.023986379" calcext:value-type="float">
            <text:p>84754.023986379</text:p>
          </table:table-cell>
          <table:table-cell table:formula="of:=[.G192]-[.$B192]" office:value-type="float" office:value="0.245473146438599" calcext:value-type="float">
            <text:p>0.245473146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6241.76469" calcext:value-type="float">
            <text:p>1443146241.76469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7645082473755" calcext:value-type="float">
            <text:p>21.7645082474</text:p>
          </table:table-cell>
          <table:table-cell table:formula="of:=[.C193]/([.D193]-[.D192])" office:value-type="float" office:value="84756.006230617" calcext:value-type="float">
            <text:p>84756.006230617</text:p>
          </table:table-cell>
          <table:table-cell/>
          <table:table-cell office:value-type="float" office:value="1443146242.01019" calcext:value-type="float">
            <text:p>1443146242.01019</text:p>
          </table:table-cell>
          <table:table-cell table:formula="of:=[.G193]-[.$B$2]" office:value-type="float" office:value="22.010005235672" calcext:value-type="float">
            <text:p>22.0100052357</text:p>
          </table:table-cell>
          <table:table-cell table:formula="of:=[.C193]/([.H193]-[.H192])" office:value-type="float" office:value="84716.3789548491" calcext:value-type="float">
            <text:p>84716.3789548491</text:p>
          </table:table-cell>
          <table:table-cell table:formula="of:=[.G193]-[.$B193]" office:value-type="float" office:value="0.245496988296509" calcext:value-type="float">
            <text:p>0.245496988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6241.81565" calcext:value-type="float">
            <text:p>1443146241.81565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8154737949371" calcext:value-type="float">
            <text:p>21.8154737949</text:p>
          </table:table-cell>
          <table:table-cell table:formula="of:=[.C194]/([.D194]-[.D193])" office:value-type="float" office:value="84763.1430776788" calcext:value-type="float">
            <text:p>84763.1430776788</text:p>
          </table:table-cell>
          <table:table-cell/>
          <table:table-cell office:value-type="float" office:value="1443146242.06117" calcext:value-type="float">
            <text:p>1443146242.06117</text:p>
          </table:table-cell>
          <table:table-cell table:formula="of:=[.G194]-[.$B$2]" office:value-type="float" office:value="22.060994386673" calcext:value-type="float">
            <text:p>22.0609943867</text:p>
          </table:table-cell>
          <table:table-cell table:formula="of:=[.C194]/([.H194]-[.H193])" office:value-type="float" office:value="84723.9052856021" calcext:value-type="float">
            <text:p>84723.9052856021</text:p>
          </table:table-cell>
          <table:table-cell table:formula="of:=[.G194]-[.$B194]" office:value-type="float" office:value="0.24552059173584" calcext:value-type="float">
            <text:p>0.245520591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6241.86662" calcext:value-type="float">
            <text:p>1443146241.86662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8664438724518" calcext:value-type="float">
            <text:p>21.8664438725</text:p>
          </table:table-cell>
          <table:table-cell table:formula="of:=[.C195]/([.D195]-[.D194])" office:value-type="float" office:value="84755.6097743517" calcext:value-type="float">
            <text:p>84755.6097743517</text:p>
          </table:table-cell>
          <table:table-cell/>
          <table:table-cell office:value-type="float" office:value="1443146242.11209" calcext:value-type="float">
            <text:p>1443146242.11209</text:p>
          </table:table-cell>
          <table:table-cell table:formula="of:=[.G195]-[.$B$2]" office:value-type="float" office:value="22.1119132041931" calcext:value-type="float">
            <text:p>22.1119132042</text:p>
          </table:table-cell>
          <table:table-cell table:formula="of:=[.C195]/([.H195]-[.H194])" office:value-type="float" office:value="84840.9332815156" calcext:value-type="float">
            <text:p>84840.9332815156</text:p>
          </table:table-cell>
          <table:table-cell table:formula="of:=[.G195]-[.$B195]" office:value-type="float" office:value="0.245469331741333" calcext:value-type="float">
            <text:p>0.245469331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6241.91759" calcext:value-type="float">
            <text:p>1443146241.91759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9174108505249" calcext:value-type="float">
            <text:p>21.9174108505</text:p>
          </table:table-cell>
          <table:table-cell table:formula="of:=[.C196]/([.D196]-[.D195])" office:value-type="float" office:value="84760.7639951163" calcext:value-type="float">
            <text:p>84760.7639951163</text:p>
          </table:table-cell>
          <table:table-cell/>
          <table:table-cell office:value-type="float" office:value="1443146242.16305" calcext:value-type="float">
            <text:p>1443146242.16305</text:p>
          </table:table-cell>
          <table:table-cell table:formula="of:=[.G196]-[.$B$2]" office:value-type="float" office:value="22.1628727912903" calcext:value-type="float">
            <text:p>22.1628727913</text:p>
          </table:table-cell>
          <table:table-cell table:formula="of:=[.C196]/([.H196]-[.H195])" office:value-type="float" office:value="84773.0573594086" calcext:value-type="float">
            <text:p>84773.0573594086</text:p>
          </table:table-cell>
          <table:table-cell table:formula="of:=[.G196]-[.$B196]" office:value-type="float" office:value="0.245461940765381" calcext:value-type="float">
            <text:p>0.245461940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6241.96856" calcext:value-type="float">
            <text:p>1443146241.96856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9683766365051" calcext:value-type="float">
            <text:p>21.9683766365</text:p>
          </table:table-cell>
          <table:table-cell table:formula="of:=[.C197]/([.D197]-[.D196])" office:value-type="float" office:value="84762.7465546439" calcext:value-type="float">
            <text:p>84762.7465546439</text:p>
          </table:table-cell>
          <table:table-cell/>
          <table:table-cell office:value-type="float" office:value="1443146242.17885" calcext:value-type="float">
            <text:p>1443146242.17885</text:p>
          </table:table-cell>
          <table:table-cell table:formula="of:=[.G197]-[.$B$2]" office:value-type="float" office:value="22.1786651611328" calcext:value-type="float">
            <text:p>22.1786651611</text:p>
          </table:table-cell>
          <table:table-cell table:formula="of:=[.C197]/([.H197]-[.H196])" office:value-type="float" office:value="273549.824571998" calcext:value-type="float">
            <text:p>273549.824571998</text:p>
          </table:table-cell>
          <table:table-cell table:formula="of:=[.G197]-[.$B197]" office:value-type="float" office:value="0.210288524627686" calcext:value-type="float">
            <text:p>0.210288524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6242.01631" calcext:value-type="float">
            <text:p>1443146242.01631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2.0161273479462" calcext:value-type="float">
            <text:p>22.0161273479</text:p>
          </table:table-cell>
          <table:table-cell table:formula="of:=[.C198]/([.D198]-[.D197])" office:value-type="float" office:value="90469.856251966" calcext:value-type="float">
            <text:p>90469.856251966</text:p>
          </table:table-cell>
          <table:table-cell/>
          <table:table-cell office:value-type="float" office:value="1443146242.29556" calcext:value-type="float">
            <text:p>1443146242.29556</text:p>
          </table:table-cell>
          <table:table-cell table:formula="of:=[.G198]-[.$B$2]" office:value-type="float" office:value="22.2953763008118" calcext:value-type="float">
            <text:p>22.2953763008</text:p>
          </table:table-cell>
          <table:table-cell table:formula="of:=[.C198]/([.H198]-[.H197])" office:value-type="float" office:value="37014.4616176597" calcext:value-type="float">
            <text:p>37014.4616176597</text:p>
          </table:table-cell>
          <table:table-cell table:formula="of:=[.G198]-[.$B198]" office:value-type="float" office:value="0.279248952865601" calcext:value-type="float">
            <text:p>0.279248952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6242.05865" calcext:value-type="float">
            <text:p>1443146242.05865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2.0584697723389" calcext:value-type="float">
            <text:p>22.0584697723</text:p>
          </table:table-cell>
          <table:table-cell table:formula="of:=[.C199]/([.D199]-[.D198])" office:value-type="float" office:value="102025.334211727" calcext:value-type="float">
            <text:p>102025.334211727</text:p>
          </table:table-cell>
          <table:table-cell/>
          <table:table-cell office:value-type="float" office:value="1443146242.33786" calcext:value-type="float">
            <text:p>1443146242.33786</text:p>
          </table:table-cell>
          <table:table-cell table:formula="of:=[.G199]-[.$B$2]" office:value-type="float" office:value="22.337682723999" calcext:value-type="float">
            <text:p>22.337682724</text:p>
          </table:table-cell>
          <table:table-cell table:formula="of:=[.C199]/([.H199]-[.H198])" office:value-type="float" office:value="102112.154007416" calcext:value-type="float">
            <text:p>102112.154007416</text:p>
          </table:table-cell>
          <table:table-cell table:formula="of:=[.G199]-[.$B199]" office:value-type="float" office:value="0.279212951660156" calcext:value-type="float">
            <text:p>0.279212951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6242.10099" calcext:value-type="float">
            <text:p>1443146242.10099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1008131504059" calcext:value-type="float">
            <text:p>22.1008131504</text:p>
          </table:table-cell>
          <table:table-cell table:formula="of:=[.C200]/([.D200]-[.D199])" office:value-type="float" office:value="102023.036356777" calcext:value-type="float">
            <text:p>102023.036356777</text:p>
          </table:table-cell>
          <table:table-cell/>
          <table:table-cell office:value-type="float" office:value="1443146242.38019" calcext:value-type="float">
            <text:p>1443146242.38019</text:p>
          </table:table-cell>
          <table:table-cell table:formula="of:=[.G200]-[.$B$2]" office:value-type="float" office:value="22.3800055980682" calcext:value-type="float">
            <text:p>22.3800055981</text:p>
          </table:table-cell>
          <table:table-cell table:formula="of:=[.C200]/([.H200]-[.H199])" office:value-type="float" office:value="102072.46305946" calcext:value-type="float">
            <text:p>102072.46305946</text:p>
          </table:table-cell>
          <table:table-cell table:formula="of:=[.G200]-[.$B200]" office:value-type="float" office:value="0.279192447662354" calcext:value-type="float">
            <text:p>0.279192447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6242.14333" calcext:value-type="float">
            <text:p>1443146242.14333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1431515216827" calcext:value-type="float">
            <text:p>22.1431515217</text:p>
          </table:table-cell>
          <table:table-cell table:formula="of:=[.C201]/([.D201]-[.D200])" office:value-type="float" office:value="102035.101250141" calcext:value-type="float">
            <text:p>102035.101250141</text:p>
          </table:table-cell>
          <table:table-cell/>
          <table:table-cell office:value-type="float" office:value="1443146242.42286" calcext:value-type="float">
            <text:p>1443146242.42286</text:p>
          </table:table-cell>
          <table:table-cell table:formula="of:=[.G201]-[.$B$2]" office:value-type="float" office:value="22.4226822853088" calcext:value-type="float">
            <text:p>22.4226822853</text:p>
          </table:table-cell>
          <table:table-cell table:formula="of:=[.C201]/([.H201]-[.H200])" office:value-type="float" office:value="101226.226291767" calcext:value-type="float">
            <text:p>101226.226291767</text:p>
          </table:table-cell>
          <table:table-cell table:formula="of:=[.G201]-[.$B201]" office:value-type="float" office:value="0.279530763626099" calcext:value-type="float">
            <text:p>0.279530763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6242.18565" calcext:value-type="float">
            <text:p>1443146242.18565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1854701042175" calcext:value-type="float">
            <text:p>22.1854701042</text:p>
          </table:table-cell>
          <table:table-cell table:formula="of:=[.C202]/([.D202]-[.D201])" office:value-type="float" office:value="102082.814244748" calcext:value-type="float">
            <text:p>102082.814244748</text:p>
          </table:table-cell>
          <table:table-cell/>
          <table:table-cell office:value-type="float" office:value="1443146242.46494" calcext:value-type="float">
            <text:p>1443146242.46494</text:p>
          </table:table-cell>
          <table:table-cell table:formula="of:=[.G202]-[.$B$2]" office:value-type="float" office:value="22.4647574424744" calcext:value-type="float">
            <text:p>22.4647574425</text:p>
          </table:table-cell>
          <table:table-cell table:formula="of:=[.C202]/([.H202]-[.H201])" office:value-type="float" office:value="102673.41326866" calcext:value-type="float">
            <text:p>102673.41326866</text:p>
          </table:table-cell>
          <table:table-cell table:formula="of:=[.G202]-[.$B202]" office:value-type="float" office:value="0.279287338256836" calcext:value-type="float">
            <text:p>0.279287338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6242.22799" calcext:value-type="float">
            <text:p>1443146242.22799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2278106212616" calcext:value-type="float">
            <text:p>22.2278106213</text:p>
          </table:table-cell>
          <table:table-cell table:formula="of:=[.C203]/([.D203]-[.D202])" office:value-type="float" office:value="102029.930232165" calcext:value-type="float">
            <text:p>102029.930232165</text:p>
          </table:table-cell>
          <table:table-cell/>
          <table:table-cell office:value-type="float" office:value="1443146242.5074" calcext:value-type="float">
            <text:p>1443146242.5074</text:p>
          </table:table-cell>
          <table:table-cell table:formula="of:=[.G203]-[.$B$2]" office:value-type="float" office:value="22.5072228908539" calcext:value-type="float">
            <text:p>22.5072228909</text:p>
          </table:table-cell>
          <table:table-cell table:formula="of:=[.C203]/([.H203]-[.H202])" office:value-type="float" office:value="101729.763015614" calcext:value-type="float">
            <text:p>101729.763015614</text:p>
          </table:table-cell>
          <table:table-cell table:formula="of:=[.G203]-[.$B203]" office:value-type="float" office:value="0.279412269592285" calcext:value-type="float">
            <text:p>0.279412269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6242.27035" calcext:value-type="float">
            <text:p>1443146242.27035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2701659202576" calcext:value-type="float">
            <text:p>22.2701659203</text:p>
          </table:table-cell>
          <table:table-cell table:formula="of:=[.C204]/([.D204]-[.D203])" office:value-type="float" office:value="101994.321900806" calcext:value-type="float">
            <text:p>101994.321900806</text:p>
          </table:table-cell>
          <table:table-cell/>
          <table:table-cell office:value-type="float" office:value="1443146242.5496" calcext:value-type="float">
            <text:p>1443146242.5496</text:p>
          </table:table-cell>
          <table:table-cell table:formula="of:=[.G204]-[.$B$2]" office:value-type="float" office:value="22.5494232177734" calcext:value-type="float">
            <text:p>22.5494232178</text:p>
          </table:table-cell>
          <table:table-cell table:formula="of:=[.C204]/([.H204]-[.H203])" office:value-type="float" office:value="102368.875204095" calcext:value-type="float">
            <text:p>102368.875204095</text:p>
          </table:table-cell>
          <table:table-cell table:formula="of:=[.G204]-[.$B204]" office:value-type="float" office:value="0.279257297515869" calcext:value-type="float">
            <text:p>0.279257297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6242.31269" calcext:value-type="float">
            <text:p>1443146242.31269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3125085830688" calcext:value-type="float">
            <text:p>22.3125085831</text:p>
          </table:table-cell>
          <table:table-cell table:formula="of:=[.C205]/([.D205]-[.D204])" office:value-type="float" office:value="102024.759738285" calcext:value-type="float">
            <text:p>102024.759738285</text:p>
          </table:table-cell>
          <table:table-cell/>
          <table:table-cell office:value-type="float" office:value="1443146242.59213" calcext:value-type="float">
            <text:p>1443146242.59213</text:p>
          </table:table-cell>
          <table:table-cell table:formula="of:=[.G205]-[.$B$2]" office:value-type="float" office:value="22.591953754425" calcext:value-type="float">
            <text:p>22.5919537544</text:p>
          </table:table-cell>
          <table:table-cell table:formula="of:=[.C205]/([.H205]-[.H204])" office:value-type="float" office:value="101574.076889442" calcext:value-type="float">
            <text:p>101574.076889442</text:p>
          </table:table-cell>
          <table:table-cell table:formula="of:=[.G205]-[.$B205]" office:value-type="float" office:value="0.279445171356201" calcext:value-type="float">
            <text:p>0.279445171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6242.35504" calcext:value-type="float">
            <text:p>1443146242.35504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3548586368561" calcext:value-type="float">
            <text:p>22.3548586369</text:p>
          </table:table-cell>
          <table:table-cell table:formula="of:=[.C206]/([.D206]-[.D205])" office:value-type="float" office:value="102006.954269855" calcext:value-type="float">
            <text:p>102006.954269855</text:p>
          </table:table-cell>
          <table:table-cell/>
          <table:table-cell office:value-type="float" office:value="1443146242.63432" calcext:value-type="float">
            <text:p>1443146242.63432</text:p>
          </table:table-cell>
          <table:table-cell table:formula="of:=[.G206]-[.$B$2]" office:value-type="float" office:value="22.6341416835785" calcext:value-type="float">
            <text:p>22.6341416836</text:p>
          </table:table-cell>
          <table:table-cell table:formula="of:=[.C206]/([.H206]-[.H205])" office:value-type="float" office:value="102398.95834393" calcext:value-type="float">
            <text:p>102398.95834393</text:p>
          </table:table-cell>
          <table:table-cell table:formula="of:=[.G206]-[.$B206]" office:value-type="float" office:value="0.279283046722412" calcext:value-type="float">
            <text:p>0.279283046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6242.39739" calcext:value-type="float">
            <text:p>1443146242.39739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972108364105" calcext:value-type="float">
            <text:p>22.3972108364</text:p>
          </table:table-cell>
          <table:table-cell table:formula="of:=[.C207]/([.D207]-[.D206])" office:value-type="float" office:value="102001.786104325" calcext:value-type="float">
            <text:p>102001.786104325</text:p>
          </table:table-cell>
          <table:table-cell/>
          <table:table-cell office:value-type="float" office:value="1443146242.68057" calcext:value-type="float">
            <text:p>1443146242.68057</text:p>
          </table:table-cell>
          <table:table-cell table:formula="of:=[.G207]-[.$B$2]" office:value-type="float" office:value="22.6803901195526" calcext:value-type="float">
            <text:p>22.6803901196</text:p>
          </table:table-cell>
          <table:table-cell table:formula="of:=[.C207]/([.H207]-[.H206])" office:value-type="float" office:value="93408.5641818744" calcext:value-type="float">
            <text:p>93408.5641818744</text:p>
          </table:table-cell>
          <table:table-cell table:formula="of:=[.G207]-[.$B207]" office:value-type="float" office:value="0.28317928314209" calcext:value-type="float">
            <text:p>0.283179283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6242.43972" calcext:value-type="float">
            <text:p>1443146242.43972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4395380020142" calcext:value-type="float">
            <text:p>22.439538002</text:p>
          </table:table-cell>
          <table:table-cell table:formula="of:=[.C208]/([.D208]-[.D207])" office:value-type="float" office:value="102062.113973177" calcext:value-type="float">
            <text:p>102062.113973177</text:p>
          </table:table-cell>
          <table:table-cell/>
          <table:table-cell office:value-type="float" office:value="1443146242.76146" calcext:value-type="float">
            <text:p>1443146242.76146</text:p>
          </table:table-cell>
          <table:table-cell table:formula="of:=[.G208]-[.$B$2]" office:value-type="float" office:value="22.7612817287445" calcext:value-type="float">
            <text:p>22.7612817287</text:p>
          </table:table-cell>
          <table:table-cell table:formula="of:=[.C208]/([.H208]-[.H207])" office:value-type="float" office:value="53404.7973968711" calcext:value-type="float">
            <text:p>53404.7973968711</text:p>
          </table:table-cell>
          <table:table-cell table:formula="of:=[.G208]-[.$B208]" office:value-type="float" office:value="0.321743726730347" calcext:value-type="float">
            <text:p>0.321743726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6242.48206" calcext:value-type="float">
            <text:p>1443146242.48206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4818797111511" calcext:value-type="float">
            <text:p>22.4818797112</text:p>
          </table:table-cell>
          <table:table-cell table:formula="of:=[.C209]/([.D209]-[.D208])" office:value-type="float" office:value="102027.057670867" calcext:value-type="float">
            <text:p>102027.057670867</text:p>
          </table:table-cell>
          <table:table-cell/>
          <table:table-cell office:value-type="float" office:value="1443146242.80374" calcext:value-type="float">
            <text:p>1443146242.80374</text:p>
          </table:table-cell>
          <table:table-cell table:formula="of:=[.G209]-[.$B$2]" office:value-type="float" office:value="22.8035640716553" calcext:value-type="float">
            <text:p>22.8035640717</text:p>
          </table:table-cell>
          <table:table-cell table:formula="of:=[.C209]/([.H209]-[.H208])" office:value-type="float" office:value="102170.308043644" calcext:value-type="float">
            <text:p>102170.308043644</text:p>
          </table:table-cell>
          <table:table-cell table:formula="of:=[.G209]-[.$B209]" office:value-type="float" office:value="0.32168436050415" calcext:value-type="float">
            <text:p>0.321684360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6242.52439" calcext:value-type="float">
            <text:p>1443146242.52439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5242145061493" calcext:value-type="float">
            <text:p>22.5242145061</text:p>
          </table:table-cell>
          <table:table-cell table:formula="of:=[.C210]/([.D210]-[.D209])" office:value-type="float" office:value="102043.720778307" calcext:value-type="float">
            <text:p>102043.720778307</text:p>
          </table:table-cell>
          <table:table-cell/>
          <table:table-cell office:value-type="float" office:value="1443146242.84609" calcext:value-type="float">
            <text:p>1443146242.84609</text:p>
          </table:table-cell>
          <table:table-cell table:formula="of:=[.G210]-[.$B$2]" office:value-type="float" office:value="22.8459057807922" calcext:value-type="float">
            <text:p>22.8459057808</text:p>
          </table:table-cell>
          <table:table-cell table:formula="of:=[.C210]/([.H210]-[.H209])" office:value-type="float" office:value="102027.057670867" calcext:value-type="float">
            <text:p>102027.057670867</text:p>
          </table:table-cell>
          <table:table-cell table:formula="of:=[.G210]-[.$B210]" office:value-type="float" office:value="0.321691274642944" calcext:value-type="float">
            <text:p>0.321691274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6242.56673" calcext:value-type="float">
            <text:p>1443146242.56673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5665457248688" calcext:value-type="float">
            <text:p>22.5665457249</text:p>
          </table:table-cell>
          <table:table-cell table:formula="of:=[.C211]/([.D211]-[.D210])" office:value-type="float" office:value="102052.341762884" calcext:value-type="float">
            <text:p>102052.341762884</text:p>
          </table:table-cell>
          <table:table-cell/>
          <table:table-cell office:value-type="float" office:value="1443146242.88846" calcext:value-type="float">
            <text:p>1443146242.88846</text:p>
          </table:table-cell>
          <table:table-cell table:formula="of:=[.G211]-[.$B$2]" office:value-type="float" office:value="22.8882749080658" calcext:value-type="float">
            <text:p>22.8882749081</text:p>
          </table:table-cell>
          <table:table-cell table:formula="of:=[.C211]/([.H211]-[.H210])" office:value-type="float" office:value="101961.033374787" calcext:value-type="float">
            <text:p>101961.033374787</text:p>
          </table:table-cell>
          <table:table-cell table:formula="of:=[.G211]-[.$B211]" office:value-type="float" office:value="0.321729183197021" calcext:value-type="float">
            <text:p>0.321729183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6242.60907" calcext:value-type="float">
            <text:p>1443146242.60907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6088874340057" calcext:value-type="float">
            <text:p>22.608887434</text:p>
          </table:table-cell>
          <table:table-cell table:formula="of:=[.C212]/([.D212]-[.D211])" office:value-type="float" office:value="102027.057670867" calcext:value-type="float">
            <text:p>102027.057670867</text:p>
          </table:table-cell>
          <table:table-cell/>
          <table:table-cell office:value-type="float" office:value="1443146242.93078" calcext:value-type="float">
            <text:p>1443146242.93078</text:p>
          </table:table-cell>
          <table:table-cell table:formula="of:=[.G212]-[.$B$2]" office:value-type="float" office:value="22.9305975437164" calcext:value-type="float">
            <text:p>22.9305975437</text:p>
          </table:table-cell>
          <table:table-cell table:formula="of:=[.C212]/([.H212]-[.H211])" office:value-type="float" office:value="102073.038070237" calcext:value-type="float">
            <text:p>102073.038070237</text:p>
          </table:table-cell>
          <table:table-cell table:formula="of:=[.G212]-[.$B212]" office:value-type="float" office:value="0.321710109710693" calcext:value-type="float">
            <text:p>0.321710109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6242.65141" calcext:value-type="float">
            <text:p>1443146242.65141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65123295784" calcext:value-type="float">
            <text:p>22.6512329578</text:p>
          </table:table-cell>
          <table:table-cell table:formula="of:=[.C213]/([.D213]-[.D212])" office:value-type="float" office:value="102017.866561567" calcext:value-type="float">
            <text:p>102017.866561567</text:p>
          </table:table-cell>
          <table:table-cell/>
          <table:table-cell office:value-type="float" office:value="1443146242.9731" calcext:value-type="float">
            <text:p>1443146242.9731</text:p>
          </table:table-cell>
          <table:table-cell table:formula="of:=[.G213]-[.$B$2]" office:value-type="float" office:value="22.9729223251343" calcext:value-type="float">
            <text:p>22.9729223251</text:p>
          </table:table-cell>
          <table:table-cell table:formula="of:=[.C213]/([.H213]-[.H212])" office:value-type="float" office:value="102067.863206458" calcext:value-type="float">
            <text:p>102067.863206458</text:p>
          </table:table-cell>
          <table:table-cell table:formula="of:=[.G213]-[.$B213]" office:value-type="float" office:value="0.321689367294312" calcext:value-type="float">
            <text:p>0.321689367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6242.69375" calcext:value-type="float">
            <text:p>1443146242.69375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935665607452" calcext:value-type="float">
            <text:p>22.6935665607</text:p>
          </table:table-cell>
          <table:table-cell table:formula="of:=[.C214]/([.D214]-[.D213])" office:value-type="float" office:value="102046.594277991" calcext:value-type="float">
            <text:p>102046.594277991</text:p>
          </table:table-cell>
          <table:table-cell/>
          <table:table-cell office:value-type="float" office:value="1443146243.05776" calcext:value-type="float">
            <text:p>1443146243.05776</text:p>
          </table:table-cell>
          <table:table-cell table:formula="of:=[.G214]-[.$B$2]" office:value-type="float" office:value="23.0575802326202" calcext:value-type="float">
            <text:p>23.0575802326</text:p>
          </table:table-cell>
          <table:table-cell table:formula="of:=[.C214]/([.H214]-[.H213])" office:value-type="float" office:value="51028.9012366192" calcext:value-type="float">
            <text:p>51028.9012366192</text:p>
          </table:table-cell>
          <table:table-cell table:formula="of:=[.G214]-[.$B214]" office:value-type="float" office:value="0.364013671875" calcext:value-type="float">
            <text:p>0.364013671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6242.73608" calcext:value-type="float">
            <text:p>1443146242.73608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7359008789062" calcext:value-type="float">
            <text:p>22.7359008789</text:p>
          </table:table-cell>
          <table:table-cell table:formula="of:=[.C215]/([.D215]-[.D214])" office:value-type="float" office:value="102044.870158761" calcext:value-type="float">
            <text:p>102044.870158761</text:p>
          </table:table-cell>
          <table:table-cell/>
          <table:table-cell office:value-type="float" office:value="1443146243.07219" calcext:value-type="float">
            <text:p>1443146243.07219</text:p>
          </table:table-cell>
          <table:table-cell table:formula="of:=[.G215]-[.$B$2]" office:value-type="float" office:value="23.0720059871674" calcext:value-type="float">
            <text:p>23.0720059872</text:p>
          </table:table-cell>
          <table:table-cell table:formula="of:=[.C215]/([.H215]-[.H214])" office:value-type="float" office:value="299464.404852411" calcext:value-type="float">
            <text:p>299464.404852411</text:p>
          </table:table-cell>
          <table:table-cell table:formula="of:=[.G215]-[.$B215]" office:value-type="float" office:value="0.336105108261108" calcext:value-type="float">
            <text:p>0.336105108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6242.77842" calcext:value-type="float">
            <text:p>1443146242.77842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7782392501831" calcext:value-type="float">
            <text:p>22.7782392502</text:p>
          </table:table-cell>
          <table:table-cell table:formula="of:=[.C216]/([.D216]-[.D215])" office:value-type="float" office:value="102035.101250141" calcext:value-type="float">
            <text:p>102035.101250141</text:p>
          </table:table-cell>
          <table:table-cell/>
          <table:table-cell office:value-type="float" office:value="1443146243.09992" calcext:value-type="float">
            <text:p>1443146243.09992</text:p>
          </table:table-cell>
          <table:table-cell table:formula="of:=[.G216]-[.$B$2]" office:value-type="float" office:value="23.099737405777" calcext:value-type="float">
            <text:p>23.0997374058</text:p>
          </table:table-cell>
          <table:table-cell table:formula="of:=[.C216]/([.H216]-[.H215])" office:value-type="float" office:value="155779.985900236" calcext:value-type="float">
            <text:p>155779.985900236</text:p>
          </table:table-cell>
          <table:table-cell table:formula="of:=[.G216]-[.$B216]" office:value-type="float" office:value="0.321498155593872" calcext:value-type="float">
            <text:p>0.3214981556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6242.82076" calcext:value-type="float">
            <text:p>1443146242.82076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8205778598785" calcext:value-type="float">
            <text:p>22.8205778599</text:p>
          </table:table-cell>
          <table:table-cell table:formula="of:=[.C217]/([.D217]-[.D216])" office:value-type="float" office:value="102034.526666704" calcext:value-type="float">
            <text:p>102034.526666704</text:p>
          </table:table-cell>
          <table:table-cell/>
          <table:table-cell office:value-type="float" office:value="1443146243.14225" calcext:value-type="float">
            <text:p>1443146243.14225</text:p>
          </table:table-cell>
          <table:table-cell table:formula="of:=[.G217]-[.$B$2]" office:value-type="float" office:value="23.1420731544495" calcext:value-type="float">
            <text:p>23.1420731544</text:p>
          </table:table-cell>
          <table:table-cell table:formula="of:=[.C217]/([.H217]-[.H216])" office:value-type="float" office:value="102041.422095073" calcext:value-type="float">
            <text:p>102041.422095073</text:p>
          </table:table-cell>
          <table:table-cell table:formula="of:=[.G217]-[.$B217]" office:value-type="float" office:value="0.321495294570923" calcext:value-type="float">
            <text:p>0.321495294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6242.86315" calcext:value-type="float">
            <text:p>1443146242.86315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8629674911499" calcext:value-type="float">
            <text:p>22.8629674911</text:p>
          </table:table-cell>
          <table:table-cell table:formula="of:=[.C218]/([.D218]-[.D217])" office:value-type="float" office:value="101911.714502658" calcext:value-type="float">
            <text:p>101911.714502658</text:p>
          </table:table-cell>
          <table:table-cell/>
          <table:table-cell office:value-type="float" office:value="1443146243.1845" calcext:value-type="float">
            <text:p>1443146243.1845</text:p>
          </table:table-cell>
          <table:table-cell table:formula="of:=[.G218]-[.$B$2]" office:value-type="float" office:value="23.1843197345734" calcext:value-type="float">
            <text:p>23.1843197346</text:p>
          </table:table-cell>
          <table:table-cell table:formula="of:=[.C218]/([.H218]-[.H217])" office:value-type="float" office:value="102256.797765174" calcext:value-type="float">
            <text:p>102256.797765174</text:p>
          </table:table-cell>
          <table:table-cell table:formula="of:=[.G218]-[.$B218]" office:value-type="float" office:value="0.321352243423462" calcext:value-type="float">
            <text:p>0.321352243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6242.90546" calcext:value-type="float">
            <text:p>1443146242.90546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9052839279175" calcext:value-type="float">
            <text:p>22.9052839279</text:p>
          </table:table-cell>
          <table:table-cell table:formula="of:=[.C219]/([.D219]-[.D218])" office:value-type="float" office:value="102087.990624718" calcext:value-type="float">
            <text:p>102087.990624718</text:p>
          </table:table-cell>
          <table:table-cell/>
          <table:table-cell office:value-type="float" office:value="1443146243.22763" calcext:value-type="float">
            <text:p>1443146243.22763</text:p>
          </table:table-cell>
          <table:table-cell table:formula="of:=[.G219]-[.$B$2]" office:value-type="float" office:value="23.2274537086487" calcext:value-type="float">
            <text:p>23.2274537086</text:p>
          </table:table-cell>
          <table:table-cell table:formula="of:=[.C219]/([.H219]-[.H218])" office:value-type="float" office:value="100153.07174008" calcext:value-type="float">
            <text:p>100153.07174008</text:p>
          </table:table-cell>
          <table:table-cell table:formula="of:=[.G219]-[.$B219]" office:value-type="float" office:value="0.322169780731201" calcext:value-type="float">
            <text:p>0.322169780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6242.94795" calcext:value-type="float">
            <text:p>1443146242.94795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9477701187134" calcext:value-type="float">
            <text:p>22.9477701187</text:p>
          </table:table-cell>
          <table:table-cell table:formula="of:=[.C220]/([.D220]-[.D219])" office:value-type="float" office:value="101680.096969697" calcext:value-type="float">
            <text:p>101680.096969697</text:p>
          </table:table-cell>
          <table:table-cell/>
          <table:table-cell office:value-type="float" office:value="1443146243.27103" calcext:value-type="float">
            <text:p>1443146243.27103</text:p>
          </table:table-cell>
          <table:table-cell table:formula="of:=[.G220]-[.$B$2]" office:value-type="float" office:value="23.2708547115326" calcext:value-type="float">
            <text:p>23.2708547115</text:p>
          </table:table-cell>
          <table:table-cell table:formula="of:=[.C220]/([.H220]-[.H219])" office:value-type="float" office:value="99536.8704164538" calcext:value-type="float">
            <text:p>99536.8704164538</text:p>
          </table:table-cell>
          <table:table-cell table:formula="of:=[.G220]-[.$B220]" office:value-type="float" office:value="0.323084592819214" calcext:value-type="float">
            <text:p>0.323084592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6242.99028" calcext:value-type="float">
            <text:p>1443146242.99028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900987148285" calcext:value-type="float">
            <text:p>22.9900987148</text:p>
          </table:table-cell>
          <table:table-cell table:formula="of:=[.C221]/([.D221]-[.D220])" office:value-type="float" office:value="102058.664744084" calcext:value-type="float">
            <text:p>102058.664744084</text:p>
          </table:table-cell>
          <table:table-cell/>
          <table:table-cell office:value-type="float" office:value="1443146243.31436" calcext:value-type="float">
            <text:p>1443146243.31436</text:p>
          </table:table-cell>
          <table:table-cell table:formula="of:=[.G221]-[.$B$2]" office:value-type="float" office:value="23.314181804657" calcext:value-type="float">
            <text:p>23.3141818047</text:p>
          </table:table-cell>
          <table:table-cell table:formula="of:=[.C221]/([.H221]-[.H220])" office:value-type="float" office:value="99706.6659329654" calcext:value-type="float">
            <text:p>99706.6659329654</text:p>
          </table:table-cell>
          <table:table-cell table:formula="of:=[.G221]-[.$B221]" office:value-type="float" office:value="0.324083089828491" calcext:value-type="float">
            <text:p>0.324083089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6243.0334" calcext:value-type="float">
            <text:p>1443146243.0334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3.0332200527191" calcext:value-type="float">
            <text:p>23.0332200527</text:p>
          </table:table-cell>
          <table:table-cell table:formula="of:=[.C222]/([.D222]-[.D221])" office:value-type="float" office:value="100182.420382166" calcext:value-type="float">
            <text:p>100182.420382166</text:p>
          </table:table-cell>
          <table:table-cell/>
          <table:table-cell office:value-type="float" office:value="1443146243.35779" calcext:value-type="float">
            <text:p>1443146243.35779</text:p>
          </table:table-cell>
          <table:table-cell table:formula="of:=[.G222]-[.$B$2]" office:value-type="float" office:value="23.3576107025146" calcext:value-type="float">
            <text:p>23.3576107025</text:p>
          </table:table-cell>
          <table:table-cell table:formula="of:=[.C222]/([.H222]-[.H221])" office:value-type="float" office:value="99472.936526236" calcext:value-type="float">
            <text:p>99472.936526236</text:p>
          </table:table-cell>
          <table:table-cell table:formula="of:=[.G222]-[.$B222]" office:value-type="float" office:value="0.324390649795532" calcext:value-type="float">
            <text:p>0.324390649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6243.07675" calcext:value-type="float">
            <text:p>1443146243.07675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3.0765697956085" calcext:value-type="float">
            <text:p>23.0765697956</text:p>
          </table:table-cell>
          <table:table-cell table:formula="of:=[.C223]/([.D223]-[.D222])" office:value-type="float" office:value="99654.5702940238" calcext:value-type="float">
            <text:p>99654.5702940238</text:p>
          </table:table-cell>
          <table:table-cell/>
          <table:table-cell office:value-type="float" office:value="1443146243.40105" calcext:value-type="float">
            <text:p>1443146243.40105</text:p>
          </table:table-cell>
          <table:table-cell table:formula="of:=[.G223]-[.$B$2]" office:value-type="float" office:value="23.4008662700653" calcext:value-type="float">
            <text:p>23.4008662701</text:p>
          </table:table-cell>
          <table:table-cell table:formula="of:=[.C223]/([.H223]-[.H222])" office:value-type="float" office:value="99871.5366511049" calcext:value-type="float">
            <text:p>99871.5366511049</text:p>
          </table:table-cell>
          <table:table-cell table:formula="of:=[.G223]-[.$B223]" office:value-type="float" office:value="0.324296474456787" calcext:value-type="float">
            <text:p>0.324296474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6243.12012" calcext:value-type="float">
            <text:p>1443146243.12012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1199355125427" calcext:value-type="float">
            <text:p>23.1199355125</text:p>
          </table:table-cell>
          <table:table-cell table:formula="of:=[.C224]/([.D224]-[.D223])" office:value-type="float" office:value="99617.8618827967" calcext:value-type="float">
            <text:p>99617.8618827967</text:p>
          </table:table-cell>
          <table:table-cell/>
          <table:table-cell office:value-type="float" office:value="1443146243.44442" calcext:value-type="float">
            <text:p>1443146243.44442</text:p>
          </table:table-cell>
          <table:table-cell table:formula="of:=[.G224]-[.$B$2]" office:value-type="float" office:value="23.4442420005798" calcext:value-type="float">
            <text:p>23.4442420006</text:p>
          </table:table-cell>
          <table:table-cell table:formula="of:=[.C224]/([.H224]-[.H223])" office:value-type="float" office:value="99594.8644266233" calcext:value-type="float">
            <text:p>99594.8644266233</text:p>
          </table:table-cell>
          <table:table-cell table:formula="of:=[.G224]-[.$B224]" office:value-type="float" office:value="0.324306488037109" calcext:value-type="float">
            <text:p>0.32430648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6243.16344" calcext:value-type="float">
            <text:p>1443146243.16344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1632573604584" calcext:value-type="float">
            <text:p>23.1632573605</text:p>
          </table:table-cell>
          <table:table-cell table:formula="of:=[.C225]/([.D225]-[.D224])" office:value-type="float" office:value="99718.7379543766" calcext:value-type="float">
            <text:p>99718.7379543766</text:p>
          </table:table-cell>
          <table:table-cell/>
          <table:table-cell office:value-type="float" office:value="1443146243.48781" calcext:value-type="float">
            <text:p>1443146243.48781</text:p>
          </table:table-cell>
          <table:table-cell table:formula="of:=[.G225]-[.$B$2]" office:value-type="float" office:value="23.4876272678375" calcext:value-type="float">
            <text:p>23.4876272678</text:p>
          </table:table-cell>
          <table:table-cell table:formula="of:=[.C225]/([.H225]-[.H224])" office:value-type="float" office:value="99572.9719570701" calcext:value-type="float">
            <text:p>99572.9719570701</text:p>
          </table:table-cell>
          <table:table-cell table:formula="of:=[.G225]-[.$B225]" office:value-type="float" office:value="0.32436990737915" calcext:value-type="float">
            <text:p>0.324369907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6243.20681" calcext:value-type="float">
            <text:p>1443146243.20681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2066330909729" calcext:value-type="float">
            <text:p>23.206633091</text:p>
          </table:table-cell>
          <table:table-cell table:formula="of:=[.C226]/([.D226]-[.D225])" office:value-type="float" office:value="99594.8644266233" calcext:value-type="float">
            <text:p>99594.8644266233</text:p>
          </table:table-cell>
          <table:table-cell/>
          <table:table-cell office:value-type="float" office:value="1443146243.53118" calcext:value-type="float">
            <text:p>1443146243.53118</text:p>
          </table:table-cell>
          <table:table-cell table:formula="of:=[.G226]-[.$B$2]" office:value-type="float" office:value="23.5309987068176" calcext:value-type="float">
            <text:p>23.5309987068</text:p>
          </table:table-cell>
          <table:table-cell table:formula="of:=[.C226]/([.H226]-[.H225])" office:value-type="float" office:value="99604.7191789482" calcext:value-type="float">
            <text:p>99604.7191789482</text:p>
          </table:table-cell>
          <table:table-cell table:formula="of:=[.G226]-[.$B226]" office:value-type="float" office:value="0.324365615844727" calcext:value-type="float">
            <text:p>0.324365615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6243.25015" calcext:value-type="float">
            <text:p>1443146243.25015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2499730587006" calcext:value-type="float">
            <text:p>23.2499730587</text:p>
          </table:table-cell>
          <table:table-cell table:formula="of:=[.C227]/([.D227]-[.D226])" office:value-type="float" office:value="99677.0469961107" calcext:value-type="float">
            <text:p>99677.0469961107</text:p>
          </table:table-cell>
          <table:table-cell/>
          <table:table-cell office:value-type="float" office:value="1443146243.57451" calcext:value-type="float">
            <text:p>1443146243.57451</text:p>
          </table:table-cell>
          <table:table-cell table:formula="of:=[.G227]-[.$B$2]" office:value-type="float" office:value="23.5743300914764" calcext:value-type="float">
            <text:p>23.5743300915</text:p>
          </table:table-cell>
          <table:table-cell table:formula="of:=[.C227]/([.H227]-[.H226])" office:value-type="float" office:value="99696.7909983768" calcext:value-type="float">
            <text:p>99696.7909983768</text:p>
          </table:table-cell>
          <table:table-cell table:formula="of:=[.G227]-[.$B227]" office:value-type="float" office:value="0.324357032775879" calcext:value-type="float">
            <text:p>0.324357032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6243.29348" calcext:value-type="float">
            <text:p>1443146243.29348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933025360107" calcext:value-type="float">
            <text:p>23.293302536</text:p>
          </table:table-cell>
          <table:table-cell table:formula="of:=[.C228]/([.D228]-[.D227])" office:value-type="float" office:value="99701.1796166989" calcext:value-type="float">
            <text:p>99701.1796166989</text:p>
          </table:table-cell>
          <table:table-cell/>
          <table:table-cell office:value-type="float" office:value="1443146243.61775" calcext:value-type="float">
            <text:p>1443146243.61775</text:p>
          </table:table-cell>
          <table:table-cell table:formula="of:=[.G228]-[.$B$2]" office:value-type="float" office:value="23.6175744533539" calcext:value-type="float">
            <text:p>23.6175744534</text:p>
          </table:table-cell>
          <table:table-cell table:formula="of:=[.C228]/([.H228]-[.H227])" office:value-type="float" office:value="99897.4158121072" calcext:value-type="float">
            <text:p>99897.4158121072</text:p>
          </table:table-cell>
          <table:table-cell table:formula="of:=[.G228]-[.$B228]" office:value-type="float" office:value="0.32427191734314" calcext:value-type="float">
            <text:p>0.324271917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6243.33682" calcext:value-type="float">
            <text:p>1443146243.33682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3366410732269" calcext:value-type="float">
            <text:p>23.3366410732</text:p>
          </table:table-cell>
          <table:table-cell table:formula="of:=[.C229]/([.D229]-[.D228])" office:value-type="float" office:value="99680.337120066" calcext:value-type="float">
            <text:p>99680.337120066</text:p>
          </table:table-cell>
          <table:table-cell/>
          <table:table-cell office:value-type="float" office:value="1443146243.66105" calcext:value-type="float">
            <text:p>1443146243.66105</text:p>
          </table:table-cell>
          <table:table-cell table:formula="of:=[.G229]-[.$B$2]" office:value-type="float" office:value="23.6608710289001" calcext:value-type="float">
            <text:p>23.6608710289</text:p>
          </table:table-cell>
          <table:table-cell table:formula="of:=[.C229]/([.H229]-[.H228])" office:value-type="float" office:value="99776.9441461682" calcext:value-type="float">
            <text:p>99776.9441461682</text:p>
          </table:table-cell>
          <table:table-cell table:formula="of:=[.G229]-[.$B229]" office:value-type="float" office:value="0.324229955673218" calcext:value-type="float">
            <text:p>0.324229955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6243.38023" calcext:value-type="float">
            <text:p>1443146243.38023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3800482749939" calcext:value-type="float">
            <text:p>23.380048275</text:p>
          </table:table-cell>
          <table:table-cell table:formula="of:=[.C230]/([.D230]-[.D229])" office:value-type="float" office:value="99522.6557839869" calcext:value-type="float">
            <text:p>99522.6557839869</text:p>
          </table:table-cell>
          <table:table-cell/>
          <table:table-cell office:value-type="float" office:value="1443146243.7044" calcext:value-type="float">
            <text:p>1443146243.7044</text:p>
          </table:table-cell>
          <table:table-cell table:formula="of:=[.G230]-[.$B$2]" office:value-type="float" office:value="23.7042214870453" calcext:value-type="float">
            <text:p>23.704221487</text:p>
          </table:table-cell>
          <table:table-cell table:formula="of:=[.C230]/([.H230]-[.H229])" office:value-type="float" office:value="99652.9260552729" calcext:value-type="float">
            <text:p>99652.9260552729</text:p>
          </table:table-cell>
          <table:table-cell table:formula="of:=[.G230]-[.$B230]" office:value-type="float" office:value="0.324173212051392" calcext:value-type="float">
            <text:p>0.324173212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6243.42362" calcext:value-type="float">
            <text:p>1443146243.42362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4234428405762" calcext:value-type="float">
            <text:p>23.4234428406</text:p>
          </table:table-cell>
          <table:table-cell table:formula="of:=[.C231]/([.D231]-[.D230])" office:value-type="float" office:value="99551.6360639525" calcext:value-type="float">
            <text:p>99551.6360639525</text:p>
          </table:table-cell>
          <table:table-cell/>
          <table:table-cell office:value-type="float" office:value="1443146243.7478" calcext:value-type="float">
            <text:p>1443146243.7478</text:p>
          </table:table-cell>
          <table:table-cell table:formula="of:=[.G231]-[.$B$2]" office:value-type="float" office:value="23.7476234436035" calcext:value-type="float">
            <text:p>23.7476234436</text:p>
          </table:table-cell>
          <table:table-cell table:formula="of:=[.C231]/([.H231]-[.H230])" office:value-type="float" office:value="99534.6832856334" calcext:value-type="float">
            <text:p>99534.6832856334</text:p>
          </table:table-cell>
          <table:table-cell table:formula="of:=[.G231]-[.$B231]" office:value-type="float" office:value="0.324180603027344" calcext:value-type="float">
            <text:p>0.32418060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6243.46697" calcext:value-type="float">
            <text:p>1443146243.46697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4667935371399" calcext:value-type="float">
            <text:p>23.4667935371</text:p>
          </table:table-cell>
          <table:table-cell table:formula="of:=[.C232]/([.D232]-[.D231])" office:value-type="float" office:value="99652.3779877465" calcext:value-type="float">
            <text:p>99652.3779877465</text:p>
          </table:table-cell>
          <table:table-cell/>
          <table:table-cell office:value-type="float" office:value="1443146243.79087" calcext:value-type="float">
            <text:p>1443146243.79087</text:p>
          </table:table-cell>
          <table:table-cell table:formula="of:=[.G232]-[.$B$2]" office:value-type="float" office:value="23.7906894683838" calcext:value-type="float">
            <text:p>23.7906894684</text:p>
          </table:table-cell>
          <table:table-cell table:formula="of:=[.C232]/([.H232]-[.H231])" office:value-type="float" office:value="100311.092608176" calcext:value-type="float">
            <text:p>100311.092608176</text:p>
          </table:table-cell>
          <table:table-cell table:formula="of:=[.G232]-[.$B232]" office:value-type="float" office:value="0.323895931243896" calcext:value-type="float">
            <text:p>0.323895931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6243.51031" calcext:value-type="float">
            <text:p>1443146243.51031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510134935379" calcext:value-type="float">
            <text:p>23.5101349354</text:p>
          </table:table-cell>
          <table:table-cell table:formula="of:=[.C233]/([.D233]-[.D232])" office:value-type="float" office:value="99673.7570893408" calcext:value-type="float">
            <text:p>99673.7570893408</text:p>
          </table:table-cell>
          <table:table-cell/>
          <table:table-cell office:value-type="float" office:value="1443146243.83439" calcext:value-type="float">
            <text:p>1443146243.83439</text:p>
          </table:table-cell>
          <table:table-cell table:formula="of:=[.G233]-[.$B$2]" office:value-type="float" office:value="23.8342049121857" calcext:value-type="float">
            <text:p>23.8342049122</text:p>
          </table:table-cell>
          <table:table-cell table:formula="of:=[.C233]/([.H233]-[.H232])" office:value-type="float" office:value="99275.0991962393" calcext:value-type="float">
            <text:p>99275.0991962393</text:p>
          </table:table-cell>
          <table:table-cell table:formula="of:=[.G233]-[.$B233]" office:value-type="float" office:value="0.324069976806641" calcext:value-type="float">
            <text:p>0.324069976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6243.55368" calcext:value-type="float">
            <text:p>1443146243.55368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5534956455231" calcext:value-type="float">
            <text:p>23.5534956455</text:p>
          </table:table-cell>
          <table:table-cell table:formula="of:=[.C234]/([.D234]-[.D233])" office:value-type="float" office:value="99629.3645941012" calcext:value-type="float">
            <text:p>99629.3645941012</text:p>
          </table:table-cell>
          <table:table-cell/>
          <table:table-cell office:value-type="float" office:value="1443146243.87796" calcext:value-type="float">
            <text:p>1443146243.87796</text:p>
          </table:table-cell>
          <table:table-cell table:formula="of:=[.G234]-[.$B$2]" office:value-type="float" office:value="23.8777813911438" calcext:value-type="float">
            <text:p>23.8777813911</text:p>
          </table:table-cell>
          <table:table-cell table:formula="of:=[.C234]/([.H234]-[.H233])" office:value-type="float" office:value="99136.0500730414" calcext:value-type="float">
            <text:p>99136.0500730414</text:p>
          </table:table-cell>
          <table:table-cell table:formula="of:=[.G234]-[.$B234]" office:value-type="float" office:value="0.324285745620728" calcext:value-type="float">
            <text:p>0.324285745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6243.59707" calcext:value-type="float">
            <text:p>1443146243.59707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968854427338" calcext:value-type="float">
            <text:p>23.5968854427</text:p>
          </table:table-cell>
          <table:table-cell table:formula="of:=[.C235]/([.D235]-[.D234])" office:value-type="float" office:value="99562.576405297" calcext:value-type="float">
            <text:p>99562.576405297</text:p>
          </table:table-cell>
          <table:table-cell/>
          <table:table-cell office:value-type="float" office:value="1443146243.92093" calcext:value-type="float">
            <text:p>1443146243.92093</text:p>
          </table:table-cell>
          <table:table-cell table:formula="of:=[.G235]-[.$B$2]" office:value-type="float" office:value="23.9207499027252" calcext:value-type="float">
            <text:p>23.9207499027</text:p>
          </table:table-cell>
          <table:table-cell table:formula="of:=[.C235]/([.H235]-[.H234])" office:value-type="float" office:value="100538.739672517" calcext:value-type="float">
            <text:p>100538.739672517</text:p>
          </table:table-cell>
          <table:table-cell table:formula="of:=[.G235]-[.$B235]" office:value-type="float" office:value="0.323864459991455" calcext:value-type="float">
            <text:p>0.3238644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6243.64043" calcext:value-type="float">
            <text:p>1443146243.64043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6402468681335" calcext:value-type="float">
            <text:p>23.6402468681</text:p>
          </table:table-cell>
          <table:table-cell table:formula="of:=[.C236]/([.D236]-[.D235])" office:value-type="float" office:value="99627.7211869952" calcext:value-type="float">
            <text:p>99627.7211869952</text:p>
          </table:table-cell>
          <table:table-cell/>
          <table:table-cell office:value-type="float" office:value="1443146243.96438" calcext:value-type="float">
            <text:p>1443146243.96438</text:p>
          </table:table-cell>
          <table:table-cell table:formula="of:=[.G236]-[.$B$2]" office:value-type="float" office:value="23.9642026424408" calcext:value-type="float">
            <text:p>23.9642026424</text:p>
          </table:table-cell>
          <table:table-cell table:formula="of:=[.C236]/([.H236]-[.H235])" office:value-type="float" office:value="99418.3572377012" calcext:value-type="float">
            <text:p>99418.3572377012</text:p>
          </table:table-cell>
          <table:table-cell table:formula="of:=[.G236]-[.$B236]" office:value-type="float" office:value="0.323955774307251" calcext:value-type="float">
            <text:p>0.323955774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6243.68378" calcext:value-type="float">
            <text:p>1443146243.68378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6835963726044" calcext:value-type="float">
            <text:p>23.6835963726</text:p>
          </table:table-cell>
          <table:table-cell table:formula="of:=[.C237]/([.D237]-[.D236])" office:value-type="float" office:value="99655.118385665" calcext:value-type="float">
            <text:p>99655.118385665</text:p>
          </table:table-cell>
          <table:table-cell/>
          <table:table-cell office:value-type="float" office:value="1443146244.00754" calcext:value-type="float">
            <text:p>1443146244.00754</text:p>
          </table:table-cell>
          <table:table-cell table:formula="of:=[.G237]-[.$B$2]" office:value-type="float" office:value="24.0073647499084" calcext:value-type="float">
            <text:p>24.0073647499</text:p>
          </table:table-cell>
          <table:table-cell table:formula="of:=[.C237]/([.H237]-[.H236])" office:value-type="float" office:value="100087.791200597" calcext:value-type="float">
            <text:p>100087.791200597</text:p>
          </table:table-cell>
          <table:table-cell table:formula="of:=[.G237]-[.$B237]" office:value-type="float" office:value="0.323768377304077" calcext:value-type="float">
            <text:p>0.323768377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6243.72709" calcext:value-type="float">
            <text:p>1443146243.72709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7269115447998" calcext:value-type="float">
            <text:p>23.7269115448</text:p>
          </table:table-cell>
          <table:table-cell table:formula="of:=[.C238]/([.D238]-[.D237])" office:value-type="float" office:value="99734.1065737545" calcext:value-type="float">
            <text:p>99734.1065737545</text:p>
          </table:table-cell>
          <table:table-cell/>
          <table:table-cell office:value-type="float" office:value="1443146244.02186" calcext:value-type="float">
            <text:p>1443146244.02186</text:p>
          </table:table-cell>
          <table:table-cell table:formula="of:=[.G238]-[.$B$2]" office:value-type="float" office:value="24.0216794013977" calcext:value-type="float">
            <text:p>24.0216794014</text:p>
          </table:table-cell>
          <table:table-cell table:formula="of:=[.C238]/([.H238]-[.H237])" office:value-type="float" office:value="301788.695536309" calcext:value-type="float">
            <text:p>301788.695536309</text:p>
          </table:table-cell>
          <table:table-cell table:formula="of:=[.G238]-[.$B238]" office:value-type="float" office:value="0.2947678565979" calcext:value-type="float">
            <text:p>0.294767856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6243.77041" calcext:value-type="float">
            <text:p>1443146243.77041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7702295780182" calcext:value-type="float">
            <text:p>23.770229578</text:p>
          </table:table-cell>
          <table:table-cell table:formula="of:=[.C239]/([.D239]-[.D238])" office:value-type="float" office:value="99727.5194425639" calcext:value-type="float">
            <text:p>99727.5194425639</text:p>
          </table:table-cell>
          <table:table-cell/>
          <table:table-cell office:value-type="float" office:value="1443146244.0508" calcext:value-type="float">
            <text:p>1443146244.0508</text:p>
          </table:table-cell>
          <table:table-cell table:formula="of:=[.G239]-[.$B$2]" office:value-type="float" office:value="24.0506217479706" calcext:value-type="float">
            <text:p>24.050621748</text:p>
          </table:table-cell>
          <table:table-cell table:formula="of:=[.C239]/([.H239]-[.H238])" office:value-type="float" office:value="149262.257955566" calcext:value-type="float">
            <text:p>149262.257955566</text:p>
          </table:table-cell>
          <table:table-cell table:formula="of:=[.G239]-[.$B239]" office:value-type="float" office:value="0.280392169952393" calcext:value-type="float">
            <text:p>0.2803921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6243.81375" calcext:value-type="float">
            <text:p>1443146243.81375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8135724067688" calcext:value-type="float">
            <text:p>23.8135724068</text:p>
          </table:table-cell>
          <table:table-cell table:formula="of:=[.C240]/([.D240]-[.D239])" office:value-type="float" office:value="99670.4673997349" calcext:value-type="float">
            <text:p>99670.4673997349</text:p>
          </table:table-cell>
          <table:table-cell/>
          <table:table-cell office:value-type="float" office:value="1443146244.09409" calcext:value-type="float">
            <text:p>1443146244.09409</text:p>
          </table:table-cell>
          <table:table-cell table:formula="of:=[.G240]-[.$B$2]" office:value-type="float" office:value="24.093914270401" calcext:value-type="float">
            <text:p>24.0939142704</text:p>
          </table:table-cell>
          <table:table-cell table:formula="of:=[.C240]/([.H240]-[.H239])" office:value-type="float" office:value="99786.2854247668" calcext:value-type="float">
            <text:p>99786.2854247668</text:p>
          </table:table-cell>
          <table:table-cell table:formula="of:=[.G240]-[.$B240]" office:value-type="float" office:value="0.280341863632202" calcext:value-type="float">
            <text:p>0.280341863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6243.85706" calcext:value-type="float">
            <text:p>1443146243.85706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8568787574768" calcext:value-type="float">
            <text:p>23.8568787575</text:p>
          </table:table-cell>
          <table:table-cell table:formula="of:=[.C241]/([.D241]-[.D240])" office:value-type="float" office:value="99754.4223739264" calcext:value-type="float">
            <text:p>99754.4223739264</text:p>
          </table:table-cell>
          <table:table-cell/>
          <table:table-cell office:value-type="float" office:value="1443146244.13748" calcext:value-type="float">
            <text:p>1443146244.13748</text:p>
          </table:table-cell>
          <table:table-cell table:formula="of:=[.G241]-[.$B$2]" office:value-type="float" office:value="24.1372997760773" calcext:value-type="float">
            <text:p>24.1372997761</text:p>
          </table:table-cell>
          <table:table-cell table:formula="of:=[.C241]/([.H241]-[.H240])" office:value-type="float" office:value="99572.4247686457" calcext:value-type="float">
            <text:p>99572.4247686457</text:p>
          </table:table-cell>
          <table:table-cell table:formula="of:=[.G241]-[.$B241]" office:value-type="float" office:value="0.280421018600464" calcext:value-type="float">
            <text:p>0.280421018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6243.90042" calcext:value-type="float">
            <text:p>1443146243.90042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9002358913422" calcext:value-type="float">
            <text:p>23.9002358913</text:p>
          </table:table-cell>
          <table:table-cell table:formula="of:=[.C242]/([.D242]-[.D241])" office:value-type="float" office:value="99637.5824429622" calcext:value-type="float">
            <text:p>99637.5824429622</text:p>
          </table:table-cell>
          <table:table-cell/>
          <table:table-cell office:value-type="float" office:value="1443146244.18085" calcext:value-type="float">
            <text:p>1443146244.18085</text:p>
          </table:table-cell>
          <table:table-cell table:formula="of:=[.G242]-[.$B$2]" office:value-type="float" office:value="24.1806738376617" calcext:value-type="float">
            <text:p>24.1806738377</text:p>
          </table:table-cell>
          <table:table-cell table:formula="of:=[.C242]/([.H242]-[.H241])" office:value-type="float" office:value="99598.6965985796" calcext:value-type="float">
            <text:p>99598.6965985796</text:p>
          </table:table-cell>
          <table:table-cell table:formula="of:=[.G242]-[.$B242]" office:value-type="float" office:value="0.28043794631958" calcext:value-type="float">
            <text:p>0.280437946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6243.94376" calcext:value-type="float">
            <text:p>1443146243.94376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9435830116272" calcext:value-type="float">
            <text:p>23.9435830116</text:p>
          </table:table-cell>
          <table:table-cell table:formula="of:=[.C243]/([.D243]-[.D242])" office:value-type="float" office:value="99660.5996336855" calcext:value-type="float">
            <text:p>99660.5996336855</text:p>
          </table:table-cell>
          <table:table-cell/>
          <table:table-cell office:value-type="float" office:value="1443146244.22405" calcext:value-type="float">
            <text:p>1443146244.22405</text:p>
          </table:table-cell>
          <table:table-cell table:formula="of:=[.G243]-[.$B$2]" office:value-type="float" office:value="24.2238702774048" calcext:value-type="float">
            <text:p>24.2238702774</text:p>
          </table:table-cell>
          <table:table-cell table:formula="of:=[.C243]/([.H243]-[.H242])" office:value-type="float" office:value="100008.242014803" calcext:value-type="float">
            <text:p>100008.242014803</text:p>
          </table:table-cell>
          <table:table-cell table:formula="of:=[.G243]-[.$B243]" office:value-type="float" office:value="0.280287265777588" calcext:value-type="float">
            <text:p>0.280287265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6243.98707" calcext:value-type="float">
            <text:p>1443146243.98707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9868900775909" calcext:value-type="float">
            <text:p>23.9868900776</text:p>
          </table:table-cell>
          <table:table-cell table:formula="of:=[.C244]/([.D244]-[.D243])" office:value-type="float" office:value="99752.7748385569" calcext:value-type="float">
            <text:p>99752.7748385569</text:p>
          </table:table-cell>
          <table:table-cell/>
          <table:table-cell office:value-type="float" office:value="1443146244.26694" calcext:value-type="float">
            <text:p>1443146244.26694</text:p>
          </table:table-cell>
          <table:table-cell table:formula="of:=[.G244]-[.$B$2]" office:value-type="float" office:value="24.2667632102966" calcext:value-type="float">
            <text:p>24.2667632103</text:p>
          </table:table-cell>
          <table:table-cell table:formula="of:=[.C244]/([.H244]-[.H243])" office:value-type="float" office:value="100715.892076974" calcext:value-type="float">
            <text:p>100715.892076974</text:p>
          </table:table-cell>
          <table:table-cell table:formula="of:=[.G244]-[.$B244]" office:value-type="float" office:value="0.279873132705688" calcext:value-type="float">
            <text:p>0.279873132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6244.03022" calcext:value-type="float">
            <text:p>1443146244.03022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4.0300400257111" calcext:value-type="float">
            <text:p>24.0300400257</text:p>
          </table:table-cell>
          <table:table-cell table:formula="of:=[.C245]/([.D245]-[.D244])" office:value-type="float" office:value="100115.995226097" calcext:value-type="float">
            <text:p>100115.995226097</text:p>
          </table:table-cell>
          <table:table-cell/>
          <table:table-cell office:value-type="float" office:value="1443146244.31467" calcext:value-type="float">
            <text:p>1443146244.31467</text:p>
          </table:table-cell>
          <table:table-cell table:formula="of:=[.G245]-[.$B$2]" office:value-type="float" office:value="24.3144924640656" calcext:value-type="float">
            <text:p>24.3144924641</text:p>
          </table:table-cell>
          <table:table-cell table:formula="of:=[.C245]/([.H245]-[.H244])" office:value-type="float" office:value="90510.5288449531" calcext:value-type="float">
            <text:p>90510.5288449531</text:p>
          </table:table-cell>
          <table:table-cell table:formula="of:=[.G245]-[.$B245]" office:value-type="float" office:value="0.284452438354492" calcext:value-type="float">
            <text:p>0.284452438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6244.0733" calcext:value-type="float">
            <text:p>1443146244.0733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4.0731227397919" calcext:value-type="float">
            <text:p>24.0731227398</text:p>
          </table:table-cell>
          <table:table-cell table:formula="of:=[.C246]/([.D246]-[.D245])" office:value-type="float" office:value="100272.234286284" calcext:value-type="float">
            <text:p>100272.234286284</text:p>
          </table:table-cell>
          <table:table-cell/>
          <table:table-cell office:value-type="float" office:value="1443146244.39657" calcext:value-type="float">
            <text:p>1443146244.39657</text:p>
          </table:table-cell>
          <table:table-cell table:formula="of:=[.G246]-[.$B$2]" office:value-type="float" office:value="24.3963947296143" calcext:value-type="float">
            <text:p>24.3963947296</text:p>
          </table:table-cell>
          <table:table-cell table:formula="of:=[.C246]/([.H246]-[.H245])" office:value-type="float" office:value="52745.7936732038" calcext:value-type="float">
            <text:p>52745.7936732038</text:p>
          </table:table-cell>
          <table:table-cell table:formula="of:=[.G246]-[.$B246]" office:value-type="float" office:value="0.323271989822388" calcext:value-type="float">
            <text:p>0.323271989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6244.11641" calcext:value-type="float">
            <text:p>1443146244.11641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1162276268005" calcext:value-type="float">
            <text:p>24.1162276268</text:p>
          </table:table-cell>
          <table:table-cell table:formula="of:=[.C247]/([.D247]-[.D246])" office:value-type="float" office:value="100220.654774745" calcext:value-type="float">
            <text:p>100220.654774745</text:p>
          </table:table-cell>
          <table:table-cell/>
          <table:table-cell office:value-type="float" office:value="1443146244.43949" calcext:value-type="float">
            <text:p>1443146244.43949</text:p>
          </table:table-cell>
          <table:table-cell table:formula="of:=[.G247]-[.$B$2]" office:value-type="float" office:value="24.4393081665039" calcext:value-type="float">
            <text:p>24.4393081665</text:p>
          </table:table-cell>
          <table:table-cell table:formula="of:=[.C247]/([.H247]-[.H246])" office:value-type="float" office:value="100667.770123117" calcext:value-type="float">
            <text:p>100667.770123117</text:p>
          </table:table-cell>
          <table:table-cell table:formula="of:=[.G247]-[.$B247]" office:value-type="float" office:value="0.323080539703369" calcext:value-type="float">
            <text:p>0.323080539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6244.1595" calcext:value-type="float">
            <text:p>1443146244.1595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1593220233917" calcext:value-type="float">
            <text:p>24.1593220234</text:p>
          </table:table-cell>
          <table:table-cell table:formula="of:=[.C248]/([.D248]-[.D247])" office:value-type="float" office:value="100245.05136901" calcext:value-type="float">
            <text:p>100245.05136901</text:p>
          </table:table-cell>
          <table:table-cell/>
          <table:table-cell office:value-type="float" office:value="1443146244.48257" calcext:value-type="float">
            <text:p>1443146244.48257</text:p>
          </table:table-cell>
          <table:table-cell table:formula="of:=[.G248]-[.$B$2]" office:value-type="float" office:value="24.4823877811432" calcext:value-type="float">
            <text:p>24.4823877811</text:p>
          </table:table-cell>
          <table:table-cell table:formula="of:=[.C248]/([.H248]-[.H247])" office:value-type="float" office:value="100279.448555252" calcext:value-type="float">
            <text:p>100279.448555252</text:p>
          </table:table-cell>
          <table:table-cell table:formula="of:=[.G248]-[.$B248]" office:value-type="float" office:value="0.323065757751465" calcext:value-type="float">
            <text:p>0.323065757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6244.20258" calcext:value-type="float">
            <text:p>1443146244.20258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2024037837982" calcext:value-type="float">
            <text:p>24.2024037838</text:p>
          </table:table-cell>
          <table:table-cell table:formula="of:=[.C249]/([.D249]-[.D248])" office:value-type="float" office:value="100274.453950791" calcext:value-type="float">
            <text:p>100274.453950791</text:p>
          </table:table-cell>
          <table:table-cell/>
          <table:table-cell office:value-type="float" office:value="1443146244.52577" calcext:value-type="float">
            <text:p>1443146244.52577</text:p>
          </table:table-cell>
          <table:table-cell table:formula="of:=[.G249]-[.$B$2]" office:value-type="float" office:value="24.525586605072" calcext:value-type="float">
            <text:p>24.5255866051</text:p>
          </table:table-cell>
          <table:table-cell table:formula="of:=[.C249]/([.H249]-[.H248])" office:value-type="float" office:value="100002.722461077" calcext:value-type="float">
            <text:p>100002.722461077</text:p>
          </table:table-cell>
          <table:table-cell table:formula="of:=[.G249]-[.$B249]" office:value-type="float" office:value="0.323182821273804" calcext:value-type="float">
            <text:p>0.323182821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6244.24572" calcext:value-type="float">
            <text:p>1443146244.24572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2455403804779" calcext:value-type="float">
            <text:p>24.2455403805</text:p>
          </table:table-cell>
          <table:table-cell table:formula="of:=[.C250]/([.D250]-[.D249])" office:value-type="float" office:value="100146.982667138" calcext:value-type="float">
            <text:p>100146.982667138</text:p>
          </table:table-cell>
          <table:table-cell/>
          <table:table-cell office:value-type="float" office:value="1443146244.56871" calcext:value-type="float">
            <text:p>1443146244.56871</text:p>
          </table:table-cell>
          <table:table-cell table:formula="of:=[.G250]-[.$B$2]" office:value-type="float" office:value="24.5685322284698" calcext:value-type="float">
            <text:p>24.5685322285</text:p>
          </table:table-cell>
          <table:table-cell table:formula="of:=[.C250]/([.H250]-[.H249])" office:value-type="float" office:value="100592.322527994" calcext:value-type="float">
            <text:p>100592.322527994</text:p>
          </table:table-cell>
          <table:table-cell table:formula="of:=[.G250]-[.$B250]" office:value-type="float" office:value="0.322991847991943" calcext:value-type="float">
            <text:p>0.32299184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6244.2888" calcext:value-type="float">
            <text:p>1443146244.2888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886245250702" calcext:value-type="float">
            <text:p>24.2886245251</text:p>
          </table:table-cell>
          <table:table-cell table:formula="of:=[.C251]/([.D251]-[.D250])" office:value-type="float" office:value="100268.90497377" calcext:value-type="float">
            <text:p>100268.90497377</text:p>
          </table:table-cell>
          <table:table-cell/>
          <table:table-cell office:value-type="float" office:value="1443146244.61203" calcext:value-type="float">
            <text:p>1443146244.61203</text:p>
          </table:table-cell>
          <table:table-cell table:formula="of:=[.G251]-[.$B$2]" office:value-type="float" office:value="24.6118528842926" calcext:value-type="float">
            <text:p>24.6118528843</text:p>
          </table:table-cell>
          <table:table-cell table:formula="of:=[.C251]/([.H251]-[.H250])" office:value-type="float" office:value="99721.4820033022" calcext:value-type="float">
            <text:p>99721.4820033022</text:p>
          </table:table-cell>
          <table:table-cell table:formula="of:=[.G251]-[.$B251]" office:value-type="float" office:value="0.323228359222412" calcext:value-type="float">
            <text:p>0.323228359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6244.33189" calcext:value-type="float">
            <text:p>1443146244.33189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3317115306854" calcext:value-type="float">
            <text:p>24.3317115307</text:p>
          </table:table-cell>
          <table:table-cell table:formula="of:=[.C252]/([.D252]-[.D251])" office:value-type="float" office:value="100262.247011952" calcext:value-type="float">
            <text:p>100262.247011952</text:p>
          </table:table-cell>
          <table:table-cell/>
          <table:table-cell office:value-type="float" office:value="1443146244.6597" calcext:value-type="float">
            <text:p>1443146244.6597</text:p>
          </table:table-cell>
          <table:table-cell table:formula="of:=[.G252]-[.$B$2]" office:value-type="float" office:value="24.6595182418823" calcext:value-type="float">
            <text:p>24.6595182419</text:p>
          </table:table-cell>
          <table:table-cell table:formula="of:=[.C252]/([.H252]-[.H251])" office:value-type="float" office:value="90631.8596659714" calcext:value-type="float">
            <text:p>90631.8596659714</text:p>
          </table:table-cell>
          <table:table-cell table:formula="of:=[.G252]-[.$B252]" office:value-type="float" office:value="0.327806711196899" calcext:value-type="float">
            <text:p>0.327806711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6244.37503" calcext:value-type="float">
            <text:p>1443146244.37503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3748531341553" calcext:value-type="float">
            <text:p>24.3748531342</text:p>
          </table:table-cell>
          <table:table-cell table:formula="of:=[.C253]/([.D253]-[.D252])" office:value-type="float" office:value="100135.360129097" calcext:value-type="float">
            <text:p>100135.360129097</text:p>
          </table:table-cell>
          <table:table-cell/>
          <table:table-cell office:value-type="float" office:value="1443146244.74151" calcext:value-type="float">
            <text:p>1443146244.74151</text:p>
          </table:table-cell>
          <table:table-cell table:formula="of:=[.G253]-[.$B$2]" office:value-type="float" office:value="24.7413289546967" calcext:value-type="float">
            <text:p>24.7413289547</text:p>
          </table:table-cell>
          <table:table-cell table:formula="of:=[.C253]/([.H253]-[.H252])" office:value-type="float" office:value="52804.8204371989" calcext:value-type="float">
            <text:p>52804.8204371989</text:p>
          </table:table-cell>
          <table:table-cell table:formula="of:=[.G253]-[.$B253]" office:value-type="float" office:value="0.366475820541382" calcext:value-type="float">
            <text:p>0.366475820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6244.41812" calcext:value-type="float">
            <text:p>1443146244.41812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417937040329" calcext:value-type="float">
            <text:p>24.4179370403</text:p>
          </table:table-cell>
          <table:table-cell table:formula="of:=[.C254]/([.D254]-[.D253])" office:value-type="float" office:value="100269.459843836" calcext:value-type="float">
            <text:p>100269.459843836</text:p>
          </table:table-cell>
          <table:table-cell/>
          <table:table-cell office:value-type="float" office:value="1443146244.82776" calcext:value-type="float">
            <text:p>1443146244.82776</text:p>
          </table:table-cell>
          <table:table-cell table:formula="of:=[.G254]-[.$B$2]" office:value-type="float" office:value="24.8275759220123" calcext:value-type="float">
            <text:p>24.827575922</text:p>
          </table:table-cell>
          <table:table-cell table:formula="of:=[.C254]/([.H254]-[.H253])" office:value-type="float" office:value="50088.7177190625" calcext:value-type="float">
            <text:p>50088.7177190625</text:p>
          </table:table-cell>
          <table:table-cell table:formula="of:=[.G254]-[.$B254]" office:value-type="float" office:value="0.40963888168335" calcext:value-type="float">
            <text:p>0.409638881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6244.46126" calcext:value-type="float">
            <text:p>1443146244.46126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4610772132874" calcext:value-type="float">
            <text:p>24.4610772133</text:p>
          </table:table-cell>
          <table:table-cell table:formula="of:=[.C255]/([.D255]-[.D254])" office:value-type="float" office:value="100138.680578967" calcext:value-type="float">
            <text:p>100138.680578967</text:p>
          </table:table-cell>
          <table:table-cell/>
          <table:table-cell office:value-type="float" office:value="1443146244.84209" calcext:value-type="float">
            <text:p>1443146244.84209</text:p>
          </table:table-cell>
          <table:table-cell table:formula="of:=[.G255]-[.$B$2]" office:value-type="float" office:value="24.8419106006622" calcext:value-type="float">
            <text:p>24.8419106007</text:p>
          </table:table-cell>
          <table:table-cell table:formula="of:=[.C255]/([.H255]-[.H254])" office:value-type="float" office:value="301367.06273701" calcext:value-type="float">
            <text:p>301367.06273701</text:p>
          </table:table-cell>
          <table:table-cell table:formula="of:=[.G255]-[.$B255]" office:value-type="float" office:value="0.380833387374878" calcext:value-type="float">
            <text:p>0.380833387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6244.50439" calcext:value-type="float">
            <text:p>1443146244.50439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5042085647583" calcext:value-type="float">
            <text:p>24.5042085648</text:p>
          </table:table-cell>
          <table:table-cell table:formula="of:=[.C256]/([.D256]-[.D255])" office:value-type="float" office:value="100159.161553514" calcext:value-type="float">
            <text:p>100159.161553514</text:p>
          </table:table-cell>
          <table:table-cell/>
          <table:table-cell office:value-type="float" office:value="1443146244.87059" calcext:value-type="float">
            <text:p>1443146244.87059</text:p>
          </table:table-cell>
          <table:table-cell table:formula="of:=[.G256]-[.$B$2]" office:value-type="float" office:value="24.870406627655" calcext:value-type="float">
            <text:p>24.8704066277</text:p>
          </table:table-cell>
          <table:table-cell table:formula="of:=[.C256]/([.H256]-[.H255])" office:value-type="float" office:value="151600.080989952" calcext:value-type="float">
            <text:p>151600.080989952</text:p>
          </table:table-cell>
          <table:table-cell table:formula="of:=[.G256]-[.$B256]" office:value-type="float" office:value="0.366198062896729" calcext:value-type="float">
            <text:p>0.366198062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6244.54752" calcext:value-type="float">
            <text:p>1443146244.54752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5473349094391" calcext:value-type="float">
            <text:p>24.5473349094</text:p>
          </table:table-cell>
          <table:table-cell table:formula="of:=[.C257]/([.D257]-[.D256])" office:value-type="float" office:value="100170.789617713" calcext:value-type="float">
            <text:p>100170.789617713</text:p>
          </table:table-cell>
          <table:table-cell/>
          <table:table-cell office:value-type="float" office:value="1443146244.91394" calcext:value-type="float">
            <text:p>1443146244.91394</text:p>
          </table:table-cell>
          <table:table-cell table:formula="of:=[.G257]-[.$B$2]" office:value-type="float" office:value="24.9137635231018" calcext:value-type="float">
            <text:p>24.9137635231</text:p>
          </table:table-cell>
          <table:table-cell table:formula="of:=[.C257]/([.H257]-[.H256])" office:value-type="float" office:value="99638.1303477553" calcext:value-type="float">
            <text:p>99638.1303477553</text:p>
          </table:table-cell>
          <table:table-cell table:formula="of:=[.G257]-[.$B257]" office:value-type="float" office:value="0.36642861366272" calcext:value-type="float">
            <text:p>0.366428613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6244.59067" calcext:value-type="float">
            <text:p>1443146244.59067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904922485352" calcext:value-type="float">
            <text:p>24.5904922485</text:p>
          </table:table-cell>
          <table:table-cell table:formula="of:=[.C258]/([.D258]-[.D257])" office:value-type="float" office:value="100098.849708588" calcext:value-type="float">
            <text:p>100098.849708588</text:p>
          </table:table-cell>
          <table:table-cell/>
          <table:table-cell office:value-type="float" office:value="1443146244.95698" calcext:value-type="float">
            <text:p>1443146244.95698</text:p>
          </table:table-cell>
          <table:table-cell table:formula="of:=[.G258]-[.$B$2]" office:value-type="float" office:value="24.9568042755127" calcext:value-type="float">
            <text:p>24.9568042755</text:p>
          </table:table-cell>
          <table:table-cell table:formula="of:=[.C258]/([.H258]-[.H257])" office:value-type="float" office:value="100369.992577247" calcext:value-type="float">
            <text:p>100369.992577247</text:p>
          </table:table-cell>
          <table:table-cell table:formula="of:=[.G258]-[.$B258]" office:value-type="float" office:value="0.366312026977539" calcext:value-type="float">
            <text:p>0.36631202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6244.63381" calcext:value-type="float">
            <text:p>1443146244.63381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6336255073547" calcext:value-type="float">
            <text:p>24.6336255074</text:p>
          </table:table-cell>
          <table:table-cell table:formula="of:=[.C259]/([.D259]-[.D258])" office:value-type="float" office:value="100154.732524846" calcext:value-type="float">
            <text:p>100154.732524846</text:p>
          </table:table-cell>
          <table:table-cell/>
          <table:table-cell office:value-type="float" office:value="1443146245.00012" calcext:value-type="float">
            <text:p>1443146245.00012</text:p>
          </table:table-cell>
          <table:table-cell table:formula="of:=[.G259]-[.$B$2]" office:value-type="float" office:value="24.9999408721924" calcext:value-type="float">
            <text:p>24.9999408722</text:p>
          </table:table-cell>
          <table:table-cell table:formula="of:=[.C259]/([.H259]-[.H258])" office:value-type="float" office:value="100146.982667138" calcext:value-type="float">
            <text:p>100146.982667138</text:p>
          </table:table-cell>
          <table:table-cell table:formula="of:=[.G259]-[.$B259]" office:value-type="float" office:value="0.366315364837646" calcext:value-type="float">
            <text:p>0.366315364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6244.67695" calcext:value-type="float">
            <text:p>1443146244.67695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6767666339874" calcext:value-type="float">
            <text:p>24.676766634</text:p>
          </table:table-cell>
          <table:table-cell table:formula="of:=[.C260]/([.D260]-[.D259])" office:value-type="float" office:value="100136.466921253" calcext:value-type="float">
            <text:p>100136.466921253</text:p>
          </table:table-cell>
          <table:table-cell/>
          <table:table-cell office:value-type="float" office:value="1443146245.01328" calcext:value-type="float">
            <text:p>1443146245.01328</text:p>
          </table:table-cell>
          <table:table-cell table:formula="of:=[.G260]-[.$B$2]" office:value-type="float" office:value="25.0131046772003" calcext:value-type="float">
            <text:p>25.0131046772</text:p>
          </table:table-cell>
          <table:table-cell table:formula="of:=[.C260]/([.H260]-[.H259])" office:value-type="float" office:value="328172.591237571" calcext:value-type="float">
            <text:p>328172.591237571</text:p>
          </table:table-cell>
          <table:table-cell table:formula="of:=[.G260]-[.$B260]" office:value-type="float" office:value="0.336338043212891" calcext:value-type="float">
            <text:p>0.336338043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6244.72008" calcext:value-type="float">
            <text:p>1443146244.72008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7199034690857" calcext:value-type="float">
            <text:p>24.7199034691</text:p>
          </table:table-cell>
          <table:table-cell table:formula="of:=[.C261]/([.D261]-[.D260])" office:value-type="float" office:value="100146.429151767" calcext:value-type="float">
            <text:p>100146.429151767</text:p>
          </table:table-cell>
          <table:table-cell/>
          <table:table-cell office:value-type="float" office:value="1443146245.04327" calcext:value-type="float">
            <text:p>1443146245.04327</text:p>
          </table:table-cell>
          <table:table-cell table:formula="of:=[.G261]-[.$B$2]" office:value-type="float" office:value="25.0430917739868" calcext:value-type="float">
            <text:p>25.043091774</text:p>
          </table:table-cell>
          <table:table-cell table:formula="of:=[.C261]/([.H261]-[.H260])" office:value-type="float" office:value="144061.962075134" calcext:value-type="float">
            <text:p>144061.962075134</text:p>
          </table:table-cell>
          <table:table-cell table:formula="of:=[.G261]-[.$B261]" office:value-type="float" office:value="0.323188304901123" calcext:value-type="float">
            <text:p>0.323188304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6244.76322" calcext:value-type="float">
            <text:p>1443146244.76322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7630410194397" calcext:value-type="float">
            <text:p>24.7630410194</text:p>
          </table:table-cell>
          <table:table-cell table:formula="of:=[.C262]/([.D262]-[.D261])" office:value-type="float" office:value="100144.768642363" calcext:value-type="float">
            <text:p>100144.768642363</text:p>
          </table:table-cell>
          <table:table-cell/>
          <table:table-cell office:value-type="float" office:value="1443146245.08647" calcext:value-type="float">
            <text:p>1443146245.08647</text:p>
          </table:table-cell>
          <table:table-cell table:formula="of:=[.G262]-[.$B$2]" office:value-type="float" office:value="25.0862884521484" calcext:value-type="float">
            <text:p>25.0862884521</text:p>
          </table:table-cell>
          <table:table-cell table:formula="of:=[.C262]/([.H262]-[.H261])" office:value-type="float" office:value="100007.690032012" calcext:value-type="float">
            <text:p>100007.690032012</text:p>
          </table:table-cell>
          <table:table-cell table:formula="of:=[.G262]-[.$B262]" office:value-type="float" office:value="0.32324743270874" calcext:value-type="float">
            <text:p>0.323247432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6244.80631" calcext:value-type="float">
            <text:p>1443146244.80631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8061323165894" calcext:value-type="float">
            <text:p>24.8061323166</text:p>
          </table:table-cell>
          <table:table-cell table:formula="of:=[.C263]/([.D263]-[.D262])" office:value-type="float" office:value="100252.26172692" calcext:value-type="float">
            <text:p>100252.26172692</text:p>
          </table:table-cell>
          <table:table-cell/>
          <table:table-cell office:value-type="float" office:value="1443146245.12963" calcext:value-type="float">
            <text:p>1443146245.12963</text:p>
          </table:table-cell>
          <table:table-cell table:formula="of:=[.G263]-[.$B$2]" office:value-type="float" office:value="25.1294457912445" calcext:value-type="float">
            <text:p>25.1294457912</text:p>
          </table:table-cell>
          <table:table-cell table:formula="of:=[.C263]/([.H263]-[.H262])" office:value-type="float" office:value="100098.849708588" calcext:value-type="float">
            <text:p>100098.849708588</text:p>
          </table:table-cell>
          <table:table-cell table:formula="of:=[.G263]-[.$B263]" office:value-type="float" office:value="0.323313474655151" calcext:value-type="float">
            <text:p>0.323313474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6244.84942" calcext:value-type="float">
            <text:p>1443146244.84942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8492398262024" calcext:value-type="float">
            <text:p>24.8492398262</text:p>
          </table:table-cell>
          <table:table-cell table:formula="of:=[.C264]/([.D264]-[.D263])" office:value-type="float" office:value="100214.5574815" calcext:value-type="float">
            <text:p>100214.5574815</text:p>
          </table:table-cell>
          <table:table-cell/>
          <table:table-cell office:value-type="float" office:value="1443146245.14278" calcext:value-type="float">
            <text:p>1443146245.14278</text:p>
          </table:table-cell>
          <table:table-cell table:formula="of:=[.G264]-[.$B$2]" office:value-type="float" office:value="25.142603635788" calcext:value-type="float">
            <text:p>25.1426036358</text:p>
          </table:table-cell>
          <table:table-cell table:formula="of:=[.C264]/([.H264]-[.H263])" office:value-type="float" office:value="328321.252446184" calcext:value-type="float">
            <text:p>328321.252446184</text:p>
          </table:table-cell>
          <table:table-cell table:formula="of:=[.G264]-[.$B264]" office:value-type="float" office:value="0.293363809585571" calcext:value-type="float">
            <text:p>0.293363809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6244.89256" calcext:value-type="float">
            <text:p>1443146244.89256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923759460449" calcext:value-type="float">
            <text:p>24.892375946</text:p>
          </table:table-cell>
          <table:table-cell table:formula="of:=[.C265]/([.D265]-[.D264])" office:value-type="float" office:value="100148.089716238" calcext:value-type="float">
            <text:p>100148.089716238</text:p>
          </table:table-cell>
          <table:table-cell/>
          <table:table-cell office:value-type="float" office:value="1443146245.1727" calcext:value-type="float">
            <text:p>1443146245.1727</text:p>
          </table:table-cell>
          <table:table-cell table:formula="of:=[.G265]-[.$B$2]" office:value-type="float" office:value="25.1725232601166" calcext:value-type="float">
            <text:p>25.1725232601</text:p>
          </table:table-cell>
          <table:table-cell table:formula="of:=[.C265]/([.H265]-[.H264])" office:value-type="float" office:value="144386.83963918" calcext:value-type="float">
            <text:p>144386.83963918</text:p>
          </table:table-cell>
          <table:table-cell table:formula="of:=[.G265]-[.$B265]" office:value-type="float" office:value="0.280147314071655" calcext:value-type="float">
            <text:p>0.280147314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6244.93565" calcext:value-type="float">
            <text:p>1443146244.93565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9354703426361" calcext:value-type="float">
            <text:p>24.9354703426</text:p>
          </table:table-cell>
          <table:table-cell table:formula="of:=[.C266]/([.D266]-[.D265])" office:value-type="float" office:value="100245.05136901" calcext:value-type="float">
            <text:p>100245.05136901</text:p>
          </table:table-cell>
          <table:table-cell/>
          <table:table-cell office:value-type="float" office:value="1443146245.21496" calcext:value-type="float">
            <text:p>1443146245.21496</text:p>
          </table:table-cell>
          <table:table-cell table:formula="of:=[.G266]-[.$B$2]" office:value-type="float" office:value="25.2147791385651" calcext:value-type="float">
            <text:p>25.2147791386</text:p>
          </table:table-cell>
          <table:table-cell table:formula="of:=[.C266]/([.H266]-[.H265])" office:value-type="float" office:value="102234.296353973" calcext:value-type="float">
            <text:p>102234.296353973</text:p>
          </table:table-cell>
          <table:table-cell table:formula="of:=[.G266]-[.$B266]" office:value-type="float" office:value="0.279308795928955" calcext:value-type="float">
            <text:p>0.279308795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6244.9788" calcext:value-type="float">
            <text:p>1443146244.9788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9786179065704" calcext:value-type="float">
            <text:p>24.9786179066</text:p>
          </table:table-cell>
          <table:table-cell table:formula="of:=[.C267]/([.D267]-[.D266])" office:value-type="float" office:value="100121.527291213" calcext:value-type="float">
            <text:p>100121.527291213</text:p>
          </table:table-cell>
          <table:table-cell/>
          <table:table-cell office:value-type="float" office:value="1443146245.25625" calcext:value-type="float">
            <text:p>1443146245.25625</text:p>
          </table:table-cell>
          <table:table-cell table:formula="of:=[.G267]-[.$B$2]" office:value-type="float" office:value="25.2560660839081" calcext:value-type="float">
            <text:p>25.2560660839</text:p>
          </table:table-cell>
          <table:table-cell table:formula="of:=[.C267]/([.H267]-[.H266])" office:value-type="float" office:value="104633.55823757" calcext:value-type="float">
            <text:p>104633.55823757</text:p>
          </table:table-cell>
          <table:table-cell table:formula="of:=[.G267]-[.$B267]" office:value-type="float" office:value="0.277448177337646" calcext:value-type="float">
            <text:p>0.277448177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6245.02097" calcext:value-type="float">
            <text:p>1443146245.02097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5.0207912921906" calcext:value-type="float">
            <text:p>25.0207912922</text:p>
          </table:table-cell>
          <table:table-cell table:formula="of:=[.C268]/([.D268]-[.D267])" office:value-type="float" office:value="102434.270724979" calcext:value-type="float">
            <text:p>102434.270724979</text:p>
          </table:table-cell>
          <table:table-cell/>
          <table:table-cell office:value-type="float" office:value="1443146245.29754" calcext:value-type="float">
            <text:p>1443146245.29754</text:p>
          </table:table-cell>
          <table:table-cell table:formula="of:=[.G268]-[.$B$2]" office:value-type="float" office:value="25.2973616123199" calcext:value-type="float">
            <text:p>25.2973616123</text:p>
          </table:table-cell>
          <table:table-cell table:formula="of:=[.C268]/([.H268]-[.H267])" office:value-type="float" office:value="104611.810676305" calcext:value-type="float">
            <text:p>104611.810676305</text:p>
          </table:table-cell>
          <table:table-cell table:formula="of:=[.G268]-[.$B268]" office:value-type="float" office:value="0.276570320129395" calcext:value-type="float">
            <text:p>0.276570320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6245.06222" calcext:value-type="float">
            <text:p>1443146245.06222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5.0620448589325" calcext:value-type="float">
            <text:p>25.0620448589</text:p>
          </table:table-cell>
          <table:table-cell table:formula="of:=[.C269]/([.D269]-[.D268])" office:value-type="float" office:value="104718.218112466" calcext:value-type="float">
            <text:p>104718.218112466</text:p>
          </table:table-cell>
          <table:table-cell/>
          <table:table-cell office:value-type="float" office:value="1443146245.33884" calcext:value-type="float">
            <text:p>1443146245.33884</text:p>
          </table:table-cell>
          <table:table-cell table:formula="of:=[.G269]-[.$B$2]" office:value-type="float" office:value="25.3386549949646" calcext:value-type="float">
            <text:p>25.338654995</text:p>
          </table:table-cell>
          <table:table-cell table:formula="of:=[.C269]/([.H269]-[.H268])" office:value-type="float" office:value="104617.246719054" calcext:value-type="float">
            <text:p>104617.246719054</text:p>
          </table:table-cell>
          <table:table-cell table:formula="of:=[.G269]-[.$B269]" office:value-type="float" office:value="0.276610136032104" calcext:value-type="float">
            <text:p>0.27661013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6245.10348" calcext:value-type="float">
            <text:p>1443146245.10348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1033043861389" calcext:value-type="float">
            <text:p>25.1033043861</text:p>
          </table:table-cell>
          <table:table-cell table:formula="of:=[.C270]/([.D270]-[.D269])" office:value-type="float" office:value="104703.090231429" calcext:value-type="float">
            <text:p>104703.090231429</text:p>
          </table:table-cell>
          <table:table-cell/>
          <table:table-cell office:value-type="float" office:value="1443146245.38014" calcext:value-type="float">
            <text:p>1443146245.38014</text:p>
          </table:table-cell>
          <table:table-cell table:formula="of:=[.G270]-[.$B$2]" office:value-type="float" office:value="25.3799550533295" calcext:value-type="float">
            <text:p>25.3799550533</text:p>
          </table:table-cell>
          <table:table-cell table:formula="of:=[.C270]/([.H270]-[.H269])" office:value-type="float" office:value="104600.336441045" calcext:value-type="float">
            <text:p>104600.336441045</text:p>
          </table:table-cell>
          <table:table-cell table:formula="of:=[.G270]-[.$B270]" office:value-type="float" office:value="0.276650667190552" calcext:value-type="float">
            <text:p>0.276650667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6245.14478" calcext:value-type="float">
            <text:p>1443146245.14478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1445972919464" calcext:value-type="float">
            <text:p>25.1445972919</text:p>
          </table:table-cell>
          <table:table-cell table:formula="of:=[.C271]/([.D271]-[.D270])" office:value-type="float" office:value="104618.454805277" calcext:value-type="float">
            <text:p>104618.454805277</text:p>
          </table:table-cell>
          <table:table-cell/>
          <table:table-cell office:value-type="float" office:value="1443146245.42146" calcext:value-type="float">
            <text:p>1443146245.42146</text:p>
          </table:table-cell>
          <table:table-cell table:formula="of:=[.G271]-[.$B$2]" office:value-type="float" office:value="25.4212787151337" calcext:value-type="float">
            <text:p>25.4212787151</text:p>
          </table:table-cell>
          <table:table-cell table:formula="of:=[.C271]/([.H271]-[.H270])" office:value-type="float" office:value="104540.59033948" calcext:value-type="float">
            <text:p>104540.59033948</text:p>
          </table:table-cell>
          <table:table-cell table:formula="of:=[.G271]-[.$B271]" office:value-type="float" office:value="0.276681423187256" calcext:value-type="float">
            <text:p>0.276681423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6245.18605" calcext:value-type="float">
            <text:p>1443146245.18605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85870885849" calcext:value-type="float">
            <text:p>25.1858708858</text:p>
          </table:table-cell>
          <table:table-cell table:formula="of:=[.C272]/([.D272]-[.D271])" office:value-type="float" office:value="104667.405755745" calcext:value-type="float">
            <text:p>104667.405755745</text:p>
          </table:table-cell>
          <table:table-cell/>
          <table:table-cell office:value-type="float" office:value="1443146245.46265" calcext:value-type="float">
            <text:p>1443146245.46265</text:p>
          </table:table-cell>
          <table:table-cell table:formula="of:=[.G272]-[.$B$2]" office:value-type="float" office:value="25.462470293045" calcext:value-type="float">
            <text:p>25.462470293</text:p>
          </table:table-cell>
          <table:table-cell table:formula="of:=[.C272]/([.H272]-[.H271])" office:value-type="float" office:value="104875.807605487" calcext:value-type="float">
            <text:p>104875.807605487</text:p>
          </table:table-cell>
          <table:table-cell table:formula="of:=[.G272]-[.$B272]" office:value-type="float" office:value="0.276599407196045" calcext:value-type="float">
            <text:p>0.276599407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6245.22734" calcext:value-type="float">
            <text:p>1443146245.22734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2271633148193" calcext:value-type="float">
            <text:p>25.2271633148</text:p>
          </table:table-cell>
          <table:table-cell table:formula="of:=[.C273]/([.D273]-[.D272])" office:value-type="float" office:value="104619.662919402" calcext:value-type="float">
            <text:p>104619.662919402</text:p>
          </table:table-cell>
          <table:table-cell/>
          <table:table-cell office:value-type="float" office:value="1443146245.50377" calcext:value-type="float">
            <text:p>1443146245.50377</text:p>
          </table:table-cell>
          <table:table-cell table:formula="of:=[.G273]-[.$B$2]" office:value-type="float" office:value="25.5035889148712" calcext:value-type="float">
            <text:p>25.5035889149</text:p>
          </table:table-cell>
          <table:table-cell table:formula="of:=[.C273]/([.H273]-[.H272])" office:value-type="float" office:value="105061.887002505" calcext:value-type="float">
            <text:p>105061.887002505</text:p>
          </table:table-cell>
          <table:table-cell table:formula="of:=[.G273]-[.$B273]" office:value-type="float" office:value="0.27642560005188" calcext:value-type="float">
            <text:p>0.276425600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6245.26863" calcext:value-type="float">
            <text:p>1443146245.26863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2684469223022" calcext:value-type="float">
            <text:p>25.2684469223</text:p>
          </table:table-cell>
          <table:table-cell table:formula="of:=[.C274]/([.D274]-[.D273])" office:value-type="float" office:value="104642.018064635" calcext:value-type="float">
            <text:p>104642.018064635</text:p>
          </table:table-cell>
          <table:table-cell/>
          <table:table-cell office:value-type="float" office:value="1443146245.54515" calcext:value-type="float">
            <text:p>1443146245.54515</text:p>
          </table:table-cell>
          <table:table-cell table:formula="of:=[.G274]-[.$B$2]" office:value-type="float" office:value="25.5449719429016" calcext:value-type="float">
            <text:p>25.5449719429</text:p>
          </table:table-cell>
          <table:table-cell table:formula="of:=[.C274]/([.H274]-[.H273])" office:value-type="float" office:value="104390.621121949" calcext:value-type="float">
            <text:p>104390.621121949</text:p>
          </table:table-cell>
          <table:table-cell table:formula="of:=[.G274]-[.$B274]" office:value-type="float" office:value="0.276525020599365" calcext:value-type="float">
            <text:p>0.276525020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6245.30991" calcext:value-type="float">
            <text:p>1443146245.30991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3097341060638" calcext:value-type="float">
            <text:p>25.3097341061</text:p>
          </table:table-cell>
          <table:table-cell table:formula="of:=[.C275]/([.D275]-[.D274])" office:value-type="float" office:value="104632.95401655" calcext:value-type="float">
            <text:p>104632.95401655</text:p>
          </table:table-cell>
          <table:table-cell/>
          <table:table-cell office:value-type="float" office:value="1443146245.58636" calcext:value-type="float">
            <text:p>1443146245.58636</text:p>
          </table:table-cell>
          <table:table-cell table:formula="of:=[.G275]-[.$B$2]" office:value-type="float" office:value="25.5861847400665" calcext:value-type="float">
            <text:p>25.5861847401</text:p>
          </table:table-cell>
          <table:table-cell table:formula="of:=[.C275]/([.H275]-[.H274])" office:value-type="float" office:value="104821.810145841" calcext:value-type="float">
            <text:p>104821.810145841</text:p>
          </table:table-cell>
          <table:table-cell table:formula="of:=[.G275]-[.$B275]" office:value-type="float" office:value="0.276450634002686" calcext:value-type="float">
            <text:p>0.27645063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6245.35121" calcext:value-type="float">
            <text:p>1443146245.35121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3510310649872" calcext:value-type="float">
            <text:p>25.351031065</text:p>
          </table:table-cell>
          <table:table-cell table:formula="of:=[.C276]/([.D276]-[.D275])" office:value-type="float" office:value="104608.186961642" calcext:value-type="float">
            <text:p>104608.186961642</text:p>
          </table:table-cell>
          <table:table-cell/>
          <table:table-cell office:value-type="float" office:value="1443146245.62758" calcext:value-type="float">
            <text:p>1443146245.62758</text:p>
          </table:table-cell>
          <table:table-cell table:formula="of:=[.G276]-[.$B$2]" office:value-type="float" office:value="25.6274001598358" calcext:value-type="float">
            <text:p>25.6274001598</text:p>
          </table:table-cell>
          <table:table-cell table:formula="of:=[.C276]/([.H276]-[.H275])" office:value-type="float" office:value="104815.140163128" calcext:value-type="float">
            <text:p>104815.140163128</text:p>
          </table:table-cell>
          <table:table-cell table:formula="of:=[.G276]-[.$B276]" office:value-type="float" office:value="0.276369094848633" calcext:value-type="float">
            <text:p>0.276369094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6245.39251" calcext:value-type="float">
            <text:p>1443146245.39251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923308849335" calcext:value-type="float">
            <text:p>25.3923308849</text:p>
          </table:table-cell>
          <table:table-cell table:formula="of:=[.C277]/([.D277]-[.D276])" office:value-type="float" office:value="104600.940285411" calcext:value-type="float">
            <text:p>104600.940285411</text:p>
          </table:table-cell>
          <table:table-cell/>
          <table:table-cell office:value-type="float" office:value="1443146245.66891" calcext:value-type="float">
            <text:p>1443146245.66891</text:p>
          </table:table-cell>
          <table:table-cell table:formula="of:=[.G277]-[.$B$2]" office:value-type="float" office:value="25.6687278747559" calcext:value-type="float">
            <text:p>25.6687278748</text:p>
          </table:table-cell>
          <table:table-cell table:formula="of:=[.C277]/([.H277]-[.H276])" office:value-type="float" office:value="104530.337773522" calcext:value-type="float">
            <text:p>104530.337773522</text:p>
          </table:table-cell>
          <table:table-cell table:formula="of:=[.G277]-[.$B277]" office:value-type="float" office:value="0.276396989822388" calcext:value-type="float">
            <text:p>0.276396989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6245.43379" calcext:value-type="float">
            <text:p>1443146245.43379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4336133003235" calcext:value-type="float">
            <text:p>25.4336133003</text:p>
          </table:table-cell>
          <table:table-cell table:formula="of:=[.C278]/([.D278]-[.D277])" office:value-type="float" office:value="104645.039762981" calcext:value-type="float">
            <text:p>104645.039762981</text:p>
          </table:table-cell>
          <table:table-cell/>
          <table:table-cell office:value-type="float" office:value="1443146245.71006" calcext:value-type="float">
            <text:p>1443146245.71006</text:p>
          </table:table-cell>
          <table:table-cell table:formula="of:=[.G278]-[.$B$2]" office:value-type="float" office:value="25.7098789215088" calcext:value-type="float">
            <text:p>25.7098789215</text:p>
          </table:table-cell>
          <table:table-cell table:formula="of:=[.C278]/([.H278]-[.H277])" office:value-type="float" office:value="104979.103592121" calcext:value-type="float">
            <text:p>104979.103592121</text:p>
          </table:table-cell>
          <table:table-cell table:formula="of:=[.G278]-[.$B278]" office:value-type="float" office:value="0.276265621185303" calcext:value-type="float">
            <text:p>0.276265621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6245.47504" calcext:value-type="float">
            <text:p>1443146245.47504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474862575531" calcext:value-type="float">
            <text:p>25.4748625755</text:p>
          </table:table-cell>
          <table:table-cell table:formula="of:=[.C279]/([.D279]-[.D278])" office:value-type="float" office:value="104729.112893903" calcext:value-type="float">
            <text:p>104729.112893903</text:p>
          </table:table-cell>
          <table:table-cell/>
          <table:table-cell office:value-type="float" office:value="1443146245.75125" calcext:value-type="float">
            <text:p>1443146245.75125</text:p>
          </table:table-cell>
          <table:table-cell table:formula="of:=[.G279]-[.$B$2]" office:value-type="float" office:value="25.7510685920715" calcext:value-type="float">
            <text:p>25.7510685921</text:p>
          </table:table-cell>
          <table:table-cell table:formula="of:=[.C279]/([.H279]-[.H278])" office:value-type="float" office:value="104880.664034915" calcext:value-type="float">
            <text:p>104880.664034915</text:p>
          </table:table-cell>
          <table:table-cell table:formula="of:=[.G279]-[.$B279]" office:value-type="float" office:value="0.276206016540527" calcext:value-type="float">
            <text:p>0.276206016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6245.51629" calcext:value-type="float">
            <text:p>1443146245.51629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5161085128784" calcext:value-type="float">
            <text:p>25.5161085129</text:p>
          </table:table-cell>
          <table:table-cell table:formula="of:=[.C280]/([.D280]-[.D279])" office:value-type="float" office:value="104737.58818021" calcext:value-type="float">
            <text:p>104737.58818021</text:p>
          </table:table-cell>
          <table:table-cell/>
          <table:table-cell office:value-type="float" office:value="1443146245.79255" calcext:value-type="float">
            <text:p>1443146245.79255</text:p>
          </table:table-cell>
          <table:table-cell table:formula="of:=[.G280]-[.$B$2]" office:value-type="float" office:value="25.7923710346222" calcext:value-type="float">
            <text:p>25.7923710346</text:p>
          </table:table-cell>
          <table:table-cell table:formula="of:=[.C280]/([.H280]-[.H279])" office:value-type="float" office:value="104594.298380812" calcext:value-type="float">
            <text:p>104594.298380812</text:p>
          </table:table-cell>
          <table:table-cell table:formula="of:=[.G280]-[.$B280]" office:value-type="float" office:value="0.276262521743774" calcext:value-type="float">
            <text:p>0.276262521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6245.55756" calcext:value-type="float">
            <text:p>1443146245.55756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5573835372925" calcext:value-type="float">
            <text:p>25.5573835373</text:p>
          </table:table-cell>
          <table:table-cell table:formula="of:=[.C281]/([.D281]-[.D280])" office:value-type="float" office:value="104663.77818854" calcext:value-type="float">
            <text:p>104663.77818854</text:p>
          </table:table-cell>
          <table:table-cell/>
          <table:table-cell office:value-type="float" office:value="1443146245.83381" calcext:value-type="float">
            <text:p>1443146245.83381</text:p>
          </table:table-cell>
          <table:table-cell table:formula="of:=[.G281]-[.$B$2]" office:value-type="float" office:value="25.8336269855499" calcext:value-type="float">
            <text:p>25.8336269856</text:p>
          </table:table-cell>
          <table:table-cell table:formula="of:=[.C281]/([.H281]-[.H280])" office:value-type="float" office:value="104712.166435506" calcext:value-type="float">
            <text:p>104712.166435506</text:p>
          </table:table-cell>
          <table:table-cell table:formula="of:=[.G281]-[.$B281]" office:value-type="float" office:value="0.276243448257446" calcext:value-type="float">
            <text:p>0.276243448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6245.59883" calcext:value-type="float">
            <text:p>1443146245.59883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986504554749" calcext:value-type="float">
            <text:p>25.5986504555</text:p>
          </table:table-cell>
          <table:table-cell table:formula="of:=[.C282]/([.D282]-[.D281])" office:value-type="float" office:value="104684.337728066" calcext:value-type="float">
            <text:p>104684.337728066</text:p>
          </table:table-cell>
          <table:table-cell/>
          <table:table-cell office:value-type="float" office:value="1443146245.87502" calcext:value-type="float">
            <text:p>1443146245.87502</text:p>
          </table:table-cell>
          <table:table-cell table:formula="of:=[.G282]-[.$B$2]" office:value-type="float" office:value="25.8748416900635" calcext:value-type="float">
            <text:p>25.8748416901</text:p>
          </table:table-cell>
          <table:table-cell table:formula="of:=[.C282]/([.H282]-[.H281])" office:value-type="float" office:value="104816.959165139" calcext:value-type="float">
            <text:p>104816.959165139</text:p>
          </table:table-cell>
          <table:table-cell table:formula="of:=[.G282]-[.$B282]" office:value-type="float" office:value="0.276191234588623" calcext:value-type="float">
            <text:p>0.276191234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6245.64008" calcext:value-type="float">
            <text:p>1443146245.64008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6399006843567" calcext:value-type="float">
            <text:p>25.6399006844</text:p>
          </table:table-cell>
          <table:table-cell table:formula="of:=[.C283]/([.D283]-[.D282])" office:value-type="float" office:value="104726.691635456" calcext:value-type="float">
            <text:p>104726.691635456</text:p>
          </table:table-cell>
          <table:table-cell/>
          <table:table-cell office:value-type="float" office:value="1443146245.91633" calcext:value-type="float">
            <text:p>1443146245.91633</text:p>
          </table:table-cell>
          <table:table-cell table:formula="of:=[.G283]-[.$B$2]" office:value-type="float" office:value="25.9161496162415" calcext:value-type="float">
            <text:p>25.9161496162</text:p>
          </table:table-cell>
          <table:table-cell table:formula="of:=[.C283]/([.H283]-[.H282])" office:value-type="float" office:value="104580.4134874" calcext:value-type="float">
            <text:p>104580.4134874</text:p>
          </table:table-cell>
          <table:table-cell table:formula="of:=[.G283]-[.$B283]" office:value-type="float" office:value="0.276248931884766" calcext:value-type="float">
            <text:p>0.276248931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6245.68133" calcext:value-type="float">
            <text:p>1443146245.68133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6811451911926" calcext:value-type="float">
            <text:p>25.6811451912</text:p>
          </table:table-cell>
          <table:table-cell table:formula="of:=[.C284]/([.D284]-[.D283])" office:value-type="float" office:value="104741.220865705" calcext:value-type="float">
            <text:p>104741.220865705</text:p>
          </table:table-cell>
          <table:table-cell/>
          <table:table-cell office:value-type="float" office:value="1443146245.95759" calcext:value-type="float">
            <text:p>1443146245.95759</text:p>
          </table:table-cell>
          <table:table-cell table:formula="of:=[.G284]-[.$B$2]" office:value-type="float" office:value="25.9574053287506" calcext:value-type="float">
            <text:p>25.9574053288</text:p>
          </table:table-cell>
          <table:table-cell table:formula="of:=[.C284]/([.H284]-[.H283])" office:value-type="float" office:value="104712.771571727" calcext:value-type="float">
            <text:p>104712.771571727</text:p>
          </table:table-cell>
          <table:table-cell table:formula="of:=[.G284]-[.$B284]" office:value-type="float" office:value="0.276260137557983" calcext:value-type="float">
            <text:p>0.276260137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6245.72257" calcext:value-type="float">
            <text:p>1443146245.72257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7223925590515" calcext:value-type="float">
            <text:p>25.7223925591</text:p>
          </table:table-cell>
          <table:table-cell table:formula="of:=[.C285]/([.D285]-[.D284])" office:value-type="float" office:value="104733.955746688" calcext:value-type="float">
            <text:p>104733.955746688</text:p>
          </table:table-cell>
          <table:table-cell/>
          <table:table-cell office:value-type="float" office:value="1443146245.99872" calcext:value-type="float">
            <text:p>1443146245.99872</text:p>
          </table:table-cell>
          <table:table-cell table:formula="of:=[.G285]-[.$B$2]" office:value-type="float" office:value="25.9985377788544" calcext:value-type="float">
            <text:p>25.9985377789</text:p>
          </table:table-cell>
          <table:table-cell table:formula="of:=[.C285]/([.H285]-[.H284])" office:value-type="float" office:value="105026.566350958" calcext:value-type="float">
            <text:p>105026.566350958</text:p>
          </table:table-cell>
          <table:table-cell table:formula="of:=[.G285]-[.$B285]" office:value-type="float" office:value="0.276145219802856" calcext:value-type="float">
            <text:p>0.276145219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6245.76382" calcext:value-type="float">
            <text:p>1443146245.76382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7636399269104" calcext:value-type="float">
            <text:p>25.7636399269</text:p>
          </table:table-cell>
          <table:table-cell table:formula="of:=[.C286]/([.D286]-[.D285])" office:value-type="float" office:value="104733.955746688" calcext:value-type="float">
            <text:p>104733.955746688</text:p>
          </table:table-cell>
          <table:table-cell/>
          <table:table-cell office:value-type="float" office:value="1443146246.01092" calcext:value-type="float">
            <text:p>1443146246.01092</text:p>
          </table:table-cell>
          <table:table-cell table:formula="of:=[.G286]-[.$B$2]" office:value-type="float" office:value="26.0107362270355" calcext:value-type="float">
            <text:p>26.010736227</text:p>
          </table:table-cell>
          <table:table-cell table:formula="of:=[.C286]/([.H286]-[.H285])" office:value-type="float" office:value="354143.407083105" calcext:value-type="float">
            <text:p>354143.407083105</text:p>
          </table:table-cell>
          <table:table-cell table:formula="of:=[.G286]-[.$B286]" office:value-type="float" office:value="0.247096300125122" calcext:value-type="float">
            <text:p>0.247096300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6245.80508" calcext:value-type="float">
            <text:p>1443146245.80508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8049020767212" calcext:value-type="float">
            <text:p>25.8049020767</text:p>
          </table:table-cell>
          <table:table-cell table:formula="of:=[.C287]/([.D287]-[.D286])" office:value-type="float" office:value="104696.435348364" calcext:value-type="float">
            <text:p>104696.435348364</text:p>
          </table:table-cell>
          <table:table-cell/>
          <table:table-cell office:value-type="float" office:value="1443146246.03999" calcext:value-type="float">
            <text:p>1443146246.03999</text:p>
          </table:table-cell>
          <table:table-cell table:formula="of:=[.G287]-[.$B$2]" office:value-type="float" office:value="26.039808511734" calcext:value-type="float">
            <text:p>26.0398085117</text:p>
          </table:table-cell>
          <table:table-cell table:formula="of:=[.C287]/([.H287]-[.H286])" office:value-type="float" office:value="148595.132608375" calcext:value-type="float">
            <text:p>148595.132608375</text:p>
          </table:table-cell>
          <table:table-cell table:formula="of:=[.G287]-[.$B287]" office:value-type="float" office:value="0.234906435012817" calcext:value-type="float">
            <text:p>0.23490643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6245.84633" calcext:value-type="float">
            <text:p>1443146245.84633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8461492061615" calcext:value-type="float">
            <text:p>25.8461492062</text:p>
          </table:table-cell>
          <table:table-cell table:formula="of:=[.C288]/([.D288]-[.D287])" office:value-type="float" office:value="104734.561134778" calcext:value-type="float">
            <text:p>104734.561134778</text:p>
          </table:table-cell>
          <table:table-cell/>
          <table:table-cell office:value-type="float" office:value="1443146246.08138" calcext:value-type="float">
            <text:p>1443146246.08138</text:p>
          </table:table-cell>
          <table:table-cell table:formula="of:=[.G288]-[.$B$2]" office:value-type="float" office:value="26.0811991691589" calcext:value-type="float">
            <text:p>26.0811991692</text:p>
          </table:table-cell>
          <table:table-cell table:formula="of:=[.C288]/([.H288]-[.H287])" office:value-type="float" office:value="104371.379165347" calcext:value-type="float">
            <text:p>104371.379165347</text:p>
          </table:table-cell>
          <table:table-cell table:formula="of:=[.G288]-[.$B288]" office:value-type="float" office:value="0.235049962997437" calcext:value-type="float">
            <text:p>0.23504996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6245.88757" calcext:value-type="float">
            <text:p>1443146245.88757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873927593231" calcext:value-type="float">
            <text:p>25.8873927593</text:p>
          </table:table-cell>
          <table:table-cell table:formula="of:=[.C289]/([.D289]-[.D288])" office:value-type="float" office:value="104743.642796032" calcext:value-type="float">
            <text:p>104743.642796032</text:p>
          </table:table-cell>
          <table:table-cell/>
          <table:table-cell office:value-type="float" office:value="1443146246.09351" calcext:value-type="float">
            <text:p>1443146246.09351</text:p>
          </table:table-cell>
          <table:table-cell table:formula="of:=[.G289]-[.$B$2]" office:value-type="float" office:value="26.0933270454407" calcext:value-type="float">
            <text:p>26.0933270454</text:p>
          </table:table-cell>
          <table:table-cell table:formula="of:=[.C289]/([.H289]-[.H288])" office:value-type="float" office:value="356204.161358811" calcext:value-type="float">
            <text:p>356204.161358811</text:p>
          </table:table-cell>
          <table:table-cell table:formula="of:=[.G289]-[.$B289]" office:value-type="float" office:value="0.205934286117554" calcext:value-type="float">
            <text:p>0.205934286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6245.92881" calcext:value-type="float">
            <text:p>1443146245.92881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9286341667175" calcext:value-type="float">
            <text:p>25.9286341667</text:p>
          </table:table-cell>
          <table:table-cell table:formula="of:=[.C290]/([.D290]-[.D289])" office:value-type="float" office:value="104749.092548806" calcext:value-type="float">
            <text:p>104749.092548806</text:p>
          </table:table-cell>
          <table:table-cell/>
          <table:table-cell office:value-type="float" office:value="1443146246.16374" calcext:value-type="float">
            <text:p>1443146246.16374</text:p>
          </table:table-cell>
          <table:table-cell table:formula="of:=[.G290]-[.$B$2]" office:value-type="float" office:value="26.1635594367981" calcext:value-type="float">
            <text:p>26.1635594368</text:p>
          </table:table-cell>
          <table:table-cell table:formula="of:=[.C290]/([.H290]-[.H289])" office:value-type="float" office:value="61510.0798435718" calcext:value-type="float">
            <text:p>61510.0798435718</text:p>
          </table:table-cell>
          <table:table-cell table:formula="of:=[.G290]-[.$B290]" office:value-type="float" office:value="0.234925270080566" calcext:value-type="float">
            <text:p>0.234925270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6245.97007" calcext:value-type="float">
            <text:p>1443146245.97007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9698894023895" calcext:value-type="float">
            <text:p>25.9698894024</text:p>
          </table:table-cell>
          <table:table-cell table:formula="of:=[.C291]/([.D291]-[.D290])" office:value-type="float" office:value="104713.98186515" calcext:value-type="float">
            <text:p>104713.98186515</text:p>
          </table:table-cell>
          <table:table-cell/>
          <table:table-cell office:value-type="float" office:value="1443146246.20458" calcext:value-type="float">
            <text:p>1443146246.20458</text:p>
          </table:table-cell>
          <table:table-cell table:formula="of:=[.G291]-[.$B$2]" office:value-type="float" office:value="26.2043991088867" calcext:value-type="float">
            <text:p>26.2043991089</text:p>
          </table:table-cell>
          <table:table-cell table:formula="of:=[.C291]/([.H291]-[.H290])" office:value-type="float" office:value="105779.497705699" calcext:value-type="float">
            <text:p>105779.497705699</text:p>
          </table:table-cell>
          <table:table-cell table:formula="of:=[.G291]-[.$B291]" office:value-type="float" office:value="0.234509706497192" calcext:value-type="float">
            <text:p>0.234509706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6246.01079" calcext:value-type="float">
            <text:p>1443146246.01079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6.0106117725372" calcext:value-type="float">
            <text:p>26.0106117725</text:p>
          </table:table-cell>
          <table:table-cell table:formula="of:=[.C292]/([.D292]-[.D291])" office:value-type="float" office:value="106084.198545684" calcext:value-type="float">
            <text:p>106084.198545684</text:p>
          </table:table-cell>
          <table:table-cell/>
          <table:table-cell office:value-type="float" office:value="1443146246.24389" calcext:value-type="float">
            <text:p>1443146246.24389</text:p>
          </table:table-cell>
          <table:table-cell table:formula="of:=[.G292]-[.$B$2]" office:value-type="float" office:value="26.2437098026276" calcext:value-type="float">
            <text:p>26.2437098026</text:p>
          </table:table-cell>
          <table:table-cell table:formula="of:=[.C292]/([.H292]-[.H291])" office:value-type="float" office:value="109893.761440069" calcext:value-type="float">
            <text:p>109893.761440069</text:p>
          </table:table-cell>
          <table:table-cell table:formula="of:=[.G292]-[.$B292]" office:value-type="float" office:value="0.233098030090332" calcext:value-type="float">
            <text:p>0.233098030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6246.05018" calcext:value-type="float">
            <text:p>1443146246.05018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6.0499966144562" calcext:value-type="float">
            <text:p>26.0499966145</text:p>
          </table:table-cell>
          <table:table-cell table:formula="of:=[.C293]/([.D293]-[.D292])" office:value-type="float" office:value="109686.869097777" calcext:value-type="float">
            <text:p>109686.869097777</text:p>
          </table:table-cell>
          <table:table-cell/>
          <table:table-cell office:value-type="float" office:value="1443146246.28323" calcext:value-type="float">
            <text:p>1443146246.28323</text:p>
          </table:table-cell>
          <table:table-cell table:formula="of:=[.G293]-[.$B$2]" office:value-type="float" office:value="26.2830522060394" calcext:value-type="float">
            <text:p>26.283052206</text:p>
          </table:table-cell>
          <table:table-cell table:formula="of:=[.C293]/([.H293]-[.H292])" office:value-type="float" office:value="109805.187923449" calcext:value-type="float">
            <text:p>109805.187923449</text:p>
          </table:table-cell>
          <table:table-cell table:formula="of:=[.G293]-[.$B293]" office:value-type="float" office:value="0.233055591583252" calcext:value-type="float">
            <text:p>0.2330555916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6246.08956" calcext:value-type="float">
            <text:p>1443146246.08956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89382648468" calcext:value-type="float">
            <text:p>26.0893826485</text:p>
          </table:table-cell>
          <table:table-cell table:formula="of:=[.C294]/([.D294]-[.D293])" office:value-type="float" office:value="109683.549216995" calcext:value-type="float">
            <text:p>109683.549216995</text:p>
          </table:table-cell>
          <table:table-cell/>
          <table:table-cell office:value-type="float" office:value="1443146246.32268" calcext:value-type="float">
            <text:p>1443146246.32268</text:p>
          </table:table-cell>
          <table:table-cell table:formula="of:=[.G294]-[.$B$2]" office:value-type="float" office:value="26.3225047588348" calcext:value-type="float">
            <text:p>26.3225047588</text:p>
          </table:table-cell>
          <table:table-cell table:formula="of:=[.C294]/([.H294]-[.H293])" office:value-type="float" office:value="109498.617805603" calcext:value-type="float">
            <text:p>109498.617805603</text:p>
          </table:table-cell>
          <table:table-cell table:formula="of:=[.G294]-[.$B294]" office:value-type="float" office:value="0.233122110366821" calcext:value-type="float">
            <text:p>0.233122110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6246.12895" calcext:value-type="float">
            <text:p>1443146246.12895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1287667751312" calcext:value-type="float">
            <text:p>26.1287667751</text:p>
          </table:table-cell>
          <table:table-cell table:formula="of:=[.C295]/([.D295]-[.D294])" office:value-type="float" office:value="109688.861122714" calcext:value-type="float">
            <text:p>109688.861122714</text:p>
          </table:table-cell>
          <table:table-cell/>
          <table:table-cell office:value-type="float" office:value="1443146246.36206" calcext:value-type="float">
            <text:p>1443146246.36206</text:p>
          </table:table-cell>
          <table:table-cell table:formula="of:=[.G295]-[.$B$2]" office:value-type="float" office:value="26.3618767261505" calcext:value-type="float">
            <text:p>26.3618767262</text:p>
          </table:table-cell>
          <table:table-cell table:formula="of:=[.C295]/([.H295]-[.H294])" office:value-type="float" office:value="109722.736620281" calcext:value-type="float">
            <text:p>109722.736620281</text:p>
          </table:table-cell>
          <table:table-cell table:formula="of:=[.G295]-[.$B295]" office:value-type="float" office:value="0.233109951019287" calcext:value-type="float">
            <text:p>0.23310995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6246.16833" calcext:value-type="float">
            <text:p>1443146246.16833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1681513786316" calcext:value-type="float">
            <text:p>26.1681513786</text:p>
          </table:table-cell>
          <table:table-cell table:formula="of:=[.C296]/([.D296]-[.D295])" office:value-type="float" office:value="109687.53309805" calcext:value-type="float">
            <text:p>109687.53309805</text:p>
          </table:table-cell>
          <table:table-cell/>
          <table:table-cell office:value-type="float" office:value="1443146246.40156" calcext:value-type="float">
            <text:p>1443146246.40156</text:p>
          </table:table-cell>
          <table:table-cell table:formula="of:=[.G296]-[.$B$2]" office:value-type="float" office:value="26.4013800621033" calcext:value-type="float">
            <text:p>26.4013800621</text:p>
          </table:table-cell>
          <table:table-cell table:formula="of:=[.C296]/([.H296]-[.H295])" office:value-type="float" office:value="109357.852844788" calcext:value-type="float">
            <text:p>109357.852844788</text:p>
          </table:table-cell>
          <table:table-cell table:formula="of:=[.G296]-[.$B296]" office:value-type="float" office:value="0.23322868347168" calcext:value-type="float">
            <text:p>0.233228683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6246.20771" calcext:value-type="float">
            <text:p>1443146246.20771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2075252532959" calcext:value-type="float">
            <text:p>26.2075252533</text:p>
          </table:table-cell>
          <table:table-cell table:formula="of:=[.C297]/([.D297]-[.D296])" office:value-type="float" office:value="109717.421433156" calcext:value-type="float">
            <text:p>109717.421433156</text:p>
          </table:table-cell>
          <table:table-cell/>
          <table:table-cell office:value-type="float" office:value="1443146246.44091" calcext:value-type="float">
            <text:p>1443146246.44091</text:p>
          </table:table-cell>
          <table:table-cell table:formula="of:=[.G297]-[.$B$2]" office:value-type="float" office:value="26.4407322406769" calcext:value-type="float">
            <text:p>26.4407322407</text:p>
          </table:table-cell>
          <table:table-cell table:formula="of:=[.C297]/([.H297]-[.H296])" office:value-type="float" office:value="109777.912089909" calcext:value-type="float">
            <text:p>109777.912089909</text:p>
          </table:table-cell>
          <table:table-cell table:formula="of:=[.G297]-[.$B297]" office:value-type="float" office:value="0.233206987380981" calcext:value-type="float">
            <text:p>0.233206987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6246.24709" calcext:value-type="float">
            <text:p>1443146246.24709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2469055652618" calcext:value-type="float">
            <text:p>26.2469055653</text:p>
          </table:table-cell>
          <table:table-cell table:formula="of:=[.C298]/([.D298]-[.D297])" office:value-type="float" office:value="109699.486477814" calcext:value-type="float">
            <text:p>109699.486477814</text:p>
          </table:table-cell>
          <table:table-cell/>
          <table:table-cell office:value-type="float" office:value="1443146246.48026" calcext:value-type="float">
            <text:p>1443146246.48026</text:p>
          </table:table-cell>
          <table:table-cell table:formula="of:=[.G298]-[.$B$2]" office:value-type="float" office:value="26.4800810813904" calcext:value-type="float">
            <text:p>26.4800810814</text:p>
          </table:table-cell>
          <table:table-cell table:formula="of:=[.C298]/([.H298]-[.H297])" office:value-type="float" office:value="109787.224265486" calcext:value-type="float">
            <text:p>109787.224265486</text:p>
          </table:table-cell>
          <table:table-cell table:formula="of:=[.G298]-[.$B298]" office:value-type="float" office:value="0.23317551612854" calcext:value-type="float">
            <text:p>0.233175516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6246.28647" calcext:value-type="float">
            <text:p>1443146246.28647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862884998322" calcext:value-type="float">
            <text:p>26.2862884998</text:p>
          </table:table-cell>
          <table:table-cell table:formula="of:=[.C299]/([.D299]-[.D298])" office:value-type="float" office:value="109692.181325068" calcext:value-type="float">
            <text:p>109692.181325068</text:p>
          </table:table-cell>
          <table:table-cell/>
          <table:table-cell office:value-type="float" office:value="1443146246.51971" calcext:value-type="float">
            <text:p>1443146246.51971</text:p>
          </table:table-cell>
          <table:table-cell table:formula="of:=[.G299]-[.$B$2]" office:value-type="float" office:value="26.5195279121399" calcext:value-type="float">
            <text:p>26.5195279121</text:p>
          </table:table-cell>
          <table:table-cell table:formula="of:=[.C299]/([.H299]-[.H298])" office:value-type="float" office:value="109514.501365955" calcext:value-type="float">
            <text:p>109514.501365955</text:p>
          </table:table-cell>
          <table:table-cell table:formula="of:=[.G299]-[.$B299]" office:value-type="float" office:value="0.233239412307739" calcext:value-type="float">
            <text:p>0.233239412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6246.32585" calcext:value-type="float">
            <text:p>1443146246.32585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3256702423096" calcext:value-type="float">
            <text:p>26.3256702423</text:p>
          </table:table-cell>
          <table:table-cell table:formula="of:=[.C300]/([.D300]-[.D299])" office:value-type="float" office:value="109695.501728428" calcext:value-type="float">
            <text:p>109695.501728428</text:p>
          </table:table-cell>
          <table:table-cell/>
          <table:table-cell office:value-type="float" office:value="1443146246.53181" calcext:value-type="float">
            <text:p>1443146246.53181</text:p>
          </table:table-cell>
          <table:table-cell table:formula="of:=[.G300]-[.$B$2]" office:value-type="float" office:value="26.5316348075867" calcext:value-type="float">
            <text:p>26.5316348076</text:p>
          </table:table-cell>
          <table:table-cell table:formula="of:=[.C300]/([.H300]-[.H299])" office:value-type="float" office:value="356821.450964947" calcext:value-type="float">
            <text:p>356821.450964947</text:p>
          </table:table-cell>
          <table:table-cell table:formula="of:=[.G300]-[.$B300]" office:value-type="float" office:value="0.2059645652771" calcext:value-type="float">
            <text:p>0.2059645653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6246.36523" calcext:value-type="float">
            <text:p>1443146246.36523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365053653717" calcext:value-type="float">
            <text:p>26.3650536537</text:p>
          </table:table-cell>
          <table:table-cell table:formula="of:=[.C301]/([.D301]-[.D300])" office:value-type="float" office:value="109690.853220007" calcext:value-type="float">
            <text:p>109690.853220007</text:p>
          </table:table-cell>
          <table:table-cell/>
          <table:table-cell office:value-type="float" office:value="1443146246.59842" calcext:value-type="float">
            <text:p>1443146246.59842</text:p>
          </table:table-cell>
          <table:table-cell table:formula="of:=[.G301]-[.$B$2]" office:value-type="float" office:value="26.598237991333" calcext:value-type="float">
            <text:p>26.5982379913</text:p>
          </table:table-cell>
          <table:table-cell table:formula="of:=[.C301]/([.H301]-[.H300])" office:value-type="float" office:value="64861.7642131489" calcext:value-type="float">
            <text:p>64861.7642131489</text:p>
          </table:table-cell>
          <table:table-cell table:formula="of:=[.G301]-[.$B301]" office:value-type="float" office:value="0.233184337615967" calcext:value-type="float">
            <text:p>0.233184337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6246.40462" calcext:value-type="float">
            <text:p>1443146246.40462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4044358730316" calcext:value-type="float">
            <text:p>26.404435873</text:p>
          </table:table-cell>
          <table:table-cell table:formula="of:=[.C302]/([.D302]-[.D301])" office:value-type="float" office:value="109694.173542962" calcext:value-type="float">
            <text:p>109694.173542962</text:p>
          </table:table-cell>
          <table:table-cell/>
          <table:table-cell office:value-type="float" office:value="1443146246.63782" calcext:value-type="float">
            <text:p>1443146246.63782</text:p>
          </table:table-cell>
          <table:table-cell table:formula="of:=[.G302]-[.$B$2]" office:value-type="float" office:value="26.6376354694366" calcext:value-type="float">
            <text:p>26.6376354694</text:p>
          </table:table-cell>
          <table:table-cell table:formula="of:=[.C302]/([.H302]-[.H301])" office:value-type="float" office:value="109651.688583618" calcext:value-type="float">
            <text:p>109651.688583618</text:p>
          </table:table-cell>
          <table:table-cell table:formula="of:=[.G302]-[.$B302]" office:value-type="float" office:value="0.233199596405029" calcext:value-type="float">
            <text:p>0.233199596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6246.444" calcext:value-type="float">
            <text:p>1443146246.444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4438195228577" calcext:value-type="float">
            <text:p>26.4438195229</text:p>
          </table:table-cell>
          <table:table-cell table:formula="of:=[.C303]/([.D303]-[.D302])" office:value-type="float" office:value="109690.189179536" calcext:value-type="float">
            <text:p>109690.189179536</text:p>
          </table:table-cell>
          <table:table-cell/>
          <table:table-cell office:value-type="float" office:value="1443146246.67722" calcext:value-type="float">
            <text:p>1443146246.67722</text:p>
          </table:table-cell>
          <table:table-cell table:formula="of:=[.G303]-[.$B$2]" office:value-type="float" office:value="26.6770431995392" calcext:value-type="float">
            <text:p>26.6770431995</text:p>
          </table:table-cell>
          <table:table-cell table:formula="of:=[.C303]/([.H303]-[.H302])" office:value-type="float" office:value="109623.162480035" calcext:value-type="float">
            <text:p>109623.162480035</text:p>
          </table:table-cell>
          <table:table-cell table:formula="of:=[.G303]-[.$B303]" office:value-type="float" office:value="0.233223676681519" calcext:value-type="float">
            <text:p>0.233223676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6246.48338" calcext:value-type="float">
            <text:p>1443146246.48338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832017421722" calcext:value-type="float">
            <text:p>26.4832017422</text:p>
          </table:table-cell>
          <table:table-cell table:formula="of:=[.C304]/([.D304]-[.D303])" office:value-type="float" office:value="109694.173542962" calcext:value-type="float">
            <text:p>109694.173542962</text:p>
          </table:table-cell>
          <table:table-cell/>
          <table:table-cell office:value-type="float" office:value="1443146246.71661" calcext:value-type="float">
            <text:p>1443146246.71661</text:p>
          </table:table-cell>
          <table:table-cell table:formula="of:=[.G304]-[.$B$2]" office:value-type="float" office:value="26.7164332866669" calcext:value-type="float">
            <text:p>26.7164332867</text:p>
          </table:table-cell>
          <table:table-cell table:formula="of:=[.C304]/([.H304]-[.H303])" office:value-type="float" office:value="109672.263125401" calcext:value-type="float">
            <text:p>109672.263125401</text:p>
          </table:table-cell>
          <table:table-cell table:formula="of:=[.G304]-[.$B304]" office:value-type="float" office:value="0.233231544494629" calcext:value-type="float">
            <text:p>0.2332315445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6246.52276" calcext:value-type="float">
            <text:p>1443146246.52276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5225846767426" calcext:value-type="float">
            <text:p>26.5225846767</text:p>
          </table:table-cell>
          <table:table-cell table:formula="of:=[.C305]/([.D305]-[.D304])" office:value-type="float" office:value="109692.181325068" calcext:value-type="float">
            <text:p>109692.181325068</text:p>
          </table:table-cell>
          <table:table-cell/>
          <table:table-cell office:value-type="float" office:value="1443146246.75592" calcext:value-type="float">
            <text:p>1443146246.75592</text:p>
          </table:table-cell>
          <table:table-cell table:formula="of:=[.G305]-[.$B$2]" office:value-type="float" office:value="26.7557365894318" calcext:value-type="float">
            <text:p>26.7557365894</text:p>
          </table:table-cell>
          <table:table-cell table:formula="of:=[.C305]/([.H305]-[.H304])" office:value-type="float" office:value="109914.426933576" calcext:value-type="float">
            <text:p>109914.426933576</text:p>
          </table:table-cell>
          <table:table-cell table:formula="of:=[.G305]-[.$B305]" office:value-type="float" office:value="0.233151912689209" calcext:value-type="float">
            <text:p>0.233151912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6246.56215" calcext:value-type="float">
            <text:p>1443146246.56215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5619673728943" calcext:value-type="float">
            <text:p>26.5619673729</text:p>
          </table:table-cell>
          <table:table-cell table:formula="of:=[.C306]/([.D306]-[.D305])" office:value-type="float" office:value="109692.845389659" calcext:value-type="float">
            <text:p>109692.845389659</text:p>
          </table:table-cell>
          <table:table-cell/>
          <table:table-cell office:value-type="float" office:value="1443146246.7953" calcext:value-type="float">
            <text:p>1443146246.7953</text:p>
          </table:table-cell>
          <table:table-cell table:formula="of:=[.G306]-[.$B$2]" office:value-type="float" office:value="26.7951152324677" calcext:value-type="float">
            <text:p>26.7951152325</text:p>
          </table:table-cell>
          <table:table-cell table:formula="of:=[.C306]/([.H306]-[.H305])" office:value-type="float" office:value="109704.135718005" calcext:value-type="float">
            <text:p>109704.135718005</text:p>
          </table:table-cell>
          <table:table-cell table:formula="of:=[.G306]-[.$B306]" office:value-type="float" office:value="0.233147859573364" calcext:value-type="float">
            <text:p>0.2331478596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6246.60153" calcext:value-type="float">
            <text:p>1443146246.60153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6013493537903" calcext:value-type="float">
            <text:p>26.6013493538</text:p>
          </table:table-cell>
          <table:table-cell table:formula="of:=[.C307]/([.D307]-[.D306])" office:value-type="float" office:value="109694.837631675" calcext:value-type="float">
            <text:p>109694.837631675</text:p>
          </table:table-cell>
          <table:table-cell/>
          <table:table-cell office:value-type="float" office:value="1443146246.83482" calcext:value-type="float">
            <text:p>1443146246.83482</text:p>
          </table:table-cell>
          <table:table-cell table:formula="of:=[.G307]-[.$B$2]" office:value-type="float" office:value="26.834644317627" calcext:value-type="float">
            <text:p>26.8346443176</text:p>
          </table:table-cell>
          <table:table-cell table:formula="of:=[.C307]/([.H307]-[.H306])" office:value-type="float" office:value="109286.617248804" calcext:value-type="float">
            <text:p>109286.617248804</text:p>
          </table:table-cell>
          <table:table-cell table:formula="of:=[.G307]-[.$B307]" office:value-type="float" office:value="0.23329496383667" calcext:value-type="float">
            <text:p>0.2332949638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6246.64091" calcext:value-type="float">
            <text:p>1443146246.64091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6407325267792" calcext:value-type="float">
            <text:p>26.6407325268</text:p>
          </table:table-cell>
          <table:table-cell table:formula="of:=[.C308]/([.D308]-[.D307])" office:value-type="float" office:value="109691.517268517" calcext:value-type="float">
            <text:p>109691.517268517</text:p>
          </table:table-cell>
          <table:table-cell/>
          <table:table-cell office:value-type="float" office:value="1443146246.87415" calcext:value-type="float">
            <text:p>1443146246.87415</text:p>
          </table:table-cell>
          <table:table-cell table:formula="of:=[.G308]-[.$B$2]" office:value-type="float" office:value="26.8739745616913" calcext:value-type="float">
            <text:p>26.8739745617</text:p>
          </table:table-cell>
          <table:table-cell table:formula="of:=[.C308]/([.H308]-[.H307])" office:value-type="float" office:value="109839.135321254" calcext:value-type="float">
            <text:p>109839.135321254</text:p>
          </table:table-cell>
          <table:table-cell table:formula="of:=[.G308]-[.$B308]" office:value-type="float" office:value="0.233242034912109" calcext:value-type="float">
            <text:p>0.2332420349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6246.68028" calcext:value-type="float">
            <text:p>1443146246.68028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801035404205" calcext:value-type="float">
            <text:p>26.6801035404</text:p>
          </table:table-cell>
          <table:table-cell table:formula="of:=[.C309]/([.D309]-[.D308])" office:value-type="float" office:value="109725.394406966" calcext:value-type="float">
            <text:p>109725.394406966</text:p>
          </table:table-cell>
          <table:table-cell/>
          <table:table-cell office:value-type="float" office:value="1443146246.91358" calcext:value-type="float">
            <text:p>1443146246.91358</text:p>
          </table:table-cell>
          <table:table-cell table:formula="of:=[.G309]-[.$B$2]" office:value-type="float" office:value="26.9134020805359" calcext:value-type="float">
            <text:p>26.9134020805</text:p>
          </table:table-cell>
          <table:table-cell table:formula="of:=[.C309]/([.H309]-[.H308])" office:value-type="float" office:value="109568.142419167" calcext:value-type="float">
            <text:p>109568.142419167</text:p>
          </table:table-cell>
          <table:table-cell table:formula="of:=[.G309]-[.$B309]" office:value-type="float" office:value="0.233298540115356" calcext:value-type="float">
            <text:p>0.233298540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6246.71967" calcext:value-type="float">
            <text:p>1443146246.71967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719486951828" calcext:value-type="float">
            <text:p>26.7194869518</text:p>
          </table:table-cell>
          <table:table-cell table:formula="of:=[.C310]/([.D310]-[.D309])" office:value-type="float" office:value="109690.853220007" calcext:value-type="float">
            <text:p>109690.853220007</text:p>
          </table:table-cell>
          <table:table-cell/>
          <table:table-cell office:value-type="float" office:value="1443146246.9528" calcext:value-type="float">
            <text:p>1443146246.9528</text:p>
          </table:table-cell>
          <table:table-cell table:formula="of:=[.G310]-[.$B$2]" office:value-type="float" office:value="26.9526162147522" calcext:value-type="float">
            <text:p>26.9526162148</text:p>
          </table:table-cell>
          <table:table-cell table:formula="of:=[.C310]/([.H310]-[.H309])" office:value-type="float" office:value="110164.360028211" calcext:value-type="float">
            <text:p>110164.360028211</text:p>
          </table:table-cell>
          <table:table-cell table:formula="of:=[.G310]-[.$B310]" office:value-type="float" office:value="0.233129262924194" calcext:value-type="float">
            <text:p>0.2331292629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6246.75906" calcext:value-type="float">
            <text:p>1443146246.75906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7588770389557" calcext:value-type="float">
            <text:p>26.758877039</text:p>
          </table:table-cell>
          <table:table-cell table:formula="of:=[.C311]/([.D311]-[.D310])" office:value-type="float" office:value="109672.263125401" calcext:value-type="float">
            <text:p>109672.263125401</text:p>
          </table:table-cell>
          <table:table-cell/>
          <table:table-cell office:value-type="float" office:value="1443146246.99239" calcext:value-type="float">
            <text:p>1443146246.99239</text:p>
          </table:table-cell>
          <table:table-cell table:formula="of:=[.G311]-[.$B$2]" office:value-type="float" office:value="26.9922087192535" calcext:value-type="float">
            <text:p>26.9922087193</text:p>
          </table:table-cell>
          <table:table-cell table:formula="of:=[.C311]/([.H311]-[.H310])" office:value-type="float" office:value="109111.561756683" calcext:value-type="float">
            <text:p>109111.561756683</text:p>
          </table:table-cell>
          <table:table-cell table:formula="of:=[.G311]-[.$B311]" office:value-type="float" office:value="0.233331680297852" calcext:value-type="float">
            <text:p>0.233331680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6246.79844" calcext:value-type="float">
            <text:p>1443146246.79844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7982573509216" calcext:value-type="float">
            <text:p>26.7982573509</text:p>
          </table:table-cell>
          <table:table-cell table:formula="of:=[.C312]/([.D312]-[.D311])" office:value-type="float" office:value="109699.486477814" calcext:value-type="float">
            <text:p>109699.486477814</text:p>
          </table:table-cell>
          <table:table-cell/>
          <table:table-cell office:value-type="float" office:value="1443146250.00667" calcext:value-type="float">
            <text:p>1443146250.00667</text:p>
          </table:table-cell>
          <table:table-cell table:formula="of:=[.G312]-[.$B$2]" office:value-type="float" office:value="30.0064933300018" calcext:value-type="float">
            <text:p>30.00649333</text:p>
          </table:table-cell>
          <table:table-cell table:formula="of:=[.C312]/([.H312]-[.H311])" office:value-type="float" office:value="1433.17588013946" calcext:value-type="float">
            <text:p>1433.1758801395</text:p>
          </table:table-cell>
          <table:table-cell table:formula="of:=[.G312]-[.$B312]" office:value-type="float" office:value="3.2082359790802" calcext:value-type="float">
            <text:p>3.208235979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6246.83783" calcext:value-type="float">
            <text:p>1443146246.83783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8376467227936" calcext:value-type="float">
            <text:p>26.8376467228</text:p>
          </table:table-cell>
          <table:table-cell table:formula="of:=[.C313]/([.D313]-[.D312])" office:value-type="float" office:value="109674.25461985" calcext:value-type="float">
            <text:p>109674.25461985</text:p>
          </table:table-cell>
          <table:table-cell/>
          <table:table-cell office:value-type="float" office:value="1443146250.99057" calcext:value-type="float">
            <text:p>1443146250.99057</text:p>
          </table:table-cell>
          <table:table-cell table:formula="of:=[.G313]-[.$B$2]" office:value-type="float" office:value="30.9903926849365" calcext:value-type="float">
            <text:p>30.9903926849</text:p>
          </table:table-cell>
          <table:table-cell table:formula="of:=[.C313]/([.H313]-[.H312])" office:value-type="float" office:value="4390.69298941328" calcext:value-type="float">
            <text:p>4390.6929894133</text:p>
          </table:table-cell>
          <table:table-cell table:formula="of:=[.G313]-[.$B313]" office:value-type="float" office:value="4.15274596214294" calcext:value-type="float">
            <text:p>4.152745962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6246.8772" calcext:value-type="float">
            <text:p>1443146246.8772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8770167827606" calcext:value-type="float">
            <text:p>26.8770167828</text:p>
          </table:table-cell>
          <table:table-cell table:formula="of:=[.C314]/([.D314]-[.D313])" office:value-type="float" office:value="109728.052322413" calcext:value-type="float">
            <text:p>109728.052322413</text:p>
          </table:table-cell>
          <table:table-cell/>
          <table:table-cell office:value-type="float" office:value="1443146251.00838" calcext:value-type="float">
            <text:p>1443146251.00838</text:p>
          </table:table-cell>
          <table:table-cell table:formula="of:=[.G314]-[.$B$2]" office:value-type="float" office:value="31.0082011222839" calcext:value-type="float">
            <text:p>31.0082011223</text:p>
          </table:table-cell>
          <table:table-cell table:formula="of:=[.C314]/([.H314]-[.H313])" office:value-type="float" office:value="242581.643505502" calcext:value-type="float">
            <text:p>242581.643505502</text:p>
          </table:table-cell>
          <table:table-cell table:formula="of:=[.G314]-[.$B314]" office:value-type="float" office:value="4.13118433952332" calcext:value-type="float">
            <text:p>4.1311843395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6246.9166" calcext:value-type="float">
            <text:p>1443146246.9166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9164159297943" calcext:value-type="float">
            <text:p>26.9164159298</text:p>
          </table:table-cell>
          <table:table-cell table:formula="of:=[.C315]/([.D315]-[.D314])" office:value-type="float" office:value="109647.04378767" calcext:value-type="float">
            <text:p>109647.04378767</text:p>
          </table:table-cell>
          <table:table-cell/>
          <table:table-cell office:value-type="float" office:value="1443146251.02593" calcext:value-type="float">
            <text:p>1443146251.02593</text:p>
          </table:table-cell>
          <table:table-cell table:formula="of:=[.G315]-[.$B$2]" office:value-type="float" office:value="31.0257477760315" calcext:value-type="float">
            <text:p>31.025747776</text:p>
          </table:table-cell>
          <table:table-cell table:formula="of:=[.C315]/([.H315]-[.H314])" office:value-type="float" office:value="246200.789173325" calcext:value-type="float">
            <text:p>246200.789173325</text:p>
          </table:table-cell>
          <table:table-cell table:formula="of:=[.G315]-[.$B315]" office:value-type="float" office:value="4.10933184623718" calcext:value-type="float">
            <text:p>4.1093318462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6246.95598" calcext:value-type="float">
            <text:p>1443146246.95598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9557998180389" calcext:value-type="float">
            <text:p>26.955799818</text:p>
          </table:table-cell>
          <table:table-cell table:formula="of:=[.C316]/([.D316]-[.D315])" office:value-type="float" office:value="109689.525147105" calcext:value-type="float">
            <text:p>109689.525147105</text:p>
          </table:table-cell>
          <table:table-cell/>
          <table:table-cell office:value-type="float" office:value="1443146251.04346" calcext:value-type="float">
            <text:p>1443146251.04346</text:p>
          </table:table-cell>
          <table:table-cell table:formula="of:=[.G316]-[.$B$2]" office:value-type="float" office:value="31.0432832241058" calcext:value-type="float">
            <text:p>31.0432832241</text:p>
          </table:table-cell>
          <table:table-cell table:formula="of:=[.C316]/([.H316]-[.H315])" office:value-type="float" office:value="246358.11880515" calcext:value-type="float">
            <text:p>246358.11880515</text:p>
          </table:table-cell>
          <table:table-cell table:formula="of:=[.G316]-[.$B316]" office:value-type="float" office:value="4.08748340606689" calcext:value-type="float">
            <text:p>4.087483406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6246.99539" calcext:value-type="float">
            <text:p>1443146246.99539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952085018158" calcext:value-type="float">
            <text:p>26.9952085018</text:p>
          </table:table-cell>
          <table:table-cell table:formula="of:=[.C317]/([.D317]-[.D316])" office:value-type="float" office:value="109620.50964354" calcext:value-type="float">
            <text:p>109620.50964354</text:p>
          </table:table-cell>
          <table:table-cell/>
          <table:table-cell office:value-type="float" office:value="1443146251.06102" calcext:value-type="float">
            <text:p>1443146251.06102</text:p>
          </table:table-cell>
          <table:table-cell table:formula="of:=[.G317]-[.$B$2]" office:value-type="float" office:value="31.0608403682709" calcext:value-type="float">
            <text:p>31.0608403683</text:p>
          </table:table-cell>
          <table:table-cell table:formula="of:=[.C317]/([.H317]-[.H316])" office:value-type="float" office:value="246053.683867463" calcext:value-type="float">
            <text:p>246053.683867463</text:p>
          </table:table-cell>
          <table:table-cell table:formula="of:=[.G317]-[.$B317]" office:value-type="float" office:value="4.06563186645508" calcext:value-type="float">
            <text:p>4.0656318665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6260.04782" calcext:value-type="float">
            <text:p>1443146260.04782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40.0476367473602" calcext:value-type="float">
            <text:p>40.0476367474</text:p>
          </table:table-cell>
          <table:table-cell table:formula="of:=[.C318]/([.D318]-[.D317])" office:value-type="float" office:value="330.972897818816" calcext:value-type="float">
            <text:p>330.9728978188</text:p>
          </table:table-cell>
          <table:table-cell/>
          <table:table-cell office:value-type="float" office:value="1443146260.24628" calcext:value-type="float">
            <text:p>1443146260.24628</text:p>
          </table:table-cell>
          <table:table-cell table:formula="of:=[.G318]-[.$B$2]" office:value-type="float" office:value="40.2460980415344" calcext:value-type="float">
            <text:p>40.2460980415</text:p>
          </table:table-cell>
          <table:table-cell table:formula="of:=[.C318]/([.H318]-[.H317])" office:value-type="float" office:value="470.318868960493" calcext:value-type="float">
            <text:p>470.3188689605</text:p>
          </table:table-cell>
          <table:table-cell table:formula="of:=[.G318]-[.$B318]" office:value-type="float" office:value="0.198461294174194" calcext:value-type="float">
            <text:p>0.1984612942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6260.10201" calcext:value-type="float">
            <text:p>1443146260.10201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40.1018290519714" calcext:value-type="float">
            <text:p>40.101829052</text:p>
          </table:table-cell>
          <table:table-cell table:formula="of:=[.C319]/([.D319]-[.D318])" office:value-type="float" office:value="79716.1152490772" calcext:value-type="float">
            <text:p>79716.1152490772</text:p>
          </table:table-cell>
          <table:table-cell/>
          <table:table-cell office:value-type="float" office:value="1443146260.34989" calcext:value-type="float">
            <text:p>1443146260.34989</text:p>
          </table:table-cell>
          <table:table-cell table:formula="of:=[.G319]-[.$B$2]" office:value-type="float" office:value="40.3497061729431" calcext:value-type="float">
            <text:p>40.3497061729</text:p>
          </table:table-cell>
          <table:table-cell table:formula="of:=[.C319]/([.H319]-[.H318])" office:value-type="float" office:value="41695.5690761315" calcext:value-type="float">
            <text:p>41695.5690761315</text:p>
          </table:table-cell>
          <table:table-cell table:formula="of:=[.G319]-[.$B319]" office:value-type="float" office:value="0.24787712097168" calcext:value-type="float">
            <text:p>0.24787712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6260.15614" calcext:value-type="float">
            <text:p>1443146260.15614</text:p>
          </table:table-cell>
          <table:table-cell office:value-type="float" office:value="4320" calcext:value-type="float">
            <text:p>4320</text:p>
          </table:table-cell>
          <table:table-cell table:formula="of:=[.B320]-[.$B$2]" office:value-type="float" office:value="40.1559646129608" calcext:value-type="float">
            <text:p>40.155964613</text:p>
          </table:table-cell>
          <table:table-cell table:formula="of:=[.C320]/([.D320]-[.D319])" office:value-type="float" office:value="79799.6718062547" calcext:value-type="float">
            <text:p>79799.6718062547</text:p>
          </table:table-cell>
          <table:table-cell/>
          <table:table-cell office:value-type="float" office:value="1443146260.36803" calcext:value-type="float">
            <text:p>1443146260.36803</text:p>
          </table:table-cell>
          <table:table-cell table:formula="of:=[.G320]-[.$B$2]" office:value-type="float" office:value="40.3678545951843" calcext:value-type="float">
            <text:p>40.3678545952</text:p>
          </table:table-cell>
          <table:table-cell table:formula="of:=[.C320]/([.H320]-[.H319])" office:value-type="float" office:value="238037.221229637" calcext:value-type="float">
            <text:p>238037.221229637</text:p>
          </table:table-cell>
          <table:table-cell table:formula="of:=[.G320]-[.$B320]" office:value-type="float" office:value="0.211889982223511" calcext:value-type="float">
            <text:p>0.211889982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6260.21029" calcext:value-type="float">
            <text:p>1443146260.21029</text:p>
          </table:table-cell>
          <table:table-cell office:value-type="float" office:value="4320" calcext:value-type="float">
            <text:p>4320</text:p>
          </table:table-cell>
          <table:table-cell table:formula="of:=[.B321]-[.$B$2]" office:value-type="float" office:value="40.2101056575775" calcext:value-type="float">
            <text:p>40.2101056576</text:p>
          </table:table-cell>
          <table:table-cell table:formula="of:=[.C321]/([.D321]-[.D320])" office:value-type="float" office:value="79791.589367811" calcext:value-type="float">
            <text:p>79791.589367811</text:p>
          </table:table-cell>
          <table:table-cell/>
          <table:table-cell office:value-type="float" office:value="1443146260.45812" calcext:value-type="float">
            <text:p>1443146260.45812</text:p>
          </table:table-cell>
          <table:table-cell table:formula="of:=[.G321]-[.$B$2]" office:value-type="float" office:value="40.4579405784607" calcext:value-type="float">
            <text:p>40.4579405785</text:p>
          </table:table-cell>
          <table:table-cell table:formula="of:=[.C321]/([.H321]-[.H320])" office:value-type="float" office:value="47954.1860218924" calcext:value-type="float">
            <text:p>47954.1860218924</text:p>
          </table:table-cell>
          <table:table-cell table:formula="of:=[.G321]-[.$B321]" office:value-type="float" office:value="0.247834920883179" calcext:value-type="float">
            <text:p>0.247834920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6260.26443" calcext:value-type="float">
            <text:p>1443146260.26443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2642452716827" calcext:value-type="float">
            <text:p>40.2642452717</text:p>
          </table:table-cell>
          <table:table-cell table:formula="of:=[.C322]/([.D322]-[.D321])" office:value-type="float" office:value="79793.6976721655" calcext:value-type="float">
            <text:p>79793.6976721655</text:p>
          </table:table-cell>
          <table:table-cell/>
          <table:table-cell office:value-type="float" office:value="1443146260.51222" calcext:value-type="float">
            <text:p>1443146260.51222</text:p>
          </table:table-cell>
          <table:table-cell table:formula="of:=[.G322]-[.$B$2]" office:value-type="float" office:value="40.5120363235474" calcext:value-type="float">
            <text:p>40.5120363235</text:p>
          </table:table-cell>
          <table:table-cell table:formula="of:=[.C322]/([.H322]-[.H321])" office:value-type="float" office:value="79858.4064805592" calcext:value-type="float">
            <text:p>79858.4064805592</text:p>
          </table:table-cell>
          <table:table-cell table:formula="of:=[.G322]-[.$B322]" office:value-type="float" office:value="0.247791051864624" calcext:value-type="float">
            <text:p>0.2477910519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6260.31858" calcext:value-type="float">
            <text:p>1443146260.31858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3183994293213" calcext:value-type="float">
            <text:p>40.3183994293</text:p>
          </table:table-cell>
          <table:table-cell table:formula="of:=[.C323]/([.D323]-[.D322])" office:value-type="float" office:value="79772.268434747" calcext:value-type="float">
            <text:p>79772.268434747</text:p>
          </table:table-cell>
          <table:table-cell/>
          <table:table-cell office:value-type="float" office:value="1443146260.56653" calcext:value-type="float">
            <text:p>1443146260.56653</text:p>
          </table:table-cell>
          <table:table-cell table:formula="of:=[.G323]-[.$B$2]" office:value-type="float" office:value="40.5663449764252" calcext:value-type="float">
            <text:p>40.5663449764</text:p>
          </table:table-cell>
          <table:table-cell table:formula="of:=[.C323]/([.H323]-[.H322])" office:value-type="float" office:value="79545.3352474022" calcext:value-type="float">
            <text:p>79545.3352474022</text:p>
          </table:table-cell>
          <table:table-cell table:formula="of:=[.G323]-[.$B323]" office:value-type="float" office:value="0.247945547103882" calcext:value-type="float">
            <text:p>0.247945547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6260.37275" calcext:value-type="float">
            <text:p>1443146260.37275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3725678920746" calcext:value-type="float">
            <text:p>40.3725678921</text:p>
          </table:table-cell>
          <table:table-cell table:formula="of:=[.C324]/([.D324]-[.D323])" office:value-type="float" office:value="79751.2017218386" calcext:value-type="float">
            <text:p>79751.2017218386</text:p>
          </table:table-cell>
          <table:table-cell/>
          <table:table-cell office:value-type="float" office:value="1443146260.62044" calcext:value-type="float">
            <text:p>1443146260.62044</text:p>
          </table:table-cell>
          <table:table-cell table:formula="of:=[.G324]-[.$B$2]" office:value-type="float" office:value="40.6202592849732" calcext:value-type="float">
            <text:p>40.620259285</text:p>
          </table:table-cell>
          <table:table-cell table:formula="of:=[.C324]/([.H324]-[.H323])" office:value-type="float" office:value="80127.1520742218" calcext:value-type="float">
            <text:p>80127.1520742218</text:p>
          </table:table-cell>
          <table:table-cell table:formula="of:=[.G324]-[.$B324]" office:value-type="float" office:value="0.24769139289856" calcext:value-type="float">
            <text:p>0.2476913929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6260.42691" calcext:value-type="float">
            <text:p>1443146260.42691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4267289638519" calcext:value-type="float">
            <text:p>40.4267289639</text:p>
          </table:table-cell>
          <table:table-cell table:formula="of:=[.C325]/([.D325]-[.D324])" office:value-type="float" office:value="79762.0848006762" calcext:value-type="float">
            <text:p>79762.0848006762</text:p>
          </table:table-cell>
          <table:table-cell/>
          <table:table-cell office:value-type="float" office:value="1443146260.67458" calcext:value-type="float">
            <text:p>1443146260.67458</text:p>
          </table:table-cell>
          <table:table-cell table:formula="of:=[.G325]-[.$B$2]" office:value-type="float" office:value="40.6743984222412" calcext:value-type="float">
            <text:p>40.6743984222</text:p>
          </table:table-cell>
          <table:table-cell table:formula="of:=[.C325]/([.H325]-[.H324])" office:value-type="float" office:value="79794.4004650425" calcext:value-type="float">
            <text:p>79794.4004650425</text:p>
          </table:table-cell>
          <table:table-cell table:formula="of:=[.G325]-[.$B325]" office:value-type="float" office:value="0.247669458389282" calcext:value-type="float">
            <text:p>0.247669458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6260.48102" calcext:value-type="float">
            <text:p>1443146260.48102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4808378219605" calcext:value-type="float">
            <text:p>40.480837822</text:p>
          </table:table-cell>
          <table:table-cell table:formula="of:=[.C326]/([.D326]-[.D325])" office:value-type="float" office:value="79839.0531793487" calcext:value-type="float">
            <text:p>79839.0531793487</text:p>
          </table:table-cell>
          <table:table-cell/>
          <table:table-cell office:value-type="float" office:value="1443146260.72885" calcext:value-type="float">
            <text:p>1443146260.72885</text:p>
          </table:table-cell>
          <table:table-cell table:formula="of:=[.G326]-[.$B$2]" office:value-type="float" office:value="40.7286667823792" calcext:value-type="float">
            <text:p>40.7286667824</text:p>
          </table:table-cell>
          <table:table-cell table:formula="of:=[.C326]/([.H326]-[.H325])" office:value-type="float" office:value="79604.395434456" calcext:value-type="float">
            <text:p>79604.395434456</text:p>
          </table:table-cell>
          <table:table-cell table:formula="of:=[.G326]-[.$B326]" office:value-type="float" office:value="0.247828960418701" calcext:value-type="float">
            <text:p>0.247828960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6260.53513" calcext:value-type="float">
            <text:p>1443146260.53513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5349504947662" calcext:value-type="float">
            <text:p>40.5349504948</text:p>
          </table:table-cell>
          <table:table-cell table:formula="of:=[.C327]/([.D327]-[.D326])" office:value-type="float" office:value="79833.4248893001" calcext:value-type="float">
            <text:p>79833.4248893001</text:p>
          </table:table-cell>
          <table:table-cell/>
          <table:table-cell office:value-type="float" office:value="1443146260.78291" calcext:value-type="float">
            <text:p>1443146260.78291</text:p>
          </table:table-cell>
          <table:table-cell table:formula="of:=[.G327]-[.$B$2]" office:value-type="float" office:value="40.7827327251434" calcext:value-type="float">
            <text:p>40.7827327251</text:p>
          </table:table-cell>
          <table:table-cell table:formula="of:=[.C327]/([.H327]-[.H326])" office:value-type="float" office:value="79902.4261693618" calcext:value-type="float">
            <text:p>79902.4261693618</text:p>
          </table:table-cell>
          <table:table-cell table:formula="of:=[.G327]-[.$B327]" office:value-type="float" office:value="0.247782230377197" calcext:value-type="float">
            <text:p>0.2477822304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6260.58931" calcext:value-type="float">
            <text:p>1443146260.58931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5891318321228" calcext:value-type="float">
            <text:p>40.5891318321</text:p>
          </table:table-cell>
          <table:table-cell table:formula="of:=[.C328]/([.D328]-[.D327])" office:value-type="float" office:value="79732.2511914034" calcext:value-type="float">
            <text:p>79732.2511914034</text:p>
          </table:table-cell>
          <table:table-cell/>
          <table:table-cell office:value-type="float" office:value="1443146260.83698" calcext:value-type="float">
            <text:p>1443146260.83698</text:p>
          </table:table-cell>
          <table:table-cell table:formula="of:=[.G328]-[.$B$2]" office:value-type="float" office:value="40.8368046283722" calcext:value-type="float">
            <text:p>40.8368046284</text:p>
          </table:table-cell>
          <table:table-cell table:formula="of:=[.C328]/([.H328]-[.H327])" office:value-type="float" office:value="79893.6183496918" calcext:value-type="float">
            <text:p>79893.6183496918</text:p>
          </table:table-cell>
          <table:table-cell table:formula="of:=[.G328]-[.$B328]" office:value-type="float" office:value="0.24767279624939" calcext:value-type="float">
            <text:p>0.2476727962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6260.64346" calcext:value-type="float">
            <text:p>1443146260.64346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6432819366455" calcext:value-type="float">
            <text:p>40.6432819366</text:p>
          </table:table-cell>
          <table:table-cell table:formula="of:=[.C329]/([.D329]-[.D328])" office:value-type="float" office:value="79778.2393603438" calcext:value-type="float">
            <text:p>79778.2393603438</text:p>
          </table:table-cell>
          <table:table-cell/>
          <table:table-cell office:value-type="float" office:value="1443146260.85512" calcext:value-type="float">
            <text:p>1443146260.85512</text:p>
          </table:table-cell>
          <table:table-cell table:formula="of:=[.G329]-[.$B$2]" office:value-type="float" office:value="40.85493516922" calcext:value-type="float">
            <text:p>40.8549351692</text:p>
          </table:table-cell>
          <table:table-cell table:formula="of:=[.C329]/([.H329]-[.H328])" office:value-type="float" office:value="238271.987375896" calcext:value-type="float">
            <text:p>238271.987375896</text:p>
          </table:table-cell>
          <table:table-cell table:formula="of:=[.G329]-[.$B329]" office:value-type="float" office:value="0.211653232574463" calcext:value-type="float">
            <text:p>0.211653232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6260.69759" calcext:value-type="float">
            <text:p>1443146260.69759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6974058151245" calcext:value-type="float">
            <text:p>40.6974058151</text:p>
          </table:table-cell>
          <table:table-cell table:formula="of:=[.C330]/([.D330]-[.D329])" office:value-type="float" office:value="79816.896375522" calcext:value-type="float">
            <text:p>79816.896375522</text:p>
          </table:table-cell>
          <table:table-cell/>
          <table:table-cell office:value-type="float" office:value="1443146260.94539" calcext:value-type="float">
            <text:p>1443146260.94539</text:p>
          </table:table-cell>
          <table:table-cell table:formula="of:=[.G330]-[.$B$2]" office:value-type="float" office:value="40.9452137947083" calcext:value-type="float">
            <text:p>40.9452137947</text:p>
          </table:table-cell>
          <table:table-cell table:formula="of:=[.C330]/([.H330]-[.H329])" office:value-type="float" office:value="47851.8583622074" calcext:value-type="float">
            <text:p>47851.8583622074</text:p>
          </table:table-cell>
          <table:table-cell table:formula="of:=[.G330]-[.$B330]" office:value-type="float" office:value="0.24780797958374" calcext:value-type="float">
            <text:p>0.247807979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6260.75174" calcext:value-type="float">
            <text:p>1443146260.75174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7515594959259" calcext:value-type="float">
            <text:p>40.7515594959</text:p>
          </table:table-cell>
          <table:table-cell table:formula="of:=[.C331]/([.D331]-[.D330])" office:value-type="float" office:value="79772.9708501917" calcext:value-type="float">
            <text:p>79772.9708501917</text:p>
          </table:table-cell>
          <table:table-cell/>
          <table:table-cell office:value-type="float" office:value="1443146260.9995" calcext:value-type="float">
            <text:p>1443146260.9995</text:p>
          </table:table-cell>
          <table:table-cell table:formula="of:=[.G331]-[.$B$2]" office:value-type="float" office:value="40.9993152618408" calcext:value-type="float">
            <text:p>40.9993152618</text:p>
          </table:table-cell>
          <table:table-cell table:formula="of:=[.C331]/([.H331]-[.H330])" office:value-type="float" office:value="79849.9602499581" calcext:value-type="float">
            <text:p>79849.9602499581</text:p>
          </table:table-cell>
          <table:table-cell table:formula="of:=[.G331]-[.$B331]" office:value-type="float" office:value="0.247755765914917" calcext:value-type="float">
            <text:p>0.247755765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6260.80586" calcext:value-type="float">
            <text:p>1443146260.80586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8056826591492" calcext:value-type="float">
            <text:p>40.8056826591</text:p>
          </table:table-cell>
          <table:table-cell table:formula="of:=[.C332]/([.D332]-[.D331])" office:value-type="float" office:value="79817.9511825522" calcext:value-type="float">
            <text:p>79817.9511825522</text:p>
          </table:table-cell>
          <table:table-cell/>
          <table:table-cell office:value-type="float" office:value="1443146261.05377" calcext:value-type="float">
            <text:p>1443146261.05377</text:p>
          </table:table-cell>
          <table:table-cell table:formula="of:=[.G332]-[.$B$2]" office:value-type="float" office:value="41.0535871982574" calcext:value-type="float">
            <text:p>41.0535871983</text:p>
          </table:table-cell>
          <table:table-cell table:formula="of:=[.C332]/([.H332]-[.H331])" office:value-type="float" office:value="79599.1498596425" calcext:value-type="float">
            <text:p>79599.1498596425</text:p>
          </table:table-cell>
          <table:table-cell table:formula="of:=[.G332]-[.$B332]" office:value-type="float" office:value="0.247904539108276" calcext:value-type="float">
            <text:p>0.247904539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6260.86001" calcext:value-type="float">
            <text:p>1443146260.86001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859833240509" calcext:value-type="float">
            <text:p>40.8598332405</text:p>
          </table:table-cell>
          <table:table-cell table:formula="of:=[.C333]/([.D333]-[.D332])" office:value-type="float" office:value="79777.536852116" calcext:value-type="float">
            <text:p>79777.536852116</text:p>
          </table:table-cell>
          <table:table-cell/>
          <table:table-cell office:value-type="float" office:value="1443146261.10777" calcext:value-type="float">
            <text:p>1443146261.10777</text:p>
          </table:table-cell>
          <table:table-cell table:formula="of:=[.G333]-[.$B$2]" office:value-type="float" office:value="41.1075937747955" calcext:value-type="float">
            <text:p>41.1075937748</text:p>
          </table:table-cell>
          <table:table-cell table:formula="of:=[.C333]/([.H333]-[.H332])" office:value-type="float" office:value="79990.2581670493" calcext:value-type="float">
            <text:p>79990.2581670493</text:p>
          </table:table-cell>
          <table:table-cell table:formula="of:=[.G333]-[.$B333]" office:value-type="float" office:value="0.247760534286499" calcext:value-type="float">
            <text:p>0.2477605343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6260.91416" calcext:value-type="float">
            <text:p>1443146260.91416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9139821529388" calcext:value-type="float">
            <text:p>40.9139821529</text:p>
          </table:table-cell>
          <table:table-cell table:formula="of:=[.C334]/([.D334]-[.D333])" office:value-type="float" office:value="79779.9956850434" calcext:value-type="float">
            <text:p>79779.9956850434</text:p>
          </table:table-cell>
          <table:table-cell/>
          <table:table-cell office:value-type="float" office:value="1443146261.162" calcext:value-type="float">
            <text:p>1443146261.162</text:p>
          </table:table-cell>
          <table:table-cell table:formula="of:=[.G334]-[.$B$2]" office:value-type="float" office:value="41.1618163585663" calcext:value-type="float">
            <text:p>41.1618163586</text:p>
          </table:table-cell>
          <table:table-cell table:formula="of:=[.C334]/([.H334]-[.H333])" office:value-type="float" office:value="79671.5999050241" calcext:value-type="float">
            <text:p>79671.5999050241</text:p>
          </table:table-cell>
          <table:table-cell table:formula="of:=[.G334]-[.$B334]" office:value-type="float" office:value="0.247834205627441" calcext:value-type="float">
            <text:p>0.247834205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6260.96831" calcext:value-type="float">
            <text:p>1443146260.96831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9681284427643" calcext:value-type="float">
            <text:p>40.9681284428</text:p>
          </table:table-cell>
          <table:table-cell table:formula="of:=[.C335]/([.D335]-[.D334])" office:value-type="float" office:value="79783.8598716018" calcext:value-type="float">
            <text:p>79783.8598716018</text:p>
          </table:table-cell>
          <table:table-cell/>
          <table:table-cell office:value-type="float" office:value="1443146261.17955" calcext:value-type="float">
            <text:p>1443146261.17955</text:p>
          </table:table-cell>
          <table:table-cell table:formula="of:=[.G335]-[.$B$2]" office:value-type="float" office:value="41.1793684959412" calcext:value-type="float">
            <text:p>41.1793684959</text:p>
          </table:table-cell>
          <table:table-cell table:formula="of:=[.C335]/([.H335]-[.H334])" office:value-type="float" office:value="246123.871283228" calcext:value-type="float">
            <text:p>246123.871283228</text:p>
          </table:table-cell>
          <table:table-cell table:formula="of:=[.G335]-[.$B335]" office:value-type="float" office:value="0.21124005317688" calcext:value-type="float">
            <text:p>0.2112400532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6261.02113" calcext:value-type="float">
            <text:p>1443146261.02113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1.0209500789642" calcext:value-type="float">
            <text:p>41.020950079</text:p>
          </table:table-cell>
          <table:table-cell table:formula="of:=[.C336]/([.D336]-[.D335])" office:value-type="float" office:value="81784.6683818551" calcext:value-type="float">
            <text:p>81784.6683818551</text:p>
          </table:table-cell>
          <table:table-cell/>
          <table:table-cell office:value-type="float" office:value="1443146261.21957" calcext:value-type="float">
            <text:p>1443146261.21957</text:p>
          </table:table-cell>
          <table:table-cell table:formula="of:=[.G336]-[.$B$2]" office:value-type="float" office:value="41.2193915843964" calcext:value-type="float">
            <text:p>41.2193915844</text:p>
          </table:table-cell>
          <table:table-cell table:formula="of:=[.C336]/([.H336]-[.H335])" office:value-type="float" office:value="107937.697132883" calcext:value-type="float">
            <text:p>107937.697132883</text:p>
          </table:table-cell>
          <table:table-cell table:formula="of:=[.G336]-[.$B336]" office:value-type="float" office:value="0.198441505432129" calcext:value-type="float">
            <text:p>0.198441505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6261.07208" calcext:value-type="float">
            <text:p>1443146261.07208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1.0718996524811" calcext:value-type="float">
            <text:p>41.0718996525</text:p>
          </table:table-cell>
          <table:table-cell table:formula="of:=[.C337]/([.D337]-[.D336])" office:value-type="float" office:value="84789.7185748112" calcext:value-type="float">
            <text:p>84789.7185748112</text:p>
          </table:table-cell>
          <table:table-cell/>
          <table:table-cell office:value-type="float" office:value="1443146261.27048" calcext:value-type="float">
            <text:p>1443146261.27048</text:p>
          </table:table-cell>
          <table:table-cell table:formula="of:=[.G337]-[.$B$2]" office:value-type="float" office:value="41.2702984809876" calcext:value-type="float">
            <text:p>41.270298481</text:p>
          </table:table-cell>
          <table:table-cell table:formula="of:=[.C337]/([.H337]-[.H336])" office:value-type="float" office:value="84860.8005844913" calcext:value-type="float">
            <text:p>84860.8005844913</text:p>
          </table:table-cell>
          <table:table-cell table:formula="of:=[.G337]-[.$B337]" office:value-type="float" office:value="0.19839882850647" calcext:value-type="float">
            <text:p>0.198398828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6261.12305" calcext:value-type="float">
            <text:p>1443146261.12305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1.122873544693" calcext:value-type="float">
            <text:p>41.1228735447</text:p>
          </table:table-cell>
          <table:table-cell table:formula="of:=[.C338]/([.D338]-[.D337])" office:value-type="float" office:value="84749.2669784846" calcext:value-type="float">
            <text:p>84749.2669784846</text:p>
          </table:table-cell>
          <table:table-cell/>
          <table:table-cell office:value-type="float" office:value="1443146261.32147" calcext:value-type="float">
            <text:p>1443146261.32147</text:p>
          </table:table-cell>
          <table:table-cell table:formula="of:=[.G338]-[.$B$2]" office:value-type="float" office:value="41.3212871551514" calcext:value-type="float">
            <text:p>41.3212871552</text:p>
          </table:table-cell>
          <table:table-cell table:formula="of:=[.C338]/([.H338]-[.H337])" office:value-type="float" office:value="84724.6976087384" calcext:value-type="float">
            <text:p>84724.6976087384</text:p>
          </table:table-cell>
          <table:table-cell table:formula="of:=[.G338]-[.$B338]" office:value-type="float" office:value="0.198413610458374" calcext:value-type="float">
            <text:p>0.1984136105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6261.17401" calcext:value-type="float">
            <text:p>1443146261.17401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1.173832654953" calcext:value-type="float">
            <text:p>41.173832655</text:p>
          </table:table-cell>
          <table:table-cell table:formula="of:=[.C339]/([.D339]-[.D338])" office:value-type="float" office:value="84773.8506021391" calcext:value-type="float">
            <text:p>84773.8506021391</text:p>
          </table:table-cell>
          <table:table-cell/>
          <table:table-cell office:value-type="float" office:value="1443146261.41858" calcext:value-type="float">
            <text:p>1443146261.41858</text:p>
          </table:table-cell>
          <table:table-cell table:formula="of:=[.G339]-[.$B$2]" office:value-type="float" office:value="41.4184031486511" calcext:value-type="float">
            <text:p>41.4184031487</text:p>
          </table:table-cell>
          <table:table-cell table:formula="of:=[.C339]/([.H339]-[.H338])" office:value-type="float" office:value="44482.8894224396" calcext:value-type="float">
            <text:p>44482.8894224396</text:p>
          </table:table-cell>
          <table:table-cell table:formula="of:=[.G339]-[.$B339]" office:value-type="float" office:value="0.24457049369812" calcext:value-type="float">
            <text:p>0.244570493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6261.22497" calcext:value-type="float">
            <text:p>1443146261.22497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2247931957245" calcext:value-type="float">
            <text:p>41.2247931957</text:p>
          </table:table-cell>
          <table:table-cell table:formula="of:=[.C340]/([.D340]-[.D339])" office:value-type="float" office:value="84771.4709184819" calcext:value-type="float">
            <text:p>84771.4709184819</text:p>
          </table:table-cell>
          <table:table-cell/>
          <table:table-cell office:value-type="float" office:value="1443146261.46956" calcext:value-type="float">
            <text:p>1443146261.46956</text:p>
          </table:table-cell>
          <table:table-cell table:formula="of:=[.G340]-[.$B$2]" office:value-type="float" office:value="41.4693775177002" calcext:value-type="float">
            <text:p>41.4693775177</text:p>
          </table:table-cell>
          <table:table-cell table:formula="of:=[.C340]/([.H340]-[.H339])" office:value-type="float" office:value="84748.4741957512" calcext:value-type="float">
            <text:p>84748.4741957512</text:p>
          </table:table-cell>
          <table:table-cell table:formula="of:=[.G340]-[.$B340]" office:value-type="float" office:value="0.244584321975708" calcext:value-type="float">
            <text:p>0.24458432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6261.27593" calcext:value-type="float">
            <text:p>1443146261.27593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2757530212402" calcext:value-type="float">
            <text:p>41.2757530212</text:p>
          </table:table-cell>
          <table:table-cell table:formula="of:=[.C341]/([.D341]-[.D340])" office:value-type="float" office:value="84772.6607436103" calcext:value-type="float">
            <text:p>84772.6607436103</text:p>
          </table:table-cell>
          <table:table-cell/>
          <table:table-cell office:value-type="float" office:value="1443146261.5206" calcext:value-type="float">
            <text:p>1443146261.5206</text:p>
          </table:table-cell>
          <table:table-cell table:formula="of:=[.G341]-[.$B$2]" office:value-type="float" office:value="41.5204169750214" calcext:value-type="float">
            <text:p>41.520416975</text:p>
          </table:table-cell>
          <table:table-cell table:formula="of:=[.C341]/([.H341]-[.H340])" office:value-type="float" office:value="84640.398365059" calcext:value-type="float">
            <text:p>84640.398365059</text:p>
          </table:table-cell>
          <table:table-cell table:formula="of:=[.G341]-[.$B341]" office:value-type="float" office:value="0.244663953781128" calcext:value-type="float">
            <text:p>0.244663953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6261.3269" calcext:value-type="float">
            <text:p>1443146261.3269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3267149925232" calcext:value-type="float">
            <text:p>41.3267149925</text:p>
          </table:table-cell>
          <table:table-cell table:formula="of:=[.C342]/([.D342]-[.D341])" office:value-type="float" office:value="84769.0913684211" calcext:value-type="float">
            <text:p>84769.0913684211</text:p>
          </table:table-cell>
          <table:table-cell/>
          <table:table-cell office:value-type="float" office:value="1443146261.5716" calcext:value-type="float">
            <text:p>1443146261.5716</text:p>
          </table:table-cell>
          <table:table-cell table:formula="of:=[.G342]-[.$B$2]" office:value-type="float" office:value="41.5714211463928" calcext:value-type="float">
            <text:p>41.5714211464</text:p>
          </table:table-cell>
          <table:table-cell table:formula="of:=[.C342]/([.H342]-[.H341])" office:value-type="float" office:value="84698.9546901513" calcext:value-type="float">
            <text:p>84698.9546901513</text:p>
          </table:table-cell>
          <table:table-cell table:formula="of:=[.G342]-[.$B342]" office:value-type="float" office:value="0.244706153869629" calcext:value-type="float">
            <text:p>0.244706153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6261.37785" calcext:value-type="float">
            <text:p>1443146261.37785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3776693344116" calcext:value-type="float">
            <text:p>41.3776693344</text:p>
          </table:table-cell>
          <table:table-cell table:formula="of:=[.C343]/([.D343]-[.D342])" office:value-type="float" office:value="84781.7838460027" calcext:value-type="float">
            <text:p>84781.7838460027</text:p>
          </table:table-cell>
          <table:table-cell/>
          <table:table-cell office:value-type="float" office:value="1443146261.62258" calcext:value-type="float">
            <text:p>1443146261.62258</text:p>
          </table:table-cell>
          <table:table-cell table:formula="of:=[.G343]-[.$B$2]" office:value-type="float" office:value="41.6223978996277" calcext:value-type="float">
            <text:p>41.6223978996</text:p>
          </table:table-cell>
          <table:table-cell table:formula="of:=[.C343]/([.H343]-[.H342])" office:value-type="float" office:value="84744.5105045554" calcext:value-type="float">
            <text:p>84744.5105045554</text:p>
          </table:table-cell>
          <table:table-cell table:formula="of:=[.G343]-[.$B343]" office:value-type="float" office:value="0.244728565216064" calcext:value-type="float">
            <text:p>0.244728565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6261.42881" calcext:value-type="float">
            <text:p>1443146261.42881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4286277294159" calcext:value-type="float">
            <text:p>41.4286277294</text:p>
          </table:table-cell>
          <table:table-cell table:formula="of:=[.C344]/([.D344]-[.D343])" office:value-type="float" office:value="84775.0404940698" calcext:value-type="float">
            <text:p>84775.0404940698</text:p>
          </table:table-cell>
          <table:table-cell/>
          <table:table-cell office:value-type="float" office:value="1443146261.67355" calcext:value-type="float">
            <text:p>1443146261.67355</text:p>
          </table:table-cell>
          <table:table-cell table:formula="of:=[.G344]-[.$B$2]" office:value-type="float" office:value="41.6733651161194" calcext:value-type="float">
            <text:p>41.6733651161</text:p>
          </table:table-cell>
          <table:table-cell table:formula="of:=[.C344]/([.H344]-[.H343])" office:value-type="float" office:value="84760.3674943398" calcext:value-type="float">
            <text:p>84760.3674943398</text:p>
          </table:table-cell>
          <table:table-cell table:formula="of:=[.G344]-[.$B344]" office:value-type="float" office:value="0.244737386703491" calcext:value-type="float">
            <text:p>0.244737386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6261.47977" calcext:value-type="float">
            <text:p>1443146261.47977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4795851707459" calcext:value-type="float">
            <text:p>41.4795851707</text:p>
          </table:table-cell>
          <table:table-cell table:formula="of:=[.C345]/([.D345]-[.D344])" office:value-type="float" office:value="84776.6270686049" calcext:value-type="float">
            <text:p>84776.6270686049</text:p>
          </table:table-cell>
          <table:table-cell/>
          <table:table-cell office:value-type="float" office:value="1443146261.72447" calcext:value-type="float">
            <text:p>1443146261.72447</text:p>
          </table:table-cell>
          <table:table-cell table:formula="of:=[.G345]-[.$B$2]" office:value-type="float" office:value="41.724294424057" calcext:value-type="float">
            <text:p>41.7242944241</text:p>
          </table:table-cell>
          <table:table-cell table:formula="of:=[.C345]/([.H345]-[.H344])" office:value-type="float" office:value="84823.457748358" calcext:value-type="float">
            <text:p>84823.457748358</text:p>
          </table:table-cell>
          <table:table-cell table:formula="of:=[.G345]-[.$B345]" office:value-type="float" office:value="0.244709253311157" calcext:value-type="float">
            <text:p>0.244709253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6261.53072" calcext:value-type="float">
            <text:p>1443146261.53072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5305371284485" calcext:value-type="float">
            <text:p>41.5305371284</text:p>
          </table:table-cell>
          <table:table-cell table:formula="of:=[.C346]/([.D346]-[.D345])" office:value-type="float" office:value="84785.7510247628" calcext:value-type="float">
            <text:p>84785.7510247628</text:p>
          </table:table-cell>
          <table:table-cell/>
          <table:table-cell office:value-type="float" office:value="1443146261.77548" calcext:value-type="float">
            <text:p>1443146261.77548</text:p>
          </table:table-cell>
          <table:table-cell table:formula="of:=[.G346]-[.$B$2]" office:value-type="float" office:value="41.7753045558929" calcext:value-type="float">
            <text:p>41.7753045559</text:p>
          </table:table-cell>
          <table:table-cell table:formula="of:=[.C346]/([.H346]-[.H345])" office:value-type="float" office:value="84689.0577325755" calcext:value-type="float">
            <text:p>84689.0577325755</text:p>
          </table:table-cell>
          <table:table-cell table:formula="of:=[.G346]-[.$B346]" office:value-type="float" office:value="0.244767427444458" calcext:value-type="float">
            <text:p>0.244767427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6261.58171" calcext:value-type="float">
            <text:p>1443146261.58171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5815277099609" calcext:value-type="float">
            <text:p>41.58152771</text:p>
          </table:table-cell>
          <table:table-cell table:formula="of:=[.C347]/([.D347]-[.D346])" office:value-type="float" office:value="84721.5284051059" calcext:value-type="float">
            <text:p>84721.5284051059</text:p>
          </table:table-cell>
          <table:table-cell/>
          <table:table-cell office:value-type="float" office:value="1443146261.82642" calcext:value-type="float">
            <text:p>1443146261.82642</text:p>
          </table:table-cell>
          <table:table-cell table:formula="of:=[.G347]-[.$B$2]" office:value-type="float" office:value="41.8262403011322" calcext:value-type="float">
            <text:p>41.8262403011</text:p>
          </table:table-cell>
          <table:table-cell table:formula="of:=[.C347]/([.H347]-[.H346])" office:value-type="float" office:value="84812.7376895712" calcext:value-type="float">
            <text:p>84812.7376895712</text:p>
          </table:table-cell>
          <table:table-cell table:formula="of:=[.G347]-[.$B347]" office:value-type="float" office:value="0.244712591171265" calcext:value-type="float">
            <text:p>0.2447125912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6261.63266" calcext:value-type="float">
            <text:p>1443146261.63266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6324849128723" calcext:value-type="float">
            <text:p>41.6324849129</text:p>
          </table:table-cell>
          <table:table-cell table:formula="of:=[.C348]/([.D348]-[.D347])" office:value-type="float" office:value="84777.0237215178" calcext:value-type="float">
            <text:p>84777.0237215178</text:p>
          </table:table-cell>
          <table:table-cell/>
          <table:table-cell office:value-type="float" office:value="1443146261.87744" calcext:value-type="float">
            <text:p>1443146261.87744</text:p>
          </table:table-cell>
          <table:table-cell table:formula="of:=[.G348]-[.$B$2]" office:value-type="float" office:value="41.8772630691528" calcext:value-type="float">
            <text:p>41.8772630692</text:p>
          </table:table-cell>
          <table:table-cell table:formula="of:=[.C348]/([.H348]-[.H347])" office:value-type="float" office:value="84668.0838298171" calcext:value-type="float">
            <text:p>84668.0838298171</text:p>
          </table:table-cell>
          <table:table-cell table:formula="of:=[.G348]-[.$B348]" office:value-type="float" office:value="0.244778156280518" calcext:value-type="float">
            <text:p>0.244778156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6261.68362" calcext:value-type="float">
            <text:p>1443146261.68362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683443069458" calcext:value-type="float">
            <text:p>41.6834430695</text:p>
          </table:table-cell>
          <table:table-cell table:formula="of:=[.C349]/([.D349]-[.D348])" office:value-type="float" office:value="84775.4371321362" calcext:value-type="float">
            <text:p>84775.4371321362</text:p>
          </table:table-cell>
          <table:table-cell/>
          <table:table-cell office:value-type="float" office:value="1443146261.9283" calcext:value-type="float">
            <text:p>1443146261.9283</text:p>
          </table:table-cell>
          <table:table-cell table:formula="of:=[.G349]-[.$B$2]" office:value-type="float" office:value="41.9281208515167" calcext:value-type="float">
            <text:p>41.9281208515</text:p>
          </table:table-cell>
          <table:table-cell table:formula="of:=[.C349]/([.H349]-[.H348])" office:value-type="float" office:value="84942.7521060601" calcext:value-type="float">
            <text:p>84942.7521060601</text:p>
          </table:table-cell>
          <table:table-cell table:formula="of:=[.G349]-[.$B349]" office:value-type="float" office:value="0.244677782058716" calcext:value-type="float">
            <text:p>0.244677782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6261.73458" calcext:value-type="float">
            <text:p>1443146261.73458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7344040870667" calcext:value-type="float">
            <text:p>41.7344040871</text:p>
          </table:table-cell>
          <table:table-cell table:formula="of:=[.C350]/([.D350]-[.D349])" office:value-type="float" office:value="84770.6777202848" calcext:value-type="float">
            <text:p>84770.6777202848</text:p>
          </table:table-cell>
          <table:table-cell/>
          <table:table-cell office:value-type="float" office:value="1443146261.97929" calcext:value-type="float">
            <text:p>1443146261.97929</text:p>
          </table:table-cell>
          <table:table-cell table:formula="of:=[.G350]-[.$B$2]" office:value-type="float" office:value="41.9791083335876" calcext:value-type="float">
            <text:p>41.9791083336</text:p>
          </table:table-cell>
          <table:table-cell table:formula="of:=[.C350]/([.H350]-[.H349])" office:value-type="float" office:value="84726.6784814151" calcext:value-type="float">
            <text:p>84726.6784814151</text:p>
          </table:table-cell>
          <table:table-cell table:formula="of:=[.G350]-[.$B350]" office:value-type="float" office:value="0.244704246520996" calcext:value-type="float">
            <text:p>0.2447042465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6261.78554" calcext:value-type="float">
            <text:p>1443146261.78554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7853603363037" calcext:value-type="float">
            <text:p>41.7853603363</text:p>
          </table:table-cell>
          <table:table-cell table:formula="of:=[.C351]/([.D351]-[.D350])" office:value-type="float" office:value="84778.6103702872" calcext:value-type="float">
            <text:p>84778.6103702872</text:p>
          </table:table-cell>
          <table:table-cell/>
          <table:table-cell office:value-type="float" office:value="1443146262.0303" calcext:value-type="float">
            <text:p>1443146262.0303</text:p>
          </table:table-cell>
          <table:table-cell table:formula="of:=[.G351]-[.$B$2]" office:value-type="float" office:value="42.0301194190979" calcext:value-type="float">
            <text:p>42.0301194191</text:p>
          </table:table-cell>
          <table:table-cell table:formula="of:=[.C351]/([.H351]-[.H350])" office:value-type="float" office:value="84687.4744339958" calcext:value-type="float">
            <text:p>84687.4744339958</text:p>
          </table:table-cell>
          <table:table-cell table:formula="of:=[.G351]-[.$B351]" office:value-type="float" office:value="0.244759082794189" calcext:value-type="float">
            <text:p>0.244759082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6261.8365" calcext:value-type="float">
            <text:p>1443146261.8365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8363182544708" calcext:value-type="float">
            <text:p>41.8363182545</text:p>
          </table:table-cell>
          <table:table-cell table:formula="of:=[.C352]/([.D352]-[.D351])" office:value-type="float" office:value="84775.8337739142" calcext:value-type="float">
            <text:p>84775.8337739142</text:p>
          </table:table-cell>
          <table:table-cell/>
          <table:table-cell office:value-type="float" office:value="1443146262.08119" calcext:value-type="float">
            <text:p>1443146262.08119</text:p>
          </table:table-cell>
          <table:table-cell table:formula="of:=[.G352]-[.$B$2]" office:value-type="float" office:value="42.0810141563416" calcext:value-type="float">
            <text:p>42.0810141563</text:p>
          </table:table-cell>
          <table:table-cell table:formula="of:=[.C352]/([.H352]-[.H351])" office:value-type="float" office:value="84881.0748215189" calcext:value-type="float">
            <text:p>84881.0748215189</text:p>
          </table:table-cell>
          <table:table-cell table:formula="of:=[.G352]-[.$B352]" office:value-type="float" office:value="0.244695901870728" calcext:value-type="float">
            <text:p>0.2446959019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6261.88747" calcext:value-type="float">
            <text:p>1443146261.88747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8872897624969" calcext:value-type="float">
            <text:p>41.8872897625</text:p>
          </table:table-cell>
          <table:table-cell table:formula="of:=[.C353]/([.D353]-[.D352])" office:value-type="float" office:value="84753.2311146452" calcext:value-type="float">
            <text:p>84753.2311146452</text:p>
          </table:table-cell>
          <table:table-cell/>
          <table:table-cell office:value-type="float" office:value="1443146262.13213" calcext:value-type="float">
            <text:p>1443146262.13213</text:p>
          </table:table-cell>
          <table:table-cell table:formula="of:=[.G353]-[.$B$2]" office:value-type="float" office:value="42.1319451332092" calcext:value-type="float">
            <text:p>42.1319451332</text:p>
          </table:table-cell>
          <table:table-cell table:formula="of:=[.C353]/([.H353]-[.H352])" office:value-type="float" office:value="84820.6782136504" calcext:value-type="float">
            <text:p>84820.6782136504</text:p>
          </table:table-cell>
          <table:table-cell table:formula="of:=[.G353]-[.$B353]" office:value-type="float" office:value="0.24465537071228" calcext:value-type="float">
            <text:p>0.2446553707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6261.93843" calcext:value-type="float">
            <text:p>1443146261.93843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9382476806641" calcext:value-type="float">
            <text:p>41.9382476807</text:p>
          </table:table-cell>
          <table:table-cell table:formula="of:=[.C354]/([.D354]-[.D353])" office:value-type="float" office:value="84775.8337739142" calcext:value-type="float">
            <text:p>84775.8337739142</text:p>
          </table:table-cell>
          <table:table-cell/>
          <table:table-cell office:value-type="float" office:value="1443146262.18312" calcext:value-type="float">
            <text:p>1443146262.18312</text:p>
          </table:table-cell>
          <table:table-cell table:formula="of:=[.G354]-[.$B$2]" office:value-type="float" office:value="42.1829369068146" calcext:value-type="float">
            <text:p>42.1829369068</text:p>
          </table:table-cell>
          <table:table-cell table:formula="of:=[.C354]/([.H354]-[.H353])" office:value-type="float" office:value="84719.547773232" calcext:value-type="float">
            <text:p>84719.547773232</text:p>
          </table:table-cell>
          <table:table-cell table:formula="of:=[.G354]-[.$B354]" office:value-type="float" office:value="0.244689226150513" calcext:value-type="float">
            <text:p>0.2446892262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6261.98938" calcext:value-type="float">
            <text:p>1443146261.98938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9892041683197" calcext:value-type="float">
            <text:p>41.9892041683</text:p>
          </table:table-cell>
          <table:table-cell table:formula="of:=[.C355]/([.D355]-[.D354])" office:value-type="float" office:value="84778.2137025271" calcext:value-type="float">
            <text:p>84778.2137025271</text:p>
          </table:table-cell>
          <table:table-cell/>
          <table:table-cell office:value-type="float" office:value="1443146262.19889" calcext:value-type="float">
            <text:p>1443146262.19889</text:p>
          </table:table-cell>
          <table:table-cell table:formula="of:=[.G355]-[.$B$2]" office:value-type="float" office:value="42.1987085342407" calcext:value-type="float">
            <text:p>42.1987085342</text:p>
          </table:table-cell>
          <table:table-cell table:formula="of:=[.C355]/([.H355]-[.H354])" office:value-type="float" office:value="273909.589877704" calcext:value-type="float">
            <text:p>273909.589877704</text:p>
          </table:table-cell>
          <table:table-cell table:formula="of:=[.G355]-[.$B355]" office:value-type="float" office:value="0.20950436592102" calcext:value-type="float">
            <text:p>0.2095043659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6262.03351" calcext:value-type="float">
            <text:p>1443146262.03351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2.0333318710327" calcext:value-type="float">
            <text:p>42.033331871</text:p>
          </table:table-cell>
          <table:table-cell table:formula="of:=[.C356]/([.D356]-[.D355])" office:value-type="float" office:value="97897.6863603209" calcext:value-type="float">
            <text:p>97897.6863603209</text:p>
          </table:table-cell>
          <table:table-cell/>
          <table:table-cell office:value-type="float" office:value="1443146262.2319" calcext:value-type="float">
            <text:p>1443146262.2319</text:p>
          </table:table-cell>
          <table:table-cell table:formula="of:=[.G356]-[.$B$2]" office:value-type="float" office:value="42.2317235469818" calcext:value-type="float">
            <text:p>42.231723547</text:p>
          </table:table-cell>
          <table:table-cell table:formula="of:=[.C356]/([.H356]-[.H355])" office:value-type="float" office:value="130849.563314678" calcext:value-type="float">
            <text:p>130849.563314678</text:p>
          </table:table-cell>
          <table:table-cell table:formula="of:=[.G356]-[.$B356]" office:value-type="float" office:value="0.198391675949097" calcext:value-type="float">
            <text:p>0.198391675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6262.07586" calcext:value-type="float">
            <text:p>1443146262.07586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2.0756800174713" calcext:value-type="float">
            <text:p>42.0756800175</text:p>
          </table:table-cell>
          <table:table-cell table:formula="of:=[.C357]/([.D357]-[.D356])" office:value-type="float" office:value="102011.548634452" calcext:value-type="float">
            <text:p>102011.548634452</text:p>
          </table:table-cell>
          <table:table-cell/>
          <table:table-cell office:value-type="float" office:value="1443146262.31211" calcext:value-type="float">
            <text:p>1443146262.31211</text:p>
          </table:table-cell>
          <table:table-cell table:formula="of:=[.G357]-[.$B$2]" office:value-type="float" office:value="42.3119313716888" calcext:value-type="float">
            <text:p>42.3119313717</text:p>
          </table:table-cell>
          <table:table-cell table:formula="of:=[.C357]/([.H357]-[.H356])" office:value-type="float" office:value="53860.0818034814" calcext:value-type="float">
            <text:p>53860.0818034814</text:p>
          </table:table-cell>
          <table:table-cell table:formula="of:=[.G357]-[.$B357]" office:value-type="float" office:value="0.236251354217529" calcext:value-type="float">
            <text:p>0.236251354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6262.11818" calcext:value-type="float">
            <text:p>1443146262.11818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2.1180028915405" calcext:value-type="float">
            <text:p>42.1180028915</text:p>
          </table:table-cell>
          <table:table-cell table:formula="of:=[.C358]/([.D358]-[.D357])" office:value-type="float" office:value="102072.46305946" calcext:value-type="float">
            <text:p>102072.46305946</text:p>
          </table:table-cell>
          <table:table-cell/>
          <table:table-cell office:value-type="float" office:value="1443146262.35442" calcext:value-type="float">
            <text:p>1443146262.35442</text:p>
          </table:table-cell>
          <table:table-cell table:formula="of:=[.G358]-[.$B$2]" office:value-type="float" office:value="42.3542413711548" calcext:value-type="float">
            <text:p>42.3542413712</text:p>
          </table:table-cell>
          <table:table-cell table:formula="of:=[.C358]/([.H358]-[.H357])" office:value-type="float" office:value="102103.522914894" calcext:value-type="float">
            <text:p>102103.522914894</text:p>
          </table:table-cell>
          <table:table-cell table:formula="of:=[.G358]-[.$B358]" office:value-type="float" office:value="0.236238479614258" calcext:value-type="float">
            <text:p>0.2362384796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6262.1605" calcext:value-type="float">
            <text:p>1443146262.1605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2.1603240966797" calcext:value-type="float">
            <text:p>42.1603240967</text:p>
          </table:table-cell>
          <table:table-cell table:formula="of:=[.C359]/([.D359]-[.D358])" office:value-type="float" office:value="102076.488270951" calcext:value-type="float">
            <text:p>102076.488270951</text:p>
          </table:table-cell>
          <table:table-cell/>
          <table:table-cell office:value-type="float" office:value="1443146262.39676" calcext:value-type="float">
            <text:p>1443146262.39676</text:p>
          </table:table-cell>
          <table:table-cell table:formula="of:=[.G359]-[.$B$2]" office:value-type="float" office:value="42.3965821266174" calcext:value-type="float">
            <text:p>42.3965821266</text:p>
          </table:table-cell>
          <table:table-cell table:formula="of:=[.C359]/([.H359]-[.H358])" office:value-type="float" office:value="102029.355706965" calcext:value-type="float">
            <text:p>102029.355706965</text:p>
          </table:table-cell>
          <table:table-cell table:formula="of:=[.G359]-[.$B359]" office:value-type="float" office:value="0.236258029937744" calcext:value-type="float">
            <text:p>0.2362580299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6262.20282" calcext:value-type="float">
            <text:p>1443146262.20282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2026443481445" calcext:value-type="float">
            <text:p>42.2026443481</text:p>
          </table:table-cell>
          <table:table-cell table:formula="of:=[.C360]/([.D360]-[.D359])" office:value-type="float" office:value="102078.788534343" calcext:value-type="float">
            <text:p>102078.788534343</text:p>
          </table:table-cell>
          <table:table-cell/>
          <table:table-cell office:value-type="float" office:value="1443146262.43908" calcext:value-type="float">
            <text:p>1443146262.43908</text:p>
          </table:table-cell>
          <table:table-cell table:formula="of:=[.G360]-[.$B$2]" office:value-type="float" office:value="42.4388999938965" calcext:value-type="float">
            <text:p>42.4388999939</text:p>
          </table:table-cell>
          <table:table-cell table:formula="of:=[.C360]/([.H360]-[.H359])" office:value-type="float" office:value="102084.539646411" calcext:value-type="float">
            <text:p>102084.539646411</text:p>
          </table:table-cell>
          <table:table-cell table:formula="of:=[.G360]-[.$B360]" office:value-type="float" office:value="0.236255645751953" calcext:value-type="float">
            <text:p>0.2362556458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6262.24515" calcext:value-type="float">
            <text:p>1443146262.24515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2449684143066" calcext:value-type="float">
            <text:p>42.2449684143</text:p>
          </table:table-cell>
          <table:table-cell table:formula="of:=[.C361]/([.D361]-[.D360])" office:value-type="float" office:value="102069.588102749" calcext:value-type="float">
            <text:p>102069.588102749</text:p>
          </table:table-cell>
          <table:table-cell/>
          <table:table-cell office:value-type="float" office:value="1443146262.48141" calcext:value-type="float">
            <text:p>1443146262.48141</text:p>
          </table:table-cell>
          <table:table-cell table:formula="of:=[.G361]-[.$B$2]" office:value-type="float" office:value="42.4812278747559" calcext:value-type="float">
            <text:p>42.4812278748</text:p>
          </table:table-cell>
          <table:table-cell table:formula="of:=[.C361]/([.H361]-[.H360])" office:value-type="float" office:value="102060.389329488" calcext:value-type="float">
            <text:p>102060.389329488</text:p>
          </table:table-cell>
          <table:table-cell table:formula="of:=[.G361]-[.$B361]" office:value-type="float" office:value="0.236259460449219" calcext:value-type="float">
            <text:p>0.236259460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6262.28747" calcext:value-type="float">
            <text:p>1443146262.28747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2872884273529" calcext:value-type="float">
            <text:p>42.2872884274</text:p>
          </table:table-cell>
          <table:table-cell table:formula="of:=[.C362]/([.D362]-[.D361])" office:value-type="float" office:value="102079.36361639" calcext:value-type="float">
            <text:p>102079.36361639</text:p>
          </table:table-cell>
          <table:table-cell/>
          <table:table-cell office:value-type="float" office:value="1443146262.52369" calcext:value-type="float">
            <text:p>1443146262.52369</text:p>
          </table:table-cell>
          <table:table-cell table:formula="of:=[.G362]-[.$B$2]" office:value-type="float" office:value="42.5235090255737" calcext:value-type="float">
            <text:p>42.5235090256</text:p>
          </table:table-cell>
          <table:table-cell table:formula="of:=[.C362]/([.H362]-[.H361])" office:value-type="float" office:value="102173.188677117" calcext:value-type="float">
            <text:p>102173.188677117</text:p>
          </table:table-cell>
          <table:table-cell table:formula="of:=[.G362]-[.$B362]" office:value-type="float" office:value="0.236220598220825" calcext:value-type="float">
            <text:p>0.2362205982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6262.3298" calcext:value-type="float">
            <text:p>1443146262.3298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329615354538" calcext:value-type="float">
            <text:p>42.3296153545</text:p>
          </table:table-cell>
          <table:table-cell table:formula="of:=[.C363]/([.D363]-[.D362])" office:value-type="float" office:value="102062.688867359" calcext:value-type="float">
            <text:p>102062.688867359</text:p>
          </table:table-cell>
          <table:table-cell/>
          <table:table-cell office:value-type="float" office:value="1443146262.56604" calcext:value-type="float">
            <text:p>1443146262.56604</text:p>
          </table:table-cell>
          <table:table-cell table:formula="of:=[.G363]-[.$B$2]" office:value-type="float" office:value="42.5658550262451" calcext:value-type="float">
            <text:p>42.5658550262</text:p>
          </table:table-cell>
          <table:table-cell table:formula="of:=[.C363]/([.H363]-[.H362])" office:value-type="float" office:value="102016.717789339" calcext:value-type="float">
            <text:p>102016.717789339</text:p>
          </table:table-cell>
          <table:table-cell table:formula="of:=[.G363]-[.$B363]" office:value-type="float" office:value="0.236239671707153" calcext:value-type="float">
            <text:p>0.236239671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6262.37212" calcext:value-type="float">
            <text:p>1443146262.37212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3719441890717" calcext:value-type="float">
            <text:p>42.3719441891</text:p>
          </table:table-cell>
          <table:table-cell table:formula="of:=[.C364]/([.D364]-[.D363])" office:value-type="float" office:value="102058.089895235" calcext:value-type="float">
            <text:p>102058.089895235</text:p>
          </table:table-cell>
          <table:table-cell/>
          <table:table-cell office:value-type="float" office:value="1443146262.60832" calcext:value-type="float">
            <text:p>1443146262.60832</text:p>
          </table:table-cell>
          <table:table-cell table:formula="of:=[.G364]-[.$B$2]" office:value-type="float" office:value="42.6081411838532" calcext:value-type="float">
            <text:p>42.6081411839</text:p>
          </table:table-cell>
          <table:table-cell table:formula="of:=[.C364]/([.H364]-[.H363])" office:value-type="float" office:value="102161.091107966" calcext:value-type="float">
            <text:p>102161.091107966</text:p>
          </table:table-cell>
          <table:table-cell table:formula="of:=[.G364]-[.$B364]" office:value-type="float" office:value="0.236196994781494" calcext:value-type="float">
            <text:p>0.2361969948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6262.41445" calcext:value-type="float">
            <text:p>1443146262.41445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4142680168152" calcext:value-type="float">
            <text:p>42.4142680168</text:p>
          </table:table-cell>
          <table:table-cell table:formula="of:=[.C365]/([.D365]-[.D364])" office:value-type="float" office:value="102070.163081135" calcext:value-type="float">
            <text:p>102070.163081135</text:p>
          </table:table-cell>
          <table:table-cell/>
          <table:table-cell office:value-type="float" office:value="1443146262.65517" calcext:value-type="float">
            <text:p>1443146262.65517</text:p>
          </table:table-cell>
          <table:table-cell table:formula="of:=[.G365]-[.$B$2]" office:value-type="float" office:value="42.6549894809723" calcext:value-type="float">
            <text:p>42.654989481</text:p>
          </table:table-cell>
          <table:table-cell table:formula="of:=[.C365]/([.H365]-[.H364])" office:value-type="float" office:value="92212.5299242733" calcext:value-type="float">
            <text:p>92212.5299242733</text:p>
          </table:table-cell>
          <table:table-cell table:formula="of:=[.G365]-[.$B365]" office:value-type="float" office:value="0.240721464157104" calcext:value-type="float">
            <text:p>0.2407214642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6262.45677" calcext:value-type="float">
            <text:p>1443146262.45677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4565918445587" calcext:value-type="float">
            <text:p>42.4565918446</text:p>
          </table:table-cell>
          <table:table-cell table:formula="of:=[.C366]/([.D366]-[.D365])" office:value-type="float" office:value="102070.163081135" calcext:value-type="float">
            <text:p>102070.163081135</text:p>
          </table:table-cell>
          <table:table-cell/>
          <table:table-cell office:value-type="float" office:value="1443146262.69751" calcext:value-type="float">
            <text:p>1443146262.69751</text:p>
          </table:table-cell>
          <table:table-cell table:formula="of:=[.G366]-[.$B$2]" office:value-type="float" office:value="42.6973304748535" calcext:value-type="float">
            <text:p>42.6973304749</text:p>
          </table:table-cell>
          <table:table-cell table:formula="of:=[.C366]/([.H366]-[.H365])" office:value-type="float" office:value="102028.781188236" calcext:value-type="float">
            <text:p>102028.781188236</text:p>
          </table:table-cell>
          <table:table-cell table:formula="of:=[.G366]-[.$B366]" office:value-type="float" office:value="0.2407386302948" calcext:value-type="float">
            <text:p>0.2407386303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6262.4991" calcext:value-type="float">
            <text:p>1443146262.4991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4989159107208" calcext:value-type="float">
            <text:p>42.4989159107</text:p>
          </table:table-cell>
          <table:table-cell table:formula="of:=[.C367]/([.D367]-[.D366])" office:value-type="float" office:value="102069.588102749" calcext:value-type="float">
            <text:p>102069.588102749</text:p>
          </table:table-cell>
          <table:table-cell/>
          <table:table-cell office:value-type="float" office:value="1443146262.77761" calcext:value-type="float">
            <text:p>1443146262.77761</text:p>
          </table:table-cell>
          <table:table-cell table:formula="of:=[.G367]-[.$B$2]" office:value-type="float" office:value="42.7774338722229" calcext:value-type="float">
            <text:p>42.7774338722</text:p>
          </table:table-cell>
          <table:table-cell table:formula="of:=[.C367]/([.H367]-[.H366])" office:value-type="float" office:value="53930.2968646757" calcext:value-type="float">
            <text:p>53930.2968646757</text:p>
          </table:table-cell>
          <table:table-cell table:formula="of:=[.G367]-[.$B367]" office:value-type="float" office:value="0.278517961502075" calcext:value-type="float">
            <text:p>0.2785179615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6262.54143" calcext:value-type="float">
            <text:p>1443146262.54143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5412449836731" calcext:value-type="float">
            <text:p>42.5412449837</text:p>
          </table:table-cell>
          <table:table-cell table:formula="of:=[.C368]/([.D368]-[.D367])" office:value-type="float" office:value="102057.515052861" calcext:value-type="float">
            <text:p>102057.515052861</text:p>
          </table:table-cell>
          <table:table-cell/>
          <table:table-cell office:value-type="float" office:value="1443146262.81993" calcext:value-type="float">
            <text:p>1443146262.81993</text:p>
          </table:table-cell>
          <table:table-cell table:formula="of:=[.G368]-[.$B$2]" office:value-type="float" office:value="42.8197495937347" calcext:value-type="float">
            <text:p>42.8197495937</text:p>
          </table:table-cell>
          <table:table-cell table:formula="of:=[.C368]/([.H368]-[.H367])" office:value-type="float" office:value="102089.716201369" calcext:value-type="float">
            <text:p>102089.716201369</text:p>
          </table:table-cell>
          <table:table-cell table:formula="of:=[.G368]-[.$B368]" office:value-type="float" office:value="0.278504610061645" calcext:value-type="float">
            <text:p>0.278504610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6262.58376" calcext:value-type="float">
            <text:p>1443146262.58376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5835750102997" calcext:value-type="float">
            <text:p>42.5835750103</text:p>
          </table:table-cell>
          <table:table-cell table:formula="of:=[.C369]/([.D369]-[.D368])" office:value-type="float" office:value="102055.21574812" calcext:value-type="float">
            <text:p>102055.21574812</text:p>
          </table:table-cell>
          <table:table-cell/>
          <table:table-cell office:value-type="float" office:value="1443146262.86233" calcext:value-type="float">
            <text:p>1443146262.86233</text:p>
          </table:table-cell>
          <table:table-cell table:formula="of:=[.G369]-[.$B$2]" office:value-type="float" office:value="42.8621497154236" calcext:value-type="float">
            <text:p>42.8621497154</text:p>
          </table:table-cell>
          <table:table-cell table:formula="of:=[.C369]/([.H369]-[.H368])" office:value-type="float" office:value="101886.50003655" calcext:value-type="float">
            <text:p>101886.50003655</text:p>
          </table:table-cell>
          <table:table-cell table:formula="of:=[.G369]-[.$B369]" office:value-type="float" office:value="0.278574705123901" calcext:value-type="float">
            <text:p>0.278574705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6262.62608" calcext:value-type="float">
            <text:p>1443146262.62608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625896692276" calcext:value-type="float">
            <text:p>42.6258966923</text:p>
          </table:table-cell>
          <table:table-cell table:formula="of:=[.C370]/([.D370]-[.D369])" office:value-type="float" office:value="102075.338178131" calcext:value-type="float">
            <text:p>102075.338178131</text:p>
          </table:table-cell>
          <table:table-cell/>
          <table:table-cell office:value-type="float" office:value="1443146262.90467" calcext:value-type="float">
            <text:p>1443146262.90467</text:p>
          </table:table-cell>
          <table:table-cell table:formula="of:=[.G370]-[.$B$2]" office:value-type="float" office:value="42.9044897556305" calcext:value-type="float">
            <text:p>42.9044897556</text:p>
          </table:table-cell>
          <table:table-cell table:formula="of:=[.C370]/([.H370]-[.H369])" office:value-type="float" office:value="102031.079301976" calcext:value-type="float">
            <text:p>102031.079301976</text:p>
          </table:table-cell>
          <table:table-cell table:formula="of:=[.G370]-[.$B370]" office:value-type="float" office:value="0.278593063354492" calcext:value-type="float">
            <text:p>0.2785930634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6262.6684" calcext:value-type="float">
            <text:p>1443146262.6684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6682214736938" calcext:value-type="float">
            <text:p>42.6682214737</text:p>
          </table:table-cell>
          <table:table-cell table:formula="of:=[.C371]/([.D371]-[.D370])" office:value-type="float" office:value="102067.863206458" calcext:value-type="float">
            <text:p>102067.863206458</text:p>
          </table:table-cell>
          <table:table-cell/>
          <table:table-cell office:value-type="float" office:value="1443146262.94699" calcext:value-type="float">
            <text:p>1443146262.94699</text:p>
          </table:table-cell>
          <table:table-cell table:formula="of:=[.G371]-[.$B$2]" office:value-type="float" office:value="42.9468059539795" calcext:value-type="float">
            <text:p>42.946805954</text:p>
          </table:table-cell>
          <table:table-cell table:formula="of:=[.C371]/([.H371]-[.H370])" office:value-type="float" office:value="102088.565810454" calcext:value-type="float">
            <text:p>102088.565810454</text:p>
          </table:table-cell>
          <table:table-cell table:formula="of:=[.G371]-[.$B371]" office:value-type="float" office:value="0.278584480285645" calcext:value-type="float">
            <text:p>0.278584480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6262.71073" calcext:value-type="float">
            <text:p>1443146262.71073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710545539856" calcext:value-type="float">
            <text:p>42.7105455399</text:p>
          </table:table-cell>
          <table:table-cell table:formula="of:=[.C372]/([.D372]-[.D371])" office:value-type="float" office:value="102069.588102749" calcext:value-type="float">
            <text:p>102069.588102749</text:p>
          </table:table-cell>
          <table:table-cell/>
          <table:table-cell office:value-type="float" office:value="1443146263.03176" calcext:value-type="float">
            <text:p>1443146263.03176</text:p>
          </table:table-cell>
          <table:table-cell table:formula="of:=[.G372]-[.$B$2]" office:value-type="float" office:value="43.0315756797791" calcext:value-type="float">
            <text:p>43.0315756798</text:p>
          </table:table-cell>
          <table:table-cell table:formula="of:=[.C372]/([.H372]-[.H371])" office:value-type="float" office:value="50961.5898748418" calcext:value-type="float">
            <text:p>50961.5898748418</text:p>
          </table:table-cell>
          <table:table-cell table:formula="of:=[.G372]-[.$B372]" office:value-type="float" office:value="0.321030139923096" calcext:value-type="float">
            <text:p>0.3210301399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6262.75305" calcext:value-type="float">
            <text:p>1443146262.75305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7528676986694" calcext:value-type="float">
            <text:p>42.7528676987</text:p>
          </table:table-cell>
          <table:table-cell table:formula="of:=[.C373]/([.D373]-[.D372])" office:value-type="float" office:value="102074.188111226" calcext:value-type="float">
            <text:p>102074.188111226</text:p>
          </table:table-cell>
          <table:table-cell/>
          <table:table-cell office:value-type="float" office:value="1443146263.04618" calcext:value-type="float">
            <text:p>1443146263.04618</text:p>
          </table:table-cell>
          <table:table-cell table:formula="of:=[.G373]-[.$B$2]" office:value-type="float" office:value="43.045999288559" calcext:value-type="float">
            <text:p>43.0459992886</text:p>
          </table:table-cell>
          <table:table-cell table:formula="of:=[.C373]/([.H373]-[.H372])" office:value-type="float" office:value="299508.955485396" calcext:value-type="float">
            <text:p>299508.955485396</text:p>
          </table:table-cell>
          <table:table-cell table:formula="of:=[.G373]-[.$B373]" office:value-type="float" office:value="0.293131589889526" calcext:value-type="float">
            <text:p>0.2931315899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6262.79537" calcext:value-type="float">
            <text:p>1443146262.79537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7951917648315" calcext:value-type="float">
            <text:p>42.7951917648</text:p>
          </table:table-cell>
          <table:table-cell table:formula="of:=[.C374]/([.D374]-[.D373])" office:value-type="float" office:value="102069.588102749" calcext:value-type="float">
            <text:p>102069.588102749</text:p>
          </table:table-cell>
          <table:table-cell/>
          <table:table-cell office:value-type="float" office:value="1443146263.07395" calcext:value-type="float">
            <text:p>1443146263.07395</text:p>
          </table:table-cell>
          <table:table-cell table:formula="of:=[.G374]-[.$B$2]" office:value-type="float" office:value="43.0737736225128" calcext:value-type="float">
            <text:p>43.0737736225</text:p>
          </table:table-cell>
          <table:table-cell table:formula="of:=[.C374]/([.H374]-[.H373])" office:value-type="float" office:value="155539.28339657" calcext:value-type="float">
            <text:p>155539.28339657</text:p>
          </table:table-cell>
          <table:table-cell table:formula="of:=[.G374]-[.$B374]" office:value-type="float" office:value="0.278581857681274" calcext:value-type="float">
            <text:p>0.2785818577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6262.83772" calcext:value-type="float">
            <text:p>1443146262.83772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8375384807587" calcext:value-type="float">
            <text:p>42.8375384808</text:p>
          </table:table-cell>
          <table:table-cell table:formula="of:=[.C375]/([.D375]-[.D374])" office:value-type="float" office:value="102014.994679503" calcext:value-type="float">
            <text:p>102014.994679503</text:p>
          </table:table-cell>
          <table:table-cell/>
          <table:table-cell office:value-type="float" office:value="1443146263.11622" calcext:value-type="float">
            <text:p>1443146263.11622</text:p>
          </table:table-cell>
          <table:table-cell table:formula="of:=[.G375]-[.$B$2]" office:value-type="float" office:value="43.1160411834717" calcext:value-type="float">
            <text:p>43.1160411835</text:p>
          </table:table-cell>
          <table:table-cell table:formula="of:=[.C375]/([.H375]-[.H374])" office:value-type="float" office:value="102206.039383359" calcext:value-type="float">
            <text:p>102206.039383359</text:p>
          </table:table-cell>
          <table:table-cell table:formula="of:=[.G375]-[.$B375]" office:value-type="float" office:value="0.278502702713013" calcext:value-type="float">
            <text:p>0.2785027027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6262.88006" calcext:value-type="float">
            <text:p>1443146262.88006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8798758983612" calcext:value-type="float">
            <text:p>42.8798758984</text:p>
          </table:table-cell>
          <table:table-cell table:formula="of:=[.C376]/([.D376]-[.D375])" office:value-type="float" office:value="102037.399648601" calcext:value-type="float">
            <text:p>102037.399648601</text:p>
          </table:table-cell>
          <table:table-cell/>
          <table:table-cell office:value-type="float" office:value="1443146263.15846" calcext:value-type="float">
            <text:p>1443146263.15846</text:p>
          </table:table-cell>
          <table:table-cell table:formula="of:=[.G376]-[.$B$2]" office:value-type="float" office:value="43.1582777500153" calcext:value-type="float">
            <text:p>43.15827775</text:p>
          </table:table-cell>
          <table:table-cell table:formula="of:=[.C376]/([.H376]-[.H375])" office:value-type="float" office:value="102281.041133935" calcext:value-type="float">
            <text:p>102281.041133935</text:p>
          </table:table-cell>
          <table:table-cell table:formula="of:=[.G376]-[.$B376]" office:value-type="float" office:value="0.278401851654053" calcext:value-type="float">
            <text:p>0.278401851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6262.92238" calcext:value-type="float">
            <text:p>1443146262.92238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9222030639648" calcext:value-type="float">
            <text:p>42.922203064</text:p>
          </table:table-cell>
          <table:table-cell table:formula="of:=[.C377]/([.D377]-[.D376])" office:value-type="float" office:value="102062.113973177" calcext:value-type="float">
            <text:p>102062.113973177</text:p>
          </table:table-cell>
          <table:table-cell/>
          <table:table-cell office:value-type="float" office:value="1443146263.20097" calcext:value-type="float">
            <text:p>1443146263.20097</text:p>
          </table:table-cell>
          <table:table-cell table:formula="of:=[.G377]-[.$B$2]" office:value-type="float" office:value="43.2007913589478" calcext:value-type="float">
            <text:p>43.2007913589</text:p>
          </table:table-cell>
          <table:table-cell table:formula="of:=[.C377]/([.H377]-[.H376])" office:value-type="float" office:value="101614.520819897" calcext:value-type="float">
            <text:p>101614.520819897</text:p>
          </table:table-cell>
          <table:table-cell table:formula="of:=[.G377]-[.$B377]" office:value-type="float" office:value="0.27858829498291" calcext:value-type="float">
            <text:p>0.278588295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6262.96471" calcext:value-type="float">
            <text:p>1443146262.96471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9645264148712" calcext:value-type="float">
            <text:p>42.9645264149</text:p>
          </table:table-cell>
          <table:table-cell table:formula="of:=[.C378]/([.D378]-[.D377])" office:value-type="float" office:value="102071.313057341" calcext:value-type="float">
            <text:p>102071.313057341</text:p>
          </table:table-cell>
          <table:table-cell/>
          <table:table-cell office:value-type="float" office:value="1443146263.24433" calcext:value-type="float">
            <text:p>1443146263.24433</text:p>
          </table:table-cell>
          <table:table-cell table:formula="of:=[.G378]-[.$B$2]" office:value-type="float" office:value="43.2441511154175" calcext:value-type="float">
            <text:p>43.2441511154</text:p>
          </table:table-cell>
          <table:table-cell table:formula="of:=[.C378]/([.H378]-[.H377])" office:value-type="float" office:value="99631.5558879162" calcext:value-type="float">
            <text:p>99631.5558879162</text:p>
          </table:table-cell>
          <table:table-cell table:formula="of:=[.G378]-[.$B378]" office:value-type="float" office:value="0.279624700546265" calcext:value-type="float">
            <text:p>0.2796247005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6263.00718" calcext:value-type="float">
            <text:p>1443146263.00718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3.0070013999939" calcext:value-type="float">
            <text:p>43.0070014</text:p>
          </table:table-cell>
          <table:table-cell table:formula="of:=[.C379]/([.D379]-[.D378])" office:value-type="float" office:value="101706.922027695" calcext:value-type="float">
            <text:p>101706.922027695</text:p>
          </table:table-cell>
          <table:table-cell/>
          <table:table-cell office:value-type="float" office:value="1443146263.28761" calcext:value-type="float">
            <text:p>1443146263.28761</text:p>
          </table:table-cell>
          <table:table-cell table:formula="of:=[.G379]-[.$B$2]" office:value-type="float" office:value="43.2874281406403" calcext:value-type="float">
            <text:p>43.2874281406</text:p>
          </table:table-cell>
          <table:table-cell table:formula="of:=[.C379]/([.H379]-[.H378])" office:value-type="float" office:value="99822.0182131701" calcext:value-type="float">
            <text:p>99822.0182131701</text:p>
          </table:table-cell>
          <table:table-cell table:formula="of:=[.G379]-[.$B379]" office:value-type="float" office:value="0.280426740646362" calcext:value-type="float">
            <text:p>0.2804267406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6263.05053" calcext:value-type="float">
            <text:p>1443146263.05053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3.0503470897675" calcext:value-type="float">
            <text:p>43.0503470898</text:p>
          </table:table-cell>
          <table:table-cell table:formula="of:=[.C380]/([.D380]-[.D379])" office:value-type="float" office:value="99663.8886719287" calcext:value-type="float">
            <text:p>99663.8886719287</text:p>
          </table:table-cell>
          <table:table-cell/>
          <table:table-cell office:value-type="float" office:value="1443146263.33099" calcext:value-type="float">
            <text:p>1443146263.33099</text:p>
          </table:table-cell>
          <table:table-cell table:formula="of:=[.G380]-[.$B$2]" office:value-type="float" office:value="43.3308093547821" calcext:value-type="float">
            <text:p>43.3308093548</text:p>
          </table:table-cell>
          <table:table-cell table:formula="of:=[.C380]/([.H380]-[.H379])" office:value-type="float" office:value="99582.2750805149" calcext:value-type="float">
            <text:p>99582.2750805149</text:p>
          </table:table-cell>
          <table:table-cell table:formula="of:=[.G380]-[.$B380]" office:value-type="float" office:value="0.280462265014648" calcext:value-type="float">
            <text:p>0.28046226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6263.09386" calcext:value-type="float">
            <text:p>1443146263.09386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3.0936832427979" calcext:value-type="float">
            <text:p>43.0936832428</text:p>
          </table:table-cell>
          <table:table-cell table:formula="of:=[.C381]/([.D381]-[.D380])" office:value-type="float" office:value="99685.8211426842" calcext:value-type="float">
            <text:p>99685.8211426842</text:p>
          </table:table-cell>
          <table:table-cell/>
          <table:table-cell office:value-type="float" office:value="1443146263.37429" calcext:value-type="float">
            <text:p>1443146263.37429</text:p>
          </table:table-cell>
          <table:table-cell table:formula="of:=[.G381]-[.$B$2]" office:value-type="float" office:value="43.3741064071655" calcext:value-type="float">
            <text:p>43.3741064072</text:p>
          </table:table-cell>
          <table:table-cell table:formula="of:=[.C381]/([.H381]-[.H380])" office:value-type="float" office:value="99775.8452871956" calcext:value-type="float">
            <text:p>99775.8452871956</text:p>
          </table:table-cell>
          <table:table-cell table:formula="of:=[.G381]-[.$B381]" office:value-type="float" office:value="0.280423164367676" calcext:value-type="float">
            <text:p>0.280423164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6263.1372" calcext:value-type="float">
            <text:p>1443146263.1372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3.1370179653168" calcext:value-type="float">
            <text:p>43.1370179653</text:p>
          </table:table-cell>
          <table:table-cell table:formula="of:=[.C382]/([.D382]-[.D381])" office:value-type="float" office:value="99689.1118459059" calcext:value-type="float">
            <text:p>99689.1118459059</text:p>
          </table:table-cell>
          <table:table-cell/>
          <table:table-cell office:value-type="float" office:value="1443146263.41766" calcext:value-type="float">
            <text:p>1443146263.41766</text:p>
          </table:table-cell>
          <table:table-cell table:formula="of:=[.G382]-[.$B$2]" office:value-type="float" office:value="43.4174773693085" calcext:value-type="float">
            <text:p>43.4174773693</text:p>
          </table:table-cell>
          <table:table-cell table:formula="of:=[.C382]/([.H382]-[.H381])" office:value-type="float" office:value="99605.8142718142" calcext:value-type="float">
            <text:p>99605.8142718142</text:p>
          </table:table-cell>
          <table:table-cell table:formula="of:=[.G382]-[.$B382]" office:value-type="float" office:value="0.280459403991699" calcext:value-type="float">
            <text:p>0.280459404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6263.18053" calcext:value-type="float">
            <text:p>1443146263.18053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18035364151" calcext:value-type="float">
            <text:p>43.1803536415</text:p>
          </table:table-cell>
          <table:table-cell table:formula="of:=[.C383]/([.D383]-[.D382])" office:value-type="float" office:value="99686.918019619" calcext:value-type="float">
            <text:p>99686.918019619</text:p>
          </table:table-cell>
          <table:table-cell/>
          <table:table-cell office:value-type="float" office:value="1443146263.46106" calcext:value-type="float">
            <text:p>1443146263.46106</text:p>
          </table:table-cell>
          <table:table-cell table:formula="of:=[.G383]-[.$B$2]" office:value-type="float" office:value="43.4608755111694" calcext:value-type="float">
            <text:p>43.4608755112</text:p>
          </table:table-cell>
          <table:table-cell table:formula="of:=[.C383]/([.H383]-[.H382])" office:value-type="float" office:value="99543.4323856613" calcext:value-type="float">
            <text:p>99543.4323856613</text:p>
          </table:table-cell>
          <table:table-cell table:formula="of:=[.G383]-[.$B383]" office:value-type="float" office:value="0.280521869659424" calcext:value-type="float">
            <text:p>0.2805218697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6263.22388" calcext:value-type="float">
            <text:p>1443146263.22388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2237045764923" calcext:value-type="float">
            <text:p>43.2237045765</text:p>
          </table:table-cell>
          <table:table-cell table:formula="of:=[.C384]/([.D384]-[.D383])" office:value-type="float" office:value="99651.8299262486" calcext:value-type="float">
            <text:p>99651.8299262486</text:p>
          </table:table-cell>
          <table:table-cell/>
          <table:table-cell office:value-type="float" office:value="1443146263.50435" calcext:value-type="float">
            <text:p>1443146263.50435</text:p>
          </table:table-cell>
          <table:table-cell table:formula="of:=[.G384]-[.$B$2]" office:value-type="float" office:value="43.5041654109955" calcext:value-type="float">
            <text:p>43.504165411</text:p>
          </table:table-cell>
          <table:table-cell table:formula="of:=[.C384]/([.H384]-[.H383])" office:value-type="float" office:value="99792.3307136051" calcext:value-type="float">
            <text:p>99792.3307136051</text:p>
          </table:table-cell>
          <table:table-cell table:formula="of:=[.G384]-[.$B384]" office:value-type="float" office:value="0.280460834503174" calcext:value-type="float">
            <text:p>0.2804608345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6263.26722" calcext:value-type="float">
            <text:p>1443146263.26722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2670392990112" calcext:value-type="float">
            <text:p>43.267039299</text:p>
          </table:table-cell>
          <table:table-cell table:formula="of:=[.C385]/([.D385]-[.D384])" office:value-type="float" office:value="99689.1118459059" calcext:value-type="float">
            <text:p>99689.1118459059</text:p>
          </table:table-cell>
          <table:table-cell/>
          <table:table-cell office:value-type="float" office:value="1443146263.54772" calcext:value-type="float">
            <text:p>1443146263.54772</text:p>
          </table:table-cell>
          <table:table-cell table:formula="of:=[.G385]-[.$B$2]" office:value-type="float" office:value="43.547536611557" calcext:value-type="float">
            <text:p>43.5475366116</text:p>
          </table:table-cell>
          <table:table-cell table:formula="of:=[.C385]/([.H385]-[.H384])" office:value-type="float" office:value="99605.2667223713" calcext:value-type="float">
            <text:p>99605.2667223713</text:p>
          </table:table-cell>
          <table:table-cell table:formula="of:=[.G385]-[.$B385]" office:value-type="float" office:value="0.280497312545776" calcext:value-type="float">
            <text:p>0.2804973125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6263.31056" calcext:value-type="float">
            <text:p>1443146263.31056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310379743576" calcext:value-type="float">
            <text:p>43.3103797436</text:p>
          </table:table-cell>
          <table:table-cell table:formula="of:=[.C386]/([.D386]-[.D385])" office:value-type="float" office:value="99675.9503363901" calcext:value-type="float">
            <text:p>99675.9503363901</text:p>
          </table:table-cell>
          <table:table-cell/>
          <table:table-cell office:value-type="float" office:value="1443146263.59102" calcext:value-type="float">
            <text:p>1443146263.59102</text:p>
          </table:table-cell>
          <table:table-cell table:formula="of:=[.G386]-[.$B$2]" office:value-type="float" office:value="43.5908405780792" calcext:value-type="float">
            <text:p>43.5908405781</text:p>
          </table:table-cell>
          <table:table-cell table:formula="of:=[.C386]/([.H386]-[.H385])" office:value-type="float" office:value="99759.9145515609" calcext:value-type="float">
            <text:p>99759.9145515609</text:p>
          </table:table-cell>
          <table:table-cell table:formula="of:=[.G386]-[.$B386]" office:value-type="float" office:value="0.280460834503174" calcext:value-type="float">
            <text:p>0.280460834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6263.35388" calcext:value-type="float">
            <text:p>1443146263.35388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3537006378174" calcext:value-type="float">
            <text:p>43.3537006378</text:p>
          </table:table-cell>
          <table:table-cell table:formula="of:=[.C387]/([.D387]-[.D386])" office:value-type="float" office:value="99720.9331814354" calcext:value-type="float">
            <text:p>99720.9331814354</text:p>
          </table:table-cell>
          <table:table-cell/>
          <table:table-cell office:value-type="float" office:value="1443146263.63442" calcext:value-type="float">
            <text:p>1443146263.63442</text:p>
          </table:table-cell>
          <table:table-cell table:formula="of:=[.G387]-[.$B$2]" office:value-type="float" office:value="43.6342358589172" calcext:value-type="float">
            <text:p>43.6342358589</text:p>
          </table:table-cell>
          <table:table-cell table:formula="of:=[.C387]/([.H387]-[.H386])" office:value-type="float" office:value="99549.9952201216" calcext:value-type="float">
            <text:p>99549.9952201216</text:p>
          </table:table-cell>
          <table:table-cell table:formula="of:=[.G387]-[.$B387]" office:value-type="float" office:value="0.280535221099854" calcext:value-type="float">
            <text:p>0.280535221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6263.39722" calcext:value-type="float">
            <text:p>1443146263.39722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3970415592194" calcext:value-type="float">
            <text:p>43.3970415592</text:p>
          </table:table-cell>
          <table:table-cell table:formula="of:=[.C388]/([.D388]-[.D387])" office:value-type="float" office:value="99674.8537008004" calcext:value-type="float">
            <text:p>99674.8537008004</text:p>
          </table:table-cell>
          <table:table-cell/>
          <table:table-cell office:value-type="float" office:value="1443146263.67772" calcext:value-type="float">
            <text:p>1443146263.67772</text:p>
          </table:table-cell>
          <table:table-cell table:formula="of:=[.G388]-[.$B$2]" office:value-type="float" office:value="43.6775448322296" calcext:value-type="float">
            <text:p>43.6775448322</text:p>
          </table:table-cell>
          <table:table-cell table:formula="of:=[.C388]/([.H388]-[.H387])" office:value-type="float" office:value="99748.381676952" calcext:value-type="float">
            <text:p>99748.381676952</text:p>
          </table:table-cell>
          <table:table-cell table:formula="of:=[.G388]-[.$B388]" office:value-type="float" office:value="0.280503273010254" calcext:value-type="float">
            <text:p>0.280503273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6263.44058" calcext:value-type="float">
            <text:p>1443146263.44058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4403965473175" calcext:value-type="float">
            <text:p>43.4403965473</text:p>
          </table:table-cell>
          <table:table-cell table:formula="of:=[.C389]/([.D389]-[.D388])" office:value-type="float" office:value="99642.51380304" calcext:value-type="float">
            <text:p>99642.51380304</text:p>
          </table:table-cell>
          <table:table-cell/>
          <table:table-cell office:value-type="float" office:value="1443146263.72104" calcext:value-type="float">
            <text:p>1443146263.72104</text:p>
          </table:table-cell>
          <table:table-cell table:formula="of:=[.G389]-[.$B$2]" office:value-type="float" office:value="43.7208588123322" calcext:value-type="float">
            <text:p>43.7208588123</text:p>
          </table:table-cell>
          <table:table-cell table:formula="of:=[.C389]/([.H389]-[.H388])" office:value-type="float" office:value="99736.8514685807" calcext:value-type="float">
            <text:p>99736.8514685807</text:p>
          </table:table-cell>
          <table:table-cell table:formula="of:=[.G389]-[.$B389]" office:value-type="float" office:value="0.280462265014648" calcext:value-type="float">
            <text:p>0.280462265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6263.48393" calcext:value-type="float">
            <text:p>1443146263.48393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4837474822998" calcext:value-type="float">
            <text:p>43.4837474823</text:p>
          </table:table-cell>
          <table:table-cell table:formula="of:=[.C390]/([.D390]-[.D389])" office:value-type="float" office:value="99651.8299262486" calcext:value-type="float">
            <text:p>99651.8299262486</text:p>
          </table:table-cell>
          <table:table-cell/>
          <table:table-cell office:value-type="float" office:value="1443146263.76437" calcext:value-type="float">
            <text:p>1443146263.76437</text:p>
          </table:table-cell>
          <table:table-cell table:formula="of:=[.G390]-[.$B$2]" office:value-type="float" office:value="43.7641875743866" calcext:value-type="float">
            <text:p>43.7641875744</text:p>
          </table:table-cell>
          <table:table-cell table:formula="of:=[.C390]/([.H390]-[.H389])" office:value-type="float" office:value="99702.8254481825" calcext:value-type="float">
            <text:p>99702.8254481825</text:p>
          </table:table-cell>
          <table:table-cell table:formula="of:=[.G390]-[.$B390]" office:value-type="float" office:value="0.280440092086792" calcext:value-type="float">
            <text:p>0.280440092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6263.52727" calcext:value-type="float">
            <text:p>1443146263.52727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5270848274231" calcext:value-type="float">
            <text:p>43.5270848274</text:p>
          </table:table-cell>
          <table:table-cell table:formula="of:=[.C391]/([.D391]-[.D390])" office:value-type="float" office:value="99683.0790559498" calcext:value-type="float">
            <text:p>99683.0790559498</text:p>
          </table:table-cell>
          <table:table-cell/>
          <table:table-cell office:value-type="float" office:value="1443146263.80764" calcext:value-type="float">
            <text:p>1443146263.80764</text:p>
          </table:table-cell>
          <table:table-cell table:formula="of:=[.G391]-[.$B$2]" office:value-type="float" office:value="43.807461977005" calcext:value-type="float">
            <text:p>43.807461977</text:p>
          </table:table-cell>
          <table:table-cell table:formula="of:=[.C391]/([.H391]-[.H390])" office:value-type="float" office:value="99828.0678324683" calcext:value-type="float">
            <text:p>99828.0678324683</text:p>
          </table:table-cell>
          <table:table-cell table:formula="of:=[.G391]-[.$B391]" office:value-type="float" office:value="0.280377149581909" calcext:value-type="float">
            <text:p>0.2803771496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6263.5706" calcext:value-type="float">
            <text:p>1443146263.5706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5704214572907" calcext:value-type="float">
            <text:p>43.5704214573</text:p>
          </table:table-cell>
          <table:table-cell table:formula="of:=[.C392]/([.D392]-[.D391])" office:value-type="float" office:value="99684.7242898876" calcext:value-type="float">
            <text:p>99684.7242898876</text:p>
          </table:table-cell>
          <table:table-cell/>
          <table:table-cell office:value-type="float" office:value="1443146263.85103" calcext:value-type="float">
            <text:p>1443146263.85103</text:p>
          </table:table-cell>
          <table:table-cell table:formula="of:=[.G392]-[.$B$2]" office:value-type="float" office:value="43.8508548736572" calcext:value-type="float">
            <text:p>43.8508548737</text:p>
          </table:table-cell>
          <table:table-cell table:formula="of:=[.C392]/([.H392]-[.H391])" office:value-type="float" office:value="99555.4649099191" calcext:value-type="float">
            <text:p>99555.4649099191</text:p>
          </table:table-cell>
          <table:table-cell table:formula="of:=[.G392]-[.$B392]" office:value-type="float" office:value="0.280433416366577" calcext:value-type="float">
            <text:p>0.280433416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6263.61394" calcext:value-type="float">
            <text:p>1443146263.61394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6137564182282" calcext:value-type="float">
            <text:p>43.6137564182</text:p>
          </table:table-cell>
          <table:table-cell table:formula="of:=[.C393]/([.D393]-[.D392])" office:value-type="float" office:value="99688.5633802817" calcext:value-type="float">
            <text:p>99688.5633802817</text:p>
          </table:table-cell>
          <table:table-cell/>
          <table:table-cell office:value-type="float" office:value="1443146263.89437" calcext:value-type="float">
            <text:p>1443146263.89437</text:p>
          </table:table-cell>
          <table:table-cell table:formula="of:=[.G393]-[.$B$2]" office:value-type="float" office:value="43.8941948413849" calcext:value-type="float">
            <text:p>43.8941948414</text:p>
          </table:table-cell>
          <table:table-cell table:formula="of:=[.C393]/([.H393]-[.H392])" office:value-type="float" office:value="99677.0469961107" calcext:value-type="float">
            <text:p>99677.0469961107</text:p>
          </table:table-cell>
          <table:table-cell table:formula="of:=[.G393]-[.$B393]" office:value-type="float" office:value="0.280438423156738" calcext:value-type="float">
            <text:p>0.2804384232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6263.65728" calcext:value-type="float">
            <text:p>1443146263.65728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6571037769318" calcext:value-type="float">
            <text:p>43.6571037769</text:p>
          </table:table-cell>
          <table:table-cell table:formula="of:=[.C394]/([.D394]-[.D393])" office:value-type="float" office:value="99660.0514817504" calcext:value-type="float">
            <text:p>99660.0514817504</text:p>
          </table:table-cell>
          <table:table-cell/>
          <table:table-cell office:value-type="float" office:value="1443146263.93779" calcext:value-type="float">
            <text:p>1443146263.93779</text:p>
          </table:table-cell>
          <table:table-cell table:formula="of:=[.G394]-[.$B$2]" office:value-type="float" office:value="43.9376060962677" calcext:value-type="float">
            <text:p>43.9376060963</text:p>
          </table:table-cell>
          <table:table-cell table:formula="of:=[.C394]/([.H394]-[.H393])" office:value-type="float" office:value="99513.3637961336" calcext:value-type="float">
            <text:p>99513.3637961336</text:p>
          </table:table-cell>
          <table:table-cell table:formula="of:=[.G394]-[.$B394]" office:value-type="float" office:value="0.280502319335937" calcext:value-type="float">
            <text:p>0.2805023193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6263.70062" calcext:value-type="float">
            <text:p>1443146263.70062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7004418373108" calcext:value-type="float">
            <text:p>43.7004418373</text:p>
          </table:table-cell>
          <table:table-cell table:formula="of:=[.C395]/([.D395]-[.D394])" office:value-type="float" office:value="99681.4338763183" calcext:value-type="float">
            <text:p>99681.4338763183</text:p>
          </table:table-cell>
          <table:table-cell/>
          <table:table-cell office:value-type="float" office:value="1443146263.98104" calcext:value-type="float">
            <text:p>1443146263.98104</text:p>
          </table:table-cell>
          <table:table-cell table:formula="of:=[.G395]-[.$B$2]" office:value-type="float" office:value="43.9808611869812" calcext:value-type="float">
            <text:p>43.980861187</text:p>
          </table:table-cell>
          <table:table-cell table:formula="of:=[.C395]/([.H395]-[.H394])" office:value-type="float" office:value="99872.6376188508" calcext:value-type="float">
            <text:p>99872.6376188508</text:p>
          </table:table-cell>
          <table:table-cell table:formula="of:=[.G395]-[.$B395]" office:value-type="float" office:value="0.28041934967041" calcext:value-type="float">
            <text:p>0.2804193497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6263.74396" calcext:value-type="float">
            <text:p>1443146263.74396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743780374527" calcext:value-type="float">
            <text:p>43.7437803745</text:p>
          </table:table-cell>
          <table:table-cell table:formula="of:=[.C396]/([.D396]-[.D395])" office:value-type="float" office:value="99680.337120066" calcext:value-type="float">
            <text:p>99680.337120066</text:p>
          </table:table-cell>
          <table:table-cell/>
          <table:table-cell office:value-type="float" office:value="1443146264.02437" calcext:value-type="float">
            <text:p>1443146264.02437</text:p>
          </table:table-cell>
          <table:table-cell table:formula="of:=[.G396]-[.$B$2]" office:value-type="float" office:value="44.0241873264313" calcext:value-type="float">
            <text:p>44.0241873264</text:p>
          </table:table-cell>
          <table:table-cell table:formula="of:=[.C396]/([.H396]-[.H395])" office:value-type="float" office:value="99708.860628539" calcext:value-type="float">
            <text:p>99708.860628539</text:p>
          </table:table-cell>
          <table:table-cell table:formula="of:=[.G396]-[.$B396]" office:value-type="float" office:value="0.280406951904297" calcext:value-type="float">
            <text:p>0.2804069519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6263.78729" calcext:value-type="float">
            <text:p>1443146263.78729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7871141433716" calcext:value-type="float">
            <text:p>43.7871141434</text:p>
          </table:table-cell>
          <table:table-cell table:formula="of:=[.C397]/([.D397]-[.D396])" office:value-type="float" office:value="99691.3057687546" calcext:value-type="float">
            <text:p>99691.3057687546</text:p>
          </table:table-cell>
          <table:table-cell/>
          <table:table-cell office:value-type="float" office:value="1443146264.03869" calcext:value-type="float">
            <text:p>1443146264.03869</text:p>
          </table:table-cell>
          <table:table-cell table:formula="of:=[.G397]-[.$B$2]" office:value-type="float" office:value="44.038506269455" calcext:value-type="float">
            <text:p>44.0385062695</text:p>
          </table:table-cell>
          <table:table-cell table:formula="of:=[.C397]/([.H397]-[.H396])" office:value-type="float" office:value="301698.24636185" calcext:value-type="float">
            <text:p>301698.24636185</text:p>
          </table:table-cell>
          <table:table-cell table:formula="of:=[.G397]-[.$B397]" office:value-type="float" office:value="0.251392126083374" calcext:value-type="float">
            <text:p>0.251392126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6263.83063" calcext:value-type="float">
            <text:p>1443146263.83063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8304488658905" calcext:value-type="float">
            <text:p>43.8304488659</text:p>
          </table:table-cell>
          <table:table-cell table:formula="of:=[.C398]/([.D398]-[.D397])" office:value-type="float" office:value="99689.1118459059" calcext:value-type="float">
            <text:p>99689.1118459059</text:p>
          </table:table-cell>
          <table:table-cell/>
          <table:table-cell office:value-type="float" office:value="1443146264.06777" calcext:value-type="float">
            <text:p>1443146264.06777</text:p>
          </table:table-cell>
          <table:table-cell table:formula="of:=[.G398]-[.$B$2]" office:value-type="float" office:value="44.0675909519196" calcext:value-type="float">
            <text:p>44.0675909519</text:p>
          </table:table-cell>
          <table:table-cell table:formula="of:=[.C398]/([.H398]-[.H397])" office:value-type="float" office:value="148531.791786212" calcext:value-type="float">
            <text:p>148531.791786212</text:p>
          </table:table-cell>
          <table:table-cell table:formula="of:=[.G398]-[.$B398]" office:value-type="float" office:value="0.237142086029053" calcext:value-type="float">
            <text:p>0.23714208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6263.87399" calcext:value-type="float">
            <text:p>1443146263.87399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8738119602203" calcext:value-type="float">
            <text:p>43.8738119602</text:p>
          </table:table-cell>
          <table:table-cell table:formula="of:=[.C399]/([.D399]-[.D398])" office:value-type="float" office:value="99623.886781249" calcext:value-type="float">
            <text:p>99623.886781249</text:p>
          </table:table-cell>
          <table:table-cell/>
          <table:table-cell office:value-type="float" office:value="1443146264.1111" calcext:value-type="float">
            <text:p>1443146264.1111</text:p>
          </table:table-cell>
          <table:table-cell table:formula="of:=[.G399]-[.$B$2]" office:value-type="float" office:value="44.1109161376953" calcext:value-type="float">
            <text:p>44.1109161377</text:p>
          </table:table-cell>
          <table:table-cell table:formula="of:=[.C399]/([.H399]-[.H398])" office:value-type="float" office:value="99711.055420732" calcext:value-type="float">
            <text:p>99711.055420732</text:p>
          </table:table-cell>
          <table:table-cell table:formula="of:=[.G399]-[.$B399]" office:value-type="float" office:value="0.237104177474976" calcext:value-type="float">
            <text:p>0.2371041775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6263.91733" calcext:value-type="float">
            <text:p>1443146263.91733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917149066925" calcext:value-type="float">
            <text:p>43.9171490669</text:p>
          </table:table-cell>
          <table:table-cell table:formula="of:=[.C400]/([.D400]-[.D399])" office:value-type="float" office:value="99683.6274612283" calcext:value-type="float">
            <text:p>99683.6274612283</text:p>
          </table:table-cell>
          <table:table-cell/>
          <table:table-cell office:value-type="float" office:value="1443146264.15439" calcext:value-type="float">
            <text:p>1443146264.15439</text:p>
          </table:table-cell>
          <table:table-cell table:formula="of:=[.G400]-[.$B$2]" office:value-type="float" office:value="44.1542143821716" calcext:value-type="float">
            <text:p>44.1542143822</text:p>
          </table:table-cell>
          <table:table-cell table:formula="of:=[.C400]/([.H400]-[.H399])" office:value-type="float" office:value="99773.0982456527" calcext:value-type="float">
            <text:p>99773.0982456527</text:p>
          </table:table-cell>
          <table:table-cell table:formula="of:=[.G400]-[.$B400]" office:value-type="float" office:value="0.237065315246582" calcext:value-type="float">
            <text:p>0.2370653152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6263.96066" calcext:value-type="float">
            <text:p>1443146263.96066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9604806900024" calcext:value-type="float">
            <text:p>43.96048069</text:p>
          </table:table-cell>
          <table:table-cell table:formula="of:=[.C401]/([.D401]-[.D400])" office:value-type="float" office:value="99696.242448252" calcext:value-type="float">
            <text:p>99696.242448252</text:p>
          </table:table-cell>
          <table:table-cell/>
          <table:table-cell office:value-type="float" office:value="1443146264.19774" calcext:value-type="float">
            <text:p>1443146264.19774</text:p>
          </table:table-cell>
          <table:table-cell table:formula="of:=[.G401]-[.$B$2]" office:value-type="float" office:value="44.1975629329681" calcext:value-type="float">
            <text:p>44.197562933</text:p>
          </table:table-cell>
          <table:table-cell table:formula="of:=[.C401]/([.H401]-[.H400])" office:value-type="float" office:value="99657.3108125203" calcext:value-type="float">
            <text:p>99657.3108125203</text:p>
          </table:table-cell>
          <table:table-cell table:formula="of:=[.G401]-[.$B401]" office:value-type="float" office:value="0.237082242965698" calcext:value-type="float">
            <text:p>0.23708224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6264.00398" calcext:value-type="float">
            <text:p>1443146264.00398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4.0037994384766" calcext:value-type="float">
            <text:p>44.0037994385</text:p>
          </table:table-cell>
          <table:table-cell table:formula="of:=[.C402]/([.D402]-[.D401])" office:value-type="float" office:value="99725.8727957202" calcext:value-type="float">
            <text:p>99725.8727957202</text:p>
          </table:table-cell>
          <table:table-cell/>
          <table:table-cell office:value-type="float" office:value="1443146264.24086" calcext:value-type="float">
            <text:p>1443146264.24086</text:p>
          </table:table-cell>
          <table:table-cell table:formula="of:=[.G402]-[.$B$2]" office:value-type="float" office:value="44.2406785488129" calcext:value-type="float">
            <text:p>44.2406785488</text:p>
          </table:table-cell>
          <table:table-cell table:formula="of:=[.C402]/([.H402]-[.H401])" office:value-type="float" office:value="100195.715992037" calcext:value-type="float">
            <text:p>100195.715992037</text:p>
          </table:table-cell>
          <table:table-cell table:formula="of:=[.G402]-[.$B402]" office:value-type="float" office:value="0.236879110336304" calcext:value-type="float">
            <text:p>0.2368791103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6264.04711" calcext:value-type="float">
            <text:p>1443146264.04711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4.0469329357147" calcext:value-type="float">
            <text:p>44.0469329357</text:p>
          </table:table-cell>
          <table:table-cell table:formula="of:=[.C403]/([.D403]-[.D402])" office:value-type="float" office:value="100154.178923804" calcext:value-type="float">
            <text:p>100154.178923804</text:p>
          </table:table-cell>
          <table:table-cell/>
          <table:table-cell office:value-type="float" office:value="1443146264.28393" calcext:value-type="float">
            <text:p>1443146264.28393</text:p>
          </table:table-cell>
          <table:table-cell table:formula="of:=[.G403]-[.$B$2]" office:value-type="float" office:value="44.2837507724762" calcext:value-type="float">
            <text:p>44.2837507725</text:p>
          </table:table-cell>
          <table:table-cell table:formula="of:=[.C403]/([.H403]-[.H402])" office:value-type="float" office:value="100296.656001948" calcext:value-type="float">
            <text:p>100296.656001948</text:p>
          </table:table-cell>
          <table:table-cell table:formula="of:=[.G403]-[.$B403]" office:value-type="float" office:value="0.236817836761475" calcext:value-type="float">
            <text:p>0.2368178368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6264.09024" calcext:value-type="float">
            <text:p>1443146264.09024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4.0900552272797" calcext:value-type="float">
            <text:p>44.0900552273</text:p>
          </table:table-cell>
          <table:table-cell table:formula="of:=[.C404]/([.D404]-[.D403])" office:value-type="float" office:value="100180.204790234" calcext:value-type="float">
            <text:p>100180.204790234</text:p>
          </table:table-cell>
          <table:table-cell/>
          <table:table-cell office:value-type="float" office:value="1443146264.33182" calcext:value-type="float">
            <text:p>1443146264.33182</text:p>
          </table:table-cell>
          <table:table-cell table:formula="of:=[.G404]-[.$B$2]" office:value-type="float" office:value="44.3316388130188" calcext:value-type="float">
            <text:p>44.331638813</text:p>
          </table:table-cell>
          <table:table-cell table:formula="of:=[.C404]/([.H404]-[.H403])" office:value-type="float" office:value="90210.414772699" calcext:value-type="float">
            <text:p>90210.414772699</text:p>
          </table:table-cell>
          <table:table-cell table:formula="of:=[.G404]-[.$B404]" office:value-type="float" office:value="0.241583585739136" calcext:value-type="float">
            <text:p>0.2415835857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6264.13336" calcext:value-type="float">
            <text:p>1443146264.13336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4.1331782341003" calcext:value-type="float">
            <text:p>44.1331782341</text:p>
          </table:table-cell>
          <table:table-cell table:formula="of:=[.C405]/([.D405]-[.D404])" office:value-type="float" office:value="100178.543160595" calcext:value-type="float">
            <text:p>100178.543160595</text:p>
          </table:table-cell>
          <table:table-cell/>
          <table:table-cell office:value-type="float" office:value="1443146264.41339" calcext:value-type="float">
            <text:p>1443146264.41339</text:p>
          </table:table-cell>
          <table:table-cell table:formula="of:=[.G405]-[.$B$2]" office:value-type="float" office:value="44.4132084846497" calcext:value-type="float">
            <text:p>44.4132084846</text:p>
          </table:table-cell>
          <table:table-cell table:formula="of:=[.C405]/([.H405]-[.H404])" office:value-type="float" office:value="52960.8604966562" calcext:value-type="float">
            <text:p>52960.8604966562</text:p>
          </table:table-cell>
          <table:table-cell table:formula="of:=[.G405]-[.$B405]" office:value-type="float" office:value="0.280030250549316" calcext:value-type="float">
            <text:p>0.2800302505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6264.17651" calcext:value-type="float">
            <text:p>1443146264.17651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1763341426849" calcext:value-type="float">
            <text:p>44.1763341427</text:p>
          </table:table-cell>
          <table:table-cell table:formula="of:=[.C406]/([.D406]-[.D405])" office:value-type="float" office:value="100102.167737516" calcext:value-type="float">
            <text:p>100102.167737516</text:p>
          </table:table-cell>
          <table:table-cell/>
          <table:table-cell office:value-type="float" office:value="1443146264.45654" calcext:value-type="float">
            <text:p>1443146264.45654</text:p>
          </table:table-cell>
          <table:table-cell table:formula="of:=[.G406]-[.$B$2]" office:value-type="float" office:value="44.4563617706299" calcext:value-type="float">
            <text:p>44.4563617706</text:p>
          </table:table-cell>
          <table:table-cell table:formula="of:=[.C406]/([.H406]-[.H405])" office:value-type="float" office:value="100108.251361894" calcext:value-type="float">
            <text:p>100108.251361894</text:p>
          </table:table-cell>
          <table:table-cell table:formula="of:=[.G406]-[.$B406]" office:value-type="float" office:value="0.280027627944946" calcext:value-type="float">
            <text:p>0.280027627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6264.21965" calcext:value-type="float">
            <text:p>1443146264.21965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2194726467133" calcext:value-type="float">
            <text:p>44.2194726467</text:p>
          </table:table-cell>
          <table:table-cell table:formula="of:=[.C407]/([.D407]-[.D406])" office:value-type="float" office:value="100142.55471548" calcext:value-type="float">
            <text:p>100142.55471548</text:p>
          </table:table-cell>
          <table:table-cell/>
          <table:table-cell office:value-type="float" office:value="1443146264.49963" calcext:value-type="float">
            <text:p>1443146264.49963</text:p>
          </table:table-cell>
          <table:table-cell table:formula="of:=[.G407]-[.$B$2]" office:value-type="float" office:value="44.4994513988495" calcext:value-type="float">
            <text:p>44.4994513988</text:p>
          </table:table-cell>
          <table:table-cell table:formula="of:=[.C407]/([.H407]-[.H406])" office:value-type="float" office:value="100256.144656976" calcext:value-type="float">
            <text:p>100256.144656976</text:p>
          </table:table-cell>
          <table:table-cell table:formula="of:=[.G407]-[.$B407]" office:value-type="float" office:value="0.27997875213623" calcext:value-type="float">
            <text:p>0.279978752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6264.26278" calcext:value-type="float">
            <text:p>1443146264.26278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2625968456268" calcext:value-type="float">
            <text:p>44.2625968456</text:p>
          </table:table-cell>
          <table:table-cell table:formula="of:=[.C408]/([.D408]-[.D407])" office:value-type="float" office:value="100175.773900352" calcext:value-type="float">
            <text:p>100175.773900352</text:p>
          </table:table-cell>
          <table:table-cell/>
          <table:table-cell office:value-type="float" office:value="1443146264.54282" calcext:value-type="float">
            <text:p>1443146264.54282</text:p>
          </table:table-cell>
          <table:table-cell table:formula="of:=[.G408]-[.$B$2]" office:value-type="float" office:value="44.5426440238953" calcext:value-type="float">
            <text:p>44.5426440239</text:p>
          </table:table-cell>
          <table:table-cell table:formula="of:=[.C408]/([.H408]-[.H407])" office:value-type="float" office:value="100017.074568207" calcext:value-type="float">
            <text:p>100017.074568207</text:p>
          </table:table-cell>
          <table:table-cell table:formula="of:=[.G408]-[.$B408]" office:value-type="float" office:value="0.280047178268433" calcext:value-type="float">
            <text:p>0.2800471783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6264.3059" calcext:value-type="float">
            <text:p>1443146264.3059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3057205677033" calcext:value-type="float">
            <text:p>44.3057205677</text:p>
          </table:table-cell>
          <table:table-cell table:formula="of:=[.C409]/([.D409]-[.D408])" office:value-type="float" office:value="100176.881586077" calcext:value-type="float">
            <text:p>100176.881586077</text:p>
          </table:table-cell>
          <table:table-cell/>
          <table:table-cell office:value-type="float" office:value="1443146264.58597" calcext:value-type="float">
            <text:p>1443146264.58597</text:p>
          </table:table-cell>
          <table:table-cell table:formula="of:=[.G409]-[.$B$2]" office:value-type="float" office:value="44.5857899188995" calcext:value-type="float">
            <text:p>44.5857899189</text:p>
          </table:table-cell>
          <table:table-cell table:formula="of:=[.C409]/([.H409]-[.H408])" office:value-type="float" office:value="100125.400100571" calcext:value-type="float">
            <text:p>100125.400100571</text:p>
          </table:table-cell>
          <table:table-cell table:formula="of:=[.G409]-[.$B409]" office:value-type="float" office:value="0.280069351196289" calcext:value-type="float">
            <text:p>0.2800693512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6264.34902" calcext:value-type="float">
            <text:p>1443146264.34902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3488428592682" calcext:value-type="float">
            <text:p>44.3488428593</text:p>
          </table:table-cell>
          <table:table-cell table:formula="of:=[.C410]/([.D410]-[.D409])" office:value-type="float" office:value="100180.204790234" calcext:value-type="float">
            <text:p>100180.204790234</text:p>
          </table:table-cell>
          <table:table-cell/>
          <table:table-cell office:value-type="float" office:value="1443146264.62901" calcext:value-type="float">
            <text:p>1443146264.62901</text:p>
          </table:table-cell>
          <table:table-cell table:formula="of:=[.G410]-[.$B$2]" office:value-type="float" office:value="44.6288278102875" calcext:value-type="float">
            <text:p>44.6288278103</text:p>
          </table:table-cell>
          <table:table-cell table:formula="of:=[.C410]/([.H410]-[.H409])" office:value-type="float" office:value="100376.664857019" calcext:value-type="float">
            <text:p>100376.664857019</text:p>
          </table:table-cell>
          <table:table-cell table:formula="of:=[.G410]-[.$B410]" office:value-type="float" office:value="0.279984951019287" calcext:value-type="float">
            <text:p>0.279984951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6264.39215" calcext:value-type="float">
            <text:p>1443146264.39215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3919675350189" calcext:value-type="float">
            <text:p>44.391967535</text:p>
          </table:table-cell>
          <table:table-cell table:formula="of:=[.C411]/([.D411]-[.D410])" office:value-type="float" office:value="100174.666239123" calcext:value-type="float">
            <text:p>100174.666239123</text:p>
          </table:table-cell>
          <table:table-cell/>
          <table:table-cell office:value-type="float" office:value="1443146264.67676" calcext:value-type="float">
            <text:p>1443146264.67676</text:p>
          </table:table-cell>
          <table:table-cell table:formula="of:=[.G411]-[.$B$2]" office:value-type="float" office:value="44.6765837669373" calcext:value-type="float">
            <text:p>44.6765837669</text:p>
          </table:table-cell>
          <table:table-cell table:formula="of:=[.C411]/([.H411]-[.H410])" office:value-type="float" office:value="90459.919621773" calcext:value-type="float">
            <text:p>90459.919621773</text:p>
          </table:table-cell>
          <table:table-cell table:formula="of:=[.G411]-[.$B411]" office:value-type="float" office:value="0.284616231918335" calcext:value-type="float">
            <text:p>0.284616231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6264.43528" calcext:value-type="float">
            <text:p>1443146264.43528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4350969791412" calcext:value-type="float">
            <text:p>44.4350969791</text:p>
          </table:table-cell>
          <table:table-cell table:formula="of:=[.C412]/([.D412]-[.D411])" office:value-type="float" office:value="100163.590973919" calcext:value-type="float">
            <text:p>100163.590973919</text:p>
          </table:table-cell>
          <table:table-cell/>
          <table:table-cell office:value-type="float" office:value="1443146264.80143" calcext:value-type="float">
            <text:p>1443146264.80143</text:p>
          </table:table-cell>
          <table:table-cell table:formula="of:=[.G412]-[.$B$2]" office:value-type="float" office:value="44.801253080368" calcext:value-type="float">
            <text:p>44.8012530804</text:p>
          </table:table-cell>
          <table:table-cell table:formula="of:=[.C412]/([.H412]-[.H411])" office:value-type="float" office:value="34651.6707369081" calcext:value-type="float">
            <text:p>34651.6707369081</text:p>
          </table:table-cell>
          <table:table-cell table:formula="of:=[.G412]-[.$B412]" office:value-type="float" office:value="0.366156101226807" calcext:value-type="float">
            <text:p>0.3661561012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6264.4784" calcext:value-type="float">
            <text:p>1443146264.4784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4782245159149" calcext:value-type="float">
            <text:p>44.4782245159</text:p>
          </table:table-cell>
          <table:table-cell table:formula="of:=[.C413]/([.D413]-[.D412])" office:value-type="float" office:value="100168.020786113" calcext:value-type="float">
            <text:p>100168.020786113</text:p>
          </table:table-cell>
          <table:table-cell/>
          <table:table-cell office:value-type="float" office:value="1443146264.81578" calcext:value-type="float">
            <text:p>1443146264.81578</text:p>
          </table:table-cell>
          <table:table-cell table:formula="of:=[.G413]-[.$B$2]" office:value-type="float" office:value="44.8155980110168" calcext:value-type="float">
            <text:p>44.815598011</text:p>
          </table:table-cell>
          <table:table-cell table:formula="of:=[.C413]/([.H413]-[.H412])" office:value-type="float" office:value="301151.682483754" calcext:value-type="float">
            <text:p>301151.682483754</text:p>
          </table:table-cell>
          <table:table-cell table:formula="of:=[.G413]-[.$B413]" office:value-type="float" office:value="0.337373495101929" calcext:value-type="float">
            <text:p>0.337373495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6264.52154" calcext:value-type="float">
            <text:p>1443146264.52154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5213565826416" calcext:value-type="float">
            <text:p>44.5213565826</text:p>
          </table:table-cell>
          <table:table-cell table:formula="of:=[.C414]/([.D414]-[.D413])" office:value-type="float" office:value="100157.50062186" calcext:value-type="float">
            <text:p>100157.50062186</text:p>
          </table:table-cell>
          <table:table-cell/>
          <table:table-cell office:value-type="float" office:value="1443146264.84455" calcext:value-type="float">
            <text:p>1443146264.84455</text:p>
          </table:table-cell>
          <table:table-cell table:formula="of:=[.G414]-[.$B$2]" office:value-type="float" office:value="44.8443653583527" calcext:value-type="float">
            <text:p>44.8443653584</text:p>
          </table:table-cell>
          <table:table-cell table:formula="of:=[.C414]/([.H414]-[.H413])" office:value-type="float" office:value="150170.258994356" calcext:value-type="float">
            <text:p>150170.258994356</text:p>
          </table:table-cell>
          <table:table-cell table:formula="of:=[.G414]-[.$B414]" office:value-type="float" office:value="0.32300877571106" calcext:value-type="float">
            <text:p>0.3230087757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6264.56469" calcext:value-type="float">
            <text:p>1443146264.56469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5645070075989" calcext:value-type="float">
            <text:p>44.5645070076</text:p>
          </table:table-cell>
          <table:table-cell table:formula="of:=[.C415]/([.D415]-[.D414])" office:value-type="float" office:value="100114.888886433" calcext:value-type="float">
            <text:p>100114.888886433</text:p>
          </table:table-cell>
          <table:table-cell/>
          <table:table-cell office:value-type="float" office:value="1443146264.88769" calcext:value-type="float">
            <text:p>1443146264.88769</text:p>
          </table:table-cell>
          <table:table-cell table:formula="of:=[.G415]-[.$B$2]" office:value-type="float" office:value="44.8875141143799" calcext:value-type="float">
            <text:p>44.8875141144</text:p>
          </table:table-cell>
          <table:table-cell table:formula="of:=[.C415]/([.H415]-[.H414])" office:value-type="float" office:value="100118.761182237" calcext:value-type="float">
            <text:p>100118.761182237</text:p>
          </table:table-cell>
          <table:table-cell table:formula="of:=[.G415]-[.$B415]" office:value-type="float" office:value="0.323007106781006" calcext:value-type="float">
            <text:p>0.3230071068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6264.60784" calcext:value-type="float">
            <text:p>1443146264.60784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6076636314392" calcext:value-type="float">
            <text:p>44.6076636314</text:p>
          </table:table-cell>
          <table:table-cell table:formula="of:=[.C416]/([.D416]-[.D415])" office:value-type="float" office:value="100100.508695556" calcext:value-type="float">
            <text:p>100100.508695556</text:p>
          </table:table-cell>
          <table:table-cell/>
          <table:table-cell office:value-type="float" office:value="1443146264.93078" calcext:value-type="float">
            <text:p>1443146264.93078</text:p>
          </table:table-cell>
          <table:table-cell table:formula="of:=[.G416]-[.$B$2]" office:value-type="float" office:value="44.9305984973907" calcext:value-type="float">
            <text:p>44.9305984974</text:p>
          </table:table-cell>
          <table:table-cell table:formula="of:=[.C416]/([.H416]-[.H415])" office:value-type="float" office:value="100268.350109845" calcext:value-type="float">
            <text:p>100268.350109845</text:p>
          </table:table-cell>
          <table:table-cell table:formula="of:=[.G416]-[.$B416]" office:value-type="float" office:value="0.322934865951538" calcext:value-type="float">
            <text:p>0.322934866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6264.65097" calcext:value-type="float">
            <text:p>1443146264.65097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6507856845856" calcext:value-type="float">
            <text:p>44.6507856846</text:p>
          </table:table-cell>
          <table:table-cell table:formula="of:=[.C417]/([.D417]-[.D416])" office:value-type="float" office:value="100180.758679029" calcext:value-type="float">
            <text:p>100180.758679029</text:p>
          </table:table-cell>
          <table:table-cell/>
          <table:table-cell office:value-type="float" office:value="1443146264.97391" calcext:value-type="float">
            <text:p>1443146264.97391</text:p>
          </table:table-cell>
          <table:table-cell table:formula="of:=[.G417]-[.$B$2]" office:value-type="float" office:value="44.9737319946289" calcext:value-type="float">
            <text:p>44.9737319946</text:p>
          </table:table-cell>
          <table:table-cell table:formula="of:=[.C417]/([.H417]-[.H416])" office:value-type="float" office:value="100154.178923804" calcext:value-type="float">
            <text:p>100154.178923804</text:p>
          </table:table-cell>
          <table:table-cell table:formula="of:=[.G417]-[.$B417]" office:value-type="float" office:value="0.322946310043335" calcext:value-type="float">
            <text:p>0.3229463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6264.69409" calcext:value-type="float">
            <text:p>1443146264.69409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6939060688019" calcext:value-type="float">
            <text:p>44.6939060688</text:p>
          </table:table-cell>
          <table:table-cell table:formula="of:=[.C418]/([.D418]-[.D417])" office:value-type="float" office:value="100184.6360721" calcext:value-type="float">
            <text:p>100184.6360721</text:p>
          </table:table-cell>
          <table:table-cell/>
          <table:table-cell office:value-type="float" office:value="1443146265.01712" calcext:value-type="float">
            <text:p>1443146265.01712</text:p>
          </table:table-cell>
          <table:table-cell table:formula="of:=[.G418]-[.$B$2]" office:value-type="float" office:value="45.0169415473938" calcext:value-type="float">
            <text:p>45.0169415474</text:p>
          </table:table-cell>
          <table:table-cell table:formula="of:=[.C418]/([.H418]-[.H417])" office:value-type="float" office:value="99977.8920070186" calcext:value-type="float">
            <text:p>99977.8920070186</text:p>
          </table:table-cell>
          <table:table-cell table:formula="of:=[.G418]-[.$B418]" office:value-type="float" office:value="0.323035478591919" calcext:value-type="float">
            <text:p>0.3230354786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6264.73721" calcext:value-type="float">
            <text:p>1443146264.73721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737028837204" calcext:value-type="float">
            <text:p>44.7370288372</text:p>
          </table:table-cell>
          <table:table-cell table:formula="of:=[.C419]/([.D419]-[.D418])" office:value-type="float" office:value="100179.097031017" calcext:value-type="float">
            <text:p>100179.097031017</text:p>
          </table:table-cell>
          <table:table-cell/>
          <table:table-cell office:value-type="float" office:value="1443146265.03027" calcext:value-type="float">
            <text:p>1443146265.03027</text:p>
          </table:table-cell>
          <table:table-cell table:formula="of:=[.G419]-[.$B$2]" office:value-type="float" office:value="45.0300853252411" calcext:value-type="float">
            <text:p>45.0300853252</text:p>
          </table:table-cell>
          <table:table-cell table:formula="of:=[.C419]/([.H419]-[.H418])" office:value-type="float" office:value="328672.627473743" calcext:value-type="float">
            <text:p>328672.627473743</text:p>
          </table:table-cell>
          <table:table-cell table:formula="of:=[.G419]-[.$B419]" office:value-type="float" office:value="0.293056488037109" calcext:value-type="float">
            <text:p>0.293056488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6264.78033" calcext:value-type="float">
            <text:p>1443146264.78033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7801485061646" calcext:value-type="float">
            <text:p>44.7801485062</text:p>
          </table:table-cell>
          <table:table-cell table:formula="of:=[.C420]/([.D420]-[.D419])" office:value-type="float" office:value="100186.297903869" calcext:value-type="float">
            <text:p>100186.297903869</text:p>
          </table:table-cell>
          <table:table-cell/>
          <table:table-cell office:value-type="float" office:value="1443146265.06017" calcext:value-type="float">
            <text:p>1443146265.06017</text:p>
          </table:table-cell>
          <table:table-cell table:formula="of:=[.G420]-[.$B$2]" office:value-type="float" office:value="45.0599908828735" calcext:value-type="float">
            <text:p>45.0599908829</text:p>
          </table:table-cell>
          <table:table-cell table:formula="of:=[.C420]/([.H420]-[.H419])" office:value-type="float" office:value="144454.754968788" calcext:value-type="float">
            <text:p>144454.754968788</text:p>
          </table:table-cell>
          <table:table-cell table:formula="of:=[.G420]-[.$B420]" office:value-type="float" office:value="0.279842376708984" calcext:value-type="float">
            <text:p>0.279842376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6264.82345" calcext:value-type="float">
            <text:p>1443146264.82345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8232698440552" calcext:value-type="float">
            <text:p>44.8232698441</text:p>
          </table:table-cell>
          <table:table-cell table:formula="of:=[.C421]/([.D421]-[.D420])" office:value-type="float" office:value="100182.420382166" calcext:value-type="float">
            <text:p>100182.420382166</text:p>
          </table:table-cell>
          <table:table-cell/>
          <table:table-cell office:value-type="float" office:value="1443146265.10331" calcext:value-type="float">
            <text:p>1443146265.10331</text:p>
          </table:table-cell>
          <table:table-cell table:formula="of:=[.G421]-[.$B$2]" office:value-type="float" office:value="45.1031320095062" calcext:value-type="float">
            <text:p>45.1031320095</text:p>
          </table:table-cell>
          <table:table-cell table:formula="of:=[.C421]/([.H421]-[.H420])" office:value-type="float" office:value="100136.466921253" calcext:value-type="float">
            <text:p>100136.466921253</text:p>
          </table:table-cell>
          <table:table-cell table:formula="of:=[.G421]-[.$B421]" office:value-type="float" office:value="0.27986216545105" calcext:value-type="float">
            <text:p>0.2798621655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6264.86658" calcext:value-type="float">
            <text:p>1443146264.86658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8663976192474" calcext:value-type="float">
            <text:p>44.8663976192</text:p>
          </table:table-cell>
          <table:table-cell table:formula="of:=[.C422]/([.D422]-[.D421])" office:value-type="float" office:value="100167.467038161" calcext:value-type="float">
            <text:p>100167.467038161</text:p>
          </table:table-cell>
          <table:table-cell/>
          <table:table-cell office:value-type="float" office:value="1443146265.1464" calcext:value-type="float">
            <text:p>1443146265.1464</text:p>
          </table:table-cell>
          <table:table-cell table:formula="of:=[.G422]-[.$B$2]" office:value-type="float" office:value="45.1462244987488" calcext:value-type="float">
            <text:p>45.1462244987</text:p>
          </table:table-cell>
          <table:table-cell table:formula="of:=[.C422]/([.H422]-[.H421])" office:value-type="float" office:value="100249.488389592" calcext:value-type="float">
            <text:p>100249.488389592</text:p>
          </table:table-cell>
          <table:table-cell table:formula="of:=[.G422]-[.$B422]" office:value-type="float" office:value="0.279826879501343" calcext:value-type="float">
            <text:p>0.2798268795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6264.90967" calcext:value-type="float">
            <text:p>1443146264.90967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9094934463501" calcext:value-type="float">
            <text:p>44.9094934464</text:p>
          </table:table-cell>
          <table:table-cell table:formula="of:=[.C423]/([.D423]-[.D422])" office:value-type="float" office:value="100241.723861317" calcext:value-type="float">
            <text:p>100241.723861317</text:p>
          </table:table-cell>
          <table:table-cell/>
          <table:table-cell office:value-type="float" office:value="1443146265.15954" calcext:value-type="float">
            <text:p>1443146265.15954</text:p>
          </table:table-cell>
          <table:table-cell table:formula="of:=[.G423]-[.$B$2]" office:value-type="float" office:value="45.1593637466431" calcext:value-type="float">
            <text:p>45.1593637466</text:p>
          </table:table-cell>
          <table:table-cell table:formula="of:=[.C423]/([.H423]-[.H422])" office:value-type="float" office:value="328785.942297224" calcext:value-type="float">
            <text:p>328785.942297224</text:p>
          </table:table-cell>
          <table:table-cell table:formula="of:=[.G423]-[.$B423]" office:value-type="float" office:value="0.249870300292969" calcext:value-type="float">
            <text:p>0.2498703003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6264.95281" calcext:value-type="float">
            <text:p>1443146264.95281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9526274204254" calcext:value-type="float">
            <text:p>44.9526274204</text:p>
          </table:table-cell>
          <table:table-cell table:formula="of:=[.C424]/([.D424]-[.D423])" office:value-type="float" office:value="100153.07174008" calcext:value-type="float">
            <text:p>100153.07174008</text:p>
          </table:table-cell>
          <table:table-cell/>
          <table:table-cell office:value-type="float" office:value="1443146265.18962" calcext:value-type="float">
            <text:p>1443146265.18962</text:p>
          </table:table-cell>
          <table:table-cell table:formula="of:=[.G424]-[.$B$2]" office:value-type="float" office:value="45.189435005188" calcext:value-type="float">
            <text:p>45.1894350052</text:p>
          </table:table-cell>
          <table:table-cell table:formula="of:=[.C424]/([.H424]-[.H423])" office:value-type="float" office:value="143658.769503996" calcext:value-type="float">
            <text:p>143658.769503996</text:p>
          </table:table-cell>
          <table:table-cell table:formula="of:=[.G424]-[.$B424]" office:value-type="float" office:value="0.236807584762573" calcext:value-type="float">
            <text:p>0.2368075848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6264.99595" calcext:value-type="float">
            <text:p>1443146264.99595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9957671165466" calcext:value-type="float">
            <text:p>44.9957671165</text:p>
          </table:table-cell>
          <table:table-cell table:formula="of:=[.C425]/([.D425]-[.D424])" office:value-type="float" office:value="100139.787444526" calcext:value-type="float">
            <text:p>100139.787444526</text:p>
          </table:table-cell>
          <table:table-cell/>
          <table:table-cell office:value-type="float" office:value="1443146265.23109" calcext:value-type="float">
            <text:p>1443146265.23109</text:p>
          </table:table-cell>
          <table:table-cell table:formula="of:=[.G425]-[.$B$2]" office:value-type="float" office:value="45.2309110164642" calcext:value-type="float">
            <text:p>45.2309110165</text:p>
          </table:table-cell>
          <table:table-cell table:formula="of:=[.C425]/([.H425]-[.H424])" office:value-type="float" office:value="104156.592378839" calcext:value-type="float">
            <text:p>104156.592378839</text:p>
          </table:table-cell>
          <table:table-cell table:formula="of:=[.G425]-[.$B425]" office:value-type="float" office:value="0.235143899917603" calcext:value-type="float">
            <text:p>0.2351438999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6265.0374" calcext:value-type="float">
            <text:p>1443146265.0374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5.0372176170349" calcext:value-type="float">
            <text:p>45.037217617</text:p>
          </table:table-cell>
          <table:table-cell table:formula="of:=[.C426]/([.D426]-[.D425])" office:value-type="float" office:value="104220.695748205" calcext:value-type="float">
            <text:p>104220.695748205</text:p>
          </table:table-cell>
          <table:table-cell/>
          <table:table-cell office:value-type="float" office:value="1443146265.27246" calcext:value-type="float">
            <text:p>1443146265.27246</text:p>
          </table:table-cell>
          <table:table-cell table:formula="of:=[.G426]-[.$B$2]" office:value-type="float" office:value="45.2722837924957" calcext:value-type="float">
            <text:p>45.2722837925</text:p>
          </table:table-cell>
          <table:table-cell table:formula="of:=[.C426]/([.H426]-[.H425])" office:value-type="float" office:value="104416.48867631" calcext:value-type="float">
            <text:p>104416.48867631</text:p>
          </table:table-cell>
          <table:table-cell table:formula="of:=[.G426]-[.$B426]" office:value-type="float" office:value="0.235066175460815" calcext:value-type="float">
            <text:p>0.2350661755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6265.07869" calcext:value-type="float">
            <text:p>1443146265.07869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5.0785081386566" calcext:value-type="float">
            <text:p>45.0785081387</text:p>
          </table:table-cell>
          <table:table-cell table:formula="of:=[.C427]/([.D427]-[.D426])" office:value-type="float" office:value="104624.495654935" calcext:value-type="float">
            <text:p>104624.495654935</text:p>
          </table:table-cell>
          <table:table-cell/>
          <table:table-cell office:value-type="float" office:value="1443146265.31372" calcext:value-type="float">
            <text:p>1443146265.31372</text:p>
          </table:table-cell>
          <table:table-cell table:formula="of:=[.G427]-[.$B$2]" office:value-type="float" office:value="45.3135414123535" calcext:value-type="float">
            <text:p>45.3135414124</text:p>
          </table:table-cell>
          <table:table-cell table:formula="of:=[.C427]/([.H427]-[.H426])" office:value-type="float" office:value="104707.930677793" calcext:value-type="float">
            <text:p>104707.930677793</text:p>
          </table:table-cell>
          <table:table-cell table:formula="of:=[.G427]-[.$B427]" office:value-type="float" office:value="0.235033273696899" calcext:value-type="float">
            <text:p>0.2350332737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6265.11997" calcext:value-type="float">
            <text:p>1443146265.11997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5.1197907924652" calcext:value-type="float">
            <text:p>45.1197907925</text:p>
          </table:table-cell>
          <table:table-cell table:formula="of:=[.C428]/([.D428]-[.D427])" office:value-type="float" office:value="104644.435409351" calcext:value-type="float">
            <text:p>104644.435409351</text:p>
          </table:table-cell>
          <table:table-cell/>
          <table:table-cell office:value-type="float" office:value="1443146265.35494" calcext:value-type="float">
            <text:p>1443146265.35494</text:p>
          </table:table-cell>
          <table:table-cell table:formula="of:=[.G428]-[.$B$2]" office:value-type="float" office:value="45.3547585010529" calcext:value-type="float">
            <text:p>45.3547585011</text:p>
          </table:table-cell>
          <table:table-cell table:formula="of:=[.C428]/([.H428]-[.H427])" office:value-type="float" office:value="104810.896070617" calcext:value-type="float">
            <text:p>104810.896070617</text:p>
          </table:table-cell>
          <table:table-cell table:formula="of:=[.G428]-[.$B428]" office:value-type="float" office:value="0.234967708587646" calcext:value-type="float">
            <text:p>0.2349677086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6265.16126" calcext:value-type="float">
            <text:p>1443146265.16126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5.1610825061798" calcext:value-type="float">
            <text:p>45.1610825062</text:p>
          </table:table-cell>
          <table:table-cell table:formula="of:=[.C429]/([.D429]-[.D428])" office:value-type="float" office:value="104621.475142907" calcext:value-type="float">
            <text:p>104621.475142907</text:p>
          </table:table-cell>
          <table:table-cell/>
          <table:table-cell office:value-type="float" office:value="1443146265.39625" calcext:value-type="float">
            <text:p>1443146265.39625</text:p>
          </table:table-cell>
          <table:table-cell table:formula="of:=[.G429]-[.$B$2]" office:value-type="float" office:value="45.3960676193237" calcext:value-type="float">
            <text:p>45.3960676193</text:p>
          </table:table-cell>
          <table:table-cell table:formula="of:=[.C429]/([.H429]-[.H428])" office:value-type="float" office:value="104577.395520105" calcext:value-type="float">
            <text:p>104577.395520105</text:p>
          </table:table-cell>
          <table:table-cell table:formula="of:=[.G429]-[.$B429]" office:value-type="float" office:value="0.234985113143921" calcext:value-type="float">
            <text:p>0.234985113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6265.20254" calcext:value-type="float">
            <text:p>1443146265.20254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2023551464081" calcext:value-type="float">
            <text:p>45.2023551464</text:p>
          </table:table-cell>
          <table:table-cell table:formula="of:=[.C430]/([.D430]-[.D429])" office:value-type="float" office:value="104669.824273583" calcext:value-type="float">
            <text:p>104669.824273583</text:p>
          </table:table-cell>
          <table:table-cell/>
          <table:table-cell office:value-type="float" office:value="1443146265.43748" calcext:value-type="float">
            <text:p>1443146265.43748</text:p>
          </table:table-cell>
          <table:table-cell table:formula="of:=[.G430]-[.$B$2]" office:value-type="float" office:value="45.4373044967651" calcext:value-type="float">
            <text:p>45.4373044968</text:p>
          </table:table-cell>
          <table:table-cell table:formula="of:=[.C430]/([.H430]-[.H429])" office:value-type="float" office:value="104760.599444958" calcext:value-type="float">
            <text:p>104760.599444958</text:p>
          </table:table-cell>
          <table:table-cell table:formula="of:=[.G430]-[.$B430]" office:value-type="float" office:value="0.234949350357056" calcext:value-type="float">
            <text:p>0.2349493504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6265.24384" calcext:value-type="float">
            <text:p>1443146265.24384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2436637878418" calcext:value-type="float">
            <text:p>45.2436637878</text:p>
          </table:table-cell>
          <table:table-cell table:formula="of:=[.C431]/([.D431]-[.D430])" office:value-type="float" office:value="104578.602686121" calcext:value-type="float">
            <text:p>104578.602686121</text:p>
          </table:table-cell>
          <table:table-cell/>
          <table:table-cell office:value-type="float" office:value="1443146265.47896" calcext:value-type="float">
            <text:p>1443146265.47896</text:p>
          </table:table-cell>
          <table:table-cell table:formula="of:=[.G431]-[.$B$2]" office:value-type="float" office:value="45.4787764549255" calcext:value-type="float">
            <text:p>45.4787764549</text:p>
          </table:table-cell>
          <table:table-cell table:formula="of:=[.C431]/([.H431]-[.H430])" office:value-type="float" office:value="104166.771756752" calcext:value-type="float">
            <text:p>104166.771756752</text:p>
          </table:table-cell>
          <table:table-cell table:formula="of:=[.G431]-[.$B431]" office:value-type="float" office:value="0.23511266708374" calcext:value-type="float">
            <text:p>0.235112667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6265.28513" calcext:value-type="float">
            <text:p>1443146265.28513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2849519252777" calcext:value-type="float">
            <text:p>45.2849519253</text:p>
          </table:table-cell>
          <table:table-cell table:formula="of:=[.C432]/([.D432]-[.D431])" office:value-type="float" office:value="104630.537202252" calcext:value-type="float">
            <text:p>104630.537202252</text:p>
          </table:table-cell>
          <table:table-cell/>
          <table:table-cell office:value-type="float" office:value="1443146265.51994" calcext:value-type="float">
            <text:p>1443146265.51994</text:p>
          </table:table-cell>
          <table:table-cell table:formula="of:=[.G432]-[.$B$2]" office:value-type="float" office:value="45.519761800766" calcext:value-type="float">
            <text:p>45.5197618008</text:p>
          </table:table-cell>
          <table:table-cell table:formula="of:=[.C432]/([.H432]-[.H431])" office:value-type="float" office:value="105403.52683168" calcext:value-type="float">
            <text:p>105403.52683168</text:p>
          </table:table-cell>
          <table:table-cell table:formula="of:=[.G432]-[.$B432]" office:value-type="float" office:value="0.234809875488281" calcext:value-type="float">
            <text:p>0.2348098755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6265.32641" calcext:value-type="float">
            <text:p>1443146265.32641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3262343406677" calcext:value-type="float">
            <text:p>45.3262343407</text:p>
          </table:table-cell>
          <table:table-cell table:formula="of:=[.C433]/([.D433]-[.D432])" office:value-type="float" office:value="104645.039762981" calcext:value-type="float">
            <text:p>104645.039762981</text:p>
          </table:table-cell>
          <table:table-cell/>
          <table:table-cell office:value-type="float" office:value="1443146265.56135" calcext:value-type="float">
            <text:p>1443146265.56135</text:p>
          </table:table-cell>
          <table:table-cell table:formula="of:=[.G433]-[.$B$2]" office:value-type="float" office:value="45.5611729621887" calcext:value-type="float">
            <text:p>45.5611729622</text:p>
          </table:table-cell>
          <table:table-cell table:formula="of:=[.C433]/([.H433]-[.H432])" office:value-type="float" office:value="104319.70153894" calcext:value-type="float">
            <text:p>104319.70153894</text:p>
          </table:table-cell>
          <table:table-cell table:formula="of:=[.G433]-[.$B433]" office:value-type="float" office:value="0.234938621520996" calcext:value-type="float">
            <text:p>0.2349386215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6265.36769" calcext:value-type="float">
            <text:p>1443146265.36769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3675131797791" calcext:value-type="float">
            <text:p>45.3675131798</text:p>
          </table:table-cell>
          <table:table-cell table:formula="of:=[.C434]/([.D434]-[.D433])" office:value-type="float" office:value="104654.105905184" calcext:value-type="float">
            <text:p>104654.105905184</text:p>
          </table:table-cell>
          <table:table-cell/>
          <table:table-cell office:value-type="float" office:value="1443146265.60258" calcext:value-type="float">
            <text:p>1443146265.60258</text:p>
          </table:table-cell>
          <table:table-cell table:formula="of:=[.G434]-[.$B$2]" office:value-type="float" office:value="45.6024014949799" calcext:value-type="float">
            <text:p>45.602401495</text:p>
          </table:table-cell>
          <table:table-cell table:formula="of:=[.C434]/([.H434]-[.H433])" office:value-type="float" office:value="104781.80297817" calcext:value-type="float">
            <text:p>104781.80297817</text:p>
          </table:table-cell>
          <table:table-cell table:formula="of:=[.G434]-[.$B434]" office:value-type="float" office:value="0.234888315200806" calcext:value-type="float">
            <text:p>0.2348883152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6265.40898" calcext:value-type="float">
            <text:p>1443146265.40898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4088006019592" calcext:value-type="float">
            <text:p>45.408800602</text:p>
          </table:table-cell>
          <table:table-cell table:formula="of:=[.C435]/([.D435]-[.D434])" office:value-type="float" office:value="104632.349802508" calcext:value-type="float">
            <text:p>104632.349802508</text:p>
          </table:table-cell>
          <table:table-cell/>
          <table:table-cell office:value-type="float" office:value="1443146265.64384" calcext:value-type="float">
            <text:p>1443146265.64384</text:p>
          </table:table-cell>
          <table:table-cell table:formula="of:=[.G435]-[.$B$2]" office:value-type="float" office:value="45.6436612606049" calcext:value-type="float">
            <text:p>45.6436612606</text:p>
          </table:table-cell>
          <table:table-cell table:formula="of:=[.C435]/([.H435]-[.H434])" office:value-type="float" office:value="104702.485207101" calcext:value-type="float">
            <text:p>104702.485207101</text:p>
          </table:table-cell>
          <table:table-cell table:formula="of:=[.G435]-[.$B435]" office:value-type="float" office:value="0.23486065864563" calcext:value-type="float">
            <text:p>0.2348606586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6265.45026" calcext:value-type="float">
            <text:p>1443146265.45026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4500784873962" calcext:value-type="float">
            <text:p>45.4500784874</text:p>
          </table:table-cell>
          <table:table-cell table:formula="of:=[.C436]/([.D436]-[.D435])" office:value-type="float" office:value="104656.523808424" calcext:value-type="float">
            <text:p>104656.523808424</text:p>
          </table:table-cell>
          <table:table-cell/>
          <table:table-cell office:value-type="float" office:value="1443146265.68518" calcext:value-type="float">
            <text:p>1443146265.68518</text:p>
          </table:table-cell>
          <table:table-cell table:formula="of:=[.G436]-[.$B$2]" office:value-type="float" office:value="45.6850044727325" calcext:value-type="float">
            <text:p>45.6850044727</text:p>
          </table:table-cell>
          <table:table-cell table:formula="of:=[.C436]/([.H436]-[.H435])" office:value-type="float" office:value="104491.155323345" calcext:value-type="float">
            <text:p>104491.155323345</text:p>
          </table:table-cell>
          <table:table-cell table:formula="of:=[.G436]-[.$B436]" office:value-type="float" office:value="0.234925985336304" calcext:value-type="float">
            <text:p>0.23492598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6265.49154" calcext:value-type="float">
            <text:p>1443146265.49154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4913625717163" calcext:value-type="float">
            <text:p>45.4913625717</text:p>
          </table:table-cell>
          <table:table-cell table:formula="of:=[.C437]/([.D437]-[.D436])" office:value-type="float" office:value="104640.809434158" calcext:value-type="float">
            <text:p>104640.809434158</text:p>
          </table:table-cell>
          <table:table-cell/>
          <table:table-cell office:value-type="float" office:value="1443146265.72638" calcext:value-type="float">
            <text:p>1443146265.72638</text:p>
          </table:table-cell>
          <table:table-cell table:formula="of:=[.G437]-[.$B$2]" office:value-type="float" office:value="45.7261979579926" calcext:value-type="float">
            <text:p>45.726197958</text:p>
          </table:table-cell>
          <table:table-cell table:formula="of:=[.C437]/([.H437]-[.H436])" office:value-type="float" office:value="104870.951625786" calcext:value-type="float">
            <text:p>104870.951625786</text:p>
          </table:table-cell>
          <table:table-cell table:formula="of:=[.G437]-[.$B437]" office:value-type="float" office:value="0.234835386276245" calcext:value-type="float">
            <text:p>0.2348353863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6265.53283" calcext:value-type="float">
            <text:p>1443146265.53283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5326466560364" calcext:value-type="float">
            <text:p>45.532646656</text:p>
          </table:table-cell>
          <table:table-cell table:formula="of:=[.C438]/([.D438]-[.D437])" office:value-type="float" office:value="104640.809434158" calcext:value-type="float">
            <text:p>104640.809434158</text:p>
          </table:table-cell>
          <table:table-cell/>
          <table:table-cell office:value-type="float" office:value="1443146265.7678" calcext:value-type="float">
            <text:p>1443146265.7678</text:p>
          </table:table-cell>
          <table:table-cell table:formula="of:=[.G438]-[.$B$2]" office:value-type="float" office:value="45.7676193714142" calcext:value-type="float">
            <text:p>45.7676193714</text:p>
          </table:table-cell>
          <table:table-cell table:formula="of:=[.C438]/([.H438]-[.H437])" office:value-type="float" office:value="104293.881911428" calcext:value-type="float">
            <text:p>104293.881911428</text:p>
          </table:table-cell>
          <table:table-cell table:formula="of:=[.G438]-[.$B438]" office:value-type="float" office:value="0.234972715377808" calcext:value-type="float">
            <text:p>0.2349727154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6265.57411" calcext:value-type="float">
            <text:p>1443146265.57411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5739326477051" calcext:value-type="float">
            <text:p>45.5739326477</text:p>
          </table:table-cell>
          <table:table-cell table:formula="of:=[.C439]/([.D439]-[.D438])" office:value-type="float" office:value="104635.975191435" calcext:value-type="float">
            <text:p>104635.975191435</text:p>
          </table:table-cell>
          <table:table-cell/>
          <table:table-cell office:value-type="float" office:value="1443146265.80899" calcext:value-type="float">
            <text:p>1443146265.80899</text:p>
          </table:table-cell>
          <table:table-cell table:formula="of:=[.G439]-[.$B$2]" office:value-type="float" office:value="45.8088109493256" calcext:value-type="float">
            <text:p>45.8088109493</text:p>
          </table:table-cell>
          <table:table-cell table:formula="of:=[.C439]/([.H439]-[.H438])" office:value-type="float" office:value="104875.807605487" calcext:value-type="float">
            <text:p>104875.807605487</text:p>
          </table:table-cell>
          <table:table-cell table:formula="of:=[.G439]-[.$B439]" office:value-type="float" office:value="0.234878301620483" calcext:value-type="float">
            <text:p>0.2348783016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6265.61538" calcext:value-type="float">
            <text:p>1443146265.61538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6152019500732" calcext:value-type="float">
            <text:p>45.6152019501</text:p>
          </table:table-cell>
          <table:table-cell table:formula="of:=[.C440]/([.D440]-[.D439])" office:value-type="float" office:value="104678.289966262" calcext:value-type="float">
            <text:p>104678.289966262</text:p>
          </table:table-cell>
          <table:table-cell/>
          <table:table-cell office:value-type="float" office:value="1443146265.8503" calcext:value-type="float">
            <text:p>1443146265.8503</text:p>
          </table:table-cell>
          <table:table-cell table:formula="of:=[.G440]-[.$B$2]" office:value-type="float" office:value="45.8501214981079" calcext:value-type="float">
            <text:p>45.8501214981</text:p>
          </table:table-cell>
          <table:table-cell table:formula="of:=[.C440]/([.H440]-[.H439])" office:value-type="float" office:value="104573.774189266" calcext:value-type="float">
            <text:p>104573.774189266</text:p>
          </table:table-cell>
          <table:table-cell table:formula="of:=[.G440]-[.$B440]" office:value-type="float" office:value="0.234919548034668" calcext:value-type="float">
            <text:p>0.234919548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6265.65667" calcext:value-type="float">
            <text:p>1443146265.65667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6564924716949" calcext:value-type="float">
            <text:p>45.6564924717</text:p>
          </table:table-cell>
          <table:table-cell table:formula="of:=[.C441]/([.D441]-[.D440])" office:value-type="float" office:value="104624.495654935" calcext:value-type="float">
            <text:p>104624.495654935</text:p>
          </table:table-cell>
          <table:table-cell/>
          <table:table-cell office:value-type="float" office:value="1443146265.89158" calcext:value-type="float">
            <text:p>1443146265.89158</text:p>
          </table:table-cell>
          <table:table-cell table:formula="of:=[.G441]-[.$B$2]" office:value-type="float" office:value="45.891402721405" calcext:value-type="float">
            <text:p>45.8914027214</text:p>
          </table:table-cell>
          <table:table-cell table:formula="of:=[.C441]/([.H441]-[.H440])" office:value-type="float" office:value="104648.061635845" calcext:value-type="float">
            <text:p>104648.061635845</text:p>
          </table:table-cell>
          <table:table-cell table:formula="of:=[.G441]-[.$B441]" office:value-type="float" office:value="0.234910249710083" calcext:value-type="float">
            <text:p>0.2349102497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6265.69801" calcext:value-type="float">
            <text:p>1443146265.69801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6978278160095" calcext:value-type="float">
            <text:p>45.697827816</text:p>
          </table:table-cell>
          <table:table-cell table:formula="of:=[.C442]/([.D442]-[.D441])" office:value-type="float" office:value="104511.044280251" calcext:value-type="float">
            <text:p>104511.044280251</text:p>
          </table:table-cell>
          <table:table-cell/>
          <table:table-cell office:value-type="float" office:value="1443146265.93287" calcext:value-type="float">
            <text:p>1443146265.93287</text:p>
          </table:table-cell>
          <table:table-cell table:formula="of:=[.G442]-[.$B$2]" office:value-type="float" office:value="45.9326884746552" calcext:value-type="float">
            <text:p>45.9326884747</text:p>
          </table:table-cell>
          <table:table-cell table:formula="of:=[.C442]/([.H442]-[.H441])" office:value-type="float" office:value="104636.579447348" calcext:value-type="float">
            <text:p>104636.579447348</text:p>
          </table:table-cell>
          <table:table-cell table:formula="of:=[.G442]-[.$B442]" office:value-type="float" office:value="0.23486065864563" calcext:value-type="float">
            <text:p>0.2348606586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6265.73929" calcext:value-type="float">
            <text:p>1443146265.73929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7391140460968" calcext:value-type="float">
            <text:p>45.7391140461</text:p>
          </table:table-cell>
          <table:table-cell table:formula="of:=[.C443]/([.D443]-[.D442])" office:value-type="float" office:value="104635.370942501" calcext:value-type="float">
            <text:p>104635.370942501</text:p>
          </table:table-cell>
          <table:table-cell/>
          <table:table-cell office:value-type="float" office:value="1443146265.97423" calcext:value-type="float">
            <text:p>1443146265.97423</text:p>
          </table:table-cell>
          <table:table-cell table:formula="of:=[.G443]-[.$B$2]" office:value-type="float" office:value="45.9740464687347" calcext:value-type="float">
            <text:p>45.9740464687</text:p>
          </table:table-cell>
          <table:table-cell table:formula="of:=[.C443]/([.H443]-[.H442])" office:value-type="float" office:value="104453.808656352" calcext:value-type="float">
            <text:p>104453.808656352</text:p>
          </table:table-cell>
          <table:table-cell table:formula="of:=[.G443]-[.$B443]" office:value-type="float" office:value="0.234932422637939" calcext:value-type="float">
            <text:p>0.2349324226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6265.78057" calcext:value-type="float">
            <text:p>1443146265.78057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7803921699524" calcext:value-type="float">
            <text:p>45.78039217</text:p>
          </table:table-cell>
          <table:table-cell table:formula="of:=[.C444]/([.D444]-[.D443])" office:value-type="float" office:value="104655.91932214" calcext:value-type="float">
            <text:p>104655.91932214</text:p>
          </table:table-cell>
          <table:table-cell/>
          <table:table-cell office:value-type="float" office:value="1443146266.01548" calcext:value-type="float">
            <text:p>1443146266.01548</text:p>
          </table:table-cell>
          <table:table-cell table:formula="of:=[.G444]-[.$B$2]" office:value-type="float" office:value="46.015296459198" calcext:value-type="float">
            <text:p>46.0152964592</text:p>
          </table:table-cell>
          <table:table-cell table:formula="of:=[.C444]/([.H444]-[.H443])" office:value-type="float" office:value="104727.296939572" calcext:value-type="float">
            <text:p>104727.296939572</text:p>
          </table:table-cell>
          <table:table-cell table:formula="of:=[.G444]-[.$B444]" office:value-type="float" office:value="0.234904289245605" calcext:value-type="float">
            <text:p>0.2349042892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6265.82185" calcext:value-type="float">
            <text:p>1443146265.82185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8216705322266" calcext:value-type="float">
            <text:p>45.8216705322</text:p>
          </table:table-cell>
          <table:table-cell table:formula="of:=[.C445]/([.D445]-[.D444])" office:value-type="float" office:value="104655.314842839" calcext:value-type="float">
            <text:p>104655.314842839</text:p>
          </table:table-cell>
          <table:table-cell/>
          <table:table-cell office:value-type="float" office:value="1443146266.05675" calcext:value-type="float">
            <text:p>1443146266.05675</text:p>
          </table:table-cell>
          <table:table-cell table:formula="of:=[.G445]-[.$B$2]" office:value-type="float" office:value="46.0565707683563" calcext:value-type="float">
            <text:p>46.0565707684</text:p>
          </table:table-cell>
          <table:table-cell table:formula="of:=[.C445]/([.H445]-[.H444])" office:value-type="float" office:value="104665.591940711" calcext:value-type="float">
            <text:p>104665.591940711</text:p>
          </table:table-cell>
          <table:table-cell table:formula="of:=[.G445]-[.$B445]" office:value-type="float" office:value="0.234900236129761" calcext:value-type="float">
            <text:p>0.234900236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6265.86315" calcext:value-type="float">
            <text:p>1443146265.86315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8629715442658" calcext:value-type="float">
            <text:p>45.8629715443</text:p>
          </table:table-cell>
          <table:table-cell table:formula="of:=[.C446]/([.D446]-[.D445])" office:value-type="float" office:value="104597.921133298" calcext:value-type="float">
            <text:p>104597.921133298</text:p>
          </table:table-cell>
          <table:table-cell/>
          <table:table-cell office:value-type="float" office:value="1443146266.09802" calcext:value-type="float">
            <text:p>1443146266.09802</text:p>
          </table:table-cell>
          <table:table-cell table:formula="of:=[.G446]-[.$B$2]" office:value-type="float" office:value="46.0978405475616" calcext:value-type="float">
            <text:p>46.0978405476</text:p>
          </table:table-cell>
          <table:table-cell table:formula="of:=[.C446]/([.H446]-[.H445])" office:value-type="float" office:value="104677.080497753" calcext:value-type="float">
            <text:p>104677.080497753</text:p>
          </table:table-cell>
          <table:table-cell table:formula="of:=[.G446]-[.$B446]" office:value-type="float" office:value="0.234869003295898" calcext:value-type="float">
            <text:p>0.2348690033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6265.90443" calcext:value-type="float">
            <text:p>1443146265.90443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9042541980743" calcext:value-type="float">
            <text:p>45.9042541981</text:p>
          </table:table-cell>
          <table:table-cell table:formula="of:=[.C447]/([.D447]-[.D446])" office:value-type="float" office:value="104644.435409351" calcext:value-type="float">
            <text:p>104644.435409351</text:p>
          </table:table-cell>
          <table:table-cell/>
          <table:table-cell office:value-type="float" office:value="1443146266.11016" calcext:value-type="float">
            <text:p>1443146266.11016</text:p>
          </table:table-cell>
          <table:table-cell table:formula="of:=[.G447]-[.$B$2]" office:value-type="float" office:value="46.1099824905396" calcext:value-type="float">
            <text:p>46.1099824905</text:p>
          </table:table-cell>
          <table:table-cell table:formula="of:=[.C447]/([.H447]-[.H446])" office:value-type="float" office:value="355791.491350364" calcext:value-type="float">
            <text:p>355791.491350364</text:p>
          </table:table-cell>
          <table:table-cell table:formula="of:=[.G447]-[.$B447]" office:value-type="float" office:value="0.20572829246521" calcext:value-type="float">
            <text:p>0.2057282925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6265.94571" calcext:value-type="float">
            <text:p>1443146265.94571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9455325603485" calcext:value-type="float">
            <text:p>45.9455325603</text:p>
          </table:table-cell>
          <table:table-cell table:formula="of:=[.C448]/([.D448]-[.D447])" office:value-type="float" office:value="104655.314842839" calcext:value-type="float">
            <text:p>104655.314842839</text:p>
          </table:table-cell>
          <table:table-cell/>
          <table:table-cell office:value-type="float" office:value="1443146266.18061" calcext:value-type="float">
            <text:p>1443146266.18061</text:p>
          </table:table-cell>
          <table:table-cell table:formula="of:=[.G448]-[.$B$2]" office:value-type="float" office:value="46.1804287433624" calcext:value-type="float">
            <text:p>46.1804287434</text:p>
          </table:table-cell>
          <table:table-cell table:formula="of:=[.C448]/([.H448]-[.H447])" office:value-type="float" office:value="61323.3469047933" calcext:value-type="float">
            <text:p>61323.3469047933</text:p>
          </table:table-cell>
          <table:table-cell table:formula="of:=[.G448]-[.$B448]" office:value-type="float" office:value="0.234896183013916" calcext:value-type="float">
            <text:p>0.234896183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6265.987" calcext:value-type="float">
            <text:p>1443146265.987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9868233203888" calcext:value-type="float">
            <text:p>45.9868233204</text:p>
          </table:table-cell>
          <table:table-cell table:formula="of:=[.C449]/([.D449]-[.D448])" office:value-type="float" office:value="104623.891538577" calcext:value-type="float">
            <text:p>104623.891538577</text:p>
          </table:table-cell>
          <table:table-cell/>
          <table:table-cell office:value-type="float" office:value="1443146266.22069" calcext:value-type="float">
            <text:p>1443146266.22069</text:p>
          </table:table-cell>
          <table:table-cell table:formula="of:=[.G449]-[.$B$2]" office:value-type="float" office:value="46.2205123901367" calcext:value-type="float">
            <text:p>46.2205123901</text:p>
          </table:table-cell>
          <table:table-cell table:formula="of:=[.C449]/([.H449]-[.H448])" office:value-type="float" office:value="107774.625006692" calcext:value-type="float">
            <text:p>107774.625006692</text:p>
          </table:table-cell>
          <table:table-cell table:formula="of:=[.G449]-[.$B449]" office:value-type="float" office:value="0.233689069747925" calcext:value-type="float">
            <text:p>0.233689069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6266.027" calcext:value-type="float">
            <text:p>1443146266.027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6.0268220901489" calcext:value-type="float">
            <text:p>46.0268220901</text:p>
          </table:table-cell>
          <table:table-cell table:formula="of:=[.C450]/([.D450]-[.D449])" office:value-type="float" office:value="108003.321749808" calcext:value-type="float">
            <text:p>108003.321749808</text:p>
          </table:table-cell>
          <table:table-cell/>
          <table:table-cell office:value-type="float" office:value="1443146266.26016" calcext:value-type="float">
            <text:p>1443146266.26016</text:p>
          </table:table-cell>
          <table:table-cell table:formula="of:=[.G450]-[.$B$2]" office:value-type="float" office:value="46.2599802017212" calcext:value-type="float">
            <text:p>46.2599802017</text:p>
          </table:table-cell>
          <table:table-cell table:formula="of:=[.C450]/([.H450]-[.H449])" office:value-type="float" office:value="109456.284160928" calcext:value-type="float">
            <text:p>109456.284160928</text:p>
          </table:table-cell>
          <table:table-cell table:formula="of:=[.G450]-[.$B450]" office:value-type="float" office:value="0.233158111572266" calcext:value-type="float">
            <text:p>0.2331581116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6266.0664" calcext:value-type="float">
            <text:p>1443146266.0664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6.066219329834" calcext:value-type="float">
            <text:p>46.0662193298</text:p>
          </table:table-cell>
          <table:table-cell table:formula="of:=[.C451]/([.D451]-[.D450])" office:value-type="float" office:value="109652.352158021" calcext:value-type="float">
            <text:p>109652.352158021</text:p>
          </table:table-cell>
          <table:table-cell/>
          <table:table-cell office:value-type="float" office:value="1443146266.29959" calcext:value-type="float">
            <text:p>1443146266.29959</text:p>
          </table:table-cell>
          <table:table-cell table:formula="of:=[.G451]-[.$B$2]" office:value-type="float" office:value="46.2994091510773" calcext:value-type="float">
            <text:p>46.2994091511</text:p>
          </table:table-cell>
          <table:table-cell table:formula="of:=[.C451]/([.H451]-[.H450])" office:value-type="float" office:value="109564.167205839" calcext:value-type="float">
            <text:p>109564.167205839</text:p>
          </table:table-cell>
          <table:table-cell table:formula="of:=[.G451]-[.$B451]" office:value-type="float" office:value="0.233189821243286" calcext:value-type="float">
            <text:p>0.2331898212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6266.10581" calcext:value-type="float">
            <text:p>1443146266.10581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6.1056294441223" calcext:value-type="float">
            <text:p>46.1056294441</text:p>
          </table:table-cell>
          <table:table-cell table:formula="of:=[.C452]/([.D452]-[.D451])" office:value-type="float" office:value="109616.53062953" calcext:value-type="float">
            <text:p>109616.53062953</text:p>
          </table:table-cell>
          <table:table-cell/>
          <table:table-cell office:value-type="float" office:value="1443146266.33891" calcext:value-type="float">
            <text:p>1443146266.33891</text:p>
          </table:table-cell>
          <table:table-cell table:formula="of:=[.G452]-[.$B$2]" office:value-type="float" office:value="46.3387253284454" calcext:value-type="float">
            <text:p>46.3387253284</text:p>
          </table:table-cell>
          <table:table-cell table:formula="of:=[.C452]/([.H452]-[.H451])" office:value-type="float" office:value="109878.433997962" calcext:value-type="float">
            <text:p>109878.433997962</text:p>
          </table:table-cell>
          <table:table-cell table:formula="of:=[.G452]-[.$B452]" office:value-type="float" office:value="0.23309588432312" calcext:value-type="float">
            <text:p>0.2330958843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6266.14522" calcext:value-type="float">
            <text:p>1443146266.14522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6.1450395584106" calcext:value-type="float">
            <text:p>46.1450395584</text:p>
          </table:table-cell>
          <table:table-cell table:formula="of:=[.C453]/([.D453]-[.D452])" office:value-type="float" office:value="109616.53062953" calcext:value-type="float">
            <text:p>109616.53062953</text:p>
          </table:table-cell>
          <table:table-cell/>
          <table:table-cell office:value-type="float" office:value="1443146266.37835" calcext:value-type="float">
            <text:p>1443146266.37835</text:p>
          </table:table-cell>
          <table:table-cell table:formula="of:=[.G453]-[.$B$2]" office:value-type="float" office:value="46.3781676292419" calcext:value-type="float">
            <text:p>46.3781676292</text:p>
          </table:table-cell>
          <table:table-cell table:formula="of:=[.C453]/([.H453]-[.H452])" office:value-type="float" office:value="109527.079119644" calcext:value-type="float">
            <text:p>109527.079119644</text:p>
          </table:table-cell>
          <table:table-cell table:formula="of:=[.G453]-[.$B453]" office:value-type="float" office:value="0.233128070831299" calcext:value-type="float">
            <text:p>0.2331280708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6266.18463" calcext:value-type="float">
            <text:p>1443146266.18463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1844487190247" calcext:value-type="float">
            <text:p>46.184448719</text:p>
          </table:table-cell>
          <table:table-cell table:formula="of:=[.C454]/([.D454]-[.D453])" office:value-type="float" office:value="109619.18327344" calcext:value-type="float">
            <text:p>109619.18327344</text:p>
          </table:table-cell>
          <table:table-cell/>
          <table:table-cell office:value-type="float" office:value="1443146266.41769" calcext:value-type="float">
            <text:p>1443146266.41769</text:p>
          </table:table-cell>
          <table:table-cell table:formula="of:=[.G454]-[.$B$2]" office:value-type="float" office:value="46.4175114631653" calcext:value-type="float">
            <text:p>46.4175114632</text:p>
          </table:table-cell>
          <table:table-cell table:formula="of:=[.C454]/([.H454]-[.H453])" office:value-type="float" office:value="109801.195491456" calcext:value-type="float">
            <text:p>109801.195491456</text:p>
          </table:table-cell>
          <table:table-cell table:formula="of:=[.G454]-[.$B454]" office:value-type="float" office:value="0.233062744140625" calcext:value-type="float">
            <text:p>0.2330627441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6266.22404" calcext:value-type="float">
            <text:p>1443146266.22404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2238574028015" calcext:value-type="float">
            <text:p>46.2238574028</text:p>
          </table:table-cell>
          <table:table-cell table:formula="of:=[.C455]/([.D455]-[.D454])" office:value-type="float" office:value="109620.50964354" calcext:value-type="float">
            <text:p>109620.50964354</text:p>
          </table:table-cell>
          <table:table-cell/>
          <table:table-cell office:value-type="float" office:value="1443146266.45705" calcext:value-type="float">
            <text:p>1443146266.45705</text:p>
          </table:table-cell>
          <table:table-cell table:formula="of:=[.G455]-[.$B$2]" office:value-type="float" office:value="46.456866979599" calcext:value-type="float">
            <text:p>46.4568669796</text:p>
          </table:table-cell>
          <table:table-cell table:formula="of:=[.C455]/([.H455]-[.H454])" office:value-type="float" office:value="109768.601493921" calcext:value-type="float">
            <text:p>109768.601493921</text:p>
          </table:table-cell>
          <table:table-cell table:formula="of:=[.G455]-[.$B455]" office:value-type="float" office:value="0.233009576797485" calcext:value-type="float">
            <text:p>0.2330095768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6266.26344" calcext:value-type="float">
            <text:p>1443146266.26344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2632646560669" calcext:value-type="float">
            <text:p>46.2632646561</text:p>
          </table:table-cell>
          <table:table-cell table:formula="of:=[.C456]/([.D456]-[.D455])" office:value-type="float" office:value="109624.488946432" calcext:value-type="float">
            <text:p>109624.488946432</text:p>
          </table:table-cell>
          <table:table-cell/>
          <table:table-cell office:value-type="float" office:value="1443146266.49646" calcext:value-type="float">
            <text:p>1443146266.49646</text:p>
          </table:table-cell>
          <table:table-cell table:formula="of:=[.G456]-[.$B$2]" office:value-type="float" office:value="46.496283531189" calcext:value-type="float">
            <text:p>46.4962835312</text:p>
          </table:table-cell>
          <table:table-cell table:formula="of:=[.C456]/([.H456]-[.H455])" office:value-type="float" office:value="109598.628640556" calcext:value-type="float">
            <text:p>109598.628640556</text:p>
          </table:table-cell>
          <table:table-cell table:formula="of:=[.G456]-[.$B456]" office:value-type="float" office:value="0.23301887512207" calcext:value-type="float">
            <text:p>0.233018875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6266.30285" calcext:value-type="float">
            <text:p>1443146266.30285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3026721477509" calcext:value-type="float">
            <text:p>46.3026721478</text:p>
          </table:table-cell>
          <table:table-cell table:formula="of:=[.C457]/([.D457]-[.D456])" office:value-type="float" office:value="109623.825709221" calcext:value-type="float">
            <text:p>109623.825709221</text:p>
          </table:table-cell>
          <table:table-cell/>
          <table:table-cell office:value-type="float" office:value="1443146266.53584" calcext:value-type="float">
            <text:p>1443146266.53584</text:p>
          </table:table-cell>
          <table:table-cell table:formula="of:=[.G457]-[.$B$2]" office:value-type="float" office:value="46.5356552600861" calcext:value-type="float">
            <text:p>46.5356552601</text:p>
          </table:table-cell>
          <table:table-cell table:formula="of:=[.C457]/([.H457]-[.H456])" office:value-type="float" office:value="109723.401054882" calcext:value-type="float">
            <text:p>109723.401054882</text:p>
          </table:table-cell>
          <table:table-cell table:formula="of:=[.G457]-[.$B457]" office:value-type="float" office:value="0.232983112335205" calcext:value-type="float">
            <text:p>0.2329831123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6266.34226" calcext:value-type="float">
            <text:p>1443146266.34226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3420789241791" calcext:value-type="float">
            <text:p>46.3420789242</text:p>
          </table:table-cell>
          <table:table-cell table:formula="of:=[.C458]/([.D458]-[.D457])" office:value-type="float" office:value="109625.815444931" calcext:value-type="float">
            <text:p>109625.815444931</text:p>
          </table:table-cell>
          <table:table-cell/>
          <table:table-cell office:value-type="float" office:value="1443146266.54797" calcext:value-type="float">
            <text:p>1443146266.54797</text:p>
          </table:table-cell>
          <table:table-cell table:formula="of:=[.G458]-[.$B$2]" office:value-type="float" office:value="46.5477850437164" calcext:value-type="float">
            <text:p>46.5477850437</text:p>
          </table:table-cell>
          <table:table-cell table:formula="of:=[.C458]/([.H458]-[.H457])" office:value-type="float" office:value="356148.150011793" calcext:value-type="float">
            <text:p>356148.150011793</text:p>
          </table:table-cell>
          <table:table-cell table:formula="of:=[.G458]-[.$B458]" office:value-type="float" office:value="0.205706119537354" calcext:value-type="float">
            <text:p>0.2057061195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6266.38173" calcext:value-type="float">
            <text:p>1443146266.38173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3815472126007" calcext:value-type="float">
            <text:p>46.3815472126</text:p>
          </table:table-cell>
          <table:table-cell table:formula="of:=[.C459]/([.D459]-[.D458])" office:value-type="float" office:value="109454.96176197" calcext:value-type="float">
            <text:p>109454.96176197</text:p>
          </table:table-cell>
          <table:table-cell/>
          <table:table-cell office:value-type="float" office:value="1443146266.61481" calcext:value-type="float">
            <text:p>1443146266.61481</text:p>
          </table:table-cell>
          <table:table-cell table:formula="of:=[.G459]-[.$B$2]" office:value-type="float" office:value="46.6146314144135" calcext:value-type="float">
            <text:p>46.6146314144</text:p>
          </table:table-cell>
          <table:table-cell table:formula="of:=[.C459]/([.H459]-[.H458])" office:value-type="float" office:value="64625.7972565217" calcext:value-type="float">
            <text:p>64625.7972565217</text:p>
          </table:table-cell>
          <table:table-cell table:formula="of:=[.G459]-[.$B459]" office:value-type="float" office:value="0.233084201812744" calcext:value-type="float">
            <text:p>0.2330842018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6266.42115" calcext:value-type="float">
            <text:p>1443146266.42115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4209702014923" calcext:value-type="float">
            <text:p>46.4209702015</text:p>
          </table:table-cell>
          <table:table-cell table:formula="of:=[.C460]/([.D460]-[.D459])" office:value-type="float" office:value="109580.732497944" calcext:value-type="float">
            <text:p>109580.732497944</text:p>
          </table:table-cell>
          <table:table-cell/>
          <table:table-cell office:value-type="float" office:value="1443146266.65415" calcext:value-type="float">
            <text:p>1443146266.65415</text:p>
          </table:table-cell>
          <table:table-cell table:formula="of:=[.G460]-[.$B$2]" office:value-type="float" office:value="46.6539742946625" calcext:value-type="float">
            <text:p>46.6539742947</text:p>
          </table:table-cell>
          <table:table-cell table:formula="of:=[.C460]/([.H460]-[.H459])" office:value-type="float" office:value="109803.857080526" calcext:value-type="float">
            <text:p>109803.857080526</text:p>
          </table:table-cell>
          <table:table-cell table:formula="of:=[.G460]-[.$B460]" office:value-type="float" office:value="0.233004093170166" calcext:value-type="float">
            <text:p>0.2330040932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6266.46055" calcext:value-type="float">
            <text:p>1443146266.46055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4603698253632" calcext:value-type="float">
            <text:p>46.4603698254</text:p>
          </table:table-cell>
          <table:table-cell table:formula="of:=[.C461]/([.D461]-[.D460])" office:value-type="float" office:value="109645.716775388" calcext:value-type="float">
            <text:p>109645.716775388</text:p>
          </table:table-cell>
          <table:table-cell/>
          <table:table-cell office:value-type="float" office:value="1443146266.69358" calcext:value-type="float">
            <text:p>1443146266.69358</text:p>
          </table:table-cell>
          <table:table-cell table:formula="of:=[.G461]-[.$B$2]" office:value-type="float" office:value="46.6934037208557" calcext:value-type="float">
            <text:p>46.6934037209</text:p>
          </table:table-cell>
          <table:table-cell table:formula="of:=[.C461]/([.H461]-[.H460])" office:value-type="float" office:value="109562.842198828" calcext:value-type="float">
            <text:p>109562.842198828</text:p>
          </table:table-cell>
          <table:table-cell table:formula="of:=[.G461]-[.$B461]" office:value-type="float" office:value="0.233033895492554" calcext:value-type="float">
            <text:p>0.2330338955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6266.49994" calcext:value-type="float">
            <text:p>1443146266.49994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4997627735138" calcext:value-type="float">
            <text:p>46.4997627735</text:p>
          </table:table-cell>
          <table:table-cell table:formula="of:=[.C462]/([.D462]-[.D461])" office:value-type="float" office:value="109664.297870795" calcext:value-type="float">
            <text:p>109664.297870795</text:p>
          </table:table-cell>
          <table:table-cell/>
          <table:table-cell office:value-type="float" office:value="1443146266.73299" calcext:value-type="float">
            <text:p>1443146266.73299</text:p>
          </table:table-cell>
          <table:table-cell table:formula="of:=[.G462]-[.$B$2]" office:value-type="float" office:value="46.7328126430512" calcext:value-type="float">
            <text:p>46.7328126431</text:p>
          </table:table-cell>
          <table:table-cell table:formula="of:=[.C462]/([.H462]-[.H461])" office:value-type="float" office:value="109619.846454478" calcext:value-type="float">
            <text:p>109619.846454478</text:p>
          </table:table-cell>
          <table:table-cell table:formula="of:=[.G462]-[.$B462]" office:value-type="float" office:value="0.233049869537354" calcext:value-type="float">
            <text:p>0.2330498695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6266.53933" calcext:value-type="float">
            <text:p>1443146266.53933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5391502380371" calcext:value-type="float">
            <text:p>46.539150238</text:p>
          </table:table-cell>
          <table:table-cell table:formula="of:=[.C463]/([.D463]-[.D462])" office:value-type="float" office:value="109679.565625322" calcext:value-type="float">
            <text:p>109679.565625322</text:p>
          </table:table-cell>
          <table:table-cell/>
          <table:table-cell office:value-type="float" office:value="1443146266.77241" calcext:value-type="float">
            <text:p>1443146266.77241</text:p>
          </table:table-cell>
          <table:table-cell table:formula="of:=[.G463]-[.$B$2]" office:value-type="float" office:value="46.772233247757" calcext:value-type="float">
            <text:p>46.7722332478</text:p>
          </table:table-cell>
          <table:table-cell table:formula="of:=[.C463]/([.H463]-[.H462])" office:value-type="float" office:value="109587.360017418" calcext:value-type="float">
            <text:p>109587.360017418</text:p>
          </table:table-cell>
          <table:table-cell table:formula="of:=[.G463]-[.$B463]" office:value-type="float" office:value="0.233083009719849" calcext:value-type="float">
            <text:p>0.2330830097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6266.57875" calcext:value-type="float">
            <text:p>1443146266.57875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5785660743713" calcext:value-type="float">
            <text:p>46.5785660744</text:p>
          </table:table-cell>
          <table:table-cell table:formula="of:=[.C464]/([.D464]-[.D463])" office:value-type="float" office:value="109600.617461681" calcext:value-type="float">
            <text:p>109600.617461681</text:p>
          </table:table-cell>
          <table:table-cell/>
          <table:table-cell office:value-type="float" office:value="1443146266.8118" calcext:value-type="float">
            <text:p>1443146266.8118</text:p>
          </table:table-cell>
          <table:table-cell table:formula="of:=[.G464]-[.$B$2]" office:value-type="float" office:value="46.8116178512573" calcext:value-type="float">
            <text:p>46.8116178513</text:p>
          </table:table-cell>
          <table:table-cell table:formula="of:=[.C464]/([.H464]-[.H463])" office:value-type="float" office:value="109687.53309805" calcext:value-type="float">
            <text:p>109687.53309805</text:p>
          </table:table-cell>
          <table:table-cell table:formula="of:=[.G464]-[.$B464]" office:value-type="float" office:value="0.233051776885986" calcext:value-type="float">
            <text:p>0.2330517769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6266.61816" calcext:value-type="float">
            <text:p>1443146266.61816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6179778575897" calcext:value-type="float">
            <text:p>46.6179778576</text:p>
          </table:table-cell>
          <table:table-cell table:formula="of:=[.C465]/([.D465]-[.D464])" office:value-type="float" office:value="109611.888811591" calcext:value-type="float">
            <text:p>109611.888811591</text:p>
          </table:table-cell>
          <table:table-cell/>
          <table:table-cell office:value-type="float" office:value="1443146266.85123" calcext:value-type="float">
            <text:p>1443146266.85123</text:p>
          </table:table-cell>
          <table:table-cell table:formula="of:=[.G465]-[.$B$2]" office:value-type="float" office:value="46.8510456085205" calcext:value-type="float">
            <text:p>46.8510456085</text:p>
          </table:table-cell>
          <table:table-cell table:formula="of:=[.C465]/([.H465]-[.H464])" office:value-type="float" office:value="109567.47986358" calcext:value-type="float">
            <text:p>109567.47986358</text:p>
          </table:table-cell>
          <table:table-cell table:formula="of:=[.G465]-[.$B465]" office:value-type="float" office:value="0.233067750930786" calcext:value-type="float">
            <text:p>0.2330677509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6266.65757" calcext:value-type="float">
            <text:p>1443146266.65757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6573851108551" calcext:value-type="float">
            <text:p>46.6573851109</text:p>
          </table:table-cell>
          <table:table-cell table:formula="of:=[.C466]/([.D466]-[.D465])" office:value-type="float" office:value="109624.488946432" calcext:value-type="float">
            <text:p>109624.488946432</text:p>
          </table:table-cell>
          <table:table-cell/>
          <table:table-cell office:value-type="float" office:value="1443146266.89067" calcext:value-type="float">
            <text:p>1443146266.89067</text:p>
          </table:table-cell>
          <table:table-cell table:formula="of:=[.G466]-[.$B$2]" office:value-type="float" office:value="46.8904936313629" calcext:value-type="float">
            <text:p>46.8904936314</text:p>
          </table:table-cell>
          <table:table-cell table:formula="of:=[.C466]/([.H466]-[.H465])" office:value-type="float" office:value="109511.191910889" calcext:value-type="float">
            <text:p>109511.191910889</text:p>
          </table:table-cell>
          <table:table-cell table:formula="of:=[.G466]-[.$B466]" office:value-type="float" office:value="0.233108520507812" calcext:value-type="float">
            <text:p>0.2331085205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6266.69697" calcext:value-type="float">
            <text:p>1443146266.69697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6967914104462" calcext:value-type="float">
            <text:p>46.6967914104</text:p>
          </table:table-cell>
          <table:table-cell table:formula="of:=[.C467]/([.D467]-[.D466])" office:value-type="float" office:value="109627.141975533" calcext:value-type="float">
            <text:p>109627.141975533</text:p>
          </table:table-cell>
          <table:table-cell/>
          <table:table-cell office:value-type="float" office:value="1443146266.9301" calcext:value-type="float">
            <text:p>1443146266.9301</text:p>
          </table:table-cell>
          <table:table-cell table:formula="of:=[.G467]-[.$B$2]" office:value-type="float" office:value="46.9299244880676" calcext:value-type="float">
            <text:p>46.9299244881</text:p>
          </table:table-cell>
          <table:table-cell table:formula="of:=[.C467]/([.H467]-[.H466])" office:value-type="float" office:value="109558.867370076" calcext:value-type="float">
            <text:p>109558.867370076</text:p>
          </table:table-cell>
          <table:table-cell table:formula="of:=[.G467]-[.$B467]" office:value-type="float" office:value="0.23313307762146" calcext:value-type="float">
            <text:p>0.2331330776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6266.73638" calcext:value-type="float">
            <text:p>1443146266.73638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7362017631531" calcext:value-type="float">
            <text:p>46.7362017632</text:p>
          </table:table-cell>
          <table:table-cell table:formula="of:=[.C468]/([.D468]-[.D467])" office:value-type="float" office:value="109615.867488612" calcext:value-type="float">
            <text:p>109615.867488612</text:p>
          </table:table-cell>
          <table:table-cell/>
          <table:table-cell office:value-type="float" office:value="1443146266.96941" calcext:value-type="float">
            <text:p>1443146266.96941</text:p>
          </table:table-cell>
          <table:table-cell table:formula="of:=[.G468]-[.$B$2]" office:value-type="float" office:value="46.9692313671112" calcext:value-type="float">
            <text:p>46.9692313671</text:p>
          </table:table-cell>
          <table:table-cell table:formula="of:=[.C468]/([.H468]-[.H467])" office:value-type="float" office:value="109904.426530798" calcext:value-type="float">
            <text:p>109904.426530798</text:p>
          </table:table-cell>
          <table:table-cell table:formula="of:=[.G468]-[.$B468]" office:value-type="float" office:value="0.23302960395813" calcext:value-type="float">
            <text:p>0.233029604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6266.77581" calcext:value-type="float">
            <text:p>1443146266.77581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7756283283234" calcext:value-type="float">
            <text:p>46.7756283283</text:p>
          </table:table-cell>
          <table:table-cell table:formula="of:=[.C469]/([.D469]-[.D468])" office:value-type="float" office:value="109570.792721643" calcext:value-type="float">
            <text:p>109570.792721643</text:p>
          </table:table-cell>
          <table:table-cell/>
          <table:table-cell office:value-type="float" office:value="1443146267.00896" calcext:value-type="float">
            <text:p>1443146267.00896</text:p>
          </table:table-cell>
          <table:table-cell table:formula="of:=[.G469]-[.$B$2]" office:value-type="float" office:value="47.0087826251984" calcext:value-type="float">
            <text:p>47.0087826252</text:p>
          </table:table-cell>
          <table:table-cell table:formula="of:=[.C469]/([.H469]-[.H468])" office:value-type="float" office:value="109225.349810115" calcext:value-type="float">
            <text:p>109225.349810115</text:p>
          </table:table-cell>
          <table:table-cell table:formula="of:=[.G469]-[.$B469]" office:value-type="float" office:value="0.233154296875" calcext:value-type="float">
            <text:p>0.2331542969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6266.81522" calcext:value-type="float">
            <text:p>1443146266.81522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8150370121002" calcext:value-type="float">
            <text:p>46.8150370121</text:p>
          </table:table-cell>
          <table:table-cell table:formula="of:=[.C470]/([.D470]-[.D469])" office:value-type="float" office:value="109620.50964354" calcext:value-type="float">
            <text:p>109620.50964354</text:p>
          </table:table-cell>
          <table:table-cell/>
          <table:table-cell office:value-type="float" office:value="1443146270.01816" calcext:value-type="float">
            <text:p>1443146270.01816</text:p>
          </table:table-cell>
          <table:table-cell table:formula="of:=[.G470]-[.$B$2]" office:value-type="float" office:value="50.0179767608643" calcext:value-type="float">
            <text:p>50.0179767609</text:p>
          </table:table-cell>
          <table:table-cell table:formula="of:=[.C470]/([.H470]-[.H469])" office:value-type="float" office:value="1435.60029869726" calcext:value-type="float">
            <text:p>1435.6002986973</text:p>
          </table:table-cell>
          <table:table-cell table:formula="of:=[.G470]-[.$B470]" office:value-type="float" office:value="3.20293974876404" calcext:value-type="float">
            <text:p>3.202939748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6266.85468" calcext:value-type="float">
            <text:p>1443146266.85468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8544952869415" calcext:value-type="float">
            <text:p>46.8544952869</text:p>
          </table:table-cell>
          <table:table-cell table:formula="of:=[.C471]/([.D471]-[.D470])" office:value-type="float" office:value="109482.738851964" calcext:value-type="float">
            <text:p>109482.738851964</text:p>
          </table:table-cell>
          <table:table-cell/>
          <table:table-cell office:value-type="float" office:value="1443146270.99107" calcext:value-type="float">
            <text:p>1443146270.99107</text:p>
          </table:table-cell>
          <table:table-cell table:formula="of:=[.G471]-[.$B$2]" office:value-type="float" office:value="50.9908890724182" calcext:value-type="float">
            <text:p>50.9908890724</text:p>
          </table:table-cell>
          <table:table-cell table:formula="of:=[.C471]/([.H471]-[.H470])" office:value-type="float" office:value="4440.27683553517" calcext:value-type="float">
            <text:p>4440.2768355352</text:p>
          </table:table-cell>
          <table:table-cell table:formula="of:=[.G471]-[.$B471]" office:value-type="float" office:value="4.13639378547668" calcext:value-type="float">
            <text:p>4.1363937855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6266.89409" calcext:value-type="float">
            <text:p>1443146266.89409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8939063549042" calcext:value-type="float">
            <text:p>46.8939063549</text:p>
          </table:table-cell>
          <table:table-cell table:formula="of:=[.C472]/([.D472]-[.D471])" office:value-type="float" office:value="109613.878113997" calcext:value-type="float">
            <text:p>109613.878113997</text:p>
          </table:table-cell>
          <table:table-cell/>
          <table:table-cell office:value-type="float" office:value="1443146271.00894" calcext:value-type="float">
            <text:p>1443146271.00894</text:p>
          </table:table-cell>
          <table:table-cell table:formula="of:=[.G472]-[.$B$2]" office:value-type="float" office:value="51.0087566375732" calcext:value-type="float">
            <text:p>51.0087566376</text:p>
          </table:table-cell>
          <table:table-cell table:formula="of:=[.C472]/([.H472]-[.H471])" office:value-type="float" office:value="241778.886071896" calcext:value-type="float">
            <text:p>241778.886071896</text:p>
          </table:table-cell>
          <table:table-cell table:formula="of:=[.G472]-[.$B472]" office:value-type="float" office:value="4.11485028266907" calcext:value-type="float">
            <text:p>4.1148502827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6266.93349" calcext:value-type="float">
            <text:p>1443146266.93349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9333102703095" calcext:value-type="float">
            <text:p>46.9333102703</text:p>
          </table:table-cell>
          <table:table-cell table:formula="of:=[.C473]/([.D473]-[.D472])" office:value-type="float" office:value="109633.775110122" calcext:value-type="float">
            <text:p>109633.775110122</text:p>
          </table:table-cell>
          <table:table-cell/>
          <table:table-cell office:value-type="float" office:value="1443146271.02649" calcext:value-type="float">
            <text:p>1443146271.02649</text:p>
          </table:table-cell>
          <table:table-cell table:formula="of:=[.G473]-[.$B$2]" office:value-type="float" office:value="51.0263109207153" calcext:value-type="float">
            <text:p>51.0263109207</text:p>
          </table:table-cell>
          <table:table-cell table:formula="of:=[.C473]/([.H473]-[.H472])" office:value-type="float" office:value="246093.786059651" calcext:value-type="float">
            <text:p>246093.786059651</text:p>
          </table:table-cell>
          <table:table-cell table:formula="of:=[.G473]-[.$B473]" office:value-type="float" office:value="4.09300065040588" calcext:value-type="float">
            <text:p>4.0930006504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6266.97292" calcext:value-type="float">
            <text:p>1443146266.97292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9727351665497" calcext:value-type="float">
            <text:p>46.9727351665</text:p>
          </table:table-cell>
          <table:table-cell table:formula="of:=[.C474]/([.D474]-[.D473])" office:value-type="float" office:value="109575.431059507" calcext:value-type="float">
            <text:p>109575.431059507</text:p>
          </table:table-cell>
          <table:table-cell/>
          <table:table-cell office:value-type="float" office:value="1443146271.04405" calcext:value-type="float">
            <text:p>1443146271.04405</text:p>
          </table:table-cell>
          <table:table-cell table:formula="of:=[.G474]-[.$B$2]" office:value-type="float" office:value="51.043872833252" calcext:value-type="float">
            <text:p>51.0438728333</text:p>
          </table:table-cell>
          <table:table-cell table:formula="of:=[.C474]/([.H474]-[.H473])" office:value-type="float" office:value="245986.875916373" calcext:value-type="float">
            <text:p>245986.875916373</text:p>
          </table:table-cell>
          <table:table-cell table:formula="of:=[.G474]-[.$B474]" office:value-type="float" office:value="4.07113766670227" calcext:value-type="float">
            <text:p>4.0711376667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6280.01689" calcext:value-type="float">
            <text:p>1443146280.01689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60.0167078971863" calcext:value-type="float">
            <text:p>60.0167078972</text:p>
          </table:table-cell>
          <table:table-cell table:formula="of:=[.C475]/([.D475]-[.D474])" office:value-type="float" office:value="331.187444899631" calcext:value-type="float">
            <text:p>331.1874448996</text:p>
          </table:table-cell>
          <table:table-cell/>
          <table:table-cell office:value-type="float" office:value="1443146280.21529" calcext:value-type="float">
            <text:p>1443146280.21529</text:p>
          </table:table-cell>
          <table:table-cell table:formula="of:=[.G475]-[.$B$2]" office:value-type="float" office:value="60.2151076793671" calcext:value-type="float">
            <text:p>60.2151076794</text:p>
          </table:table-cell>
          <table:table-cell table:formula="of:=[.C475]/([.H475]-[.H474])" office:value-type="float" office:value="471.037986976195" calcext:value-type="float">
            <text:p>471.0379869762</text:p>
          </table:table-cell>
          <table:table-cell table:formula="of:=[.G475]-[.$B475]" office:value-type="float" office:value="0.198399782180786" calcext:value-type="float">
            <text:p>0.1983997822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6280.07107" calcext:value-type="float">
            <text:p>1443146280.07107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60.0708878040314" calcext:value-type="float">
            <text:p>60.070887804</text:p>
          </table:table-cell>
          <table:table-cell table:formula="of:=[.C476]/([.D476]-[.D475])" office:value-type="float" office:value="79734.3563611401" calcext:value-type="float">
            <text:p>79734.3563611401</text:p>
          </table:table-cell>
          <table:table-cell/>
          <table:table-cell office:value-type="float" office:value="1443146280.31826" calcext:value-type="float">
            <text:p>1443146280.31826</text:p>
          </table:table-cell>
          <table:table-cell table:formula="of:=[.G476]-[.$B$2]" office:value-type="float" office:value="60.3180778026581" calcext:value-type="float">
            <text:p>60.3180778027</text:p>
          </table:table-cell>
          <table:table-cell table:formula="of:=[.C476]/([.H476]-[.H475])" office:value-type="float" office:value="41953.9169414293" calcext:value-type="float">
            <text:p>41953.9169414293</text:p>
          </table:table-cell>
          <table:table-cell table:formula="of:=[.G476]-[.$B476]" office:value-type="float" office:value="0.247189998626709" calcext:value-type="float">
            <text:p>0.2471899986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6280.12522" calcext:value-type="float">
            <text:p>1443146280.12522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60.1250357627869" calcext:value-type="float">
            <text:p>60.1250357628</text:p>
          </table:table-cell>
          <table:table-cell table:formula="of:=[.C477]/([.D477]-[.D476])" office:value-type="float" office:value="79781.4008004826" calcext:value-type="float">
            <text:p>79781.4008004826</text:p>
          </table:table-cell>
          <table:table-cell/>
          <table:table-cell office:value-type="float" office:value="1443146280.33639" calcext:value-type="float">
            <text:p>1443146280.33639</text:p>
          </table:table-cell>
          <table:table-cell table:formula="of:=[.G477]-[.$B$2]" office:value-type="float" office:value="60.3362128734589" calcext:value-type="float">
            <text:p>60.3362128735</text:p>
          </table:table-cell>
          <table:table-cell table:formula="of:=[.C477]/([.H477]-[.H476])" office:value-type="float" office:value="238212.469499369" calcext:value-type="float">
            <text:p>238212.469499369</text:p>
          </table:table-cell>
          <table:table-cell table:formula="of:=[.G477]-[.$B477]" office:value-type="float" office:value="0.211177110671997" calcext:value-type="float">
            <text:p>0.2111771107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6280.17936" calcext:value-type="float">
            <text:p>1443146280.17936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60.1791775226593" calcext:value-type="float">
            <text:p>60.1791775227</text:p>
          </table:table-cell>
          <table:table-cell table:formula="of:=[.C478]/([.D478]-[.D477])" office:value-type="float" office:value="79790.5352574124" calcext:value-type="float">
            <text:p>79790.5352574124</text:p>
          </table:table-cell>
          <table:table-cell/>
          <table:table-cell office:value-type="float" office:value="1443146280.42656" calcext:value-type="float">
            <text:p>1443146280.42656</text:p>
          </table:table-cell>
          <table:table-cell table:formula="of:=[.G478]-[.$B$2]" office:value-type="float" office:value="60.4263842105866" calcext:value-type="float">
            <text:p>60.4263842106</text:p>
          </table:table-cell>
          <table:table-cell table:formula="of:=[.C478]/([.H478]-[.H477])" office:value-type="float" office:value="47908.7938319329" calcext:value-type="float">
            <text:p>47908.7938319329</text:p>
          </table:table-cell>
          <table:table-cell table:formula="of:=[.G478]-[.$B478]" office:value-type="float" office:value="0.247206687927246" calcext:value-type="float">
            <text:p>0.2472066879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6280.23351" calcext:value-type="float">
            <text:p>1443146280.23351</text:p>
          </table:table-cell>
          <table:table-cell office:value-type="float" office:value="4320" calcext:value-type="float">
            <text:p>4320</text:p>
          </table:table-cell>
          <table:table-cell table:formula="of:=[.B479]-[.$B$2]" office:value-type="float" office:value="60.2333281040192" calcext:value-type="float">
            <text:p>60.233328104</text:p>
          </table:table-cell>
          <table:table-cell table:formula="of:=[.C479]/([.D479]-[.D478])" office:value-type="float" office:value="79777.536852116" calcext:value-type="float">
            <text:p>79777.536852116</text:p>
          </table:table-cell>
          <table:table-cell/>
          <table:table-cell office:value-type="float" office:value="1443146280.48065" calcext:value-type="float">
            <text:p>1443146280.48065</text:p>
          </table:table-cell>
          <table:table-cell table:formula="of:=[.G479]-[.$B$2]" office:value-type="float" office:value="60.4804694652557" calcext:value-type="float">
            <text:p>60.4804694653</text:p>
          </table:table-cell>
          <table:table-cell table:formula="of:=[.C479]/([.H479]-[.H478])" office:value-type="float" office:value="79873.8958783337" calcext:value-type="float">
            <text:p>79873.8958783337</text:p>
          </table:table-cell>
          <table:table-cell table:formula="of:=[.G479]-[.$B479]" office:value-type="float" office:value="0.247141361236572" calcext:value-type="float">
            <text:p>0.2471413612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6280.28765" calcext:value-type="float">
            <text:p>1443146280.28765</text:p>
          </table:table-cell>
          <table:table-cell office:value-type="float" office:value="4320" calcext:value-type="float">
            <text:p>4320</text:p>
          </table:table-cell>
          <table:table-cell table:formula="of:=[.B480]-[.$B$2]" office:value-type="float" office:value="60.2874665260315" calcext:value-type="float">
            <text:p>60.287466526</text:p>
          </table:table-cell>
          <table:table-cell table:formula="of:=[.C480]/([.D480]-[.D479])" office:value-type="float" office:value="79795.4546775707" calcext:value-type="float">
            <text:p>79795.4546775707</text:p>
          </table:table-cell>
          <table:table-cell/>
          <table:table-cell office:value-type="float" office:value="1443146280.53481" calcext:value-type="float">
            <text:p>1443146280.53481</text:p>
          </table:table-cell>
          <table:table-cell table:formula="of:=[.G480]-[.$B$2]" office:value-type="float" office:value="60.5346252918243" calcext:value-type="float">
            <text:p>60.5346252918</text:p>
          </table:table-cell>
          <table:table-cell table:formula="of:=[.C480]/([.H480]-[.H479])" office:value-type="float" office:value="79769.8100780996" calcext:value-type="float">
            <text:p>79769.8100780996</text:p>
          </table:table-cell>
          <table:table-cell table:formula="of:=[.G480]-[.$B480]" office:value-type="float" office:value="0.247158765792847" calcext:value-type="float">
            <text:p>0.2471587658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6280.34178" calcext:value-type="float">
            <text:p>1443146280.34178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3416035175323" calcext:value-type="float">
            <text:p>60.3416035175</text:p>
          </table:table-cell>
          <table:table-cell table:formula="of:=[.C481]/([.D481]-[.D480])" office:value-type="float" office:value="79797.5631861961" calcext:value-type="float">
            <text:p>79797.5631861961</text:p>
          </table:table-cell>
          <table:table-cell/>
          <table:table-cell office:value-type="float" office:value="1443146280.5889" calcext:value-type="float">
            <text:p>1443146280.5889</text:p>
          </table:table-cell>
          <table:table-cell table:formula="of:=[.G481]-[.$B$2]" office:value-type="float" office:value="60.588723897934" calcext:value-type="float">
            <text:p>60.5887238979</text:p>
          </table:table-cell>
          <table:table-cell table:formula="of:=[.C481]/([.H481]-[.H480])" office:value-type="float" office:value="79854.1831419178" calcext:value-type="float">
            <text:p>79854.1831419178</text:p>
          </table:table-cell>
          <table:table-cell table:formula="of:=[.G481]-[.$B481]" office:value-type="float" office:value="0.247120380401611" calcext:value-type="float">
            <text:p>0.2471203804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6280.39593" calcext:value-type="float">
            <text:p>1443146280.39593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3957483768463" calcext:value-type="float">
            <text:p>60.3957483768</text:p>
          </table:table-cell>
          <table:table-cell table:formula="of:=[.C482]/([.D482]-[.D481])" office:value-type="float" office:value="79785.9677675033" calcext:value-type="float">
            <text:p>79785.9677675033</text:p>
          </table:table-cell>
          <table:table-cell/>
          <table:table-cell office:value-type="float" office:value="1443146280.64311" calcext:value-type="float">
            <text:p>1443146280.64311</text:p>
          </table:table-cell>
          <table:table-cell table:formula="of:=[.G482]-[.$B$2]" office:value-type="float" office:value="60.6429255008698" calcext:value-type="float">
            <text:p>60.6429255009</text:p>
          </table:table-cell>
          <table:table-cell table:formula="of:=[.C482]/([.H482]-[.H481])" office:value-type="float" office:value="79702.4398912632" calcext:value-type="float">
            <text:p>79702.4398912632</text:p>
          </table:table-cell>
          <table:table-cell table:formula="of:=[.G482]-[.$B482]" office:value-type="float" office:value="0.247177124023437" calcext:value-type="float">
            <text:p>0.247177124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6280.45007" calcext:value-type="float">
            <text:p>1443146280.45007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4498870372772" calcext:value-type="float">
            <text:p>60.4498870373</text:p>
          </table:table-cell>
          <table:table-cell table:formula="of:=[.C483]/([.D483]-[.D482])" office:value-type="float" office:value="79795.1032702995" calcext:value-type="float">
            <text:p>79795.1032702995</text:p>
          </table:table-cell>
          <table:table-cell/>
          <table:table-cell office:value-type="float" office:value="1443146280.69729" calcext:value-type="float">
            <text:p>1443146280.69729</text:p>
          </table:table-cell>
          <table:table-cell table:formula="of:=[.G483]-[.$B$2]" office:value-type="float" office:value="60.6971099376679" calcext:value-type="float">
            <text:p>60.6971099377</text:p>
          </table:table-cell>
          <table:table-cell table:formula="of:=[.C483]/([.H483]-[.H482])" office:value-type="float" office:value="79727.690371635" calcext:value-type="float">
            <text:p>79727.690371635</text:p>
          </table:table-cell>
          <table:table-cell table:formula="of:=[.G483]-[.$B483]" office:value-type="float" office:value="0.247222900390625" calcext:value-type="float">
            <text:p>0.2472229004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6280.5042" calcext:value-type="float">
            <text:p>1443146280.5042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5040235519409" calcext:value-type="float">
            <text:p>60.5040235519</text:p>
          </table:table-cell>
          <table:table-cell table:formula="of:=[.C484]/([.D484]-[.D483])" office:value-type="float" office:value="79798.2660471671" calcext:value-type="float">
            <text:p>79798.2660471671</text:p>
          </table:table-cell>
          <table:table-cell/>
          <table:table-cell office:value-type="float" office:value="1443146280.75133" calcext:value-type="float">
            <text:p>1443146280.75133</text:p>
          </table:table-cell>
          <table:table-cell table:formula="of:=[.G484]-[.$B$2]" office:value-type="float" office:value="60.7511529922485" calcext:value-type="float">
            <text:p>60.7511529922</text:p>
          </table:table-cell>
          <table:table-cell table:formula="of:=[.C484]/([.H484]-[.H483])" office:value-type="float" office:value="79936.2662513842" calcext:value-type="float">
            <text:p>79936.2662513842</text:p>
          </table:table-cell>
          <table:table-cell table:formula="of:=[.G484]-[.$B484]" office:value-type="float" office:value="0.247129440307617" calcext:value-type="float">
            <text:p>0.2471294403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6280.55833" calcext:value-type="float">
            <text:p>1443146280.55833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5581514835358" calcext:value-type="float">
            <text:p>60.5581514835</text:p>
          </table:table-cell>
          <table:table-cell table:formula="of:=[.C485]/([.D485]-[.D484])" office:value-type="float" office:value="79810.9196622458" calcext:value-type="float">
            <text:p>79810.9196622458</text:p>
          </table:table-cell>
          <table:table-cell/>
          <table:table-cell office:value-type="float" office:value="1443146280.80563" calcext:value-type="float">
            <text:p>1443146280.80563</text:p>
          </table:table-cell>
          <table:table-cell table:formula="of:=[.G485]-[.$B$2]" office:value-type="float" office:value="60.8054456710815" calcext:value-type="float">
            <text:p>60.8054456711</text:p>
          </table:table-cell>
          <table:table-cell table:formula="of:=[.C485]/([.H485]-[.H484])" office:value-type="float" office:value="79568.7391533462" calcext:value-type="float">
            <text:p>79568.7391533462</text:p>
          </table:table-cell>
          <table:table-cell table:formula="of:=[.G485]-[.$B485]" office:value-type="float" office:value="0.247294187545776" calcext:value-type="float">
            <text:p>0.247294187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6280.61247" calcext:value-type="float">
            <text:p>1443146280.61247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6122922897339" calcext:value-type="float">
            <text:p>60.6122922897</text:p>
          </table:table-cell>
          <table:table-cell table:formula="of:=[.C486]/([.D486]-[.D485])" office:value-type="float" office:value="79791.9407441332" calcext:value-type="float">
            <text:p>79791.9407441332</text:p>
          </table:table-cell>
          <table:table-cell/>
          <table:table-cell office:value-type="float" office:value="1443146280.82377" calcext:value-type="float">
            <text:p>1443146280.82377</text:p>
          </table:table-cell>
          <table:table-cell table:formula="of:=[.G486]-[.$B$2]" office:value-type="float" office:value="60.8235931396484" calcext:value-type="float">
            <text:p>60.8235931396</text:p>
          </table:table-cell>
          <table:table-cell table:formula="of:=[.C486]/([.H486]-[.H485])" office:value-type="float" office:value="238049.730411477" calcext:value-type="float">
            <text:p>238049.730411477</text:p>
          </table:table-cell>
          <table:table-cell table:formula="of:=[.G486]-[.$B486]" office:value-type="float" office:value="0.211300849914551" calcext:value-type="float">
            <text:p>0.2113008499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6280.66662" calcext:value-type="float">
            <text:p>1443146280.66662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6664433479309" calcext:value-type="float">
            <text:p>60.6664433479</text:p>
          </table:table-cell>
          <table:table-cell table:formula="of:=[.C487]/([.D487]-[.D486])" office:value-type="float" office:value="79776.8343562604" calcext:value-type="float">
            <text:p>79776.8343562604</text:p>
          </table:table-cell>
          <table:table-cell/>
          <table:table-cell office:value-type="float" office:value="1443146280.91385" calcext:value-type="float">
            <text:p>1443146280.91385</text:p>
          </table:table-cell>
          <table:table-cell table:formula="of:=[.G487]-[.$B$2]" office:value-type="float" office:value="60.9136683940888" calcext:value-type="float">
            <text:p>60.9136683941</text:p>
          </table:table-cell>
          <table:table-cell table:formula="of:=[.C487]/([.H487]-[.H486])" office:value-type="float" office:value="47959.8978303507" calcext:value-type="float">
            <text:p>47959.8978303507</text:p>
          </table:table-cell>
          <table:table-cell table:formula="of:=[.G487]-[.$B487]" office:value-type="float" office:value="0.247225046157837" calcext:value-type="float">
            <text:p>0.2472250462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6280.72082" calcext:value-type="float">
            <text:p>1443146280.72082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7206358909607" calcext:value-type="float">
            <text:p>60.720635891</text:p>
          </table:table-cell>
          <table:table-cell table:formula="of:=[.C488]/([.D488]-[.D487])" office:value-type="float" office:value="79715.7645402552" calcext:value-type="float">
            <text:p>79715.7645402552</text:p>
          </table:table-cell>
          <table:table-cell/>
          <table:table-cell office:value-type="float" office:value="1443146280.96836" calcext:value-type="float">
            <text:p>1443146280.96836</text:p>
          </table:table-cell>
          <table:table-cell table:formula="of:=[.G488]-[.$B$2]" office:value-type="float" office:value="60.9681766033173" calcext:value-type="float">
            <text:p>60.9681766033</text:p>
          </table:table-cell>
          <table:table-cell table:formula="of:=[.C488]/([.H488]-[.H487])" office:value-type="float" office:value="79254.1171530548" calcext:value-type="float">
            <text:p>79254.1171530548</text:p>
          </table:table-cell>
          <table:table-cell table:formula="of:=[.G488]-[.$B488]" office:value-type="float" office:value="0.247540712356567" calcext:value-type="float">
            <text:p>0.2475407124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6280.77496" calcext:value-type="float">
            <text:p>1443146280.77496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7747797966003" calcext:value-type="float">
            <text:p>60.7747797966</text:p>
          </table:table-cell>
          <table:table-cell table:formula="of:=[.C489]/([.D489]-[.D488])" office:value-type="float" office:value="79787.3730933174" calcext:value-type="float">
            <text:p>79787.3730933174</text:p>
          </table:table-cell>
          <table:table-cell/>
          <table:table-cell office:value-type="float" office:value="1443146281.02216" calcext:value-type="float">
            <text:p>1443146281.02216</text:p>
          </table:table-cell>
          <table:table-cell table:formula="of:=[.G489]-[.$B$2]" office:value-type="float" office:value="61.0219762325287" calcext:value-type="float">
            <text:p>61.0219762325</text:p>
          </table:table-cell>
          <table:table-cell table:formula="of:=[.C489]/([.H489]-[.H488])" office:value-type="float" office:value="80297.9511814653" calcext:value-type="float">
            <text:p>80297.9511814653</text:p>
          </table:table-cell>
          <table:table-cell table:formula="of:=[.G489]-[.$B489]" office:value-type="float" office:value="0.247196435928345" calcext:value-type="float">
            <text:p>0.2471964359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6280.82912" calcext:value-type="float">
            <text:p>1443146280.82912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8289420604706" calcext:value-type="float">
            <text:p>60.8289420605</text:p>
          </table:table-cell>
          <table:table-cell table:formula="of:=[.C490]/([.D490]-[.D489])" office:value-type="float" office:value="79760.3292644813" calcext:value-type="float">
            <text:p>79760.3292644813</text:p>
          </table:table-cell>
          <table:table-cell/>
          <table:table-cell office:value-type="float" office:value="1443146281.07633" calcext:value-type="float">
            <text:p>1443146281.07633</text:p>
          </table:table-cell>
          <table:table-cell table:formula="of:=[.G490]-[.$B$2]" office:value-type="float" office:value="61.0761494636536" calcext:value-type="float">
            <text:p>61.0761494637</text:p>
          </table:table-cell>
          <table:table-cell table:formula="of:=[.C490]/([.H490]-[.H489])" office:value-type="float" office:value="79744.1819566145" calcext:value-type="float">
            <text:p>79744.1819566145</text:p>
          </table:table-cell>
          <table:table-cell table:formula="of:=[.G490]-[.$B490]" office:value-type="float" office:value="0.247207403182983" calcext:value-type="float">
            <text:p>0.2472074032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6280.88327" calcext:value-type="float">
            <text:p>1443146280.88327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8830919265747" calcext:value-type="float">
            <text:p>60.8830919266</text:p>
          </table:table-cell>
          <table:table-cell table:formula="of:=[.C491]/([.D491]-[.D490])" office:value-type="float" office:value="79778.5906190973" calcext:value-type="float">
            <text:p>79778.5906190973</text:p>
          </table:table-cell>
          <table:table-cell/>
          <table:table-cell office:value-type="float" office:value="1443146281.13049" calcext:value-type="float">
            <text:p>1443146281.13049</text:p>
          </table:table-cell>
          <table:table-cell table:formula="of:=[.G491]-[.$B$2]" office:value-type="float" office:value="61.1303079128265" calcext:value-type="float">
            <text:p>61.1303079128</text:p>
          </table:table-cell>
          <table:table-cell table:formula="of:=[.C491]/([.H491]-[.H490])" office:value-type="float" office:value="79765.9472523409" calcext:value-type="float">
            <text:p>79765.9472523409</text:p>
          </table:table-cell>
          <table:table-cell table:formula="of:=[.G491]-[.$B491]" office:value-type="float" office:value="0.247215986251831" calcext:value-type="float">
            <text:p>0.2472159863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6280.93742" calcext:value-type="float">
            <text:p>1443146280.93742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9372444152832" calcext:value-type="float">
            <text:p>60.9372444153</text:p>
          </table:table-cell>
          <table:table-cell table:formula="of:=[.C492]/([.D492]-[.D491])" office:value-type="float" office:value="79774.7269429231" calcext:value-type="float">
            <text:p>79774.7269429231</text:p>
          </table:table-cell>
          <table:table-cell/>
          <table:table-cell office:value-type="float" office:value="1443146281.18474" calcext:value-type="float">
            <text:p>1443146281.18474</text:p>
          </table:table-cell>
          <table:table-cell table:formula="of:=[.G492]-[.$B$2]" office:value-type="float" office:value="61.184556722641" calcext:value-type="float">
            <text:p>61.1845567226</text:p>
          </table:table-cell>
          <table:table-cell table:formula="of:=[.C492]/([.H492]-[.H491])" office:value-type="float" office:value="79633.0834681106" calcext:value-type="float">
            <text:p>79633.0834681106</text:p>
          </table:table-cell>
          <table:table-cell table:formula="of:=[.G492]-[.$B492]" office:value-type="float" office:value="0.247312307357788" calcext:value-type="float">
            <text:p>0.2473123074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6280.99159" calcext:value-type="float">
            <text:p>1443146280.99159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9914112091064" calcext:value-type="float">
            <text:p>60.9914112091</text:p>
          </table:table-cell>
          <table:table-cell table:formula="of:=[.C493]/([.D493]-[.D492])" office:value-type="float" office:value="79753.6589316525" calcext:value-type="float">
            <text:p>79753.6589316525</text:p>
          </table:table-cell>
          <table:table-cell/>
          <table:table-cell office:value-type="float" office:value="1443146281.20229" calcext:value-type="float">
            <text:p>1443146281.20229</text:p>
          </table:table-cell>
          <table:table-cell table:formula="of:=[.G493]-[.$B$2]" office:value-type="float" office:value="61.2021148204803" calcext:value-type="float">
            <text:p>61.2021148205</text:p>
          </table:table-cell>
          <table:table-cell table:formula="of:=[.C493]/([.H493]-[.H492])" office:value-type="float" office:value="246040.319374287" calcext:value-type="float">
            <text:p>246040.319374287</text:p>
          </table:table-cell>
          <table:table-cell table:formula="of:=[.G493]-[.$B493]" office:value-type="float" office:value="0.210703611373901" calcext:value-type="float">
            <text:p>0.210703611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6281.04306" calcext:value-type="float">
            <text:p>1443146281.04306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1.0428776741028" calcext:value-type="float">
            <text:p>61.0428776741</text:p>
          </table:table-cell>
          <table:table-cell table:formula="of:=[.C494]/([.D494]-[.D493])" office:value-type="float" office:value="83938.1527429053" calcext:value-type="float">
            <text:p>83938.1527429053</text:p>
          </table:table-cell>
          <table:table-cell/>
          <table:table-cell office:value-type="float" office:value="1443146281.24135" calcext:value-type="float">
            <text:p>1443146281.24135</text:p>
          </table:table-cell>
          <table:table-cell table:formula="of:=[.G494]-[.$B$2]" office:value-type="float" office:value="61.2411704063416" calcext:value-type="float">
            <text:p>61.2411704063</text:p>
          </table:table-cell>
          <table:table-cell table:formula="of:=[.C494]/([.H494]-[.H493])" office:value-type="float" office:value="110611.578465427" calcext:value-type="float">
            <text:p>110611.578465427</text:p>
          </table:table-cell>
          <table:table-cell table:formula="of:=[.G494]-[.$B494]" office:value-type="float" office:value="0.19829273223877" calcext:value-type="float">
            <text:p>0.1982927322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6281.09402" calcext:value-type="float">
            <text:p>1443146281.09402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1.0938413143158" calcext:value-type="float">
            <text:p>61.0938413143</text:p>
          </table:table-cell>
          <table:table-cell table:formula="of:=[.C495]/([.D495]-[.D494])" office:value-type="float" office:value="84766.3153955192" calcext:value-type="float">
            <text:p>84766.3153955192</text:p>
          </table:table-cell>
          <table:table-cell/>
          <table:table-cell office:value-type="float" office:value="1443146281.2924" calcext:value-type="float">
            <text:p>1443146281.2924</text:p>
          </table:table-cell>
          <table:table-cell table:formula="of:=[.G495]-[.$B$2]" office:value-type="float" office:value="61.2922158241272" calcext:value-type="float">
            <text:p>61.2922158241</text:p>
          </table:table-cell>
          <table:table-cell table:formula="of:=[.C495]/([.H495]-[.H494])" office:value-type="float" office:value="84630.5150864082" calcext:value-type="float">
            <text:p>84630.5150864082</text:p>
          </table:table-cell>
          <table:table-cell table:formula="of:=[.G495]-[.$B495]" office:value-type="float" office:value="0.198374509811401" calcext:value-type="float">
            <text:p>0.1983745098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6281.14499" calcext:value-type="float">
            <text:p>1443146281.14499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1.144807100296" calcext:value-type="float">
            <text:p>61.1448071003</text:p>
          </table:table-cell>
          <table:table-cell table:formula="of:=[.C496]/([.D496]-[.D495])" office:value-type="float" office:value="84762.7465546439" calcext:value-type="float">
            <text:p>84762.7465546439</text:p>
          </table:table-cell>
          <table:table-cell/>
          <table:table-cell office:value-type="float" office:value="1443146281.34331" calcext:value-type="float">
            <text:p>1443146281.34331</text:p>
          </table:table-cell>
          <table:table-cell table:formula="of:=[.G496]-[.$B$2]" office:value-type="float" office:value="61.3431317806244" calcext:value-type="float">
            <text:p>61.3431317806</text:p>
          </table:table-cell>
          <table:table-cell table:formula="of:=[.C496]/([.H496]-[.H495])" office:value-type="float" office:value="84845.7005857921" calcext:value-type="float">
            <text:p>84845.7005857921</text:p>
          </table:table-cell>
          <table:table-cell table:formula="of:=[.G496]-[.$B496]" office:value-type="float" office:value="0.198324680328369" calcext:value-type="float">
            <text:p>0.1983246803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6281.19596" calcext:value-type="float">
            <text:p>1443146281.19596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1.195782661438" calcext:value-type="float">
            <text:p>61.1957826614</text:p>
          </table:table-cell>
          <table:table-cell table:formula="of:=[.C497]/([.D497]-[.D496])" office:value-type="float" office:value="84746.4923038067" calcext:value-type="float">
            <text:p>84746.4923038067</text:p>
          </table:table-cell>
          <table:table-cell/>
          <table:table-cell office:value-type="float" office:value="1443146281.39426" calcext:value-type="float">
            <text:p>1443146281.39426</text:p>
          </table:table-cell>
          <table:table-cell table:formula="of:=[.G497]-[.$B$2]" office:value-type="float" office:value="61.3940813541412" calcext:value-type="float">
            <text:p>61.3940813541</text:p>
          </table:table-cell>
          <table:table-cell table:formula="of:=[.C497]/([.H497]-[.H496])" office:value-type="float" office:value="84789.7185748112" calcext:value-type="float">
            <text:p>84789.7185748112</text:p>
          </table:table-cell>
          <table:table-cell table:formula="of:=[.G497]-[.$B497]" office:value-type="float" office:value="0.198298692703247" calcext:value-type="float">
            <text:p>0.1982986927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6281.24697" calcext:value-type="float">
            <text:p>1443146281.24697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1.2467920780182" calcext:value-type="float">
            <text:p>61.246792078</text:p>
          </table:table-cell>
          <table:table-cell table:formula="of:=[.C498]/([.D498]-[.D497])" office:value-type="float" office:value="84690.2452453622" calcext:value-type="float">
            <text:p>84690.2452453622</text:p>
          </table:table-cell>
          <table:table-cell/>
          <table:table-cell office:value-type="float" office:value="1443146281.44508" calcext:value-type="float">
            <text:p>1443146281.44508</text:p>
          </table:table-cell>
          <table:table-cell table:formula="of:=[.G498]-[.$B$2]" office:value-type="float" office:value="61.4448964595795" calcext:value-type="float">
            <text:p>61.4448964596</text:p>
          </table:table-cell>
          <table:table-cell table:formula="of:=[.C498]/([.H498]-[.H497])" office:value-type="float" office:value="85014.0910413167" calcext:value-type="float">
            <text:p>85014.0910413167</text:p>
          </table:table-cell>
          <table:table-cell table:formula="of:=[.G498]-[.$B498]" office:value-type="float" office:value="0.198104381561279" calcext:value-type="float">
            <text:p>0.1981043816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6281.29792" calcext:value-type="float">
            <text:p>1443146281.29792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1.297741651535" calcext:value-type="float">
            <text:p>61.2977416515</text:p>
          </table:table-cell>
          <table:table-cell table:formula="of:=[.C499]/([.D499]-[.D498])" office:value-type="float" office:value="84789.7185748112" calcext:value-type="float">
            <text:p>84789.7185748112</text:p>
          </table:table-cell>
          <table:table-cell/>
          <table:table-cell office:value-type="float" office:value="1443146281.54175" calcext:value-type="float">
            <text:p>1443146281.54175</text:p>
          </table:table-cell>
          <table:table-cell table:formula="of:=[.G499]-[.$B$2]" office:value-type="float" office:value="61.5415713787079" calcext:value-type="float">
            <text:p>61.5415713787</text:p>
          </table:table-cell>
          <table:table-cell table:formula="of:=[.C499]/([.H499]-[.H498])" office:value-type="float" office:value="44685.8403290882" calcext:value-type="float">
            <text:p>44685.8403290882</text:p>
          </table:table-cell>
          <table:table-cell table:formula="of:=[.G499]-[.$B499]" office:value-type="float" office:value="0.243829727172852" calcext:value-type="float">
            <text:p>0.2438297272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6281.34886" calcext:value-type="float">
            <text:p>1443146281.34886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3486814498901" calcext:value-type="float">
            <text:p>61.3486814499</text:p>
          </table:table-cell>
          <table:table-cell table:formula="of:=[.C500]/([.D500]-[.D499])" office:value-type="float" office:value="84805.9894129376" calcext:value-type="float">
            <text:p>84805.9894129376</text:p>
          </table:table-cell>
          <table:table-cell/>
          <table:table-cell office:value-type="float" office:value="1443146281.59265" calcext:value-type="float">
            <text:p>1443146281.59265</text:p>
          </table:table-cell>
          <table:table-cell table:formula="of:=[.G500]-[.$B$2]" office:value-type="float" office:value="61.5924725532532" calcext:value-type="float">
            <text:p>61.5924725533</text:p>
          </table:table-cell>
          <table:table-cell table:formula="of:=[.C500]/([.H500]-[.H499])" office:value-type="float" office:value="84870.3401953207" calcext:value-type="float">
            <text:p>84870.3401953207</text:p>
          </table:table-cell>
          <table:table-cell table:formula="of:=[.G500]-[.$B500]" office:value-type="float" office:value="0.243791103363037" calcext:value-type="float">
            <text:p>0.2437911034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6281.39981" calcext:value-type="float">
            <text:p>1443146281.39981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3996300697327" calcext:value-type="float">
            <text:p>61.3996300697</text:p>
          </table:table-cell>
          <table:table-cell table:formula="of:=[.C501]/([.D501]-[.D500])" office:value-type="float" office:value="84791.305698803" calcext:value-type="float">
            <text:p>84791.305698803</text:p>
          </table:table-cell>
          <table:table-cell/>
          <table:table-cell office:value-type="float" office:value="1443146281.64356" calcext:value-type="float">
            <text:p>1443146281.64356</text:p>
          </table:table-cell>
          <table:table-cell table:formula="of:=[.G501]-[.$B$2]" office:value-type="float" office:value="61.6433842182159" calcext:value-type="float">
            <text:p>61.6433842182</text:p>
          </table:table-cell>
          <table:table-cell table:formula="of:=[.C501]/([.H501]-[.H500])" office:value-type="float" office:value="84852.8525468416" calcext:value-type="float">
            <text:p>84852.8525468416</text:p>
          </table:table-cell>
          <table:table-cell table:formula="of:=[.G501]-[.$B501]" office:value-type="float" office:value="0.243754148483276" calcext:value-type="float">
            <text:p>0.243754148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6281.45073" calcext:value-type="float">
            <text:p>1443146281.45073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4505462646484" calcext:value-type="float">
            <text:p>61.4505462646</text:p>
          </table:table-cell>
          <table:table-cell table:formula="of:=[.C502]/([.D502]-[.D501])" office:value-type="float" office:value="84845.3032899727" calcext:value-type="float">
            <text:p>84845.3032899727</text:p>
          </table:table-cell>
          <table:table-cell/>
          <table:table-cell office:value-type="float" office:value="1443146281.69452" calcext:value-type="float">
            <text:p>1443146281.69452</text:p>
          </table:table-cell>
          <table:table-cell table:formula="of:=[.G502]-[.$B$2]" office:value-type="float" office:value="61.6943364143372" calcext:value-type="float">
            <text:p>61.6943364143</text:p>
          </table:table-cell>
          <table:table-cell table:formula="of:=[.C502]/([.H502]-[.H501])" office:value-type="float" office:value="84785.3542901796" calcext:value-type="float">
            <text:p>84785.3542901796</text:p>
          </table:table-cell>
          <table:table-cell table:formula="of:=[.G502]-[.$B502]" office:value-type="float" office:value="0.243790149688721" calcext:value-type="float">
            <text:p>0.2437901497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6281.50164" calcext:value-type="float">
            <text:p>1443146281.50164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5014593601227" calcext:value-type="float">
            <text:p>61.5014593601</text:p>
          </table:table-cell>
          <table:table-cell table:formula="of:=[.C503]/([.D503]-[.D502])" office:value-type="float" office:value="84850.4684258587" calcext:value-type="float">
            <text:p>84850.4684258587</text:p>
          </table:table-cell>
          <table:table-cell/>
          <table:table-cell office:value-type="float" office:value="1443146281.74544" calcext:value-type="float">
            <text:p>1443146281.74544</text:p>
          </table:table-cell>
          <table:table-cell table:formula="of:=[.G503]-[.$B$2]" office:value-type="float" office:value="61.745260477066" calcext:value-type="float">
            <text:p>61.7452604771</text:p>
          </table:table-cell>
          <table:table-cell table:formula="of:=[.C503]/([.H503]-[.H502])" office:value-type="float" office:value="84832.1946149416" calcext:value-type="float">
            <text:p>84832.1946149416</text:p>
          </table:table-cell>
          <table:table-cell table:formula="of:=[.G503]-[.$B503]" office:value-type="float" office:value="0.243801116943359" calcext:value-type="float">
            <text:p>0.2438011169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6281.55259" calcext:value-type="float">
            <text:p>1443146281.55259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5524055957794" calcext:value-type="float">
            <text:p>61.5524055958</text:p>
          </table:table-cell>
          <table:table-cell table:formula="of:=[.C504]/([.D504]-[.D503])" office:value-type="float" office:value="84795.2737687426" calcext:value-type="float">
            <text:p>84795.2737687426</text:p>
          </table:table-cell>
          <table:table-cell/>
          <table:table-cell office:value-type="float" office:value="1443146281.7963" calcext:value-type="float">
            <text:p>1443146281.7963</text:p>
          </table:table-cell>
          <table:table-cell table:formula="of:=[.G504]-[.$B$2]" office:value-type="float" office:value="61.7961196899414" calcext:value-type="float">
            <text:p>61.7961196899</text:p>
          </table:table-cell>
          <table:table-cell table:formula="of:=[.C504]/([.H504]-[.H503])" office:value-type="float" office:value="84940.3629306344" calcext:value-type="float">
            <text:p>84940.3629306344</text:p>
          </table:table-cell>
          <table:table-cell table:formula="of:=[.G504]-[.$B504]" office:value-type="float" office:value="0.243714094161987" calcext:value-type="float">
            <text:p>0.2437140942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6281.60353" calcext:value-type="float">
            <text:p>1443146281.60353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6033523082733" calcext:value-type="float">
            <text:p>61.6033523083</text:p>
          </table:table-cell>
          <table:table-cell table:formula="of:=[.C505]/([.D505]-[.D504])" office:value-type="float" office:value="84794.4801250433" calcext:value-type="float">
            <text:p>84794.4801250433</text:p>
          </table:table-cell>
          <table:table-cell/>
          <table:table-cell office:value-type="float" office:value="1443146281.84729" calcext:value-type="float">
            <text:p>1443146281.84729</text:p>
          </table:table-cell>
          <table:table-cell table:formula="of:=[.G505]-[.$B$2]" office:value-type="float" office:value="61.8471114635468" calcext:value-type="float">
            <text:p>61.8471114635</text:p>
          </table:table-cell>
          <table:table-cell table:formula="of:=[.C505]/([.H505]-[.H504])" office:value-type="float" office:value="84719.547773232" calcext:value-type="float">
            <text:p>84719.547773232</text:p>
          </table:table-cell>
          <table:table-cell table:formula="of:=[.G505]-[.$B505]" office:value-type="float" office:value="0.243759155273437" calcext:value-type="float">
            <text:p>0.2437591553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6281.65452" calcext:value-type="float">
            <text:p>1443146281.65452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6543354988098" calcext:value-type="float">
            <text:p>61.6543354988</text:p>
          </table:table-cell>
          <table:table-cell table:formula="of:=[.C506]/([.D506]-[.D505])" office:value-type="float" office:value="84733.8103900598" calcext:value-type="float">
            <text:p>84733.8103900598</text:p>
          </table:table-cell>
          <table:table-cell/>
          <table:table-cell office:value-type="float" office:value="1443146281.89834" calcext:value-type="float">
            <text:p>1443146281.89834</text:p>
          </table:table-cell>
          <table:table-cell table:formula="of:=[.G506]-[.$B$2]" office:value-type="float" office:value="61.898163318634" calcext:value-type="float">
            <text:p>61.8981633186</text:p>
          </table:table-cell>
          <table:table-cell table:formula="of:=[.C506]/([.H506]-[.H505])" office:value-type="float" office:value="84619.843737595" calcext:value-type="float">
            <text:p>84619.843737595</text:p>
          </table:table-cell>
          <table:table-cell table:formula="of:=[.G506]-[.$B506]" office:value-type="float" office:value="0.243827819824219" calcext:value-type="float">
            <text:p>0.243827819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6281.70543" calcext:value-type="float">
            <text:p>1443146281.70543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7052533626556" calcext:value-type="float">
            <text:p>61.7052533627</text:p>
          </table:table-cell>
          <table:table-cell table:formula="of:=[.C507]/([.D507]-[.D506])" office:value-type="float" office:value="84842.5223234144" calcext:value-type="float">
            <text:p>84842.5223234144</text:p>
          </table:table-cell>
          <table:table-cell/>
          <table:table-cell office:value-type="float" office:value="1443146281.94928" calcext:value-type="float">
            <text:p>1443146281.94928</text:p>
          </table:table-cell>
          <table:table-cell table:formula="of:=[.G507]-[.$B$2]" office:value-type="float" office:value="61.9490993022919" calcext:value-type="float">
            <text:p>61.9490993023</text:p>
          </table:table-cell>
          <table:table-cell table:formula="of:=[.C507]/([.H507]-[.H506])" office:value-type="float" office:value="84812.3407023933" calcext:value-type="float">
            <text:p>84812.3407023933</text:p>
          </table:table-cell>
          <table:table-cell table:formula="of:=[.G507]-[.$B507]" office:value-type="float" office:value="0.24384593963623" calcext:value-type="float">
            <text:p>0.2438459396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6281.75639" calcext:value-type="float">
            <text:p>1443146281.75639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7562146186829" calcext:value-type="float">
            <text:p>61.7562146187</text:p>
          </table:table-cell>
          <table:table-cell table:formula="of:=[.C508]/([.D508]-[.D507])" office:value-type="float" office:value="84770.2811267527" calcext:value-type="float">
            <text:p>84770.2811267527</text:p>
          </table:table-cell>
          <table:table-cell/>
          <table:table-cell office:value-type="float" office:value="1443146282.00015" calcext:value-type="float">
            <text:p>1443146282.00015</text:p>
          </table:table-cell>
          <table:table-cell table:formula="of:=[.G508]-[.$B$2]" office:value-type="float" office:value="61.999969959259" calcext:value-type="float">
            <text:p>61.9999699593</text:p>
          </table:table-cell>
          <table:table-cell table:formula="of:=[.C508]/([.H508]-[.H507])" office:value-type="float" office:value="84921.2543645456" calcext:value-type="float">
            <text:p>84921.2543645456</text:p>
          </table:table-cell>
          <table:table-cell table:formula="of:=[.G508]-[.$B508]" office:value-type="float" office:value="0.243755340576172" calcext:value-type="float">
            <text:p>0.2437553406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6281.80735" calcext:value-type="float">
            <text:p>1443146281.80735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8071694374085" calcext:value-type="float">
            <text:p>61.8071694374</text:p>
          </table:table-cell>
          <table:table-cell table:formula="of:=[.C509]/([.D509]-[.D508])" office:value-type="float" office:value="84780.9904548007" calcext:value-type="float">
            <text:p>84780.9904548007</text:p>
          </table:table-cell>
          <table:table-cell/>
          <table:table-cell office:value-type="float" office:value="1443146282.05121" calcext:value-type="float">
            <text:p>1443146282.05121</text:p>
          </table:table-cell>
          <table:table-cell table:formula="of:=[.G509]-[.$B$2]" office:value-type="float" office:value="62.0510280132294" calcext:value-type="float">
            <text:p>62.0510280132</text:p>
          </table:table-cell>
          <table:table-cell table:formula="of:=[.C509]/([.H509]-[.H508])" office:value-type="float" office:value="84609.5701671235" calcext:value-type="float">
            <text:p>84609.5701671235</text:p>
          </table:table-cell>
          <table:table-cell table:formula="of:=[.G509]-[.$B509]" office:value-type="float" office:value="0.243858575820923" calcext:value-type="float">
            <text:p>0.2438585758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6281.85829" calcext:value-type="float">
            <text:p>1443146281.85829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8581132888794" calcext:value-type="float">
            <text:p>61.8581132889</text:p>
          </table:table-cell>
          <table:table-cell table:formula="of:=[.C510]/([.D510]-[.D509])" office:value-type="float" office:value="84799.2422100958" calcext:value-type="float">
            <text:p>84799.2422100958</text:p>
          </table:table-cell>
          <table:table-cell/>
          <table:table-cell office:value-type="float" office:value="1443146282.10219" calcext:value-type="float">
            <text:p>1443146282.10219</text:p>
          </table:table-cell>
          <table:table-cell table:formula="of:=[.G510]-[.$B$2]" office:value-type="float" office:value="62.1020057201386" calcext:value-type="float">
            <text:p>62.1020057201</text:p>
          </table:table-cell>
          <table:table-cell table:formula="of:=[.C510]/([.H510]-[.H509])" office:value-type="float" office:value="84742.9251318891" calcext:value-type="float">
            <text:p>84742.9251318891</text:p>
          </table:table-cell>
          <table:table-cell table:formula="of:=[.G510]-[.$B510]" office:value-type="float" office:value="0.243892431259155" calcext:value-type="float">
            <text:p>0.2438924313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6281.90925" calcext:value-type="float">
            <text:p>1443146281.90925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9090692996979" calcext:value-type="float">
            <text:p>61.9090692997</text:p>
          </table:table-cell>
          <table:table-cell table:formula="of:=[.C511]/([.D511]-[.D510])" office:value-type="float" office:value="84779.0070417593" calcext:value-type="float">
            <text:p>84779.0070417593</text:p>
          </table:table-cell>
          <table:table-cell/>
          <table:table-cell office:value-type="float" office:value="1443146282.11797" calcext:value-type="float">
            <text:p>1443146282.11797</text:p>
          </table:table-cell>
          <table:table-cell table:formula="of:=[.G511]-[.$B$2]" office:value-type="float" office:value="62.1177909374237" calcext:value-type="float">
            <text:p>62.1177909374</text:p>
          </table:table-cell>
          <table:table-cell table:formula="of:=[.C511]/([.H511]-[.H510])" office:value-type="float" office:value="273673.77477042" calcext:value-type="float">
            <text:p>273673.77477042</text:p>
          </table:table-cell>
          <table:table-cell table:formula="of:=[.G511]-[.$B511]" office:value-type="float" office:value="0.20872163772583" calcext:value-type="float">
            <text:p>0.2087216377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6281.9602" calcext:value-type="float">
            <text:p>1443146281.9602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9600214958191" calcext:value-type="float">
            <text:p>61.9600214958</text:p>
          </table:table-cell>
          <table:table-cell table:formula="of:=[.C512]/([.D512]-[.D511])" office:value-type="float" office:value="84785.3542901796" calcext:value-type="float">
            <text:p>84785.3542901796</text:p>
          </table:table-cell>
          <table:table-cell/>
          <table:table-cell office:value-type="float" office:value="1443146282.15854" calcext:value-type="float">
            <text:p>1443146282.15854</text:p>
          </table:table-cell>
          <table:table-cell table:formula="of:=[.G512]-[.$B$2]" office:value-type="float" office:value="62.1583614349365" calcext:value-type="float">
            <text:p>62.1583614349</text:p>
          </table:table-cell>
          <table:table-cell table:formula="of:=[.C512]/([.H512]-[.H511])" office:value-type="float" office:value="106481.316839538" calcext:value-type="float">
            <text:p>106481.316839538</text:p>
          </table:table-cell>
          <table:table-cell table:formula="of:=[.G512]-[.$B512]" office:value-type="float" office:value="0.198339939117432" calcext:value-type="float">
            <text:p>0.1983399391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6282.00934" calcext:value-type="float">
            <text:p>1443146282.00934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2.0091602802277" calcext:value-type="float">
            <text:p>62.0091602802</text:p>
          </table:table-cell>
          <table:table-cell table:formula="of:=[.C513]/([.D513]-[.D512])" office:value-type="float" office:value="87914.262674488" calcext:value-type="float">
            <text:p>87914.262674488</text:p>
          </table:table-cell>
          <table:table-cell/>
          <table:table-cell office:value-type="float" office:value="1443146282.25003" calcext:value-type="float">
            <text:p>1443146282.25003</text:p>
          </table:table-cell>
          <table:table-cell table:formula="of:=[.G513]-[.$B$2]" office:value-type="float" office:value="62.2498548030853" calcext:value-type="float">
            <text:p>62.2498548031</text:p>
          </table:table-cell>
          <table:table-cell table:formula="of:=[.C513]/([.H513]-[.H512])" office:value-type="float" office:value="47216.5369731936" calcext:value-type="float">
            <text:p>47216.5369731936</text:p>
          </table:table-cell>
          <table:table-cell table:formula="of:=[.G513]-[.$B513]" office:value-type="float" office:value="0.240694522857666" calcext:value-type="float">
            <text:p>0.240694522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6282.0517" calcext:value-type="float">
            <text:p>1443146282.0517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2.0515158176422" calcext:value-type="float">
            <text:p>62.0515158176</text:p>
          </table:table-cell>
          <table:table-cell table:formula="of:=[.C514]/([.D514]-[.D513])" office:value-type="float" office:value="101993.747776552" calcext:value-type="float">
            <text:p>101993.747776552</text:p>
          </table:table-cell>
          <table:table-cell/>
          <table:table-cell office:value-type="float" office:value="1443146282.32971" calcext:value-type="float">
            <text:p>1443146282.32971</text:p>
          </table:table-cell>
          <table:table-cell table:formula="of:=[.G514]-[.$B$2]" office:value-type="float" office:value="62.3295340538025" calcext:value-type="float">
            <text:p>62.3295340538</text:p>
          </table:table-cell>
          <table:table-cell table:formula="of:=[.C514]/([.H514]-[.H513])" office:value-type="float" office:value="54217.377311123" calcext:value-type="float">
            <text:p>54217.377311123</text:p>
          </table:table-cell>
          <table:table-cell table:formula="of:=[.G514]-[.$B514]" office:value-type="float" office:value="0.278018236160278" calcext:value-type="float">
            <text:p>0.278018236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6282.09403" calcext:value-type="float">
            <text:p>1443146282.09403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2.0938451290131" calcext:value-type="float">
            <text:p>62.093845129</text:p>
          </table:table-cell>
          <table:table-cell table:formula="of:=[.C515]/([.D515]-[.D514])" office:value-type="float" office:value="102056.940216963" calcext:value-type="float">
            <text:p>102056.940216963</text:p>
          </table:table-cell>
          <table:table-cell/>
          <table:table-cell office:value-type="float" office:value="1443146282.37207" calcext:value-type="float">
            <text:p>1443146282.37207</text:p>
          </table:table-cell>
          <table:table-cell table:formula="of:=[.G515]-[.$B$2]" office:value-type="float" office:value="62.3718922138214" calcext:value-type="float">
            <text:p>62.3718922138</text:p>
          </table:table-cell>
          <table:table-cell table:formula="of:=[.C515]/([.H515]-[.H514])" office:value-type="float" office:value="101987.432836325" calcext:value-type="float">
            <text:p>101987.432836325</text:p>
          </table:table-cell>
          <table:table-cell table:formula="of:=[.G515]-[.$B515]" office:value-type="float" office:value="0.27804708480835" calcext:value-type="float">
            <text:p>0.278047084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6282.13633" calcext:value-type="float">
            <text:p>1443146282.13633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2.1361453533173" calcext:value-type="float">
            <text:p>62.1361453533</text:p>
          </table:table-cell>
          <table:table-cell table:formula="of:=[.C516]/([.D516]-[.D515])" office:value-type="float" office:value="102127.118025025" calcext:value-type="float">
            <text:p>102127.118025025</text:p>
          </table:table-cell>
          <table:table-cell/>
          <table:table-cell office:value-type="float" office:value="1443146282.41423" calcext:value-type="float">
            <text:p>1443146282.41423</text:p>
          </table:table-cell>
          <table:table-cell table:formula="of:=[.G516]-[.$B$2]" office:value-type="float" office:value="62.4140508174896" calcext:value-type="float">
            <text:p>62.4140508175</text:p>
          </table:table-cell>
          <table:table-cell table:formula="of:=[.C516]/([.H516]-[.H515])" office:value-type="float" office:value="102470.186963456" calcext:value-type="float">
            <text:p>102470.186963456</text:p>
          </table:table-cell>
          <table:table-cell table:formula="of:=[.G516]-[.$B516]" office:value-type="float" office:value="0.277905464172363" calcext:value-type="float">
            <text:p>0.2779054642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6282.17866" calcext:value-type="float">
            <text:p>1443146282.17866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2.178475856781" calcext:value-type="float">
            <text:p>62.1784758568</text:p>
          </table:table-cell>
          <table:table-cell table:formula="of:=[.C517]/([.D517]-[.D516])" office:value-type="float" office:value="102054.066134601" calcext:value-type="float">
            <text:p>102054.066134601</text:p>
          </table:table-cell>
          <table:table-cell/>
          <table:table-cell office:value-type="float" office:value="1443146282.45649" calcext:value-type="float">
            <text:p>1443146282.45649</text:p>
          </table:table-cell>
          <table:table-cell table:formula="of:=[.G517]-[.$B$2]" office:value-type="float" office:value="62.4563133716583" calcext:value-type="float">
            <text:p>62.4563133717</text:p>
          </table:table-cell>
          <table:table-cell table:formula="of:=[.C517]/([.H517]-[.H516])" office:value-type="float" office:value="102218.147600727" calcext:value-type="float">
            <text:p>102218.147600727</text:p>
          </table:table-cell>
          <table:table-cell table:formula="of:=[.G517]-[.$B517]" office:value-type="float" office:value="0.277837514877319" calcext:value-type="float">
            <text:p>0.2778375149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6282.22103" calcext:value-type="float">
            <text:p>1443146282.22103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2.220846414566" calcext:value-type="float">
            <text:p>62.2208464146</text:p>
          </table:table-cell>
          <table:table-cell table:formula="of:=[.C518]/([.D518]-[.D517])" office:value-type="float" office:value="101957.590974313" calcext:value-type="float">
            <text:p>101957.590974313</text:p>
          </table:table-cell>
          <table:table-cell/>
          <table:table-cell office:value-type="float" office:value="1443146282.49883" calcext:value-type="float">
            <text:p>1443146282.49883</text:p>
          </table:table-cell>
          <table:table-cell table:formula="of:=[.G518]-[.$B$2]" office:value-type="float" office:value="62.4986546039581" calcext:value-type="float">
            <text:p>62.498654604</text:p>
          </table:table-cell>
          <table:table-cell table:formula="of:=[.C518]/([.H518]-[.H517])" office:value-type="float" office:value="102028.206675976" calcext:value-type="float">
            <text:p>102028.206675976</text:p>
          </table:table-cell>
          <table:table-cell table:formula="of:=[.G518]-[.$B518]" office:value-type="float" office:value="0.27780818939209" calcext:value-type="float">
            <text:p>0.2778081894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6282.26336" calcext:value-type="float">
            <text:p>1443146282.26336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2631752490997" calcext:value-type="float">
            <text:p>62.2631752491</text:p>
          </table:table-cell>
          <table:table-cell table:formula="of:=[.C519]/([.D519]-[.D518])" office:value-type="float" office:value="102058.089895235" calcext:value-type="float">
            <text:p>102058.089895235</text:p>
          </table:table-cell>
          <table:table-cell/>
          <table:table-cell office:value-type="float" office:value="1443146282.54119" calcext:value-type="float">
            <text:p>1443146282.54119</text:p>
          </table:table-cell>
          <table:table-cell table:formula="of:=[.G519]-[.$B$2]" office:value-type="float" office:value="62.5410130023956" calcext:value-type="float">
            <text:p>62.5410130024</text:p>
          </table:table-cell>
          <table:table-cell table:formula="of:=[.C519]/([.H519]-[.H518])" office:value-type="float" office:value="101986.858789625" calcext:value-type="float">
            <text:p>101986.858789625</text:p>
          </table:table-cell>
          <table:table-cell table:formula="of:=[.G519]-[.$B519]" office:value-type="float" office:value="0.277837753295898" calcext:value-type="float">
            <text:p>0.2778377533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6282.30575" calcext:value-type="float">
            <text:p>1443146282.30575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3055672645569" calcext:value-type="float">
            <text:p>62.3055672646</text:p>
          </table:table-cell>
          <table:table-cell table:formula="of:=[.C520]/([.D520]-[.D519])" office:value-type="float" office:value="101905.982846377" calcext:value-type="float">
            <text:p>101905.982846377</text:p>
          </table:table-cell>
          <table:table-cell/>
          <table:table-cell office:value-type="float" office:value="1443146282.5836" calcext:value-type="float">
            <text:p>1443146282.5836</text:p>
          </table:table-cell>
          <table:table-cell table:formula="of:=[.G520]-[.$B$2]" office:value-type="float" office:value="62.5834167003632" calcext:value-type="float">
            <text:p>62.5834167004</text:p>
          </table:table-cell>
          <table:table-cell table:formula="of:=[.C520]/([.H520]-[.H519])" office:value-type="float" office:value="101877.907047353" calcext:value-type="float">
            <text:p>101877.907047353</text:p>
          </table:table-cell>
          <table:table-cell table:formula="of:=[.G520]-[.$B520]" office:value-type="float" office:value="0.277849435806274" calcext:value-type="float">
            <text:p>0.2778494358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6282.34809" calcext:value-type="float">
            <text:p>1443146282.34809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3479061126709" calcext:value-type="float">
            <text:p>62.3479061127</text:p>
          </table:table-cell>
          <table:table-cell table:formula="of:=[.C521]/([.D521]-[.D520])" office:value-type="float" office:value="102033.952089739" calcext:value-type="float">
            <text:p>102033.952089739</text:p>
          </table:table-cell>
          <table:table-cell/>
          <table:table-cell office:value-type="float" office:value="1443146282.62597" calcext:value-type="float">
            <text:p>1443146282.62597</text:p>
          </table:table-cell>
          <table:table-cell table:formula="of:=[.G521]-[.$B$2]" office:value-type="float" office:value="62.6257863044739" calcext:value-type="float">
            <text:p>62.6257863045</text:p>
          </table:table-cell>
          <table:table-cell table:formula="of:=[.C521]/([.H521]-[.H520])" office:value-type="float" office:value="101959.885882134" calcext:value-type="float">
            <text:p>101959.885882134</text:p>
          </table:table-cell>
          <table:table-cell table:formula="of:=[.G521]-[.$B521]" office:value-type="float" office:value="0.277880191802979" calcext:value-type="float">
            <text:p>0.2778801918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6282.39041" calcext:value-type="float">
            <text:p>1443146282.39041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3902280330658" calcext:value-type="float">
            <text:p>62.3902280331</text:p>
          </table:table-cell>
          <table:table-cell table:formula="of:=[.C522]/([.D522]-[.D521])" office:value-type="float" office:value="102074.763141439" calcext:value-type="float">
            <text:p>102074.763141439</text:p>
          </table:table-cell>
          <table:table-cell/>
          <table:table-cell office:value-type="float" office:value="1443146282.66824" calcext:value-type="float">
            <text:p>1443146282.66824</text:p>
          </table:table-cell>
          <table:table-cell table:formula="of:=[.G522]-[.$B$2]" office:value-type="float" office:value="62.6680591106415" calcext:value-type="float">
            <text:p>62.6680591106</text:p>
          </table:table-cell>
          <table:table-cell table:formula="of:=[.C522]/([.H522]-[.H521])" office:value-type="float" office:value="102193.357660528" calcext:value-type="float">
            <text:p>102193.357660528</text:p>
          </table:table-cell>
          <table:table-cell table:formula="of:=[.G522]-[.$B522]" office:value-type="float" office:value="0.277831077575684" calcext:value-type="float">
            <text:p>0.2778310776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6282.43275" calcext:value-type="float">
            <text:p>1443146282.43275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4325711727142" calcext:value-type="float">
            <text:p>62.4325711727</text:p>
          </table:table-cell>
          <table:table-cell table:formula="of:=[.C523]/([.D523]-[.D522])" office:value-type="float" office:value="102023.610810811" calcext:value-type="float">
            <text:p>102023.610810811</text:p>
          </table:table-cell>
          <table:table-cell/>
          <table:table-cell office:value-type="float" office:value="1443146282.71576" calcext:value-type="float">
            <text:p>1443146282.71576</text:p>
          </table:table-cell>
          <table:table-cell table:formula="of:=[.G523]-[.$B$2]" office:value-type="float" office:value="62.7155809402466" calcext:value-type="float">
            <text:p>62.7155809402</text:p>
          </table:table-cell>
          <table:table-cell table:formula="of:=[.C523]/([.H523]-[.H522])" office:value-type="float" office:value="90905.5908810411" calcext:value-type="float">
            <text:p>90905.5908810411</text:p>
          </table:table-cell>
          <table:table-cell table:formula="of:=[.G523]-[.$B523]" office:value-type="float" office:value="0.283009767532349" calcext:value-type="float">
            <text:p>0.2830097675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6282.47509" calcext:value-type="float">
            <text:p>1443146282.47509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4749054908753" calcext:value-type="float">
            <text:p>62.4749054909</text:p>
          </table:table-cell>
          <table:table-cell table:formula="of:=[.C524]/([.D524]-[.D523])" office:value-type="float" office:value="102044.870158761" calcext:value-type="float">
            <text:p>102044.870158761</text:p>
          </table:table-cell>
          <table:table-cell/>
          <table:table-cell office:value-type="float" office:value="1443146282.79521" calcext:value-type="float">
            <text:p>1443146282.79521</text:p>
          </table:table-cell>
          <table:table-cell table:formula="of:=[.G524]-[.$B$2]" office:value-type="float" office:value="62.7950260639191" calcext:value-type="float">
            <text:p>62.7950260639</text:p>
          </table:table-cell>
          <table:table-cell table:formula="of:=[.C524]/([.H524]-[.H523])" office:value-type="float" office:value="54377.1574679563" calcext:value-type="float">
            <text:p>54377.1574679563</text:p>
          </table:table-cell>
          <table:table-cell table:formula="of:=[.G524]-[.$B524]" office:value-type="float" office:value="0.320120573043823" calcext:value-type="float">
            <text:p>0.320120573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6282.51742" calcext:value-type="float">
            <text:p>1443146282.51742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517235994339" calcext:value-type="float">
            <text:p>62.5172359943</text:p>
          </table:table-cell>
          <table:table-cell table:formula="of:=[.C525]/([.D525]-[.D524])" office:value-type="float" office:value="102054.066134601" calcext:value-type="float">
            <text:p>102054.066134601</text:p>
          </table:table-cell>
          <table:table-cell/>
          <table:table-cell office:value-type="float" office:value="1443146282.83755" calcext:value-type="float">
            <text:p>1443146282.83755</text:p>
          </table:table-cell>
          <table:table-cell table:formula="of:=[.G525]-[.$B$2]" office:value-type="float" office:value="62.8373744487763" calcext:value-type="float">
            <text:p>62.8373744488</text:p>
          </table:table-cell>
          <table:table-cell table:formula="of:=[.C525]/([.H525]-[.H524])" office:value-type="float" office:value="102010.974316245" calcext:value-type="float">
            <text:p>102010.974316245</text:p>
          </table:table-cell>
          <table:table-cell table:formula="of:=[.G525]-[.$B525]" office:value-type="float" office:value="0.320138454437256" calcext:value-type="float">
            <text:p>0.3201384544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6282.55974" calcext:value-type="float">
            <text:p>1443146282.55974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5595595836639" calcext:value-type="float">
            <text:p>62.5595595837</text:p>
          </table:table-cell>
          <table:table-cell table:formula="of:=[.C526]/([.D526]-[.D525])" office:value-type="float" office:value="102070.738065999" calcext:value-type="float">
            <text:p>102070.738065999</text:p>
          </table:table-cell>
          <table:table-cell/>
          <table:table-cell office:value-type="float" office:value="1443146282.87984" calcext:value-type="float">
            <text:p>1443146282.87984</text:p>
          </table:table-cell>
          <table:table-cell table:formula="of:=[.G526]-[.$B$2]" office:value-type="float" office:value="62.8796591758728" calcext:value-type="float">
            <text:p>62.8796591759</text:p>
          </table:table-cell>
          <table:table-cell table:formula="of:=[.C526]/([.H526]-[.H525])" office:value-type="float" office:value="102164.547263962" calcext:value-type="float">
            <text:p>102164.547263962</text:p>
          </table:table-cell>
          <table:table-cell table:formula="of:=[.G526]-[.$B526]" office:value-type="float" office:value="0.320099592208862" calcext:value-type="float">
            <text:p>0.3200995922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6282.60207" calcext:value-type="float">
            <text:p>1443146282.60207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6018857955933" calcext:value-type="float">
            <text:p>62.6018857956</text:p>
          </table:table-cell>
          <table:table-cell table:formula="of:=[.C527]/([.D527]-[.D526])" office:value-type="float" office:value="102064.413588766" calcext:value-type="float">
            <text:p>102064.413588766</text:p>
          </table:table-cell>
          <table:table-cell/>
          <table:table-cell office:value-type="float" office:value="1443146282.92216" calcext:value-type="float">
            <text:p>1443146282.92216</text:p>
          </table:table-cell>
          <table:table-cell table:formula="of:=[.G527]-[.$B$2]" office:value-type="float" office:value="62.9219787120819" calcext:value-type="float">
            <text:p>62.9219787121</text:p>
          </table:table-cell>
          <table:table-cell table:formula="of:=[.C527]/([.H527]-[.H526])" office:value-type="float" office:value="102080.513799922" calcext:value-type="float">
            <text:p>102080.513799922</text:p>
          </table:table-cell>
          <table:table-cell table:formula="of:=[.G527]-[.$B527]" office:value-type="float" office:value="0.320092916488647" calcext:value-type="float">
            <text:p>0.3200929165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6282.64439" calcext:value-type="float">
            <text:p>1443146282.64439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6442096233368" calcext:value-type="float">
            <text:p>62.6442096233</text:p>
          </table:table-cell>
          <table:table-cell table:formula="of:=[.C528]/([.D528]-[.D527])" office:value-type="float" office:value="102070.163081135" calcext:value-type="float">
            <text:p>102070.163081135</text:p>
          </table:table-cell>
          <table:table-cell/>
          <table:table-cell office:value-type="float" office:value="1443146282.96459" calcext:value-type="float">
            <text:p>1443146282.96459</text:p>
          </table:table-cell>
          <table:table-cell table:formula="of:=[.G528]-[.$B$2]" office:value-type="float" office:value="62.9644050598145" calcext:value-type="float">
            <text:p>62.9644050598</text:p>
          </table:table-cell>
          <table:table-cell table:formula="of:=[.C528]/([.H528]-[.H527])" office:value-type="float" office:value="101823.518423818" calcext:value-type="float">
            <text:p>101823.518423818</text:p>
          </table:table-cell>
          <table:table-cell table:formula="of:=[.G528]-[.$B528]" office:value-type="float" office:value="0.320195436477661" calcext:value-type="float">
            <text:p>0.3201954365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6282.68672" calcext:value-type="float">
            <text:p>1443146282.68672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6865363121033" calcext:value-type="float">
            <text:p>62.6865363121</text:p>
          </table:table-cell>
          <table:table-cell table:formula="of:=[.C529]/([.D529]-[.D528])" office:value-type="float" office:value="102063.263768018" calcext:value-type="float">
            <text:p>102063.263768018</text:p>
          </table:table-cell>
          <table:table-cell/>
          <table:table-cell office:value-type="float" office:value="1443146283.04927" calcext:value-type="float">
            <text:p>1443146283.04927</text:p>
          </table:table-cell>
          <table:table-cell table:formula="of:=[.G529]-[.$B$2]" office:value-type="float" office:value="63.0490856170654" calcext:value-type="float">
            <text:p>63.0490856171</text:p>
          </table:table-cell>
          <table:table-cell table:formula="of:=[.C529]/([.H529]-[.H528])" office:value-type="float" office:value="51015.2523819177" calcext:value-type="float">
            <text:p>51015.2523819177</text:p>
          </table:table-cell>
          <table:table-cell table:formula="of:=[.G529]-[.$B529]" office:value-type="float" office:value="0.362549304962158" calcext:value-type="float">
            <text:p>0.362549305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6282.72905" calcext:value-type="float">
            <text:p>1443146282.72905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7288684844971" calcext:value-type="float">
            <text:p>62.7288684845</text:p>
          </table:table-cell>
          <table:table-cell table:formula="of:=[.C530]/([.D530]-[.D529])" office:value-type="float" office:value="102050.042691238" calcext:value-type="float">
            <text:p>102050.042691238</text:p>
          </table:table-cell>
          <table:table-cell/>
          <table:table-cell office:value-type="float" office:value="1443146283.06369" calcext:value-type="float">
            <text:p>1443146283.06369</text:p>
          </table:table-cell>
          <table:table-cell table:formula="of:=[.G530]-[.$B$2]" office:value-type="float" office:value="63.0635075569153" calcext:value-type="float">
            <text:p>63.0635075569</text:p>
          </table:table-cell>
          <table:table-cell table:formula="of:=[.C530]/([.H530]-[.H529])" office:value-type="float" office:value="299543.615142999" calcext:value-type="float">
            <text:p>299543.615142999</text:p>
          </table:table-cell>
          <table:table-cell table:formula="of:=[.G530]-[.$B530]" office:value-type="float" office:value="0.334639072418213" calcext:value-type="float">
            <text:p>0.3346390724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6282.77137" calcext:value-type="float">
            <text:p>1443146282.77137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7711944580078" calcext:value-type="float">
            <text:p>62.771194458</text:p>
          </table:table-cell>
          <table:table-cell table:formula="of:=[.C531]/([.D531]-[.D530])" office:value-type="float" office:value="102064.988508855" calcext:value-type="float">
            <text:p>102064.988508855</text:p>
          </table:table-cell>
          <table:table-cell/>
          <table:table-cell office:value-type="float" office:value="1443146283.09148" calcext:value-type="float">
            <text:p>1443146283.09148</text:p>
          </table:table-cell>
          <table:table-cell table:formula="of:=[.G531]-[.$B$2]" office:value-type="float" office:value="63.0913000106812" calcext:value-type="float">
            <text:p>63.0913000107</text:p>
          </table:table-cell>
          <table:table-cell table:formula="of:=[.C531]/([.H531]-[.H530])" office:value-type="float" office:value="155437.876640645" calcext:value-type="float">
            <text:p>155437.876640645</text:p>
          </table:table-cell>
          <table:table-cell table:formula="of:=[.G531]-[.$B531]" office:value-type="float" office:value="0.32010555267334" calcext:value-type="float">
            <text:p>0.3201055527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6282.81373" calcext:value-type="float">
            <text:p>1443146282.81373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8135516643524" calcext:value-type="float">
            <text:p>62.8135516644</text:p>
          </table:table-cell>
          <table:table-cell table:formula="of:=[.C532]/([.D532]-[.D531])" office:value-type="float" office:value="101989.729087747" calcext:value-type="float">
            <text:p>101989.729087747</text:p>
          </table:table-cell>
          <table:table-cell/>
          <table:table-cell office:value-type="float" office:value="1443146283.13394" calcext:value-type="float">
            <text:p>1443146283.13394</text:p>
          </table:table-cell>
          <table:table-cell table:formula="of:=[.G532]-[.$B$2]" office:value-type="float" office:value="63.1337561607361" calcext:value-type="float">
            <text:p>63.1337561607</text:p>
          </table:table-cell>
          <table:table-cell table:formula="of:=[.C532]/([.H532]-[.H531])" office:value-type="float" office:value="101752.042858587" calcext:value-type="float">
            <text:p>101752.042858587</text:p>
          </table:table-cell>
          <table:table-cell table:formula="of:=[.G532]-[.$B532]" office:value-type="float" office:value="0.320204496383667" calcext:value-type="float">
            <text:p>0.320204496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6282.85606" calcext:value-type="float">
            <text:p>1443146282.85606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8558838367462" calcext:value-type="float">
            <text:p>62.8558838367</text:p>
          </table:table-cell>
          <table:table-cell table:formula="of:=[.C533]/([.D533]-[.D532])" office:value-type="float" office:value="102050.042691238" calcext:value-type="float">
            <text:p>102050.042691238</text:p>
          </table:table-cell>
          <table:table-cell/>
          <table:table-cell office:value-type="float" office:value="1443146283.17618" calcext:value-type="float">
            <text:p>1443146283.17618</text:p>
          </table:table-cell>
          <table:table-cell table:formula="of:=[.G533]-[.$B$2]" office:value-type="float" office:value="63.175999879837" calcext:value-type="float">
            <text:p>63.1759998798</text:p>
          </table:table-cell>
          <table:table-cell table:formula="of:=[.C533]/([.H533]-[.H532])" office:value-type="float" office:value="102263.723269162" calcext:value-type="float">
            <text:p>102263.723269162</text:p>
          </table:table-cell>
          <table:table-cell table:formula="of:=[.G533]-[.$B533]" office:value-type="float" office:value="0.32011604309082" calcext:value-type="float">
            <text:p>0.320116043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6282.89839" calcext:value-type="float">
            <text:p>1443146282.89839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8982105255127" calcext:value-type="float">
            <text:p>62.8982105255</text:p>
          </table:table-cell>
          <table:table-cell table:formula="of:=[.C534]/([.D534]-[.D533])" office:value-type="float" office:value="102063.263768018" calcext:value-type="float">
            <text:p>102063.263768018</text:p>
          </table:table-cell>
          <table:table-cell/>
          <table:table-cell office:value-type="float" office:value="1443146283.21914" calcext:value-type="float">
            <text:p>1443146283.21914</text:p>
          </table:table-cell>
          <table:table-cell table:formula="of:=[.G534]-[.$B$2]" office:value-type="float" office:value="63.218959569931" calcext:value-type="float">
            <text:p>63.2189595699</text:p>
          </table:table-cell>
          <table:table-cell table:formula="of:=[.C534]/([.H534]-[.H533])" office:value-type="float" office:value="100559.384635876" calcext:value-type="float">
            <text:p>100559.384635876</text:p>
          </table:table-cell>
          <table:table-cell table:formula="of:=[.G534]-[.$B534]" office:value-type="float" office:value="0.320749044418335" calcext:value-type="float">
            <text:p>0.3207490444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6282.94072" calcext:value-type="float">
            <text:p>1443146282.94072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9405348300934" calcext:value-type="float">
            <text:p>62.9405348301</text:p>
          </table:table-cell>
          <table:table-cell table:formula="of:=[.C535]/([.D535]-[.D534])" office:value-type="float" office:value="102069.013130841" calcext:value-type="float">
            <text:p>102069.013130841</text:p>
          </table:table-cell>
          <table:table-cell/>
          <table:table-cell office:value-type="float" office:value="1443146283.26244" calcext:value-type="float">
            <text:p>1443146283.26244</text:p>
          </table:table-cell>
          <table:table-cell table:formula="of:=[.G535]-[.$B$2]" office:value-type="float" office:value="63.2622590065003" calcext:value-type="float">
            <text:p>63.2622590065</text:p>
          </table:table-cell>
          <table:table-cell table:formula="of:=[.C535]/([.H535]-[.H534])" office:value-type="float" office:value="99770.3513553694" calcext:value-type="float">
            <text:p>99770.3513553694</text:p>
          </table:table-cell>
          <table:table-cell table:formula="of:=[.G535]-[.$B535]" office:value-type="float" office:value="0.32172417640686" calcext:value-type="float">
            <text:p>0.3217241764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6282.98304" calcext:value-type="float">
            <text:p>1443146282.98304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982857465744" calcext:value-type="float">
            <text:p>62.9828574657</text:p>
          </table:table-cell>
          <table:table-cell table:formula="of:=[.C536]/([.D536]-[.D535])" office:value-type="float" office:value="102073.038070237" calcext:value-type="float">
            <text:p>102073.038070237</text:p>
          </table:table-cell>
          <table:table-cell/>
          <table:table-cell office:value-type="float" office:value="1443146283.30577" calcext:value-type="float">
            <text:p>1443146283.30577</text:p>
          </table:table-cell>
          <table:table-cell table:formula="of:=[.G536]-[.$B$2]" office:value-type="float" office:value="63.3055896759033" calcext:value-type="float">
            <text:p>63.3055896759</text:p>
          </table:table-cell>
          <table:table-cell table:formula="of:=[.C536]/([.H536]-[.H535])" office:value-type="float" office:value="99698.436684971" calcext:value-type="float">
            <text:p>99698.436684971</text:p>
          </table:table-cell>
          <table:table-cell table:formula="of:=[.G536]-[.$B536]" office:value-type="float" office:value="0.322732210159302" calcext:value-type="float">
            <text:p>0.322732210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6283.02597" calcext:value-type="float">
            <text:p>1443146283.02597</text:p>
          </table:table-cell>
          <table:table-cell office:value-type="float" office:value="4320" calcext:value-type="float">
            <text:p>4320</text:p>
          </table:table-cell>
          <table:table-cell table:formula="of:=[.B537]-[.$B$2]" office:value-type="float" office:value="63.0257911682129" calcext:value-type="float">
            <text:p>63.0257911682</text:p>
          </table:table-cell>
          <table:table-cell table:formula="of:=[.C537]/([.D537]-[.D536])" office:value-type="float" office:value="100620.252891819" calcext:value-type="float">
            <text:p>100620.252891819</text:p>
          </table:table-cell>
          <table:table-cell/>
          <table:table-cell office:value-type="float" office:value="1443146283.3491" calcext:value-type="float">
            <text:p>1443146283.3491</text:p>
          </table:table-cell>
          <table:table-cell table:formula="of:=[.G537]-[.$B$2]" office:value-type="float" office:value="63.3489172458649" calcext:value-type="float">
            <text:p>63.3489172459</text:p>
          </table:table-cell>
          <table:table-cell table:formula="of:=[.C537]/([.H537]-[.H536])" office:value-type="float" office:value="99705.5686214088" calcext:value-type="float">
            <text:p>99705.5686214088</text:p>
          </table:table-cell>
          <table:table-cell table:formula="of:=[.G537]-[.$B537]" office:value-type="float" office:value="0.323126077651978" calcext:value-type="float">
            <text:p>0.3231260777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6283.0693" calcext:value-type="float">
            <text:p>1443146283.0693</text:p>
          </table:table-cell>
          <table:table-cell office:value-type="float" office:value="4320" calcext:value-type="float">
            <text:p>4320</text:p>
          </table:table-cell>
          <table:table-cell table:formula="of:=[.B538]-[.$B$2]" office:value-type="float" office:value="63.0691175460815" calcext:value-type="float">
            <text:p>63.0691175461</text:p>
          </table:table-cell>
          <table:table-cell table:formula="of:=[.C538]/([.D538]-[.D537])" office:value-type="float" office:value="99708.3119455878" calcext:value-type="float">
            <text:p>99708.3119455878</text:p>
          </table:table-cell>
          <table:table-cell/>
          <table:table-cell office:value-type="float" office:value="1443146283.3924" calcext:value-type="float">
            <text:p>1443146283.3924</text:p>
          </table:table-cell>
          <table:table-cell table:formula="of:=[.G538]-[.$B$2]" office:value-type="float" office:value="63.3922159671783" calcext:value-type="float">
            <text:p>63.3922159672</text:p>
          </table:table-cell>
          <table:table-cell table:formula="of:=[.C538]/([.H538]-[.H537])" office:value-type="float" office:value="99771.9994713889" calcext:value-type="float">
            <text:p>99771.9994713889</text:p>
          </table:table-cell>
          <table:table-cell table:formula="of:=[.G538]-[.$B538]" office:value-type="float" office:value="0.323098421096802" calcext:value-type="float">
            <text:p>0.323098421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6283.11264" calcext:value-type="float">
            <text:p>1443146283.11264</text:p>
          </table:table-cell>
          <table:table-cell office:value-type="float" office:value="4320" calcext:value-type="float">
            <text:p>4320</text:p>
          </table:table-cell>
          <table:table-cell table:formula="of:=[.B539]-[.$B$2]" office:value-type="float" office:value="63.1124556064606" calcext:value-type="float">
            <text:p>63.1124556065</text:p>
          </table:table-cell>
          <table:table-cell table:formula="of:=[.C539]/([.D539]-[.D538])" office:value-type="float" office:value="99681.4338763183" calcext:value-type="float">
            <text:p>99681.4338763183</text:p>
          </table:table-cell>
          <table:table-cell/>
          <table:table-cell office:value-type="float" office:value="1443146283.4358" calcext:value-type="float">
            <text:p>1443146283.4358</text:p>
          </table:table-cell>
          <table:table-cell table:formula="of:=[.G539]-[.$B$2]" office:value-type="float" office:value="63.4356198310852" calcext:value-type="float">
            <text:p>63.4356198311</text:p>
          </table:table-cell>
          <table:table-cell table:formula="of:=[.C539]/([.H539]-[.H538])" office:value-type="float" office:value="99530.309312328" calcext:value-type="float">
            <text:p>99530.309312328</text:p>
          </table:table-cell>
          <table:table-cell table:formula="of:=[.G539]-[.$B539]" office:value-type="float" office:value="0.323164224624634" calcext:value-type="float">
            <text:p>0.3231642246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6283.15596" calcext:value-type="float">
            <text:p>1443146283.15596</text:p>
          </table:table-cell>
          <table:table-cell office:value-type="float" office:value="4320" calcext:value-type="float">
            <text:p>4320</text:p>
          </table:table-cell>
          <table:table-cell table:formula="of:=[.B540]-[.$B$2]" office:value-type="float" office:value="63.155778169632" calcext:value-type="float">
            <text:p>63.1557781696</text:p>
          </table:table-cell>
          <table:table-cell table:formula="of:=[.C540]/([.D540]-[.D539])" office:value-type="float" office:value="99717.0915975081" calcext:value-type="float">
            <text:p>99717.0915975081</text:p>
          </table:table-cell>
          <table:table-cell/>
          <table:table-cell office:value-type="float" office:value="1443146283.47906" calcext:value-type="float">
            <text:p>1443146283.47906</text:p>
          </table:table-cell>
          <table:table-cell table:formula="of:=[.G540]-[.$B$2]" office:value-type="float" office:value="63.4788763523102" calcext:value-type="float">
            <text:p>63.4788763523</text:p>
          </table:table-cell>
          <table:table-cell table:formula="of:=[.C540]/([.H540]-[.H539])" office:value-type="float" office:value="99869.334788432" calcext:value-type="float">
            <text:p>99869.334788432</text:p>
          </table:table-cell>
          <table:table-cell table:formula="of:=[.G540]-[.$B540]" office:value-type="float" office:value="0.323098182678223" calcext:value-type="float">
            <text:p>0.3230981827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6283.1993" calcext:value-type="float">
            <text:p>1443146283.1993</text:p>
          </table:table-cell>
          <table:table-cell office:value-type="float" office:value="4320" calcext:value-type="float">
            <text:p>4320</text:p>
          </table:table-cell>
          <table:table-cell table:formula="of:=[.B541]-[.$B$2]" office:value-type="float" office:value="63.1991167068481" calcext:value-type="float">
            <text:p>63.1991167068</text:p>
          </table:table-cell>
          <table:table-cell table:formula="of:=[.C541]/([.D541]-[.D540])" office:value-type="float" office:value="99680.337120066" calcext:value-type="float">
            <text:p>99680.337120066</text:p>
          </table:table-cell>
          <table:table-cell/>
          <table:table-cell office:value-type="float" office:value="1443146283.52238" calcext:value-type="float">
            <text:p>1443146283.52238</text:p>
          </table:table-cell>
          <table:table-cell table:formula="of:=[.G541]-[.$B$2]" office:value-type="float" office:value="63.5222036838532" calcext:value-type="float">
            <text:p>63.5222036839</text:p>
          </table:table-cell>
          <table:table-cell table:formula="of:=[.C541]/([.H541]-[.H540])" office:value-type="float" office:value="99706.117274168" calcext:value-type="float">
            <text:p>99706.117274168</text:p>
          </table:table-cell>
          <table:table-cell table:formula="of:=[.G541]-[.$B541]" office:value-type="float" office:value="0.323086977005005" calcext:value-type="float">
            <text:p>0.323086977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6283.24264" calcext:value-type="float">
            <text:p>1443146283.24264</text:p>
          </table:table-cell>
          <table:table-cell office:value-type="float" office:value="4320" calcext:value-type="float">
            <text:p>4320</text:p>
          </table:table-cell>
          <table:table-cell table:formula="of:=[.B542]-[.$B$2]" office:value-type="float" office:value="63.2424602508545" calcext:value-type="float">
            <text:p>63.2424602509</text:p>
          </table:table-cell>
          <table:table-cell table:formula="of:=[.C542]/([.D542]-[.D541])" office:value-type="float" office:value="99668.8226363616" calcext:value-type="float">
            <text:p>99668.8226363616</text:p>
          </table:table-cell>
          <table:table-cell/>
          <table:table-cell office:value-type="float" office:value="1443146283.56575" calcext:value-type="float">
            <text:p>1443146283.56575</text:p>
          </table:table-cell>
          <table:table-cell table:formula="of:=[.G542]-[.$B$2]" office:value-type="float" office:value="63.5655744075775" calcext:value-type="float">
            <text:p>63.5655744076</text:p>
          </table:table-cell>
          <table:table-cell table:formula="of:=[.C542]/([.H542]-[.H541])" office:value-type="float" office:value="99606.3618272772" calcext:value-type="float">
            <text:p>99606.3618272772</text:p>
          </table:table-cell>
          <table:table-cell table:formula="of:=[.G542]-[.$B542]" office:value-type="float" office:value="0.323114156723022" calcext:value-type="float">
            <text:p>0.3231141567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6283.28598" calcext:value-type="float">
            <text:p>1443146283.28598</text:p>
          </table:table-cell>
          <table:table-cell office:value-type="float" office:value="4320" calcext:value-type="float">
            <text:p>4320</text:p>
          </table:table-cell>
          <table:table-cell table:formula="of:=[.B543]-[.$B$2]" office:value-type="float" office:value="63.2857990264893" calcext:value-type="float">
            <text:p>63.2857990265</text:p>
          </table:table-cell>
          <table:table-cell table:formula="of:=[.C543]/([.D543]-[.D542])" office:value-type="float" office:value="99679.7887509902" calcext:value-type="float">
            <text:p>99679.7887509902</text:p>
          </table:table-cell>
          <table:table-cell/>
          <table:table-cell office:value-type="float" office:value="1443146283.60905" calcext:value-type="float">
            <text:p>1443146283.60905</text:p>
          </table:table-cell>
          <table:table-cell table:formula="of:=[.G543]-[.$B$2]" office:value-type="float" office:value="63.608873128891" calcext:value-type="float">
            <text:p>63.6088731289</text:p>
          </table:table-cell>
          <table:table-cell table:formula="of:=[.C543]/([.H543]-[.H542])" office:value-type="float" office:value="99771.9994713889" calcext:value-type="float">
            <text:p>99771.9994713889</text:p>
          </table:table-cell>
          <table:table-cell table:formula="of:=[.G543]-[.$B543]" office:value-type="float" office:value="0.323074102401733" calcext:value-type="float">
            <text:p>0.3230741024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6283.32932" calcext:value-type="float">
            <text:p>1443146283.32932</text:p>
          </table:table-cell>
          <table:table-cell office:value-type="float" office:value="4320" calcext:value-type="float">
            <text:p>4320</text:p>
          </table:table-cell>
          <table:table-cell table:formula="of:=[.B544]-[.$B$2]" office:value-type="float" office:value="63.3291368484497" calcext:value-type="float">
            <text:p>63.3291368484</text:p>
          </table:table-cell>
          <table:table-cell table:formula="of:=[.C544]/([.D544]-[.D543])" office:value-type="float" office:value="99681.9822634949" calcext:value-type="float">
            <text:p>99681.9822634949</text:p>
          </table:table-cell>
          <table:table-cell/>
          <table:table-cell office:value-type="float" office:value="1443146283.65236" calcext:value-type="float">
            <text:p>1443146283.65236</text:p>
          </table:table-cell>
          <table:table-cell table:formula="of:=[.G544]-[.$B$2]" office:value-type="float" office:value="63.6521761417389" calcext:value-type="float">
            <text:p>63.6521761417</text:p>
          </table:table-cell>
          <table:table-cell table:formula="of:=[.C544]/([.H544]-[.H543])" office:value-type="float" office:value="99762.1115919527" calcext:value-type="float">
            <text:p>99762.1115919527</text:p>
          </table:table-cell>
          <table:table-cell table:formula="of:=[.G544]-[.$B544]" office:value-type="float" office:value="0.323039293289185" calcext:value-type="float">
            <text:p>0.3230392933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6283.37267" calcext:value-type="float">
            <text:p>1443146283.37267</text:p>
          </table:table-cell>
          <table:table-cell office:value-type="float" office:value="4320" calcext:value-type="float">
            <text:p>4320</text:p>
          </table:table-cell>
          <table:table-cell table:formula="of:=[.B545]-[.$B$2]" office:value-type="float" office:value="63.3724908828735" calcext:value-type="float">
            <text:p>63.3724908829</text:p>
          </table:table-cell>
          <table:table-cell table:formula="of:=[.C545]/([.D545]-[.D544])" office:value-type="float" office:value="99644.705675319" calcext:value-type="float">
            <text:p>99644.705675319</text:p>
          </table:table-cell>
          <table:table-cell/>
          <table:table-cell office:value-type="float" office:value="1443146283.69567" calcext:value-type="float">
            <text:p>1443146283.69567</text:p>
          </table:table-cell>
          <table:table-cell table:formula="of:=[.G545]-[.$B$2]" office:value-type="float" office:value="63.6954863071442" calcext:value-type="float">
            <text:p>63.6954863071</text:p>
          </table:table-cell>
          <table:table-cell table:formula="of:=[.C545]/([.H545]-[.H544])" office:value-type="float" office:value="99745.6361474435" calcext:value-type="float">
            <text:p>99745.6361474435</text:p>
          </table:table-cell>
          <table:table-cell table:formula="of:=[.G545]-[.$B545]" office:value-type="float" office:value="0.32299542427063" calcext:value-type="float">
            <text:p>0.3229954243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6283.41601" calcext:value-type="float">
            <text:p>1443146283.41601</text:p>
          </table:table-cell>
          <table:table-cell office:value-type="float" office:value="4320" calcext:value-type="float">
            <text:p>4320</text:p>
          </table:table-cell>
          <table:table-cell table:formula="of:=[.B546]-[.$B$2]" office:value-type="float" office:value="63.4158308506012" calcext:value-type="float">
            <text:p>63.4158308506</text:p>
          </table:table-cell>
          <table:table-cell table:formula="of:=[.C546]/([.D546]-[.D545])" office:value-type="float" office:value="99677.0469961107" calcext:value-type="float">
            <text:p>99677.0469961107</text:p>
          </table:table-cell>
          <table:table-cell/>
          <table:table-cell office:value-type="float" office:value="1443146283.73908" calcext:value-type="float">
            <text:p>1443146283.73908</text:p>
          </table:table-cell>
          <table:table-cell table:formula="of:=[.G546]-[.$B$2]" office:value-type="float" office:value="63.738899230957" calcext:value-type="float">
            <text:p>63.738899231</text:p>
          </table:table-cell>
          <table:table-cell table:formula="of:=[.C546]/([.H546]-[.H545])" office:value-type="float" office:value="99509.5381877893" calcext:value-type="float">
            <text:p>99509.5381877893</text:p>
          </table:table-cell>
          <table:table-cell table:formula="of:=[.G546]-[.$B546]" office:value-type="float" office:value="0.323068380355835" calcext:value-type="float">
            <text:p>0.3230683804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6283.45935" calcext:value-type="float">
            <text:p>1443146283.45935</text:p>
          </table:table-cell>
          <table:table-cell office:value-type="float" office:value="4320" calcext:value-type="float">
            <text:p>4320</text:p>
          </table:table-cell>
          <table:table-cell table:formula="of:=[.B547]-[.$B$2]" office:value-type="float" office:value="63.4591679573059" calcext:value-type="float">
            <text:p>63.4591679573</text:p>
          </table:table-cell>
          <table:table-cell table:formula="of:=[.C547]/([.D547]-[.D546])" office:value-type="float" office:value="99683.6274612283" calcext:value-type="float">
            <text:p>99683.6274612283</text:p>
          </table:table-cell>
          <table:table-cell/>
          <table:table-cell office:value-type="float" office:value="1443146283.78246" calcext:value-type="float">
            <text:p>1443146283.78246</text:p>
          </table:table-cell>
          <table:table-cell table:formula="of:=[.G547]-[.$B$2]" office:value-type="float" office:value="63.7822759151459" calcext:value-type="float">
            <text:p>63.7822759151</text:p>
          </table:table-cell>
          <table:table-cell table:formula="of:=[.C547]/([.H547]-[.H546])" office:value-type="float" office:value="99592.6747464754" calcext:value-type="float">
            <text:p>99592.6747464754</text:p>
          </table:table-cell>
          <table:table-cell table:formula="of:=[.G547]-[.$B547]" office:value-type="float" office:value="0.323107957839966" calcext:value-type="float">
            <text:p>0.323107957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6283.50268" calcext:value-type="float">
            <text:p>1443146283.50268</text:p>
          </table:table-cell>
          <table:table-cell office:value-type="float" office:value="4320" calcext:value-type="float">
            <text:p>4320</text:p>
          </table:table-cell>
          <table:table-cell table:formula="of:=[.B548]-[.$B$2]" office:value-type="float" office:value="63.5025007724762" calcext:value-type="float">
            <text:p>63.5025007725</text:p>
          </table:table-cell>
          <table:table-cell table:formula="of:=[.C548]/([.D548]-[.D547])" office:value-type="float" office:value="99693.4997881717" calcext:value-type="float">
            <text:p>99693.4997881717</text:p>
          </table:table-cell>
          <table:table-cell/>
          <table:table-cell office:value-type="float" office:value="1443146283.82583" calcext:value-type="float">
            <text:p>1443146283.82583</text:p>
          </table:table-cell>
          <table:table-cell table:formula="of:=[.G548]-[.$B$2]" office:value-type="float" office:value="63.8256480693817" calcext:value-type="float">
            <text:p>63.8256480694</text:p>
          </table:table-cell>
          <table:table-cell table:formula="of:=[.C548]/([.H548]-[.H547])" office:value-type="float" office:value="99603.0765847974" calcext:value-type="float">
            <text:p>99603.0765847974</text:p>
          </table:table-cell>
          <table:table-cell table:formula="of:=[.G548]-[.$B548]" office:value-type="float" office:value="0.323147296905518" calcext:value-type="float">
            <text:p>0.323147296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6283.54601" calcext:value-type="float">
            <text:p>1443146283.54601</text:p>
          </table:table-cell>
          <table:table-cell office:value-type="float" office:value="4320" calcext:value-type="float">
            <text:p>4320</text:p>
          </table:table-cell>
          <table:table-cell table:formula="of:=[.B549]-[.$B$2]" office:value-type="float" office:value="63.5458347797394" calcext:value-type="float">
            <text:p>63.5458347797</text:p>
          </table:table-cell>
          <table:table-cell table:formula="of:=[.C549]/([.D549]-[.D548])" office:value-type="float" office:value="99690.7572789894" calcext:value-type="float">
            <text:p>99690.7572789894</text:p>
          </table:table-cell>
          <table:table-cell/>
          <table:table-cell office:value-type="float" office:value="1443146283.86889" calcext:value-type="float">
            <text:p>1443146283.86889</text:p>
          </table:table-cell>
          <table:table-cell table:formula="of:=[.G549]-[.$B$2]" office:value-type="float" office:value="63.8687129020691" calcext:value-type="float">
            <text:p>63.8687129021</text:p>
          </table:table-cell>
          <table:table-cell table:formula="of:=[.C549]/([.H549]-[.H548])" office:value-type="float" office:value="100313.86935508" calcext:value-type="float">
            <text:p>100313.86935508</text:p>
          </table:table-cell>
          <table:table-cell table:formula="of:=[.G549]-[.$B549]" office:value-type="float" office:value="0.322878122329712" calcext:value-type="float">
            <text:p>0.3228781223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6283.58935" calcext:value-type="float">
            <text:p>1443146283.58935</text:p>
          </table:table-cell>
          <table:table-cell office:value-type="float" office:value="4320" calcext:value-type="float">
            <text:p>4320</text:p>
          </table:table-cell>
          <table:table-cell table:formula="of:=[.B550]-[.$B$2]" office:value-type="float" office:value="63.5891709327698" calcext:value-type="float">
            <text:p>63.5891709328</text:p>
          </table:table-cell>
          <table:table-cell table:formula="of:=[.C550]/([.D550]-[.D549])" office:value-type="float" office:value="99685.8211426842" calcext:value-type="float">
            <text:p>99685.8211426842</text:p>
          </table:table-cell>
          <table:table-cell/>
          <table:table-cell office:value-type="float" office:value="1443146283.91216" calcext:value-type="float">
            <text:p>1443146283.91216</text:p>
          </table:table-cell>
          <table:table-cell table:formula="of:=[.G550]-[.$B$2]" office:value-type="float" office:value="63.9119770526886" calcext:value-type="float">
            <text:p>63.9119770527</text:p>
          </table:table-cell>
          <table:table-cell table:formula="of:=[.C550]/([.H550]-[.H549])" office:value-type="float" office:value="99851.723381626" calcext:value-type="float">
            <text:p>99851.723381626</text:p>
          </table:table-cell>
          <table:table-cell table:formula="of:=[.G550]-[.$B550]" office:value-type="float" office:value="0.322806119918823" calcext:value-type="float">
            <text:p>0.3228061199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6283.63269" calcext:value-type="float">
            <text:p>1443146283.63269</text:p>
          </table:table-cell>
          <table:table-cell office:value-type="float" office:value="4320" calcext:value-type="float">
            <text:p>4320</text:p>
          </table:table-cell>
          <table:table-cell table:formula="of:=[.B551]-[.$B$2]" office:value-type="float" office:value="63.632506608963" calcext:value-type="float">
            <text:p>63.632506609</text:p>
          </table:table-cell>
          <table:table-cell table:formula="of:=[.C551]/([.D551]-[.D550])" office:value-type="float" office:value="99686.918019619" calcext:value-type="float">
            <text:p>99686.918019619</text:p>
          </table:table-cell>
          <table:table-cell/>
          <table:table-cell office:value-type="float" office:value="1443146283.95555" calcext:value-type="float">
            <text:p>1443146283.95555</text:p>
          </table:table-cell>
          <table:table-cell table:formula="of:=[.G551]-[.$B$2]" office:value-type="float" office:value="63.9553742408752" calcext:value-type="float">
            <text:p>63.9553742409</text:p>
          </table:table-cell>
          <table:table-cell table:formula="of:=[.C551]/([.H551]-[.H550])" office:value-type="float" office:value="99545.6199010004" calcext:value-type="float">
            <text:p>99545.6199010004</text:p>
          </table:table-cell>
          <table:table-cell table:formula="of:=[.G551]-[.$B551]" office:value-type="float" office:value="0.322867631912231" calcext:value-type="float">
            <text:p>0.322867631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6283.67602" calcext:value-type="float">
            <text:p>1443146283.67602</text:p>
          </table:table-cell>
          <table:table-cell office:value-type="float" office:value="4320" calcext:value-type="float">
            <text:p>4320</text:p>
          </table:table-cell>
          <table:table-cell table:formula="of:=[.B552]-[.$B$2]" office:value-type="float" office:value="63.6758418083191" calcext:value-type="float">
            <text:p>63.6758418083</text:p>
          </table:table-cell>
          <table:table-cell table:formula="of:=[.C552]/([.D552]-[.D551])" office:value-type="float" office:value="99688.0149206926" calcext:value-type="float">
            <text:p>99688.0149206926</text:p>
          </table:table-cell>
          <table:table-cell/>
          <table:table-cell office:value-type="float" office:value="1443146283.99878" calcext:value-type="float">
            <text:p>1443146283.99878</text:p>
          </table:table-cell>
          <table:table-cell table:formula="of:=[.G552]-[.$B$2]" office:value-type="float" office:value="63.9985964298248" calcext:value-type="float">
            <text:p>63.9985964298</text:p>
          </table:table-cell>
          <table:table-cell table:formula="of:=[.C552]/([.H552]-[.H551])" office:value-type="float" office:value="99948.6630591272" calcext:value-type="float">
            <text:p>99948.6630591272</text:p>
          </table:table-cell>
          <table:table-cell table:formula="of:=[.G552]-[.$B552]" office:value-type="float" office:value="0.322754621505737" calcext:value-type="float">
            <text:p>0.3227546215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6283.71936" calcext:value-type="float">
            <text:p>1443146283.71936</text:p>
          </table:table-cell>
          <table:table-cell office:value-type="float" office:value="4320" calcext:value-type="float">
            <text:p>4320</text:p>
          </table:table-cell>
          <table:table-cell table:formula="of:=[.B553]-[.$B$2]" office:value-type="float" office:value="63.7191827297211" calcext:value-type="float">
            <text:p>63.7191827297</text:p>
          </table:table-cell>
          <table:table-cell table:formula="of:=[.C553]/([.D553]-[.D552])" office:value-type="float" office:value="99674.8537008004" calcext:value-type="float">
            <text:p>99674.8537008004</text:p>
          </table:table-cell>
          <table:table-cell/>
          <table:table-cell office:value-type="float" office:value="1443146284.01308" calcext:value-type="float">
            <text:p>1443146284.01308</text:p>
          </table:table-cell>
          <table:table-cell table:formula="of:=[.G553]-[.$B$2]" office:value-type="float" office:value="64.012903213501" calcext:value-type="float">
            <text:p>64.0129032135</text:p>
          </table:table-cell>
          <table:table-cell table:formula="of:=[.C553]/([.H553]-[.H552])" office:value-type="float" office:value="301954.659956338" calcext:value-type="float">
            <text:p>301954.659956338</text:p>
          </table:table-cell>
          <table:table-cell table:formula="of:=[.G553]-[.$B553]" office:value-type="float" office:value="0.293720483779907" calcext:value-type="float">
            <text:p>0.2937204838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6283.76273" calcext:value-type="float">
            <text:p>1443146283.76273</text:p>
          </table:table-cell>
          <table:table-cell office:value-type="float" office:value="4320" calcext:value-type="float">
            <text:p>4320</text:p>
          </table:table-cell>
          <table:table-cell table:formula="of:=[.B554]-[.$B$2]" office:value-type="float" office:value="63.7625546455383" calcext:value-type="float">
            <text:p>63.7625546455</text:p>
          </table:table-cell>
          <table:table-cell table:formula="of:=[.C554]/([.D554]-[.D553])" office:value-type="float" office:value="99603.6241101614" calcext:value-type="float">
            <text:p>99603.6241101614</text:p>
          </table:table-cell>
          <table:table-cell/>
          <table:table-cell office:value-type="float" office:value="1443146284.04216" calcext:value-type="float">
            <text:p>1443146284.04216</text:p>
          </table:table-cell>
          <table:table-cell table:formula="of:=[.G554]-[.$B$2]" office:value-type="float" office:value="64.0419816970825" calcext:value-type="float">
            <text:p>64.0419816971</text:p>
          </table:table-cell>
          <table:table-cell table:formula="of:=[.C554]/([.H554]-[.H553])" office:value-type="float" office:value="148563.455445869" calcext:value-type="float">
            <text:p>148563.455445869</text:p>
          </table:table-cell>
          <table:table-cell table:formula="of:=[.G554]-[.$B554]" office:value-type="float" office:value="0.279427051544189" calcext:value-type="float">
            <text:p>0.279427051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6283.80608" calcext:value-type="float">
            <text:p>1443146283.80608</text:p>
          </table:table-cell>
          <table:table-cell office:value-type="float" office:value="4320" calcext:value-type="float">
            <text:p>4320</text:p>
          </table:table-cell>
          <table:table-cell table:formula="of:=[.B555]-[.$B$2]" office:value-type="float" office:value="63.8058958053589" calcext:value-type="float">
            <text:p>63.8058958054</text:p>
          </table:table-cell>
          <table:table-cell table:formula="of:=[.C555]/([.D555]-[.D554])" office:value-type="float" office:value="99674.3053920544" calcext:value-type="float">
            <text:p>99674.3053920544</text:p>
          </table:table-cell>
          <table:table-cell/>
          <table:table-cell office:value-type="float" office:value="1443146284.08545" calcext:value-type="float">
            <text:p>1443146284.08545</text:p>
          </table:table-cell>
          <table:table-cell table:formula="of:=[.G555]-[.$B$2]" office:value-type="float" office:value="64.0852675437927" calcext:value-type="float">
            <text:p>64.0852675438</text:p>
          </table:table-cell>
          <table:table-cell table:formula="of:=[.C555]/([.H555]-[.H554])" office:value-type="float" office:value="99801.6748735913" calcext:value-type="float">
            <text:p>99801.6748735913</text:p>
          </table:table-cell>
          <table:table-cell table:formula="of:=[.G555]-[.$B555]" office:value-type="float" office:value="0.279371738433838" calcext:value-type="float">
            <text:p>0.2793717384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6283.84943" calcext:value-type="float">
            <text:p>1443146283.84943</text:p>
          </table:table-cell>
          <table:table-cell office:value-type="float" office:value="4320" calcext:value-type="float">
            <text:p>4320</text:p>
          </table:table-cell>
          <table:table-cell table:formula="of:=[.B556]-[.$B$2]" office:value-type="float" office:value="63.8492498397827" calcext:value-type="float">
            <text:p>63.8492498398</text:p>
          </table:table-cell>
          <table:table-cell table:formula="of:=[.C556]/([.D556]-[.D555])" office:value-type="float" office:value="99644.705675319" calcext:value-type="float">
            <text:p>99644.705675319</text:p>
          </table:table-cell>
          <table:table-cell/>
          <table:table-cell office:value-type="float" office:value="1443146284.12874" calcext:value-type="float">
            <text:p>1443146284.12874</text:p>
          </table:table-cell>
          <table:table-cell table:formula="of:=[.G556]-[.$B$2]" office:value-type="float" office:value="64.1285634040833" calcext:value-type="float">
            <text:p>64.1285634041</text:p>
          </table:table-cell>
          <table:table-cell table:formula="of:=[.C556]/([.H556]-[.H555])" office:value-type="float" office:value="99778.5924800106" calcext:value-type="float">
            <text:p>99778.5924800106</text:p>
          </table:table-cell>
          <table:table-cell table:formula="of:=[.G556]-[.$B556]" office:value-type="float" office:value="0.279313564300537" calcext:value-type="float">
            <text:p>0.2793135643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6283.89279" calcext:value-type="float">
            <text:p>1443146283.89279</text:p>
          </table:table-cell>
          <table:table-cell office:value-type="float" office:value="4320" calcext:value-type="float">
            <text:p>4320</text:p>
          </table:table-cell>
          <table:table-cell table:formula="of:=[.B557]-[.$B$2]" office:value-type="float" office:value="63.8926093578339" calcext:value-type="float">
            <text:p>63.8926093578</text:p>
          </table:table-cell>
          <table:table-cell table:formula="of:=[.C557]/([.D557]-[.D556])" office:value-type="float" office:value="99632.1037264314" calcext:value-type="float">
            <text:p>99632.1037264314</text:p>
          </table:table-cell>
          <table:table-cell/>
          <table:table-cell office:value-type="float" office:value="1443146284.17217" calcext:value-type="float">
            <text:p>1443146284.17217</text:p>
          </table:table-cell>
          <table:table-cell table:formula="of:=[.G557]-[.$B$2]" office:value-type="float" office:value="64.1719858646393" calcext:value-type="float">
            <text:p>64.1719858646</text:p>
          </table:table-cell>
          <table:table-cell table:formula="of:=[.C557]/([.H557]-[.H556])" office:value-type="float" office:value="99487.6832100677" calcext:value-type="float">
            <text:p>99487.6832100677</text:p>
          </table:table-cell>
          <table:table-cell table:formula="of:=[.G557]-[.$B557]" office:value-type="float" office:value="0.27937650680542" calcext:value-type="float">
            <text:p>0.2793765068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6283.93609" calcext:value-type="float">
            <text:p>1443146283.93609</text:p>
          </table:table-cell>
          <table:table-cell office:value-type="float" office:value="4320" calcext:value-type="float">
            <text:p>4320</text:p>
          </table:table-cell>
          <table:table-cell table:formula="of:=[.B558]-[.$B$2]" office:value-type="float" office:value="63.9359083175659" calcext:value-type="float">
            <text:p>63.9359083176</text:p>
          </table:table-cell>
          <table:table-cell table:formula="of:=[.C558]/([.D558]-[.D557])" office:value-type="float" office:value="99771.4500933324" calcext:value-type="float">
            <text:p>99771.4500933324</text:p>
          </table:table-cell>
          <table:table-cell/>
          <table:table-cell office:value-type="float" office:value="1443146284.21521" calcext:value-type="float">
            <text:p>1443146284.21521</text:p>
          </table:table-cell>
          <table:table-cell table:formula="of:=[.G558]-[.$B$2]" office:value-type="float" office:value="64.2150309085846" calcext:value-type="float">
            <text:p>64.2150309086</text:p>
          </table:table-cell>
          <table:table-cell table:formula="of:=[.C558]/([.H558]-[.H557])" office:value-type="float" office:value="100359.985820631" calcext:value-type="float">
            <text:p>100359.985820631</text:p>
          </table:table-cell>
          <table:table-cell table:formula="of:=[.G558]-[.$B558]" office:value-type="float" office:value="0.279122591018677" calcext:value-type="float">
            <text:p>0.27912259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6283.9794" calcext:value-type="float">
            <text:p>1443146283.9794</text:p>
          </table:table-cell>
          <table:table-cell office:value-type="float" office:value="4320" calcext:value-type="float">
            <text:p>4320</text:p>
          </table:table-cell>
          <table:table-cell table:formula="of:=[.B559]-[.$B$2]" office:value-type="float" office:value="63.9792191982269" calcext:value-type="float">
            <text:p>63.9792191982</text:p>
          </table:table-cell>
          <table:table-cell table:formula="of:=[.C559]/([.D559]-[.D558])" office:value-type="float" office:value="99743.988902284" calcext:value-type="float">
            <text:p>99743.988902284</text:p>
          </table:table-cell>
          <table:table-cell/>
          <table:table-cell office:value-type="float" office:value="1443146284.25831" calcext:value-type="float">
            <text:p>1443146284.25831</text:p>
          </table:table-cell>
          <table:table-cell table:formula="of:=[.G559]-[.$B$2]" office:value-type="float" office:value="64.2581341266632" calcext:value-type="float">
            <text:p>64.2581341267</text:p>
          </table:table-cell>
          <table:table-cell table:formula="of:=[.C559]/([.H559]-[.H558])" office:value-type="float" office:value="100224.535256765" calcext:value-type="float">
            <text:p>100224.535256765</text:p>
          </table:table-cell>
          <table:table-cell table:formula="of:=[.G559]-[.$B559]" office:value-type="float" office:value="0.278914928436279" calcext:value-type="float">
            <text:p>0.2789149284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6284.02259" calcext:value-type="float">
            <text:p>1443146284.02259</text:p>
          </table:table-cell>
          <table:table-cell office:value-type="float" office:value="4320" calcext:value-type="float">
            <text:p>4320</text:p>
          </table:table-cell>
          <table:table-cell table:formula="of:=[.B560]-[.$B$2]" office:value-type="float" office:value="64.0224142074585" calcext:value-type="float">
            <text:p>64.0224142075</text:p>
          </table:table-cell>
          <table:table-cell table:formula="of:=[.C560]/([.D560]-[.D559])" office:value-type="float" office:value="100011.554039509" calcext:value-type="float">
            <text:p>100011.554039509</text:p>
          </table:table-cell>
          <table:table-cell/>
          <table:table-cell office:value-type="float" office:value="1443146284.30679" calcext:value-type="float">
            <text:p>1443146284.30679</text:p>
          </table:table-cell>
          <table:table-cell table:formula="of:=[.G560]-[.$B$2]" office:value-type="float" office:value="64.306610584259" calcext:value-type="float">
            <text:p>64.3066105843</text:p>
          </table:table-cell>
          <table:table-cell table:formula="of:=[.C560]/([.H560]-[.H559])" office:value-type="float" office:value="89115.4225009222" calcext:value-type="float">
            <text:p>89115.4225009222</text:p>
          </table:table-cell>
          <table:table-cell table:formula="of:=[.G560]-[.$B560]" office:value-type="float" office:value="0.284196376800537" calcext:value-type="float">
            <text:p>0.2841963768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6284.06572" calcext:value-type="float">
            <text:p>1443146284.06572</text:p>
          </table:table-cell>
          <table:table-cell office:value-type="float" office:value="4320" calcext:value-type="float">
            <text:p>4320</text:p>
          </table:table-cell>
          <table:table-cell table:formula="of:=[.B561]-[.$B$2]" office:value-type="float" office:value="64.0655407905579" calcext:value-type="float">
            <text:p>64.0655407906</text:p>
          </table:table-cell>
          <table:table-cell table:formula="of:=[.C561]/([.D561]-[.D560])" office:value-type="float" office:value="100170.235839147" calcext:value-type="float">
            <text:p>100170.235839147</text:p>
          </table:table-cell>
          <table:table-cell/>
          <table:table-cell office:value-type="float" office:value="1443146284.38758" calcext:value-type="float">
            <text:p>1443146284.38758</text:p>
          </table:table-cell>
          <table:table-cell table:formula="of:=[.G561]-[.$B$2]" office:value-type="float" office:value="64.387398481369" calcext:value-type="float">
            <text:p>64.3873984814</text:p>
          </table:table-cell>
          <table:table-cell table:formula="of:=[.C561]/([.H561]-[.H560])" office:value-type="float" office:value="53473.3562147151" calcext:value-type="float">
            <text:p>53473.3562147151</text:p>
          </table:table-cell>
          <table:table-cell table:formula="of:=[.G561]-[.$B561]" office:value-type="float" office:value="0.321857690811157" calcext:value-type="float">
            <text:p>0.3218576908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6284.10884" calcext:value-type="float">
            <text:p>1443146284.10884</text:p>
          </table:table-cell>
          <table:table-cell office:value-type="float" office:value="4320" calcext:value-type="float">
            <text:p>4320</text:p>
          </table:table-cell>
          <table:table-cell table:formula="of:=[.B562]-[.$B$2]" office:value-type="float" office:value="64.1086630821228" calcext:value-type="float">
            <text:p>64.1086630821</text:p>
          </table:table-cell>
          <table:table-cell table:formula="of:=[.C562]/([.D562]-[.D561])" office:value-type="float" office:value="100180.204790234" calcext:value-type="float">
            <text:p>100180.204790234</text:p>
          </table:table-cell>
          <table:table-cell/>
          <table:table-cell office:value-type="float" office:value="1443146284.43065" calcext:value-type="float">
            <text:p>1443146284.43065</text:p>
          </table:table-cell>
          <table:table-cell table:formula="of:=[.G562]-[.$B$2]" office:value-type="float" office:value="64.4304673671722" calcext:value-type="float">
            <text:p>64.4304673672</text:p>
          </table:table-cell>
          <table:table-cell table:formula="of:=[.C562]/([.H562]-[.H561])" office:value-type="float" office:value="100304.429042758" calcext:value-type="float">
            <text:p>100304.429042758</text:p>
          </table:table-cell>
          <table:table-cell table:formula="of:=[.G562]-[.$B562]" office:value-type="float" office:value="0.321804285049438" calcext:value-type="float">
            <text:p>0.321804285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6284.15195" calcext:value-type="float">
            <text:p>1443146284.15195</text:p>
          </table:table-cell>
          <table:table-cell office:value-type="float" office:value="4320" calcext:value-type="float">
            <text:p>4320</text:p>
          </table:table-cell>
          <table:table-cell table:formula="of:=[.B563]-[.$B$2]" office:value-type="float" office:value="64.1517651081085" calcext:value-type="float">
            <text:p>64.1517651081</text:p>
          </table:table-cell>
          <table:table-cell table:formula="of:=[.C563]/([.D563]-[.D562])" office:value-type="float" office:value="100227.307213621" calcext:value-type="float">
            <text:p>100227.307213621</text:p>
          </table:table-cell>
          <table:table-cell/>
          <table:table-cell office:value-type="float" office:value="1443146284.47374" calcext:value-type="float">
            <text:p>1443146284.47374</text:p>
          </table:table-cell>
          <table:table-cell table:formula="of:=[.G563]-[.$B$2]" office:value-type="float" office:value="64.4735636711121" calcext:value-type="float">
            <text:p>64.4735636711</text:p>
          </table:table-cell>
          <table:table-cell table:formula="of:=[.C563]/([.H563]-[.H562])" office:value-type="float" office:value="100240.614741175" calcext:value-type="float">
            <text:p>100240.614741175</text:p>
          </table:table-cell>
          <table:table-cell table:formula="of:=[.G563]-[.$B563]" office:value-type="float" office:value="0.32179856300354" calcext:value-type="float">
            <text:p>0.321798563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6284.19503" calcext:value-type="float">
            <text:p>1443146284.19503</text:p>
          </table:table-cell>
          <table:table-cell office:value-type="float" office:value="4320" calcext:value-type="float">
            <text:p>4320</text:p>
          </table:table-cell>
          <table:table-cell table:formula="of:=[.B564]-[.$B$2]" office:value-type="float" office:value="64.1948549747467" calcext:value-type="float">
            <text:p>64.1948549747</text:p>
          </table:table-cell>
          <table:table-cell table:formula="of:=[.C564]/([.D564]-[.D563])" office:value-type="float" office:value="100255.589934267" calcext:value-type="float">
            <text:p>100255.589934267</text:p>
          </table:table-cell>
          <table:table-cell/>
          <table:table-cell office:value-type="float" office:value="1443146284.51695" calcext:value-type="float">
            <text:p>1443146284.51695</text:p>
          </table:table-cell>
          <table:table-cell table:formula="of:=[.G564]-[.$B$2]" office:value-type="float" office:value="64.5167670249939" calcext:value-type="float">
            <text:p>64.516767025</text:p>
          </table:table-cell>
          <table:table-cell table:formula="of:=[.C564]/([.H564]-[.H563])" office:value-type="float" office:value="99992.2369873295" calcext:value-type="float">
            <text:p>99992.2369873295</text:p>
          </table:table-cell>
          <table:table-cell table:formula="of:=[.G564]-[.$B564]" office:value-type="float" office:value="0.321912050247192" calcext:value-type="float">
            <text:p>0.3219120502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6284.23812" calcext:value-type="float">
            <text:p>1443146284.23812</text:p>
          </table:table-cell>
          <table:table-cell office:value-type="float" office:value="4320" calcext:value-type="float">
            <text:p>4320</text:p>
          </table:table-cell>
          <table:table-cell table:formula="of:=[.B565]-[.$B$2]" office:value-type="float" office:value="64.2379417419434" calcext:value-type="float">
            <text:p>64.2379417419</text:p>
          </table:table-cell>
          <table:table-cell table:formula="of:=[.C565]/([.D565]-[.D564])" office:value-type="float" office:value="100262.801808332" calcext:value-type="float">
            <text:p>100262.801808332</text:p>
          </table:table-cell>
          <table:table-cell/>
          <table:table-cell office:value-type="float" office:value="1443146284.56006" calcext:value-type="float">
            <text:p>1443146284.56006</text:p>
          </table:table-cell>
          <table:table-cell table:formula="of:=[.G565]-[.$B$2]" office:value-type="float" office:value="64.5598752498627" calcext:value-type="float">
            <text:p>64.5598752499</text:p>
          </table:table-cell>
          <table:table-cell table:formula="of:=[.C565]/([.H565]-[.H564])" office:value-type="float" office:value="100212.8947121" calcext:value-type="float">
            <text:p>100212.8947121</text:p>
          </table:table-cell>
          <table:table-cell table:formula="of:=[.G565]-[.$B565]" office:value-type="float" office:value="0.321933507919312" calcext:value-type="float">
            <text:p>0.3219335079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6284.28122" calcext:value-type="float">
            <text:p>1443146284.28122</text:p>
          </table:table-cell>
          <table:table-cell office:value-type="float" office:value="4320" calcext:value-type="float">
            <text:p>4320</text:p>
          </table:table-cell>
          <table:table-cell table:formula="of:=[.B566]-[.$B$2]" office:value-type="float" office:value="64.2810373306274" calcext:value-type="float">
            <text:p>64.2810373306</text:p>
          </table:table-cell>
          <table:table-cell table:formula="of:=[.C566]/([.D566]-[.D565])" office:value-type="float" office:value="100242.278430592" calcext:value-type="float">
            <text:p>100242.278430592</text:p>
          </table:table-cell>
          <table:table-cell/>
          <table:table-cell office:value-type="float" office:value="1443146284.60325" calcext:value-type="float">
            <text:p>1443146284.60325</text:p>
          </table:table-cell>
          <table:table-cell table:formula="of:=[.G566]-[.$B$2]" office:value-type="float" office:value="64.6030719280243" calcext:value-type="float">
            <text:p>64.603071928</text:p>
          </table:table-cell>
          <table:table-cell table:formula="of:=[.C566]/([.H566]-[.H565])" office:value-type="float" office:value="100007.690032012" calcext:value-type="float">
            <text:p>100007.690032012</text:p>
          </table:table-cell>
          <table:table-cell table:formula="of:=[.G566]-[.$B566]" office:value-type="float" office:value="0.322034597396851" calcext:value-type="float">
            <text:p>0.3220345974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6284.3243" calcext:value-type="float">
            <text:p>1443146284.3243</text:p>
          </table:table-cell>
          <table:table-cell office:value-type="float" office:value="4320" calcext:value-type="float">
            <text:p>4320</text:p>
          </table:table-cell>
          <table:table-cell table:formula="of:=[.B567]-[.$B$2]" office:value-type="float" office:value="64.3241231441498" calcext:value-type="float">
            <text:p>64.3241231441</text:p>
          </table:table-cell>
          <table:table-cell table:formula="of:=[.C567]/([.D567]-[.D566])" office:value-type="float" office:value="100265.021055253" calcext:value-type="float">
            <text:p>100265.021055253</text:p>
          </table:table-cell>
          <table:table-cell/>
          <table:table-cell office:value-type="float" office:value="1443146284.65169" calcext:value-type="float">
            <text:p>1443146284.65169</text:p>
          </table:table-cell>
          <table:table-cell table:formula="of:=[.G567]-[.$B$2]" office:value-type="float" office:value="64.6515092849731" calcext:value-type="float">
            <text:p>64.651509285</text:p>
          </table:table-cell>
          <table:table-cell table:formula="of:=[.C567]/([.H567]-[.H566])" office:value-type="float" office:value="89187.360172474" calcext:value-type="float">
            <text:p>89187.360172474</text:p>
          </table:table-cell>
          <table:table-cell table:formula="of:=[.G567]-[.$B567]" office:value-type="float" office:value="0.327386140823364" calcext:value-type="float">
            <text:p>0.3273861408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6284.36739" calcext:value-type="float">
            <text:p>1443146284.36739</text:p>
          </table:table-cell>
          <table:table-cell office:value-type="float" office:value="4320" calcext:value-type="float">
            <text:p>4320</text:p>
          </table:table-cell>
          <table:table-cell table:formula="of:=[.B568]-[.$B$2]" office:value-type="float" office:value="64.367210149765" calcext:value-type="float">
            <text:p>64.3672101498</text:p>
          </table:table-cell>
          <table:table-cell table:formula="of:=[.C568]/([.D568]-[.D567])" office:value-type="float" office:value="100262.247011952" calcext:value-type="float">
            <text:p>100262.247011952</text:p>
          </table:table-cell>
          <table:table-cell/>
          <table:table-cell office:value-type="float" office:value="1443146284.73268" calcext:value-type="float">
            <text:p>1443146284.73268</text:p>
          </table:table-cell>
          <table:table-cell table:formula="of:=[.G568]-[.$B$2]" office:value-type="float" office:value="64.7325043678284" calcext:value-type="float">
            <text:p>64.7325043678</text:p>
          </table:table-cell>
          <table:table-cell table:formula="of:=[.C568]/([.H568]-[.H567])" office:value-type="float" office:value="53336.5711560765" calcext:value-type="float">
            <text:p>53336.5711560765</text:p>
          </table:table-cell>
          <table:table-cell table:formula="of:=[.G568]-[.$B568]" office:value-type="float" office:value="0.365294218063354" calcext:value-type="float">
            <text:p>0.365294218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6284.41048" calcext:value-type="float">
            <text:p>1443146284.41048</text:p>
          </table:table-cell>
          <table:table-cell office:value-type="float" office:value="4320" calcext:value-type="float">
            <text:p>4320</text:p>
          </table:table-cell>
          <table:table-cell table:formula="of:=[.B569]-[.$B$2]" office:value-type="float" office:value="64.4103012084961" calcext:value-type="float">
            <text:p>64.4103012085</text:p>
          </table:table-cell>
          <table:table-cell table:formula="of:=[.C569]/([.D569]-[.D568])" office:value-type="float" office:value="100252.816412799" calcext:value-type="float">
            <text:p>100252.816412799</text:p>
          </table:table-cell>
          <table:table-cell/>
          <table:table-cell office:value-type="float" office:value="1443146284.81894" calcext:value-type="float">
            <text:p>1443146284.81894</text:p>
          </table:table-cell>
          <table:table-cell table:formula="of:=[.G569]-[.$B$2]" office:value-type="float" office:value="64.818763256073" calcext:value-type="float">
            <text:p>64.8187632561</text:p>
          </table:table-cell>
          <table:table-cell table:formula="of:=[.C569]/([.H569]-[.H568])" office:value-type="float" office:value="50081.7954869595" calcext:value-type="float">
            <text:p>50081.7954869595</text:p>
          </table:table-cell>
          <table:table-cell table:formula="of:=[.G569]-[.$B569]" office:value-type="float" office:value="0.408462047576904" calcext:value-type="float">
            <text:p>0.4084620476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6284.45357" calcext:value-type="float">
            <text:p>1443146284.45357</text:p>
          </table:table-cell>
          <table:table-cell office:value-type="float" office:value="4320" calcext:value-type="float">
            <text:p>4320</text:p>
          </table:table-cell>
          <table:table-cell table:formula="of:=[.B570]-[.$B$2]" office:value-type="float" office:value="64.4533874988556" calcext:value-type="float">
            <text:p>64.4533874989</text:p>
          </table:table-cell>
          <table:table-cell table:formula="of:=[.C570]/([.D570]-[.D569])" office:value-type="float" office:value="100263.911419512" calcext:value-type="float">
            <text:p>100263.911419512</text:p>
          </table:table-cell>
          <table:table-cell/>
          <table:table-cell office:value-type="float" office:value="1443146284.8333" calcext:value-type="float">
            <text:p>1443146284.8333</text:p>
          </table:table-cell>
          <table:table-cell table:formula="of:=[.G570]-[.$B$2]" office:value-type="float" office:value="64.8331182003021" calcext:value-type="float">
            <text:p>64.8331182003</text:p>
          </table:table-cell>
          <table:table-cell table:formula="of:=[.C570]/([.H570]-[.H569])" office:value-type="float" office:value="300941.608065239" calcext:value-type="float">
            <text:p>300941.608065239</text:p>
          </table:table-cell>
          <table:table-cell table:formula="of:=[.G570]-[.$B570]" office:value-type="float" office:value="0.379730701446533" calcext:value-type="float">
            <text:p>0.3797307014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6284.49667" calcext:value-type="float">
            <text:p>1443146284.49667</text:p>
          </table:table-cell>
          <table:table-cell office:value-type="float" office:value="4320" calcext:value-type="float">
            <text:p>4320</text:p>
          </table:table-cell>
          <table:table-cell table:formula="of:=[.B571]-[.$B$2]" office:value-type="float" office:value="64.496490240097" calcext:value-type="float">
            <text:p>64.4964902401</text:p>
          </table:table-cell>
          <table:table-cell table:formula="of:=[.C571]/([.D571]-[.D570])" office:value-type="float" office:value="100225.644021108" calcext:value-type="float">
            <text:p>100225.644021108</text:p>
          </table:table-cell>
          <table:table-cell/>
          <table:table-cell office:value-type="float" office:value="1443146284.86204" calcext:value-type="float">
            <text:p>1443146284.86204</text:p>
          </table:table-cell>
          <table:table-cell table:formula="of:=[.G571]-[.$B$2]" office:value-type="float" office:value="64.8618633747101" calcext:value-type="float">
            <text:p>64.8618633747</text:p>
          </table:table-cell>
          <table:table-cell table:formula="of:=[.C571]/([.H571]-[.H570])" office:value-type="float" office:value="150286.094587197" calcext:value-type="float">
            <text:p>150286.094587197</text:p>
          </table:table-cell>
          <table:table-cell table:formula="of:=[.G571]-[.$B571]" office:value-type="float" office:value="0.365373134613037" calcext:value-type="float">
            <text:p>0.3653731346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6284.53976" calcext:value-type="float">
            <text:p>1443146284.53976</text:p>
          </table:table-cell>
          <table:table-cell office:value-type="float" office:value="4320" calcext:value-type="float">
            <text:p>4320</text:p>
          </table:table-cell>
          <table:table-cell table:formula="of:=[.B572]-[.$B$2]" office:value-type="float" office:value="64.539576292038" calcext:value-type="float">
            <text:p>64.539576292</text:p>
          </table:table-cell>
          <table:table-cell table:formula="of:=[.C572]/([.D572]-[.D571])" office:value-type="float" office:value="100264.466234312" calcext:value-type="float">
            <text:p>100264.466234312</text:p>
          </table:table-cell>
          <table:table-cell/>
          <table:table-cell office:value-type="float" office:value="1443146284.90526" calcext:value-type="float">
            <text:p>1443146284.90526</text:p>
          </table:table-cell>
          <table:table-cell table:formula="of:=[.G572]-[.$B$2]" office:value-type="float" office:value="64.9050762653351" calcext:value-type="float">
            <text:p>64.9050762653</text:p>
          </table:table-cell>
          <table:table-cell table:formula="of:=[.C572]/([.H572]-[.H571])" office:value-type="float" office:value="99970.1694915254" calcext:value-type="float">
            <text:p>99970.1694915254</text:p>
          </table:table-cell>
          <table:table-cell table:formula="of:=[.G572]-[.$B572]" office:value-type="float" office:value="0.365499973297119" calcext:value-type="float">
            <text:p>0.3654999733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6284.58288" calcext:value-type="float">
            <text:p>1443146284.58288</text:p>
          </table:table-cell>
          <table:table-cell office:value-type="float" office:value="4320" calcext:value-type="float">
            <text:p>4320</text:p>
          </table:table-cell>
          <table:table-cell table:formula="of:=[.B573]-[.$B$2]" office:value-type="float" office:value="64.5826966762543" calcext:value-type="float">
            <text:p>64.5826966763</text:p>
          </table:table-cell>
          <table:table-cell table:formula="of:=[.C573]/([.D573]-[.D572])" office:value-type="float" office:value="100184.6360721" calcext:value-type="float">
            <text:p>100184.6360721</text:p>
          </table:table-cell>
          <table:table-cell/>
          <table:table-cell office:value-type="float" office:value="1443146284.94827" calcext:value-type="float">
            <text:p>1443146284.94827</text:p>
          </table:table-cell>
          <table:table-cell table:formula="of:=[.G573]-[.$B$2]" office:value-type="float" office:value="64.9480946063995" calcext:value-type="float">
            <text:p>64.9480946064</text:p>
          </table:table-cell>
          <table:table-cell table:formula="of:=[.C573]/([.H573]-[.H572])" office:value-type="float" office:value="100422.282521947" calcext:value-type="float">
            <text:p>100422.282521947</text:p>
          </table:table-cell>
          <table:table-cell table:formula="of:=[.G573]-[.$B573]" office:value-type="float" office:value="0.365397930145264" calcext:value-type="float">
            <text:p>0.365397930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6284.62598" calcext:value-type="float">
            <text:p>1443146284.62598</text:p>
          </table:table-cell>
          <table:table-cell office:value-type="float" office:value="4320" calcext:value-type="float">
            <text:p>4320</text:p>
          </table:table-cell>
          <table:table-cell table:formula="of:=[.B574]-[.$B$2]" office:value-type="float" office:value="64.6258020401001" calcext:value-type="float">
            <text:p>64.6258020401</text:p>
          </table:table-cell>
          <table:table-cell table:formula="of:=[.C574]/([.D574]-[.D573])" office:value-type="float" office:value="100219.546120787" calcext:value-type="float">
            <text:p>100219.546120787</text:p>
          </table:table-cell>
          <table:table-cell/>
          <table:table-cell office:value-type="float" office:value="1443146284.99131" calcext:value-type="float">
            <text:p>1443146284.99131</text:p>
          </table:table-cell>
          <table:table-cell table:formula="of:=[.G574]-[.$B$2]" office:value-type="float" office:value="64.9911308288574" calcext:value-type="float">
            <text:p>64.9911308289</text:p>
          </table:table-cell>
          <table:table-cell table:formula="of:=[.C574]/([.H574]-[.H573])" office:value-type="float" office:value="100380.557429906" calcext:value-type="float">
            <text:p>100380.557429906</text:p>
          </table:table-cell>
          <table:table-cell table:formula="of:=[.G574]-[.$B574]" office:value-type="float" office:value="0.365328788757324" calcext:value-type="float">
            <text:p>0.3653287888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6284.6691" calcext:value-type="float">
            <text:p>1443146284.6691</text:p>
          </table:table-cell>
          <table:table-cell office:value-type="float" office:value="4320" calcext:value-type="float">
            <text:p>4320</text:p>
          </table:table-cell>
          <table:table-cell table:formula="of:=[.B575]-[.$B$2]" office:value-type="float" office:value="64.6689217090607" calcext:value-type="float">
            <text:p>64.6689217091</text:p>
          </table:table-cell>
          <table:table-cell table:formula="of:=[.C575]/([.D575]-[.D574])" office:value-type="float" office:value="100186.297903869" calcext:value-type="float">
            <text:p>100186.297903869</text:p>
          </table:table-cell>
          <table:table-cell/>
          <table:table-cell office:value-type="float" office:value="1443146285.00521" calcext:value-type="float">
            <text:p>1443146285.00521</text:p>
          </table:table-cell>
          <table:table-cell table:formula="of:=[.G575]-[.$B$2]" office:value-type="float" office:value="65.0050299167633" calcext:value-type="float">
            <text:p>65.0050299168</text:p>
          </table:table-cell>
          <table:table-cell table:formula="of:=[.C575]/([.H575]-[.H574])" office:value-type="float" office:value="310811.761840232" calcext:value-type="float">
            <text:p>310811.761840232</text:p>
          </table:table-cell>
          <table:table-cell table:formula="of:=[.G575]-[.$B575]" office:value-type="float" office:value="0.336108207702637" calcext:value-type="float">
            <text:p>0.3361082077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6284.71222" calcext:value-type="float">
            <text:p>1443146284.71222</text:p>
          </table:table-cell>
          <table:table-cell office:value-type="float" office:value="4320" calcext:value-type="float">
            <text:p>4320</text:p>
          </table:table-cell>
          <table:table-cell table:formula="of:=[.B576]-[.$B$2]" office:value-type="float" office:value="64.712037563324" calcext:value-type="float">
            <text:p>64.7120375633</text:p>
          </table:table-cell>
          <table:table-cell table:formula="of:=[.C576]/([.D576]-[.D575])" office:value-type="float" office:value="100195.161937835" calcext:value-type="float">
            <text:p>100195.161937835</text:p>
          </table:table-cell>
          <table:table-cell/>
          <table:table-cell office:value-type="float" office:value="1443146285.01835" calcext:value-type="float">
            <text:p>1443146285.01835</text:p>
          </table:table-cell>
          <table:table-cell table:formula="of:=[.G576]-[.$B$2]" office:value-type="float" office:value="65.018173456192" calcext:value-type="float">
            <text:p>65.0181734562</text:p>
          </table:table-cell>
          <table:table-cell table:formula="of:=[.C576]/([.H576]-[.H575])" office:value-type="float" office:value="328678.589464519" calcext:value-type="float">
            <text:p>328678.589464519</text:p>
          </table:table-cell>
          <table:table-cell table:formula="of:=[.G576]-[.$B576]" office:value-type="float" office:value="0.306135892868042" calcext:value-type="float">
            <text:p>0.3061358929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6284.75534" calcext:value-type="float">
            <text:p>1443146284.75534</text:p>
          </table:table-cell>
          <table:table-cell office:value-type="float" office:value="4320" calcext:value-type="float">
            <text:p>4320</text:p>
          </table:table-cell>
          <table:table-cell table:formula="of:=[.B577]-[.$B$2]" office:value-type="float" office:value="64.7551579475403" calcext:value-type="float">
            <text:p>64.7551579475</text:p>
          </table:table-cell>
          <table:table-cell table:formula="of:=[.C577]/([.D577]-[.D576])" office:value-type="float" office:value="100184.6360721" calcext:value-type="float">
            <text:p>100184.6360721</text:p>
          </table:table-cell>
          <table:table-cell/>
          <table:table-cell office:value-type="float" office:value="1443146285.03446" calcext:value-type="float">
            <text:p>1443146285.03446</text:p>
          </table:table-cell>
          <table:table-cell table:formula="of:=[.G577]-[.$B$2]" office:value-type="float" office:value="65.034280538559" calcext:value-type="float">
            <text:p>65.0342805386</text:p>
          </table:table-cell>
          <table:table-cell table:formula="of:=[.C577]/([.H577]-[.H576])" office:value-type="float" office:value="268204.998371769" calcext:value-type="float">
            <text:p>268204.998371769</text:p>
          </table:table-cell>
          <table:table-cell table:formula="of:=[.G577]-[.$B577]" office:value-type="float" office:value="0.279122591018677" calcext:value-type="float">
            <text:p>0.27912259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6284.79845" calcext:value-type="float">
            <text:p>1443146284.79845</text:p>
          </table:table-cell>
          <table:table-cell office:value-type="float" office:value="4320" calcext:value-type="float">
            <text:p>4320</text:p>
          </table:table-cell>
          <table:table-cell table:formula="of:=[.B578]-[.$B$2]" office:value-type="float" office:value="64.7982747554779" calcext:value-type="float">
            <text:p>64.7982747555</text:p>
          </table:table-cell>
          <table:table-cell table:formula="of:=[.C578]/([.D578]-[.D577])" office:value-type="float" office:value="100192.9457823" calcext:value-type="float">
            <text:p>100192.9457823</text:p>
          </table:table-cell>
          <table:table-cell/>
          <table:table-cell office:value-type="float" office:value="1443146285.07768" calcext:value-type="float">
            <text:p>1443146285.07768</text:p>
          </table:table-cell>
          <table:table-cell table:formula="of:=[.G578]-[.$B$2]" office:value-type="float" office:value="65.0775027275085" calcext:value-type="float">
            <text:p>65.0775027275</text:p>
          </table:table-cell>
          <table:table-cell table:formula="of:=[.C578]/([.H578]-[.H577])" office:value-type="float" office:value="99948.6630591272" calcext:value-type="float">
            <text:p>99948.6630591272</text:p>
          </table:table-cell>
          <table:table-cell table:formula="of:=[.G578]-[.$B578]" office:value-type="float" office:value="0.27922797203064" calcext:value-type="float">
            <text:p>0.279227972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6284.84158" calcext:value-type="float">
            <text:p>1443146284.84158</text:p>
          </table:table-cell>
          <table:table-cell office:value-type="float" office:value="4320" calcext:value-type="float">
            <text:p>4320</text:p>
          </table:table-cell>
          <table:table-cell table:formula="of:=[.B579]-[.$B$2]" office:value-type="float" office:value="64.8413984775543" calcext:value-type="float">
            <text:p>64.8413984776</text:p>
          </table:table-cell>
          <table:table-cell table:formula="of:=[.C579]/([.D579]-[.D578])" office:value-type="float" office:value="100176.881586077" calcext:value-type="float">
            <text:p>100176.881586077</text:p>
          </table:table-cell>
          <table:table-cell/>
          <table:table-cell office:value-type="float" office:value="1443146285.12062" calcext:value-type="float">
            <text:p>1443146285.12062</text:p>
          </table:table-cell>
          <table:table-cell table:formula="of:=[.G579]-[.$B$2]" office:value-type="float" office:value="65.1204447746277" calcext:value-type="float">
            <text:p>65.1204447746</text:p>
          </table:table-cell>
          <table:table-cell table:formula="of:=[.C579]/([.H579]-[.H578])" office:value-type="float" office:value="100600.700008883" calcext:value-type="float">
            <text:p>100600.700008883</text:p>
          </table:table-cell>
          <table:table-cell table:formula="of:=[.G579]-[.$B579]" office:value-type="float" office:value="0.279046297073364" calcext:value-type="float">
            <text:p>0.279046297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46284.88471" calcext:value-type="float">
            <text:p>1443146284.88471</text:p>
          </table:table-cell>
          <table:table-cell office:value-type="float" office:value="4320" calcext:value-type="float">
            <text:p>4320</text:p>
          </table:table-cell>
          <table:table-cell table:formula="of:=[.B580]-[.$B$2]" office:value-type="float" office:value="64.8845276832581" calcext:value-type="float">
            <text:p>64.8845276833</text:p>
          </table:table-cell>
          <table:table-cell table:formula="of:=[.C580]/([.D580]-[.D579])" office:value-type="float" office:value="100164.144679016" calcext:value-type="float">
            <text:p>100164.144679016</text:p>
          </table:table-cell>
          <table:table-cell/>
          <table:table-cell office:value-type="float" office:value="1443146285.16385" calcext:value-type="float">
            <text:p>1443146285.16385</text:p>
          </table:table-cell>
          <table:table-cell table:formula="of:=[.G580]-[.$B$2]" office:value-type="float" office:value="65.1636695861816" calcext:value-type="float">
            <text:p>65.1636695862</text:p>
          </table:table-cell>
          <table:table-cell table:formula="of:=[.C580]/([.H580]-[.H579])" office:value-type="float" office:value="99942.5988152103" calcext:value-type="float">
            <text:p>99942.5988152103</text:p>
          </table:table-cell>
          <table:table-cell table:formula="of:=[.G580]-[.$B580]" office:value-type="float" office:value="0.279141902923584" calcext:value-type="float">
            <text:p>0.2791419029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46284.92782" calcext:value-type="float">
            <text:p>1443146284.92782</text:p>
          </table:table-cell>
          <table:table-cell office:value-type="float" office:value="4320" calcext:value-type="float">
            <text:p>4320</text:p>
          </table:table-cell>
          <table:table-cell table:formula="of:=[.B581]-[.$B$2]" office:value-type="float" office:value="64.9276435375214" calcext:value-type="float">
            <text:p>64.9276435375</text:p>
          </table:table-cell>
          <table:table-cell table:formula="of:=[.C581]/([.D581]-[.D580])" office:value-type="float" office:value="100195.161937835" calcext:value-type="float">
            <text:p>100195.161937835</text:p>
          </table:table-cell>
          <table:table-cell/>
          <table:table-cell office:value-type="float" office:value="1443146285.17699" calcext:value-type="float">
            <text:p>1443146285.17699</text:p>
          </table:table-cell>
          <table:table-cell table:formula="of:=[.G581]-[.$B$2]" office:value-type="float" office:value="65.1768143177033" calcext:value-type="float">
            <text:p>65.1768143177</text:p>
          </table:table-cell>
          <table:table-cell table:formula="of:=[.C581]/([.H581]-[.H580])" office:value-type="float" office:value="328648.781673408" calcext:value-type="float">
            <text:p>328648.781673408</text:p>
          </table:table-cell>
          <table:table-cell table:formula="of:=[.G581]-[.$B581]" office:value-type="float" office:value="0.249170780181885" calcext:value-type="float">
            <text:p>0.2491707802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46284.97095" calcext:value-type="float">
            <text:p>1443146284.97095</text:p>
          </table:table-cell>
          <table:table-cell office:value-type="float" office:value="4320" calcext:value-type="float">
            <text:p>4320</text:p>
          </table:table-cell>
          <table:table-cell table:formula="of:=[.B582]-[.$B$2]" office:value-type="float" office:value="64.9707660675049" calcext:value-type="float">
            <text:p>64.9707660675</text:p>
          </table:table-cell>
          <table:table-cell table:formula="of:=[.C582]/([.D582]-[.D581])" office:value-type="float" office:value="100179.650907563" calcext:value-type="float">
            <text:p>100179.650907563</text:p>
          </table:table-cell>
          <table:table-cell/>
          <table:table-cell office:value-type="float" office:value="1443146285.21174" calcext:value-type="float">
            <text:p>1443146285.21174</text:p>
          </table:table-cell>
          <table:table-cell table:formula="of:=[.G582]-[.$B$2]" office:value-type="float" office:value="65.2115597724915" calcext:value-type="float">
            <text:p>65.2115597725</text:p>
          </table:table-cell>
          <table:table-cell table:formula="of:=[.C582]/([.H582]-[.H581])" office:value-type="float" office:value="124332.809178429" calcext:value-type="float">
            <text:p>124332.809178429</text:p>
          </table:table-cell>
          <table:table-cell table:formula="of:=[.G582]-[.$B582]" office:value-type="float" office:value="0.240793704986572" calcext:value-type="float">
            <text:p>0.240793705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46285.01345" calcext:value-type="float">
            <text:p>1443146285.01345</text:p>
          </table:table-cell>
          <table:table-cell office:value-type="float" office:value="4320" calcext:value-type="float">
            <text:p>4320</text:p>
          </table:table-cell>
          <table:table-cell table:formula="of:=[.B583]-[.$B$2]" office:value-type="float" office:value="65.0132706165314" calcext:value-type="float">
            <text:p>65.0132706165</text:p>
          </table:table-cell>
          <table:table-cell table:formula="of:=[.C583]/([.D583]-[.D582])" office:value-type="float" office:value="101636.180101752" calcext:value-type="float">
            <text:p>101636.180101752</text:p>
          </table:table-cell>
          <table:table-cell/>
          <table:table-cell office:value-type="float" office:value="1443146285.24776" calcext:value-type="float">
            <text:p>1443146285.24776</text:p>
          </table:table-cell>
          <table:table-cell table:formula="of:=[.G583]-[.$B$2]" office:value-type="float" office:value="65.2475833892822" calcext:value-type="float">
            <text:p>65.2475833893</text:p>
          </table:table-cell>
          <table:table-cell table:formula="of:=[.C583]/([.H583]-[.H582])" office:value-type="float" office:value="119921.328974016" calcext:value-type="float">
            <text:p>119921.328974016</text:p>
          </table:table-cell>
          <table:table-cell table:formula="of:=[.G583]-[.$B583]" office:value-type="float" office:value="0.234312772750854" calcext:value-type="float">
            <text:p>0.2343127728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46285.05472" calcext:value-type="float">
            <text:p>1443146285.05472</text:p>
          </table:table-cell>
          <table:table-cell office:value-type="float" office:value="4320" calcext:value-type="float">
            <text:p>4320</text:p>
          </table:table-cell>
          <table:table-cell table:formula="of:=[.B584]-[.$B$2]" office:value-type="float" office:value="65.0545387268066" calcext:value-type="float">
            <text:p>65.0545387268</text:p>
          </table:table-cell>
          <table:table-cell table:formula="of:=[.C584]/([.D584]-[.D583])" office:value-type="float" office:value="104681.313759814" calcext:value-type="float">
            <text:p>104681.313759814</text:p>
          </table:table-cell>
          <table:table-cell/>
          <table:table-cell office:value-type="float" office:value="1443146285.28903" calcext:value-type="float">
            <text:p>1443146285.28903</text:p>
          </table:table-cell>
          <table:table-cell table:formula="of:=[.G584]-[.$B$2]" office:value-type="float" office:value="65.2888462543488" calcext:value-type="float">
            <text:p>65.2888462543</text:p>
          </table:table-cell>
          <table:table-cell table:formula="of:=[.C584]/([.H584]-[.H583])" office:value-type="float" office:value="104694.620527073" calcext:value-type="float">
            <text:p>104694.620527073</text:p>
          </table:table-cell>
          <table:table-cell table:formula="of:=[.G584]-[.$B584]" office:value-type="float" office:value="0.234307527542114" calcext:value-type="float">
            <text:p>0.2343075275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46285.096" calcext:value-type="float">
            <text:p>1443146285.096</text:p>
          </table:table-cell>
          <table:table-cell office:value-type="float" office:value="4320" calcext:value-type="float">
            <text:p>4320</text:p>
          </table:table-cell>
          <table:table-cell table:formula="of:=[.B585]-[.$B$2]" office:value-type="float" office:value="65.0958211421967" calcext:value-type="float">
            <text:p>65.0958211422</text:p>
          </table:table-cell>
          <table:table-cell table:formula="of:=[.C585]/([.D585]-[.D584])" office:value-type="float" office:value="104645.039762981" calcext:value-type="float">
            <text:p>104645.039762981</text:p>
          </table:table-cell>
          <table:table-cell/>
          <table:table-cell office:value-type="float" office:value="1443146285.33027" calcext:value-type="float">
            <text:p>1443146285.33027</text:p>
          </table:table-cell>
          <table:table-cell table:formula="of:=[.G585]-[.$B$2]" office:value-type="float" office:value="65.3300893306732" calcext:value-type="float">
            <text:p>65.3300893307</text:p>
          </table:table-cell>
          <table:table-cell table:formula="of:=[.C585]/([.H585]-[.H584])" office:value-type="float" office:value="104744.853803198" calcext:value-type="float">
            <text:p>104744.853803198</text:p>
          </table:table-cell>
          <table:table-cell table:formula="of:=[.G585]-[.$B585]" office:value-type="float" office:value="0.234268188476562" calcext:value-type="float">
            <text:p>0.2342681885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46285.13728" calcext:value-type="float">
            <text:p>1443146285.13728</text:p>
          </table:table-cell>
          <table:table-cell office:value-type="float" office:value="4320" calcext:value-type="float">
            <text:p>4320</text:p>
          </table:table-cell>
          <table:table-cell table:formula="of:=[.B586]-[.$B$2]" office:value-type="float" office:value="65.1370987892151" calcext:value-type="float">
            <text:p>65.1370987892</text:p>
          </table:table-cell>
          <table:table-cell table:formula="of:=[.C586]/([.D586]-[.D585])" office:value-type="float" office:value="104657.128301691" calcext:value-type="float">
            <text:p>104657.128301691</text:p>
          </table:table-cell>
          <table:table-cell/>
          <table:table-cell office:value-type="float" office:value="1443146285.37156" calcext:value-type="float">
            <text:p>1443146285.37156</text:p>
          </table:table-cell>
          <table:table-cell table:formula="of:=[.G586]-[.$B$2]" office:value-type="float" office:value="65.3713822364807" calcext:value-type="float">
            <text:p>65.3713822365</text:p>
          </table:table-cell>
          <table:table-cell table:formula="of:=[.C586]/([.H586]-[.H585])" office:value-type="float" office:value="104618.454805277" calcext:value-type="float">
            <text:p>104618.454805277</text:p>
          </table:table-cell>
          <table:table-cell table:formula="of:=[.G586]-[.$B586]" office:value-type="float" office:value="0.234283447265625" calcext:value-type="float">
            <text:p>0.2342834473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46285.17856" calcext:value-type="float">
            <text:p>1443146285.17856</text:p>
          </table:table-cell>
          <table:table-cell office:value-type="float" office:value="4320" calcext:value-type="float">
            <text:p>4320</text:p>
          </table:table-cell>
          <table:table-cell table:formula="of:=[.B587]-[.$B$2]" office:value-type="float" office:value="65.1783781051636" calcext:value-type="float">
            <text:p>65.1783781052</text:p>
          </table:table-cell>
          <table:table-cell table:formula="of:=[.C587]/([.D587]-[.D586])" office:value-type="float" office:value="104652.89699546" calcext:value-type="float">
            <text:p>104652.89699546</text:p>
          </table:table-cell>
          <table:table-cell/>
          <table:table-cell office:value-type="float" office:value="1443146285.41279" calcext:value-type="float">
            <text:p>1443146285.41279</text:p>
          </table:table-cell>
          <table:table-cell table:formula="of:=[.G587]-[.$B$2]" office:value-type="float" office:value="65.4126119613647" calcext:value-type="float">
            <text:p>65.4126119614</text:p>
          </table:table-cell>
          <table:table-cell table:formula="of:=[.C587]/([.H587]-[.H586])" office:value-type="float" office:value="104778.773376511" calcext:value-type="float">
            <text:p>104778.773376511</text:p>
          </table:table-cell>
          <table:table-cell table:formula="of:=[.G587]-[.$B587]" office:value-type="float" office:value="0.234233856201172" calcext:value-type="float">
            <text:p>0.234233856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46285.21984" calcext:value-type="float">
            <text:p>1443146285.21984</text:p>
          </table:table-cell>
          <table:table-cell office:value-type="float" office:value="4320" calcext:value-type="float">
            <text:p>4320</text:p>
          </table:table-cell>
          <table:table-cell table:formula="of:=[.B588]-[.$B$2]" office:value-type="float" office:value="65.2196576595306" calcext:value-type="float">
            <text:p>65.2196576595</text:p>
          </table:table-cell>
          <table:table-cell table:formula="of:=[.C588]/([.D588]-[.D587])" office:value-type="float" office:value="104652.292551072" calcext:value-type="float">
            <text:p>104652.292551072</text:p>
          </table:table-cell>
          <table:table-cell/>
          <table:table-cell office:value-type="float" office:value="1443146285.45415" calcext:value-type="float">
            <text:p>1443146285.45415</text:p>
          </table:table-cell>
          <table:table-cell table:formula="of:=[.G588]-[.$B$2]" office:value-type="float" office:value="65.4539659023285" calcext:value-type="float">
            <text:p>65.4539659023</text:p>
          </table:table-cell>
          <table:table-cell table:formula="of:=[.C588]/([.H588]-[.H587])" office:value-type="float" office:value="104464.046214781" calcext:value-type="float">
            <text:p>104464.046214781</text:p>
          </table:table-cell>
          <table:table-cell table:formula="of:=[.G588]-[.$B588]" office:value-type="float" office:value="0.234308242797852" calcext:value-type="float">
            <text:p>0.2343082428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46285.26111" calcext:value-type="float">
            <text:p>1443146285.26111</text:p>
          </table:table-cell>
          <table:table-cell office:value-type="float" office:value="4320" calcext:value-type="float">
            <text:p>4320</text:p>
          </table:table-cell>
          <table:table-cell table:formula="of:=[.B589]-[.$B$2]" office:value-type="float" office:value="65.2609255313873" calcext:value-type="float">
            <text:p>65.2609255314</text:p>
          </table:table-cell>
          <table:table-cell table:formula="of:=[.C589]/([.D589]-[.D588])" office:value-type="float" office:value="104681.918539488" calcext:value-type="float">
            <text:p>104681.918539488</text:p>
          </table:table-cell>
          <table:table-cell/>
          <table:table-cell office:value-type="float" office:value="1443146285.49536" calcext:value-type="float">
            <text:p>1443146285.49536</text:p>
          </table:table-cell>
          <table:table-cell table:formula="of:=[.G589]-[.$B$2]" office:value-type="float" office:value="65.4951782226563" calcext:value-type="float">
            <text:p>65.4951782227</text:p>
          </table:table-cell>
          <table:table-cell table:formula="of:=[.C589]/([.H589]-[.H588])" office:value-type="float" office:value="104823.022961176" calcext:value-type="float">
            <text:p>104823.022961176</text:p>
          </table:table-cell>
          <table:table-cell table:formula="of:=[.G589]-[.$B589]" office:value-type="float" office:value="0.234252691268921" calcext:value-type="float">
            <text:p>0.2342526913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3146285.30238" calcext:value-type="float">
            <text:p>1443146285.30238</text:p>
          </table:table-cell>
          <table:table-cell office:value-type="float" office:value="4320" calcext:value-type="float">
            <text:p>4320</text:p>
          </table:table-cell>
          <table:table-cell table:formula="of:=[.B590]-[.$B$2]" office:value-type="float" office:value="65.30220246315" calcext:value-type="float">
            <text:p>65.3022024632</text:p>
          </table:table-cell>
          <table:table-cell table:formula="of:=[.C590]/([.D590]-[.D589])" office:value-type="float" office:value="104658.941823391" calcext:value-type="float">
            <text:p>104658.941823391</text:p>
          </table:table-cell>
          <table:table-cell/>
          <table:table-cell office:value-type="float" office:value="1443146285.53679" calcext:value-type="float">
            <text:p>1443146285.53679</text:p>
          </table:table-cell>
          <table:table-cell table:formula="of:=[.G590]-[.$B$2]" office:value-type="float" office:value="65.5366079807282" calcext:value-type="float">
            <text:p>65.5366079807</text:p>
          </table:table-cell>
          <table:table-cell table:formula="of:=[.C590]/([.H590]-[.H589])" office:value-type="float" office:value="104272.875369024" calcext:value-type="float">
            <text:p>104272.875369024</text:p>
          </table:table-cell>
          <table:table-cell table:formula="of:=[.G590]-[.$B590]" office:value-type="float" office:value="0.234405517578125" calcext:value-type="float">
            <text:p>0.2344055176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3146285.34366" calcext:value-type="float">
            <text:p>1443146285.34366</text:p>
          </table:table-cell>
          <table:table-cell office:value-type="float" office:value="4320" calcext:value-type="float">
            <text:p>4320</text:p>
          </table:table-cell>
          <table:table-cell table:formula="of:=[.B591]-[.$B$2]" office:value-type="float" office:value="65.3434810638428" calcext:value-type="float">
            <text:p>65.3434810638</text:p>
          </table:table-cell>
          <table:table-cell table:formula="of:=[.C591]/([.D591]-[.D590])" office:value-type="float" office:value="104654.71037052" calcext:value-type="float">
            <text:p>104654.71037052</text:p>
          </table:table-cell>
          <table:table-cell/>
          <table:table-cell office:value-type="float" office:value="1443146285.578" calcext:value-type="float">
            <text:p>1443146285.578</text:p>
          </table:table-cell>
          <table:table-cell table:formula="of:=[.G591]-[.$B$2]" office:value-type="float" office:value="65.5778162479401" calcext:value-type="float">
            <text:p>65.5778162479</text:p>
          </table:table-cell>
          <table:table-cell table:formula="of:=[.C591]/([.H591]-[.H590])" office:value-type="float" office:value="104833.333024763" calcext:value-type="float">
            <text:p>104833.333024763</text:p>
          </table:table-cell>
          <table:table-cell table:formula="of:=[.G591]-[.$B591]" office:value-type="float" office:value="0.23433518409729" calcext:value-type="float">
            <text:p>0.234335184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3146285.38494" calcext:value-type="float">
            <text:p>1443146285.38494</text:p>
          </table:table-cell>
          <table:table-cell office:value-type="float" office:value="4320" calcext:value-type="float">
            <text:p>4320</text:p>
          </table:table-cell>
          <table:table-cell table:formula="of:=[.B592]-[.$B$2]" office:value-type="float" office:value="65.3847620487213" calcext:value-type="float">
            <text:p>65.3847620487</text:p>
          </table:table-cell>
          <table:table-cell table:formula="of:=[.C592]/([.D592]-[.D591])" office:value-type="float" office:value="104648.666031361" calcext:value-type="float">
            <text:p>104648.666031361</text:p>
          </table:table-cell>
          <table:table-cell/>
          <table:table-cell office:value-type="float" office:value="1443146285.61923" calcext:value-type="float">
            <text:p>1443146285.61923</text:p>
          </table:table-cell>
          <table:table-cell table:formula="of:=[.G592]-[.$B$2]" office:value-type="float" office:value="65.6190531253815" calcext:value-type="float">
            <text:p>65.6190531254</text:p>
          </table:table-cell>
          <table:table-cell table:formula="of:=[.C592]/([.H592]-[.H591])" office:value-type="float" office:value="104760.599444958" calcext:value-type="float">
            <text:p>104760.599444958</text:p>
          </table:table-cell>
          <table:table-cell table:formula="of:=[.G592]-[.$B592]" office:value-type="float" office:value="0.234291076660156" calcext:value-type="float">
            <text:p>0.2342910767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3146285.42623" calcext:value-type="float">
            <text:p>1443146285.42623</text:p>
          </table:table-cell>
          <table:table-cell office:value-type="float" office:value="4320" calcext:value-type="float">
            <text:p>4320</text:p>
          </table:table-cell>
          <table:table-cell table:formula="of:=[.B593]-[.$B$2]" office:value-type="float" office:value="65.4260478019714" calcext:value-type="float">
            <text:p>65.426047802</text:p>
          </table:table-cell>
          <table:table-cell table:formula="of:=[.C593]/([.D593]-[.D592])" office:value-type="float" office:value="104636.579447348" calcext:value-type="float">
            <text:p>104636.579447348</text:p>
          </table:table-cell>
          <table:table-cell/>
          <table:table-cell office:value-type="float" office:value="1443146285.66055" calcext:value-type="float">
            <text:p>1443146285.66055</text:p>
          </table:table-cell>
          <table:table-cell table:formula="of:=[.G593]-[.$B$2]" office:value-type="float" office:value="65.6603662967682" calcext:value-type="float">
            <text:p>65.6603662968</text:p>
          </table:table-cell>
          <table:table-cell table:formula="of:=[.C593]/([.H593]-[.H592])" office:value-type="float" office:value="104567.135734072" calcext:value-type="float">
            <text:p>104567.135734072</text:p>
          </table:table-cell>
          <table:table-cell table:formula="of:=[.G593]-[.$B593]" office:value-type="float" office:value="0.234318494796753" calcext:value-type="float">
            <text:p>0.2343184948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3146285.46751" calcext:value-type="float">
            <text:p>1443146285.46751</text:p>
          </table:table-cell>
          <table:table-cell office:value-type="float" office:value="4320" calcext:value-type="float">
            <text:p>4320</text:p>
          </table:table-cell>
          <table:table-cell table:formula="of:=[.B594]-[.$B$2]" office:value-type="float" office:value="65.4673309326172" calcext:value-type="float">
            <text:p>65.4673309326</text:p>
          </table:table-cell>
          <table:table-cell table:formula="of:=[.C594]/([.D594]-[.D593])" office:value-type="float" office:value="104643.226723033" calcext:value-type="float">
            <text:p>104643.226723033</text:p>
          </table:table-cell>
          <table:table-cell/>
          <table:table-cell office:value-type="float" office:value="1443146285.70178" calcext:value-type="float">
            <text:p>1443146285.70178</text:p>
          </table:table-cell>
          <table:table-cell table:formula="of:=[.G594]-[.$B$2]" office:value-type="float" office:value="65.7016038894653" calcext:value-type="float">
            <text:p>65.7016038895</text:p>
          </table:table-cell>
          <table:table-cell table:formula="of:=[.C594]/([.H594]-[.H593])" office:value-type="float" office:value="104758.782398548" calcext:value-type="float">
            <text:p>104758.782398548</text:p>
          </table:table-cell>
          <table:table-cell table:formula="of:=[.G594]-[.$B594]" office:value-type="float" office:value="0.234272956848145" calcext:value-type="float">
            <text:p>0.234272956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3146285.50879" calcext:value-type="float">
            <text:p>1443146285.50879</text:p>
          </table:table-cell>
          <table:table-cell office:value-type="float" office:value="4320" calcext:value-type="float">
            <text:p>4320</text:p>
          </table:table-cell>
          <table:table-cell table:formula="of:=[.B595]-[.$B$2]" office:value-type="float" office:value="65.5086100101471" calcext:value-type="float">
            <text:p>65.5086100101</text:p>
          </table:table-cell>
          <table:table-cell table:formula="of:=[.C595]/([.D595]-[.D594])" office:value-type="float" office:value="104653.501446831" calcext:value-type="float">
            <text:p>104653.501446831</text:p>
          </table:table-cell>
          <table:table-cell/>
          <table:table-cell office:value-type="float" office:value="1443146285.74308" calcext:value-type="float">
            <text:p>1443146285.74308</text:p>
          </table:table-cell>
          <table:table-cell table:formula="of:=[.G595]-[.$B$2]" office:value-type="float" office:value="65.7428984642029" calcext:value-type="float">
            <text:p>65.7428984642</text:p>
          </table:table-cell>
          <table:table-cell table:formula="of:=[.C595]/([.H595]-[.H594])" office:value-type="float" office:value="104614.226625559" calcext:value-type="float">
            <text:p>104614.226625559</text:p>
          </table:table-cell>
          <table:table-cell table:formula="of:=[.G595]-[.$B595]" office:value-type="float" office:value="0.234288454055786" calcext:value-type="float">
            <text:p>0.234288454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3146285.55007" calcext:value-type="float">
            <text:p>1443146285.55007</text:p>
          </table:table-cell>
          <table:table-cell office:value-type="float" office:value="4320" calcext:value-type="float">
            <text:p>4320</text:p>
          </table:table-cell>
          <table:table-cell table:formula="of:=[.B596]-[.$B$2]" office:value-type="float" office:value="65.5498862266541" calcext:value-type="float">
            <text:p>65.5498862267</text:p>
          </table:table-cell>
          <table:table-cell table:formula="of:=[.C596]/([.D596]-[.D595])" office:value-type="float" office:value="104660.755407942" calcext:value-type="float">
            <text:p>104660.755407942</text:p>
          </table:table-cell>
          <table:table-cell/>
          <table:table-cell office:value-type="float" office:value="1443146285.78436" calcext:value-type="float">
            <text:p>1443146285.78436</text:p>
          </table:table-cell>
          <table:table-cell table:formula="of:=[.G596]-[.$B$2]" office:value-type="float" office:value="65.7841792106628" calcext:value-type="float">
            <text:p>65.7841792107</text:p>
          </table:table-cell>
          <table:table-cell table:formula="of:=[.C596]/([.H596]-[.H595])" office:value-type="float" office:value="104649.270433859" calcext:value-type="float">
            <text:p>104649.270433859</text:p>
          </table:table-cell>
          <table:table-cell table:formula="of:=[.G596]-[.$B596]" office:value-type="float" office:value="0.234292984008789" calcext:value-type="float">
            <text:p>0.234292984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3146285.59135" calcext:value-type="float">
            <text:p>1443146285.59135</text:p>
          </table:table-cell>
          <table:table-cell office:value-type="float" office:value="4320" calcext:value-type="float">
            <text:p>4320</text:p>
          </table:table-cell>
          <table:table-cell table:formula="of:=[.B597]-[.$B$2]" office:value-type="float" office:value="65.5911717414856" calcext:value-type="float">
            <text:p>65.5911717415</text:p>
          </table:table-cell>
          <table:table-cell table:formula="of:=[.C597]/([.D597]-[.D596])" office:value-type="float" office:value="104637.18371024" calcext:value-type="float">
            <text:p>104637.18371024</text:p>
          </table:table-cell>
          <table:table-cell/>
          <table:table-cell office:value-type="float" office:value="1443146285.82568" calcext:value-type="float">
            <text:p>1443146285.82568</text:p>
          </table:table-cell>
          <table:table-cell table:formula="of:=[.G597]-[.$B$2]" office:value-type="float" office:value="65.8254957199097" calcext:value-type="float">
            <text:p>65.8254957199</text:p>
          </table:table-cell>
          <table:table-cell table:formula="of:=[.C597]/([.H597]-[.H596])" office:value-type="float" office:value="104558.688009972" calcext:value-type="float">
            <text:p>104558.688009972</text:p>
          </table:table-cell>
          <table:table-cell table:formula="of:=[.G597]-[.$B597]" office:value-type="float" office:value="0.234323978424072" calcext:value-type="float">
            <text:p>0.2343239784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3146285.63263" calcext:value-type="float">
            <text:p>1443146285.63263</text:p>
          </table:table-cell>
          <table:table-cell office:value-type="float" office:value="4320" calcext:value-type="float">
            <text:p>4320</text:p>
          </table:table-cell>
          <table:table-cell table:formula="of:=[.B598]-[.$B$2]" office:value-type="float" office:value="65.6324484348297" calcext:value-type="float">
            <text:p>65.6324484348</text:p>
          </table:table-cell>
          <table:table-cell table:formula="of:=[.C598]/([.D598]-[.D597])" office:value-type="float" office:value="104659.546344591" calcext:value-type="float">
            <text:p>104659.546344591</text:p>
          </table:table-cell>
          <table:table-cell/>
          <table:table-cell office:value-type="float" office:value="1443146285.86693" calcext:value-type="float">
            <text:p>1443146285.86693</text:p>
          </table:table-cell>
          <table:table-cell table:formula="of:=[.G598]-[.$B$2]" office:value-type="float" office:value="65.8667521476746" calcext:value-type="float">
            <text:p>65.8667521477</text:p>
          </table:table-cell>
          <table:table-cell table:formula="of:=[.C598]/([.H598]-[.H597])" office:value-type="float" office:value="104710.956184048" calcext:value-type="float">
            <text:p>104710.956184048</text:p>
          </table:table-cell>
          <table:table-cell table:formula="of:=[.G598]-[.$B598]" office:value-type="float" office:value="0.234303712844849" calcext:value-type="float">
            <text:p>0.2343037128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3146285.67394" calcext:value-type="float">
            <text:p>1443146285.67394</text:p>
          </table:table-cell>
          <table:table-cell office:value-type="float" office:value="4320" calcext:value-type="float">
            <text:p>4320</text:p>
          </table:table-cell>
          <table:table-cell table:formula="of:=[.B599]-[.$B$2]" office:value-type="float" office:value="65.673757314682" calcext:value-type="float">
            <text:p>65.6737573147</text:p>
          </table:table-cell>
          <table:table-cell table:formula="of:=[.C599]/([.D599]-[.D598])" office:value-type="float" office:value="104577.999099629" calcext:value-type="float">
            <text:p>104577.999099629</text:p>
          </table:table-cell>
          <table:table-cell/>
          <table:table-cell office:value-type="float" office:value="1443146285.90816" calcext:value-type="float">
            <text:p>1443146285.90816</text:p>
          </table:table-cell>
          <table:table-cell table:formula="of:=[.G599]-[.$B$2]" office:value-type="float" office:value="65.9079818725586" calcext:value-type="float">
            <text:p>65.9079818726</text:p>
          </table:table-cell>
          <table:table-cell table:formula="of:=[.C599]/([.H599]-[.H598])" office:value-type="float" office:value="104778.773376511" calcext:value-type="float">
            <text:p>104778.773376511</text:p>
          </table:table-cell>
          <table:table-cell table:formula="of:=[.G599]-[.$B599]" office:value-type="float" office:value="0.234224557876587" calcext:value-type="float">
            <text:p>0.2342245579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3146285.71523" calcext:value-type="float">
            <text:p>1443146285.71523</text:p>
          </table:table-cell>
          <table:table-cell office:value-type="float" office:value="4320" calcext:value-type="float">
            <text:p>4320</text:p>
          </table:table-cell>
          <table:table-cell table:formula="of:=[.B600]-[.$B$2]" office:value-type="float" office:value="65.7150506973267" calcext:value-type="float">
            <text:p>65.7150506973</text:p>
          </table:table-cell>
          <table:table-cell table:formula="of:=[.C600]/([.D600]-[.D599])" office:value-type="float" office:value="104617.246719054" calcext:value-type="float">
            <text:p>104617.246719054</text:p>
          </table:table-cell>
          <table:table-cell/>
          <table:table-cell office:value-type="float" office:value="1443146285.94943" calcext:value-type="float">
            <text:p>1443146285.94943</text:p>
          </table:table-cell>
          <table:table-cell table:formula="of:=[.G600]-[.$B$2]" office:value-type="float" office:value="65.9492523670197" calcext:value-type="float">
            <text:p>65.949252367</text:p>
          </table:table-cell>
          <table:table-cell table:formula="of:=[.C600]/([.H600]-[.H599])" office:value-type="float" office:value="104675.266347393" calcext:value-type="float">
            <text:p>104675.266347393</text:p>
          </table:table-cell>
          <table:table-cell table:formula="of:=[.G600]-[.$B600]" office:value-type="float" office:value="0.234201669692993" calcext:value-type="float">
            <text:p>0.2342016697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3146285.75651" calcext:value-type="float">
            <text:p>1443146285.75651</text:p>
          </table:table-cell>
          <table:table-cell office:value-type="float" office:value="4320" calcext:value-type="float">
            <text:p>4320</text:p>
          </table:table-cell>
          <table:table-cell table:formula="of:=[.B601]-[.$B$2]" office:value-type="float" office:value="65.7563328742981" calcext:value-type="float">
            <text:p>65.7563328743</text:p>
          </table:table-cell>
          <table:table-cell table:formula="of:=[.C601]/([.D601]-[.D600])" office:value-type="float" office:value="104645.644123592" calcext:value-type="float">
            <text:p>104645.644123592</text:p>
          </table:table-cell>
          <table:table-cell/>
          <table:table-cell office:value-type="float" office:value="1443146285.99079" calcext:value-type="float">
            <text:p>1443146285.99079</text:p>
          </table:table-cell>
          <table:table-cell table:formula="of:=[.G601]-[.$B$2]" office:value-type="float" office:value="65.9906105995178" calcext:value-type="float">
            <text:p>65.9906105995</text:p>
          </table:table-cell>
          <table:table-cell table:formula="of:=[.C601]/([.H601]-[.H600])" office:value-type="float" office:value="104453.20650952" calcext:value-type="float">
            <text:p>104453.20650952</text:p>
          </table:table-cell>
          <table:table-cell table:formula="of:=[.G601]-[.$B601]" office:value-type="float" office:value="0.234277725219727" calcext:value-type="float">
            <text:p>0.234277725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3146285.79779" calcext:value-type="float">
            <text:p>1443146285.79779</text:p>
          </table:table-cell>
          <table:table-cell office:value-type="float" office:value="4320" calcext:value-type="float">
            <text:p>4320</text:p>
          </table:table-cell>
          <table:table-cell table:formula="of:=[.B602]-[.$B$2]" office:value-type="float" office:value="65.7976105213165" calcext:value-type="float">
            <text:p>65.7976105213</text:p>
          </table:table-cell>
          <table:table-cell table:formula="of:=[.C602]/([.D602]-[.D601])" office:value-type="float" office:value="104657.128301691" calcext:value-type="float">
            <text:p>104657.128301691</text:p>
          </table:table-cell>
          <table:table-cell/>
          <table:table-cell office:value-type="float" office:value="1443146286.00364" calcext:value-type="float">
            <text:p>1443146286.00364</text:p>
          </table:table-cell>
          <table:table-cell table:formula="of:=[.G602]-[.$B$2]" office:value-type="float" office:value="66.0034606456757" calcext:value-type="float">
            <text:p>66.0034606457</text:p>
          </table:table-cell>
          <table:table-cell table:formula="of:=[.C602]/([.H602]-[.H601])" office:value-type="float" office:value="336185.562832811" calcext:value-type="float">
            <text:p>336185.562832811</text:p>
          </table:table-cell>
          <table:table-cell table:formula="of:=[.G602]-[.$B602]" office:value-type="float" office:value="0.205850124359131" calcext:value-type="float">
            <text:p>0.205850124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3146285.83906" calcext:value-type="float">
            <text:p>1443146285.83906</text:p>
          </table:table-cell>
          <table:table-cell office:value-type="float" office:value="4320" calcext:value-type="float">
            <text:p>4320</text:p>
          </table:table-cell>
          <table:table-cell table:formula="of:=[.B603]-[.$B$2]" office:value-type="float" office:value="65.8388845920563" calcext:value-type="float">
            <text:p>65.8388845921</text:p>
          </table:table-cell>
          <table:table-cell table:formula="of:=[.C603]/([.D603]-[.D602])" office:value-type="float" office:value="104666.196538737" calcext:value-type="float">
            <text:p>104666.196538737</text:p>
          </table:table-cell>
          <table:table-cell/>
          <table:table-cell office:value-type="float" office:value="1443146286.07335" calcext:value-type="float">
            <text:p>1443146286.07335</text:p>
          </table:table-cell>
          <table:table-cell table:formula="of:=[.G603]-[.$B$2]" office:value-type="float" office:value="66.0731663703919" calcext:value-type="float">
            <text:p>66.0731663704</text:p>
          </table:table-cell>
          <table:table-cell table:formula="of:=[.C603]/([.H603]-[.H602])" office:value-type="float" office:value="61974.8236976129" calcext:value-type="float">
            <text:p>61974.8236976129</text:p>
          </table:table-cell>
          <table:table-cell table:formula="of:=[.G603]-[.$B603]" office:value-type="float" office:value="0.234281778335571" calcext:value-type="float">
            <text:p>0.234281778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3146285.88035" calcext:value-type="float">
            <text:p>1443146285.88035</text:p>
          </table:table-cell>
          <table:table-cell office:value-type="float" office:value="4320" calcext:value-type="float">
            <text:p>4320</text:p>
          </table:table-cell>
          <table:table-cell table:formula="of:=[.B604]-[.$B$2]" office:value-type="float" office:value="65.8801746368408" calcext:value-type="float">
            <text:p>65.8801746368</text:p>
          </table:table-cell>
          <table:table-cell table:formula="of:=[.C604]/([.D604]-[.D603])" office:value-type="float" office:value="104625.703908582" calcext:value-type="float">
            <text:p>104625.703908582</text:p>
          </table:table-cell>
          <table:table-cell/>
          <table:table-cell office:value-type="float" office:value="1443146286.11464" calcext:value-type="float">
            <text:p>1443146286.11464</text:p>
          </table:table-cell>
          <table:table-cell table:formula="of:=[.G604]-[.$B$2]" office:value-type="float" office:value="66.1144626140595" calcext:value-type="float">
            <text:p>66.1144626141</text:p>
          </table:table-cell>
          <table:table-cell table:formula="of:=[.C604]/([.H604]-[.H603])" office:value-type="float" office:value="104609.998787592" calcext:value-type="float">
            <text:p>104609.998787592</text:p>
          </table:table-cell>
          <table:table-cell table:formula="of:=[.G604]-[.$B604]" office:value-type="float" office:value="0.234287977218628" calcext:value-type="float">
            <text:p>0.2342879772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3146285.92164" calcext:value-type="float">
            <text:p>1443146285.92164</text:p>
          </table:table-cell>
          <table:table-cell office:value-type="float" office:value="4320" calcext:value-type="float">
            <text:p>4320</text:p>
          </table:table-cell>
          <table:table-cell table:formula="of:=[.B605]-[.$B$2]" office:value-type="float" office:value="65.9214649200439" calcext:value-type="float">
            <text:p>65.92146492</text:p>
          </table:table-cell>
          <table:table-cell table:formula="of:=[.C605]/([.D605]-[.D604])" office:value-type="float" office:value="104625.099778271" calcext:value-type="float">
            <text:p>104625.099778271</text:p>
          </table:table-cell>
          <table:table-cell/>
          <table:table-cell office:value-type="float" office:value="1443146286.12678" calcext:value-type="float">
            <text:p>1443146286.12678</text:p>
          </table:table-cell>
          <table:table-cell table:formula="of:=[.G605]-[.$B$2]" office:value-type="float" office:value="66.1265985965729" calcext:value-type="float">
            <text:p>66.1265985966</text:p>
          </table:table-cell>
          <table:table-cell table:formula="of:=[.C605]/([.H605]-[.H604])" office:value-type="float" office:value="355966.234725551" calcext:value-type="float">
            <text:p>355966.234725551</text:p>
          </table:table-cell>
          <table:table-cell table:formula="of:=[.G605]-[.$B605]" office:value-type="float" office:value="0.205133676528931" calcext:value-type="float">
            <text:p>0.2051336765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3146285.96293" calcext:value-type="float">
            <text:p>1443146285.96293</text:p>
          </table:table-cell>
          <table:table-cell office:value-type="float" office:value="4320" calcext:value-type="float">
            <text:p>4320</text:p>
          </table:table-cell>
          <table:table-cell table:formula="of:=[.B606]-[.$B$2]" office:value-type="float" office:value="65.9627451896668" calcext:value-type="float">
            <text:p>65.9627451897</text:p>
          </table:table-cell>
          <table:table-cell table:formula="of:=[.C606]/([.D606]-[.D605])" office:value-type="float" office:value="104650.479259798" calcext:value-type="float">
            <text:p>104650.479259798</text:p>
          </table:table-cell>
          <table:table-cell/>
          <table:table-cell office:value-type="float" office:value="1443146286.19697" calcext:value-type="float">
            <text:p>1443146286.19697</text:p>
          </table:table-cell>
          <table:table-cell table:formula="of:=[.G606]-[.$B$2]" office:value-type="float" office:value="66.1967856884003" calcext:value-type="float">
            <text:p>66.1967856884</text:p>
          </table:table-cell>
          <table:table-cell table:formula="of:=[.C606]/([.H606]-[.H605])" office:value-type="float" office:value="61549.7791335186" calcext:value-type="float">
            <text:p>61549.7791335186</text:p>
          </table:table-cell>
          <table:table-cell table:formula="of:=[.G606]-[.$B606]" office:value-type="float" office:value="0.23404049873352" calcext:value-type="float">
            <text:p>0.234040498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3146286.00405" calcext:value-type="float">
            <text:p>1443146286.00405</text:p>
          </table:table-cell>
          <table:table-cell office:value-type="float" office:value="4320" calcext:value-type="float">
            <text:p>4320</text:p>
          </table:table-cell>
          <table:table-cell table:formula="of:=[.B607]-[.$B$2]" office:value-type="float" office:value="66.0038712024689" calcext:value-type="float">
            <text:p>66.0038712025</text:p>
          </table:table-cell>
          <table:table-cell table:formula="of:=[.C607]/([.D607]-[.D606])" office:value-type="float" office:value="105043.005768283" calcext:value-type="float">
            <text:p>105043.005768283</text:p>
          </table:table-cell>
          <table:table-cell/>
          <table:table-cell office:value-type="float" office:value="1443146286.23643" calcext:value-type="float">
            <text:p>1443146286.23643</text:p>
          </table:table-cell>
          <table:table-cell table:formula="of:=[.G607]-[.$B$2]" office:value-type="float" office:value="66.2362532615662" calcext:value-type="float">
            <text:p>66.2362532616</text:p>
          </table:table-cell>
          <table:table-cell table:formula="of:=[.C607]/([.H607]-[.H606])" office:value-type="float" office:value="109456.94537239" calcext:value-type="float">
            <text:p>109456.94537239</text:p>
          </table:table-cell>
          <table:table-cell table:formula="of:=[.G607]-[.$B607]" office:value-type="float" office:value="0.23238205909729" calcext:value-type="float">
            <text:p>0.232382059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3146286.04347" calcext:value-type="float">
            <text:p>1443146286.04347</text:p>
          </table:table-cell>
          <table:table-cell office:value-type="float" office:value="4320" calcext:value-type="float">
            <text:p>4320</text:p>
          </table:table-cell>
          <table:table-cell table:formula="of:=[.B608]-[.$B$2]" office:value-type="float" office:value="66.0432915687561" calcext:value-type="float">
            <text:p>66.0432915688</text:p>
          </table:table-cell>
          <table:table-cell table:formula="of:=[.C608]/([.D608]-[.D607])" office:value-type="float" office:value="109588.022813458" calcext:value-type="float">
            <text:p>109588.022813458</text:p>
          </table:table-cell>
          <table:table-cell/>
          <table:table-cell office:value-type="float" office:value="1443146286.27581" calcext:value-type="float">
            <text:p>1443146286.27581</text:p>
          </table:table-cell>
          <table:table-cell table:formula="of:=[.G608]-[.$B$2]" office:value-type="float" office:value="66.2756304740906" calcext:value-type="float">
            <text:p>66.2756304741</text:p>
          </table:table-cell>
          <table:table-cell table:formula="of:=[.C608]/([.H608]-[.H607])" office:value-type="float" office:value="109708.121094696" calcext:value-type="float">
            <text:p>109708.121094696</text:p>
          </table:table-cell>
          <table:table-cell table:formula="of:=[.G608]-[.$B608]" office:value-type="float" office:value="0.232338905334473" calcext:value-type="float">
            <text:p>0.2323389053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3146286.08288" calcext:value-type="float">
            <text:p>1443146286.08288</text:p>
          </table:table-cell>
          <table:table-cell office:value-type="float" office:value="4320" calcext:value-type="float">
            <text:p>4320</text:p>
          </table:table-cell>
          <table:table-cell table:formula="of:=[.B609]-[.$B$2]" office:value-type="float" office:value="66.0827016830444" calcext:value-type="float">
            <text:p>66.082701683</text:p>
          </table:table-cell>
          <table:table-cell table:formula="of:=[.C609]/([.D609]-[.D608])" office:value-type="float" office:value="109616.53062953" calcext:value-type="float">
            <text:p>109616.53062953</text:p>
          </table:table-cell>
          <table:table-cell/>
          <table:table-cell office:value-type="float" office:value="1443146286.31517" calcext:value-type="float">
            <text:p>1443146286.31517</text:p>
          </table:table-cell>
          <table:table-cell table:formula="of:=[.G609]-[.$B$2]" office:value-type="float" office:value="66.3149890899658" calcext:value-type="float">
            <text:p>66.31498909</text:p>
          </table:table-cell>
          <table:table-cell table:formula="of:=[.C609]/([.H609]-[.H608])" office:value-type="float" office:value="109759.957354527" calcext:value-type="float">
            <text:p>109759.957354527</text:p>
          </table:table-cell>
          <table:table-cell table:formula="of:=[.G609]-[.$B609]" office:value-type="float" office:value="0.232287406921387" calcext:value-type="float">
            <text:p>0.232287406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3146286.12232" calcext:value-type="float">
            <text:p>1443146286.12232</text:p>
          </table:table-cell>
          <table:table-cell office:value-type="float" office:value="4320" calcext:value-type="float">
            <text:p>4320</text:p>
          </table:table-cell>
          <table:table-cell table:formula="of:=[.B610]-[.$B$2]" office:value-type="float" office:value="66.1221377849579" calcext:value-type="float">
            <text:p>66.122137785</text:p>
          </table:table-cell>
          <table:table-cell table:formula="of:=[.C610]/([.D610]-[.D609])" office:value-type="float" office:value="109544.295465125" calcext:value-type="float">
            <text:p>109544.295465125</text:p>
          </table:table-cell>
          <table:table-cell/>
          <table:table-cell office:value-type="float" office:value="1443146286.3546" calcext:value-type="float">
            <text:p>1443146286.3546</text:p>
          </table:table-cell>
          <table:table-cell table:formula="of:=[.G610]-[.$B$2]" office:value-type="float" office:value="66.3544239997864" calcext:value-type="float">
            <text:p>66.3544239998</text:p>
          </table:table-cell>
          <table:table-cell table:formula="of:=[.C610]/([.H610]-[.H609])" office:value-type="float" office:value="109547.606921319" calcext:value-type="float">
            <text:p>109547.606921319</text:p>
          </table:table-cell>
          <table:table-cell table:formula="of:=[.G610]-[.$B610]" office:value-type="float" office:value="0.232286214828491" calcext:value-type="float">
            <text:p>0.2322862148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3146286.16173" calcext:value-type="float">
            <text:p>1443146286.16173</text:p>
          </table:table-cell>
          <table:table-cell office:value-type="float" office:value="4320" calcext:value-type="float">
            <text:p>4320</text:p>
          </table:table-cell>
          <table:table-cell table:formula="of:=[.B611]-[.$B$2]" office:value-type="float" office:value="66.161550283432" calcext:value-type="float">
            <text:p>66.1615502834</text:p>
          </table:table-cell>
          <table:table-cell table:formula="of:=[.C611]/([.D611]-[.D610])" office:value-type="float" office:value="109609.899581387" calcext:value-type="float">
            <text:p>109609.899581387</text:p>
          </table:table-cell>
          <table:table-cell/>
          <table:table-cell office:value-type="float" office:value="1443146286.39398" calcext:value-type="float">
            <text:p>1443146286.39398</text:p>
          </table:table-cell>
          <table:table-cell table:formula="of:=[.G611]-[.$B$2]" office:value-type="float" office:value="66.3937954902649" calcext:value-type="float">
            <text:p>66.3937954903</text:p>
          </table:table-cell>
          <table:table-cell table:formula="of:=[.C611]/([.H611]-[.H610])" office:value-type="float" office:value="109724.065497529" calcext:value-type="float">
            <text:p>109724.065497529</text:p>
          </table:table-cell>
          <table:table-cell table:formula="of:=[.G611]-[.$B611]" office:value-type="float" office:value="0.232245206832886" calcext:value-type="float">
            <text:p>0.2322452068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3146286.20114" calcext:value-type="float">
            <text:p>1443146286.20114</text:p>
          </table:table-cell>
          <table:table-cell office:value-type="float" office:value="4320" calcext:value-type="float">
            <text:p>4320</text:p>
          </table:table-cell>
          <table:table-cell table:formula="of:=[.B612]-[.$B$2]" office:value-type="float" office:value="66.2009575366974" calcext:value-type="float">
            <text:p>66.2009575367</text:p>
          </table:table-cell>
          <table:table-cell table:formula="of:=[.C612]/([.D612]-[.D611])" office:value-type="float" office:value="109624.488946432" calcext:value-type="float">
            <text:p>109624.488946432</text:p>
          </table:table-cell>
          <table:table-cell/>
          <table:table-cell office:value-type="float" office:value="1443146286.43343" calcext:value-type="float">
            <text:p>1443146286.43343</text:p>
          </table:table-cell>
          <table:table-cell table:formula="of:=[.G612]-[.$B$2]" office:value-type="float" office:value="66.4332504272461" calcext:value-type="float">
            <text:p>66.4332504272</text:p>
          </table:table-cell>
          <table:table-cell table:formula="of:=[.C612]/([.H612]-[.H611])" office:value-type="float" office:value="109492.001015192" calcext:value-type="float">
            <text:p>109492.001015192</text:p>
          </table:table-cell>
          <table:table-cell table:formula="of:=[.G612]-[.$B612]" office:value-type="float" office:value="0.232292890548706" calcext:value-type="float">
            <text:p>0.2322928905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3146286.24055" calcext:value-type="float">
            <text:p>1443146286.24055</text:p>
          </table:table-cell>
          <table:table-cell office:value-type="float" office:value="4320" calcext:value-type="float">
            <text:p>4320</text:p>
          </table:table-cell>
          <table:table-cell table:formula="of:=[.B613]-[.$B$2]" office:value-type="float" office:value="66.2403666973114" calcext:value-type="float">
            <text:p>66.2403666973</text:p>
          </table:table-cell>
          <table:table-cell table:formula="of:=[.C613]/([.D613]-[.D612])" office:value-type="float" office:value="109619.18327344" calcext:value-type="float">
            <text:p>109619.18327344</text:p>
          </table:table-cell>
          <table:table-cell/>
          <table:table-cell office:value-type="float" office:value="1443146286.47276" calcext:value-type="float">
            <text:p>1443146286.47276</text:p>
          </table:table-cell>
          <table:table-cell table:formula="of:=[.G613]-[.$B$2]" office:value-type="float" office:value="66.472580909729" calcext:value-type="float">
            <text:p>66.4725809097</text:p>
          </table:table-cell>
          <table:table-cell table:formula="of:=[.C613]/([.H613]-[.H612])" office:value-type="float" office:value="109838.469484251" calcext:value-type="float">
            <text:p>109838.469484251</text:p>
          </table:table-cell>
          <table:table-cell table:formula="of:=[.G613]-[.$B613]" office:value-type="float" office:value="0.232214212417603" calcext:value-type="float">
            <text:p>0.2322142124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3146286.27995" calcext:value-type="float">
            <text:p>1443146286.27995</text:p>
          </table:table-cell>
          <table:table-cell office:value-type="float" office:value="4320" calcext:value-type="float">
            <text:p>4320</text:p>
          </table:table-cell>
          <table:table-cell table:formula="of:=[.B614]-[.$B$2]" office:value-type="float" office:value="66.2797741889954" calcext:value-type="float">
            <text:p>66.279774189</text:p>
          </table:table-cell>
          <table:table-cell table:formula="of:=[.C614]/([.D614]-[.D613])" office:value-type="float" office:value="109623.825709221" calcext:value-type="float">
            <text:p>109623.825709221</text:p>
          </table:table-cell>
          <table:table-cell/>
          <table:table-cell office:value-type="float" office:value="1443146286.5122" calcext:value-type="float">
            <text:p>1443146286.5122</text:p>
          </table:table-cell>
          <table:table-cell table:formula="of:=[.G614]-[.$B$2]" office:value-type="float" office:value="66.5120198726654" calcext:value-type="float">
            <text:p>66.5120198727</text:p>
          </table:table-cell>
          <table:table-cell table:formula="of:=[.C614]/([.H614]-[.H613])" office:value-type="float" office:value="109536.34878702" calcext:value-type="float">
            <text:p>109536.34878702</text:p>
          </table:table-cell>
          <table:table-cell table:formula="of:=[.G614]-[.$B614]" office:value-type="float" office:value="0.232245683670044" calcext:value-type="float">
            <text:p>0.2322456837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3146286.31937" calcext:value-type="float">
            <text:p>1443146286.31937</text:p>
          </table:table-cell>
          <table:table-cell office:value-type="float" office:value="4320" calcext:value-type="float">
            <text:p>4320</text:p>
          </table:table-cell>
          <table:table-cell table:formula="of:=[.B615]-[.$B$2]" office:value-type="float" office:value="66.3191864490509" calcext:value-type="float">
            <text:p>66.3191864491</text:p>
          </table:table-cell>
          <table:table-cell table:formula="of:=[.C615]/([.D615]-[.D614])" office:value-type="float" office:value="109610.5626501" calcext:value-type="float">
            <text:p>109610.5626501</text:p>
          </table:table-cell>
          <table:table-cell/>
          <table:table-cell office:value-type="float" office:value="1443146286.55177" calcext:value-type="float">
            <text:p>1443146286.55177</text:p>
          </table:table-cell>
          <table:table-cell table:formula="of:=[.G615]-[.$B$2]" office:value-type="float" office:value="66.5515873432159" calcext:value-type="float">
            <text:p>66.5515873432</text:p>
          </table:table-cell>
          <table:table-cell table:formula="of:=[.C615]/([.H615]-[.H614])" office:value-type="float" office:value="109180.595572374" calcext:value-type="float">
            <text:p>109180.595572374</text:p>
          </table:table-cell>
          <table:table-cell table:formula="of:=[.G615]-[.$B615]" office:value-type="float" office:value="0.232400894165039" calcext:value-type="float">
            <text:p>0.2324008942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3146286.35877" calcext:value-type="float">
            <text:p>1443146286.35877</text:p>
          </table:table-cell>
          <table:table-cell office:value-type="float" office:value="4320" calcext:value-type="float">
            <text:p>4320</text:p>
          </table:table-cell>
          <table:table-cell table:formula="of:=[.B616]-[.$B$2]" office:value-type="float" office:value="66.3585929870605" calcext:value-type="float">
            <text:p>66.3585929871</text:p>
          </table:table-cell>
          <table:table-cell table:formula="of:=[.C616]/([.D616]-[.D615])" office:value-type="float" office:value="109626.478706219" calcext:value-type="float">
            <text:p>109626.478706219</text:p>
          </table:table-cell>
          <table:table-cell/>
          <table:table-cell office:value-type="float" office:value="1443146286.56389" calcext:value-type="float">
            <text:p>1443146286.56389</text:p>
          </table:table-cell>
          <table:table-cell table:formula="of:=[.G616]-[.$B$2]" office:value-type="float" office:value="66.5637145042419" calcext:value-type="float">
            <text:p>66.5637145042</text:p>
          </table:table-cell>
          <table:table-cell table:formula="of:=[.C616]/([.H616]-[.H615])" office:value-type="float" office:value="356225.170156296" calcext:value-type="float">
            <text:p>356225.170156296</text:p>
          </table:table-cell>
          <table:table-cell table:formula="of:=[.G616]-[.$B616]" office:value-type="float" office:value="0.205121517181396" calcext:value-type="float">
            <text:p>0.2051215172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3146286.39818" calcext:value-type="float">
            <text:p>1443146286.39818</text:p>
          </table:table-cell>
          <table:table-cell office:value-type="float" office:value="4320" calcext:value-type="float">
            <text:p>4320</text:p>
          </table:table-cell>
          <table:table-cell table:formula="of:=[.B617]-[.$B$2]" office:value-type="float" office:value="66.3980031013489" calcext:value-type="float">
            <text:p>66.3980031013</text:p>
          </table:table-cell>
          <table:table-cell table:formula="of:=[.C617]/([.D617]-[.D616])" office:value-type="float" office:value="109616.53062953" calcext:value-type="float">
            <text:p>109616.53062953</text:p>
          </table:table-cell>
          <table:table-cell/>
          <table:table-cell office:value-type="float" office:value="1443146286.59649" calcext:value-type="float">
            <text:p>1443146286.59649</text:p>
          </table:table-cell>
          <table:table-cell table:formula="of:=[.G617]-[.$B$2]" office:value-type="float" office:value="66.5963089466095" calcext:value-type="float">
            <text:p>66.5963089466</text:p>
          </table:table-cell>
          <table:table-cell table:formula="of:=[.C617]/([.H617]-[.H616])" office:value-type="float" office:value="132537.932426798" calcext:value-type="float">
            <text:p>132537.932426798</text:p>
          </table:table-cell>
          <table:table-cell table:formula="of:=[.G617]-[.$B617]" office:value-type="float" office:value="0.19830584526062" calcext:value-type="float">
            <text:p>0.1983058453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3146286.43759" calcext:value-type="float">
            <text:p>1443146286.43759</text:p>
          </table:table-cell>
          <table:table-cell office:value-type="float" office:value="4320" calcext:value-type="float">
            <text:p>4320</text:p>
          </table:table-cell>
          <table:table-cell table:formula="of:=[.B618]-[.$B$2]" office:value-type="float" office:value="66.4374146461487" calcext:value-type="float">
            <text:p>66.4374146461</text:p>
          </table:table-cell>
          <table:table-cell table:formula="of:=[.C618]/([.D618]-[.D617])" office:value-type="float" office:value="109612.55190437" calcext:value-type="float">
            <text:p>109612.55190437</text:p>
          </table:table-cell>
          <table:table-cell/>
          <table:table-cell office:value-type="float" office:value="1443146286.66992" calcext:value-type="float">
            <text:p>1443146286.66992</text:p>
          </table:table-cell>
          <table:table-cell table:formula="of:=[.G618]-[.$B$2]" office:value-type="float" office:value="66.6697387695313" calcext:value-type="float">
            <text:p>66.6697387695</text:p>
          </table:table-cell>
          <table:table-cell table:formula="of:=[.C618]/([.H618]-[.H617])" office:value-type="float" office:value="58831.682116453" calcext:value-type="float">
            <text:p>58831.682116453</text:p>
          </table:table-cell>
          <table:table-cell table:formula="of:=[.G618]-[.$B618]" office:value-type="float" office:value="0.232324123382568" calcext:value-type="float">
            <text:p>0.2323241234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3146286.477" calcext:value-type="float">
            <text:p>1443146286.477</text:p>
          </table:table-cell>
          <table:table-cell office:value-type="float" office:value="4320" calcext:value-type="float">
            <text:p>4320</text:p>
          </table:table-cell>
          <table:table-cell table:formula="of:=[.B619]-[.$B$2]" office:value-type="float" office:value="66.4768240451813" calcext:value-type="float">
            <text:p>66.4768240452</text:p>
          </table:table-cell>
          <table:table-cell table:formula="of:=[.C619]/([.D619]-[.D618])" office:value-type="float" office:value="109618.520100427" calcext:value-type="float">
            <text:p>109618.520100427</text:p>
          </table:table-cell>
          <table:table-cell/>
          <table:table-cell office:value-type="float" office:value="1443146286.70932" calcext:value-type="float">
            <text:p>1443146286.70932</text:p>
          </table:table-cell>
          <table:table-cell table:formula="of:=[.G619]-[.$B$2]" office:value-type="float" office:value="66.7091405391693" calcext:value-type="float">
            <text:p>66.7091405392</text:p>
          </table:table-cell>
          <table:table-cell table:formula="of:=[.C619]/([.H619]-[.H618])" office:value-type="float" office:value="109639.745617591" calcext:value-type="float">
            <text:p>109639.745617591</text:p>
          </table:table-cell>
          <table:table-cell table:formula="of:=[.G619]-[.$B619]" office:value-type="float" office:value="0.232316493988037" calcext:value-type="float">
            <text:p>0.232316494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3146286.51641" calcext:value-type="float">
            <text:p>1443146286.51641</text:p>
          </table:table-cell>
          <table:table-cell office:value-type="float" office:value="4320" calcext:value-type="float">
            <text:p>4320</text:p>
          </table:table-cell>
          <table:table-cell table:formula="of:=[.B620]-[.$B$2]" office:value-type="float" office:value="66.5162334442139" calcext:value-type="float">
            <text:p>66.5162334442</text:p>
          </table:table-cell>
          <table:table-cell table:formula="of:=[.C620]/([.D620]-[.D619])" office:value-type="float" office:value="109618.520100427" calcext:value-type="float">
            <text:p>109618.520100427</text:p>
          </table:table-cell>
          <table:table-cell/>
          <table:table-cell office:value-type="float" office:value="1443146286.74865" calcext:value-type="float">
            <text:p>1443146286.74865</text:p>
          </table:table-cell>
          <table:table-cell table:formula="of:=[.G620]-[.$B$2]" office:value-type="float" office:value="66.7484676837921" calcext:value-type="float">
            <text:p>66.7484676838</text:p>
          </table:table-cell>
          <table:table-cell table:formula="of:=[.C620]/([.H620]-[.H619])" office:value-type="float" office:value="109847.791936951" calcext:value-type="float">
            <text:p>109847.791936951</text:p>
          </table:table-cell>
          <table:table-cell table:formula="of:=[.G620]-[.$B620]" office:value-type="float" office:value="0.232234239578247" calcext:value-type="float">
            <text:p>0.2322342396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3146286.55582" calcext:value-type="float">
            <text:p>1443146286.55582</text:p>
          </table:table-cell>
          <table:table-cell office:value-type="float" office:value="4320" calcext:value-type="float">
            <text:p>4320</text:p>
          </table:table-cell>
          <table:table-cell table:formula="of:=[.B621]-[.$B$2]" office:value-type="float" office:value="66.5556409358978" calcext:value-type="float">
            <text:p>66.5556409359</text:p>
          </table:table-cell>
          <table:table-cell table:formula="of:=[.C621]/([.D621]-[.D620])" office:value-type="float" office:value="109623.825709221" calcext:value-type="float">
            <text:p>109623.825709221</text:p>
          </table:table-cell>
          <table:table-cell/>
          <table:table-cell office:value-type="float" office:value="1443146286.78819" calcext:value-type="float">
            <text:p>1443146286.78819</text:p>
          </table:table-cell>
          <table:table-cell table:formula="of:=[.G621]-[.$B$2]" office:value-type="float" office:value="66.7880058288574" calcext:value-type="float">
            <text:p>66.7880058289</text:p>
          </table:table-cell>
          <table:table-cell table:formula="of:=[.C621]/([.H621]-[.H620])" office:value-type="float" office:value="109261.574938945" calcext:value-type="float">
            <text:p>109261.574938945</text:p>
          </table:table-cell>
          <table:table-cell table:formula="of:=[.G621]-[.$B621]" office:value-type="float" office:value="0.232364892959595" calcext:value-type="float">
            <text:p>0.232364893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3146286.59523" calcext:value-type="float">
            <text:p>1443146286.59523</text:p>
          </table:table-cell>
          <table:table-cell office:value-type="float" office:value="4320" calcext:value-type="float">
            <text:p>4320</text:p>
          </table:table-cell>
          <table:table-cell table:formula="of:=[.B622]-[.$B$2]" office:value-type="float" office:value="66.5950481891632" calcext:value-type="float">
            <text:p>66.5950481892</text:p>
          </table:table-cell>
          <table:table-cell table:formula="of:=[.C622]/([.D622]-[.D621])" office:value-type="float" office:value="109624.488946432" calcext:value-type="float">
            <text:p>109624.488946432</text:p>
          </table:table-cell>
          <table:table-cell/>
          <table:table-cell office:value-type="float" office:value="1443146286.82751" calcext:value-type="float">
            <text:p>1443146286.82751</text:p>
          </table:table-cell>
          <table:table-cell table:formula="of:=[.G622]-[.$B$2]" office:value-type="float" office:value="66.8273320198059" calcext:value-type="float">
            <text:p>66.8273320198</text:p>
          </table:table-cell>
          <table:table-cell table:formula="of:=[.C622]/([.H622]-[.H621])" office:value-type="float" office:value="109850.45578553" calcext:value-type="float">
            <text:p>109850.45578553</text:p>
          </table:table-cell>
          <table:table-cell table:formula="of:=[.G622]-[.$B622]" office:value-type="float" office:value="0.2322838306427" calcext:value-type="float">
            <text:p>0.2322838306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3146286.63464" calcext:value-type="float">
            <text:p>1443146286.63464</text:p>
          </table:table-cell>
          <table:table-cell office:value-type="float" office:value="4320" calcext:value-type="float">
            <text:p>4320</text:p>
          </table:table-cell>
          <table:table-cell table:formula="of:=[.B623]-[.$B$2]" office:value-type="float" office:value="66.6344587802887" calcext:value-type="float">
            <text:p>66.6344587803</text:p>
          </table:table-cell>
          <table:table-cell table:formula="of:=[.C623]/([.D623]-[.D622])" office:value-type="float" office:value="109615.204355717" calcext:value-type="float">
            <text:p>109615.204355717</text:p>
          </table:table-cell>
          <table:table-cell/>
          <table:table-cell office:value-type="float" office:value="1443146286.86686" calcext:value-type="float">
            <text:p>1443146286.86686</text:p>
          </table:table-cell>
          <table:table-cell table:formula="of:=[.G623]-[.$B$2]" office:value-type="float" office:value="66.866682767868" calcext:value-type="float">
            <text:p>66.8666827679</text:p>
          </table:table-cell>
          <table:table-cell table:formula="of:=[.C623]/([.H623]-[.H622])" office:value-type="float" office:value="109781.902828857" calcext:value-type="float">
            <text:p>109781.902828857</text:p>
          </table:table-cell>
          <table:table-cell table:formula="of:=[.G623]-[.$B623]" office:value-type="float" office:value="0.232223987579346" calcext:value-type="float">
            <text:p>0.2322239876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3146286.67405" calcext:value-type="float">
            <text:p>1443146286.67405</text:p>
          </table:table-cell>
          <table:table-cell office:value-type="float" office:value="4320" calcext:value-type="float">
            <text:p>4320</text:p>
          </table:table-cell>
          <table:table-cell table:formula="of:=[.B624]-[.$B$2]" office:value-type="float" office:value="66.6738679409027" calcext:value-type="float">
            <text:p>66.6738679409</text:p>
          </table:table-cell>
          <table:table-cell table:formula="of:=[.C624]/([.D624]-[.D623])" office:value-type="float" office:value="109619.18327344" calcext:value-type="float">
            <text:p>109619.18327344</text:p>
          </table:table-cell>
          <table:table-cell/>
          <table:table-cell office:value-type="float" office:value="1443146286.90628" calcext:value-type="float">
            <text:p>1443146286.90628</text:p>
          </table:table-cell>
          <table:table-cell table:formula="of:=[.G624]-[.$B$2]" office:value-type="float" office:value="66.9060997962952" calcext:value-type="float">
            <text:p>66.9060997963</text:p>
          </table:table-cell>
          <table:table-cell table:formula="of:=[.C624]/([.H624]-[.H623])" office:value-type="float" office:value="109597.302799906" calcext:value-type="float">
            <text:p>109597.302799906</text:p>
          </table:table-cell>
          <table:table-cell table:formula="of:=[.G624]-[.$B624]" office:value-type="float" office:value="0.232231855392456" calcext:value-type="float">
            <text:p>0.2322318554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3146286.71346" calcext:value-type="float">
            <text:p>1443146286.71346</text:p>
          </table:table-cell>
          <table:table-cell office:value-type="float" office:value="4320" calcext:value-type="float">
            <text:p>4320</text:p>
          </table:table-cell>
          <table:table-cell table:formula="of:=[.B625]-[.$B$2]" office:value-type="float" office:value="66.7132756710052" calcext:value-type="float">
            <text:p>66.713275671</text:p>
          </table:table-cell>
          <table:table-cell table:formula="of:=[.C625]/([.D625]-[.D624])" office:value-type="float" office:value="109623.162480035" calcext:value-type="float">
            <text:p>109623.162480035</text:p>
          </table:table-cell>
          <table:table-cell/>
          <table:table-cell office:value-type="float" office:value="1443146286.94565" calcext:value-type="float">
            <text:p>1443146286.94565</text:p>
          </table:table-cell>
          <table:table-cell table:formula="of:=[.G625]-[.$B$2]" office:value-type="float" office:value="66.9454715251923" calcext:value-type="float">
            <text:p>66.9454715252</text:p>
          </table:table-cell>
          <table:table-cell table:formula="of:=[.C625]/([.H625]-[.H624])" office:value-type="float" office:value="109723.401054882" calcext:value-type="float">
            <text:p>109723.401054882</text:p>
          </table:table-cell>
          <table:table-cell table:formula="of:=[.G625]-[.$B625]" office:value-type="float" office:value="0.232195854187012" calcext:value-type="float">
            <text:p>0.2321958542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3146286.75287" calcext:value-type="float">
            <text:p>1443146286.75287</text:p>
          </table:table-cell>
          <table:table-cell office:value-type="float" office:value="4320" calcext:value-type="float">
            <text:p>4320</text:p>
          </table:table-cell>
          <table:table-cell table:formula="of:=[.B626]-[.$B$2]" office:value-type="float" office:value="66.7526879310608" calcext:value-type="float">
            <text:p>66.7526879311</text:p>
          </table:table-cell>
          <table:table-cell table:formula="of:=[.C626]/([.D626]-[.D625])" office:value-type="float" office:value="109610.5626501" calcext:value-type="float">
            <text:p>109610.5626501</text:p>
          </table:table-cell>
          <table:table-cell/>
          <table:table-cell office:value-type="float" office:value="1443146286.98535" calcext:value-type="float">
            <text:p>1443146286.98535</text:p>
          </table:table-cell>
          <table:table-cell table:formula="of:=[.G626]-[.$B$2]" office:value-type="float" office:value="66.9851741790771" calcext:value-type="float">
            <text:p>66.9851741791</text:p>
          </table:table-cell>
          <table:table-cell table:formula="of:=[.C626]/([.H626]-[.H625])" office:value-type="float" office:value="108808.84720012" calcext:value-type="float">
            <text:p>108808.84720012</text:p>
          </table:table-cell>
          <table:table-cell table:formula="of:=[.G626]-[.$B626]" office:value-type="float" office:value="0.232486248016357" calcext:value-type="float">
            <text:p>0.232486248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3146286.79228" calcext:value-type="float">
            <text:p>1443146286.79228</text:p>
          </table:table-cell>
          <table:table-cell office:value-type="float" office:value="4320" calcext:value-type="float">
            <text:p>4320</text:p>
          </table:table-cell>
          <table:table-cell table:formula="of:=[.B627]-[.$B$2]" office:value-type="float" office:value="66.7920968532562" calcext:value-type="float">
            <text:p>66.7920968533</text:p>
          </table:table-cell>
          <table:table-cell table:formula="of:=[.C627]/([.D627]-[.D626])" office:value-type="float" office:value="109619.846454478" calcext:value-type="float">
            <text:p>109619.846454478</text:p>
          </table:table-cell>
          <table:table-cell/>
          <table:table-cell office:value-type="float" office:value="1443146287.02486" calcext:value-type="float">
            <text:p>1443146287.02486</text:p>
          </table:table-cell>
          <table:table-cell table:formula="of:=[.G627]-[.$B$2]" office:value-type="float" office:value="67.0246801376343" calcext:value-type="float">
            <text:p>67.0246801376</text:p>
          </table:table-cell>
          <table:table-cell table:formula="of:=[.C627]/([.H627]-[.H626])" office:value-type="float" office:value="109350.593120097" calcext:value-type="float">
            <text:p>109350.593120097</text:p>
          </table:table-cell>
          <table:table-cell table:formula="of:=[.G627]-[.$B627]" office:value-type="float" office:value="0.232583284378052" calcext:value-type="float">
            <text:p>0.2325832844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3146286.83169" calcext:value-type="float">
            <text:p>1443146286.83169</text:p>
          </table:table-cell>
          <table:table-cell office:value-type="float" office:value="4320" calcext:value-type="float">
            <text:p>4320</text:p>
          </table:table-cell>
          <table:table-cell table:formula="of:=[.B628]-[.$B$2]" office:value-type="float" office:value="66.8315064907074" calcext:value-type="float">
            <text:p>66.8315064907</text:p>
          </table:table-cell>
          <table:table-cell table:formula="of:=[.C628]/([.D628]-[.D627])" office:value-type="float" office:value="109617.856935437" calcext:value-type="float">
            <text:p>109617.856935437</text:p>
          </table:table-cell>
          <table:table-cell/>
          <table:table-cell office:value-type="float" office:value="1443146290.01818" calcext:value-type="float">
            <text:p>1443146290.01818</text:p>
          </table:table-cell>
          <table:table-cell table:formula="of:=[.G628]-[.$B$2]" office:value-type="float" office:value="70.0180048942566" calcext:value-type="float">
            <text:p>70.0180048943</text:p>
          </table:table-cell>
          <table:table-cell table:formula="of:=[.C628]/([.H628]-[.H627])" office:value-type="float" office:value="1443.21126214007" calcext:value-type="float">
            <text:p>1443.2112621401</text:p>
          </table:table-cell>
          <table:table-cell table:formula="of:=[.G628]-[.$B628]" office:value-type="float" office:value="3.18649840354919" calcext:value-type="float">
            <text:p>3.1864984035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3146286.8711" calcext:value-type="float">
            <text:p>1443146286.8711</text:p>
          </table:table-cell>
          <table:table-cell office:value-type="float" office:value="4320" calcext:value-type="float">
            <text:p>4320</text:p>
          </table:table-cell>
          <table:table-cell table:formula="of:=[.B629]-[.$B$2]" office:value-type="float" office:value="66.8709194660187" calcext:value-type="float">
            <text:p>66.870919466</text:p>
          </table:table-cell>
          <table:table-cell table:formula="of:=[.C629]/([.D629]-[.D628])" office:value-type="float" office:value="109608.57346803" calcext:value-type="float">
            <text:p>109608.57346803</text:p>
          </table:table-cell>
          <table:table-cell/>
          <table:table-cell office:value-type="float" office:value="1443146290.99123" calcext:value-type="float">
            <text:p>1443146290.99123</text:p>
          </table:table-cell>
          <table:table-cell table:formula="of:=[.G629]-[.$B$2]" office:value-type="float" office:value="70.9910528659821" calcext:value-type="float">
            <text:p>70.991052866</text:p>
          </table:table-cell>
          <table:table-cell table:formula="of:=[.C629]/([.H629]-[.H628])" office:value-type="float" office:value="4439.65778207166" calcext:value-type="float">
            <text:p>4439.6577820717</text:p>
          </table:table-cell>
          <table:table-cell table:formula="of:=[.G629]-[.$B629]" office:value-type="float" office:value="4.12013339996338" calcext:value-type="float">
            <text:p>4.1201334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3146286.91051" calcext:value-type="float">
            <text:p>1443146286.91051</text:p>
          </table:table-cell>
          <table:table-cell office:value-type="float" office:value="4320" calcext:value-type="float">
            <text:p>4320</text:p>
          </table:table-cell>
          <table:table-cell table:formula="of:=[.B630]-[.$B$2]" office:value-type="float" office:value="66.9103319644928" calcext:value-type="float">
            <text:p>66.9103319645</text:p>
          </table:table-cell>
          <table:table-cell table:formula="of:=[.C630]/([.D630]-[.D629])" office:value-type="float" office:value="109609.899581387" calcext:value-type="float">
            <text:p>109609.899581387</text:p>
          </table:table-cell>
          <table:table-cell/>
          <table:table-cell office:value-type="float" office:value="1443146291.0091" calcext:value-type="float">
            <text:p>1443146291.0091</text:p>
          </table:table-cell>
          <table:table-cell table:formula="of:=[.G630]-[.$B$2]" office:value-type="float" office:value="71.008918762207" calcext:value-type="float">
            <text:p>71.0089187622</text:p>
          </table:table-cell>
          <table:table-cell table:formula="of:=[.C630]/([.H630]-[.H629])" office:value-type="float" office:value="241801.471675452" calcext:value-type="float">
            <text:p>241801.471675452</text:p>
          </table:table-cell>
          <table:table-cell table:formula="of:=[.G630]-[.$B630]" office:value-type="float" office:value="4.09858679771423" calcext:value-type="float">
            <text:p>4.0985867977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3146286.94992" calcext:value-type="float">
            <text:p>1443146286.94992</text:p>
          </table:table-cell>
          <table:table-cell office:value-type="float" office:value="4320" calcext:value-type="float">
            <text:p>4320</text:p>
          </table:table-cell>
          <table:table-cell table:formula="of:=[.B631]-[.$B$2]" office:value-type="float" office:value="66.9497382640839" calcext:value-type="float">
            <text:p>66.9497382641</text:p>
          </table:table-cell>
          <table:table-cell table:formula="of:=[.C631]/([.D631]-[.D630])" office:value-type="float" office:value="109627.141975533" calcext:value-type="float">
            <text:p>109627.141975533</text:p>
          </table:table-cell>
          <table:table-cell/>
          <table:table-cell office:value-type="float" office:value="1443146291.02665" calcext:value-type="float">
            <text:p>1443146291.02665</text:p>
          </table:table-cell>
          <table:table-cell table:formula="of:=[.G631]-[.$B$2]" office:value-type="float" office:value="71.0264682769775" calcext:value-type="float">
            <text:p>71.026468277</text:p>
          </table:table-cell>
          <table:table-cell table:formula="of:=[.C631]/([.H631]-[.H630])" office:value-type="float" office:value="246160.652103032" calcext:value-type="float">
            <text:p>246160.652103032</text:p>
          </table:table-cell>
          <table:table-cell table:formula="of:=[.G631]-[.$B631]" office:value-type="float" office:value="4.07673001289368" calcext:value-type="float">
            <text:p>4.0767300129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3146286.98933" calcext:value-type="float">
            <text:p>1443146286.98933</text:p>
          </table:table-cell>
          <table:table-cell office:value-type="float" office:value="4320" calcext:value-type="float">
            <text:p>4320</text:p>
          </table:table-cell>
          <table:table-cell table:formula="of:=[.B632]-[.$B$2]" office:value-type="float" office:value="66.989150762558" calcext:value-type="float">
            <text:p>66.9891507626</text:p>
          </table:table-cell>
          <table:table-cell table:formula="of:=[.C632]/([.D632]-[.D631])" office:value-type="float" office:value="109609.899581387" calcext:value-type="float">
            <text:p>109609.899581387</text:p>
          </table:table-cell>
          <table:table-cell/>
          <table:table-cell office:value-type="float" office:value="1443146291.04421" calcext:value-type="float">
            <text:p>1443146291.04421</text:p>
          </table:table-cell>
          <table:table-cell table:formula="of:=[.G632]-[.$B$2]" office:value-type="float" office:value="71.0440261363983" calcext:value-type="float">
            <text:p>71.0440261364</text:p>
          </table:table-cell>
          <table:table-cell table:formula="of:=[.C632]/([.H632]-[.H631])" office:value-type="float" office:value="246043.660361474" calcext:value-type="float">
            <text:p>246043.660361474</text:p>
          </table:table-cell>
          <table:table-cell table:formula="of:=[.G632]-[.$B632]" office:value-type="float" office:value="4.05487537384033" calcext:value-type="float">
            <text:p>4.0548753738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3146300.03948" calcext:value-type="float">
            <text:p>1443146300.03948</text:p>
          </table:table-cell>
          <table:table-cell office:value-type="float" office:value="4096" calcext:value-type="float">
            <text:p>4096</text:p>
          </table:table-cell>
          <table:table-cell table:formula="of:=[.B633]-[.$B$2]" office:value-type="float" office:value="80.0392951965332" calcext:value-type="float">
            <text:p>80.0392951965</text:p>
          </table:table-cell>
          <table:table-cell table:formula="of:=[.C633]/([.D633]-[.D632])" office:value-type="float" office:value="313.866258011392" calcext:value-type="float">
            <text:p>313.8662580114</text:p>
          </table:table-cell>
          <table:table-cell/>
          <table:table-cell office:value-type="float" office:value="1443146300.23775" calcext:value-type="float">
            <text:p>1443146300.23775</text:p>
          </table:table-cell>
          <table:table-cell table:formula="of:=[.G633]-[.$B$2]" office:value-type="float" office:value="80.2375690937042" calcext:value-type="float">
            <text:p>80.2375690937</text:p>
          </table:table-cell>
          <table:table-cell table:formula="of:=[.C633]/([.H633]-[.H632])" office:value-type="float" office:value="445.530087695408" calcext:value-type="float">
            <text:p>445.5300876954</text:p>
          </table:table-cell>
          <table:table-cell table:formula="of:=[.G633]-[.$B633]" office:value-type="float" office:value="0.198273897171021" calcext:value-type="float">
            <text:p>0.19827389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1:00:22.434006769</dc:date>
    <meta:editing-duration>PT25S</meta:editing-duration>
    <meta:editing-cycles>1</meta:editing-cycles>
    <meta:document-statistic meta:table-count="1" meta:cell-count="5699" meta:object-count="0"/>
    <meta:generator>LibreOffice/4.4.2.2$Linux_X86_64 LibreOffice_project/40m0$Build-2</meta:generator>
  </office:meta>
</office:document-meta>
</file>